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Default" style:data-style-name="N13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ctedIn</text:p>
          </table:table-cell>
          <table:table-cell table:formula="of:=[.T3]+[.R3]" office:value-type="float" office:value="3971" calcext:value-type="float">
            <text:p>3971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Z3]*[.Y3])/([.Y3]+[.Z3])" office:value-type="float" office:value="0.0801835267278504" calcext:value-type="float">
            <text:p>0.0801835267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AC3]*[.AB3])/([.AB3]+[.AC3])" office:value-type="float" office:value="0.0542639635119983" calcext:value-type="float">
            <text:p>0.0542639635</text:p>
          </table:table-cell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created</text:p>
          </table:table-cell>
          <table:table-cell table:formula="of:=[.T4]+[.R4]" office:value-type="float" office:value="8665" calcext:value-type="float">
            <text:p>8665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Z4]*[.Y4])/([.Y4]+[.Z4])" office:value-type="float" office:value="0.149516293891408" calcext:value-type="float">
            <text:p>0.1495162939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AC4]*[.AB4])/([.AB4]+[.AC4])" office:value-type="float" office:value="0.10546427978678" calcext:value-type="float">
            <text:p>0.1054642798</text:p>
          </table:table-cell>
        </table:table-row>
        <table:table-row table:style-name="ro3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alsWith</text:p>
          </table:table-cell>
          <table:table-cell table:formula="of:=[.T5]+[.R5]" office:value-type="float" office:value="111" calcext:value-type="float">
            <text:p>111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Z5]*[.Y5])/([.Y5]+[.Z5])" office:value-type="float" office:value="0.00668651030178796" calcext:value-type="float">
            <text:p>0.006686510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AC5]*[.AB5])/([.AB5]+[.AC5])" office:value-type="float" office:value="0.0043191522746895" calcext:value-type="float">
            <text:p>0.0043191523</text:p>
          </table:table-cell>
        </table:table-row>
        <table:table-row table:style-name="ro3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diedIn</text:p>
          </table:table-cell>
          <table:table-cell table:formula="of:=[.T6]+[.R6]" office:value-type="float" office:value="11729" calcext:value-type="float">
            <text:p>11729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Z6]*[.Y6])/([.Y6]+[.Z6])" office:value-type="float" office:value="0.106517995844172" calcext:value-type="float">
            <text:p>0.10651799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AC6]*[.AB6])/([.AB6]+[.AC6])" office:value-type="float" office:value="0.101500161812003" calcext:value-type="float">
            <text:p>0.1015001618</text:p>
          </table:table-cell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rected</text:p>
          </table:table-cell>
          <table:table-cell table:formula="of:=[.T7]+[.R7]" office:value-type="float" office:value="2036" calcext:value-type="float">
            <text:p>2036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Z7]*[.Y7])/([.Y7]+[.Z7])" office:value-type="float" office:value="0.0690836289158947" calcext:value-type="float">
            <text:p>0.0690836289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AC7]*[.AB7])/([.AB7]+[.AC7])" office:value-type="float" office:value="0.0561775476275613" calcext:value-type="float">
            <text:p>0.0561775476</text:p>
          </table:table-cell>
        </table:table-row>
        <table:table-row table:style-name="ro3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raduatedFrom</text:p>
          </table:table-cell>
          <table:table-cell table:formula="of:=[.T8]+[.R8]" office:value-type="float" office:value="10474" calcext:value-type="float">
            <text:p>10474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Z8]*[.Y8])/([.Y8]+[.Z8])" office:value-type="float" office:value="0.224755657817857" calcext:value-type="float">
            <text:p>0.2247556578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AC8]*[.AB8])/([.AB8]+[.AC8])" office:value-type="float" office:value="0.197566969963919" calcext:value-type="float">
            <text:p>0.19756697</text:p>
          </table:table-cell>
        </table:table-row>
        <table:table-row table:style-name="ro3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happenedIn</text:p>
          </table:table-cell>
          <table:table-cell table:formula="of:=[.T9]+[.R9]" office:value-type="float" office:value="1792" calcext:value-type="float">
            <text:p>1792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Z9]*[.Y9])/([.Y9]+[.Z9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AC9]*[.AB9])/([.AB9]+[.AC9])" office:value-type="float" office:value="0.220085944201396" calcext:value-type="float">
            <text:p>0.2200859442</text:p>
          </table:table-cell>
        </table:table-row>
        <table:table-row table:style-name="ro3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asAcademicAdvisor</text:p>
          </table:table-cell>
          <table:table-cell table:formula="of:=[.T10]+[.R10]" office:value-type="float" office:value="628" calcext:value-type="float">
            <text:p>628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Z10]*[.Y10])/([.Y10]+[.Z10])" office:value-type="float" office:value="0.0528105614326406" calcext:value-type="float">
            <text:p>0.0528105614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AC10]*[.AB10])/([.AB10]+[.AC10])" office:value-type="float" office:value="0.0253649808264377" calcext:value-type="float">
            <text:p>0.0253649808</text:p>
          </table:table-cell>
        </table:table-row>
        <table:table-row table:style-name="ro3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sCapital</text:p>
          </table:table-cell>
          <table:table-cell table:formula="of:=[.T11]+[.R11]" office:value-type="float" office:value="363" calcext:value-type="float">
            <text:p>363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Z11]*[.Y11])/([.Y11]+[.Z11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AC11]*[.AB11])/([.AB11]+[.AC11])" office:value-type="float" office:value="0.0115709382477708" calcext:value-type="float">
            <text:p>0.0115709382</text:p>
          </table:table-cell>
        </table:table-row>
        <table:table-row table:style-name="ro3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sChild</text:p>
          </table:table-cell>
          <table:table-cell table:formula="of:=[.T12]+[.R12]" office:value-type="float" office:value="2113" calcext:value-type="float">
            <text:p>2113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Z12]*[.Y12])/([.Y12]+[.Z12])" office:value-type="float" office:value="0.0543936048467216" calcext:value-type="float">
            <text:p>0.0543936048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AC12]*[.AB12])/([.AB12]+[.AC12])" office:value-type="float" office:value="0.0357847244695073" calcext:value-type="float">
            <text:p>0.0357847245</text:p>
          </table:table-cell>
        </table:table-row>
        <table:table-row table:style-name="ro3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hasWonPrize</text:p>
          </table:table-cell>
          <table:table-cell table:formula="of:=[.T13]+[.R13]" office:value-type="float" office:value="8916" calcext:value-type="float">
            <text:p>8916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Z13]*[.Y13])/([.Y13]+[.Z13])" office:value-type="float" office:value="0.0201608491342159" calcext:value-type="float">
            <text:p>0.0201608491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AC13]*[.AB13])/([.AB13]+[.AC13])" office:value-type="float" office:value="0.0837878879469668" calcext:value-type="float">
            <text:p>0.0837878879</text:p>
          </table:table-cell>
        </table:table-row>
        <table:table-row table:style-name="ro3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ldsPoliticalPosition</text:p>
          </table:table-cell>
          <table:table-cell table:formula="of:=[.T14]+[.R14]" office:value-type="float" office:value="1190" calcext:value-type="float">
            <text:p>1190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Z14]*[.Y14])/([.Y14]+[.Z14])" office:value-type="float" office:value="0.0580224531680706" calcext:value-type="float">
            <text:p>0.0580224532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AC14]*[.AB14])/([.AB14]+[.AC14])" office:value-type="float" office:value="0.0297899960879404" calcext:value-type="float">
            <text:p>0.0297899961</text:p>
          </table:table-cell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fluences</text:p>
          </table:table-cell>
          <table:table-cell table:formula="of:=[.T15]+[.R15]" office:value-type="float" office:value="869" calcext:value-type="float">
            <text:p>869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Z15]*[.Y15])/([.Y15]+[.Z15])" office:value-type="float" office:value="0.0300718172974052" calcext:value-type="float">
            <text:p>0.0300718173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AC15]*[.AB15])/([.AB15]+[.AC15])" office:value-type="float" office:value="0.0161835406575099" calcext:value-type="float">
            <text:p>0.0161835407</text:p>
          </table:table-cell>
        </table:table-row>
        <table:table-row table:style-name="ro3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isCitizenOf</text:p>
          </table:table-cell>
          <table:table-cell table:formula="of:=[.T16]+[.R16]" office:value-type="float" office:value="10974" calcext:value-type="float">
            <text:p>10974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Z16]*[.Y16])/([.Y16]+[.Z16])" office:value-type="float" office:value="0.124519739630838" calcext:value-type="float">
            <text:p>0.12451973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AC16]*[.AB16])/([.AB16]+[.AC16])" office:value-type="float" office:value="0.143418048836275" calcext:value-type="float">
            <text:p>0.1434180488</text:p>
          </table:table-cell>
        </table:table-row>
        <table:table-row table:style-name="ro3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#DIV/0!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KnownFor</text:p>
          </table:table-cell>
          <table:table-cell table:formula="of:=[.T17]+[.R17]" office:value-type="float" office:value="73" calcext:value-type="float">
            <text:p>73</text:p>
          </table:table-cell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Z17]*[.Y17])/([.Y17]+[.Z17])" office:value-type="float" office:value="0.00422647675201496" calcext:value-type="float">
            <text:p>0.0042264768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AC17]*[.AB17])/([.AB17]+[.AC17])" office:value-type="float" office:value="0.0015889131673379" calcext:value-type="float">
            <text:p>0.0015889132</text:p>
          </table:table-cell>
        </table:table-row>
        <table:table-row table:style-name="ro3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sLeaderOf</text:p>
          </table:table-cell>
          <table:table-cell table:formula="of:=[.T18]+[.R18]" office:value-type="float" office:value="1397" calcext:value-type="float">
            <text:p>1397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Z18]*[.Y18])/([.Y18]+[.Z18])" office:value-type="float" office:value="0.0310901840770555" calcext:value-type="float">
            <text:p>0.0310901841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AC18]*[.AB18])/([.AB18]+[.AC18])" office:value-type="float" office:value="0.037091497222455" calcext:value-type="float">
            <text:p>0.0370914972</text:p>
          </table:table-cell>
        </table:table-row>
        <table:table-row table:style-name="ro3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  <table:table-cell office:value-type="string" calcext:value-type="string">
            <text:p>isLocatedIn</text:p>
          </table:table-cell>
          <table:table-cell table:formula="of:=[.T19]+[.R19]" office:value-type="float" office:value="216772" calcext:value-type="float">
            <text:p>216772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Z19]*[.Y19])/([.Y19]+[.Z19])" office:value-type="float" office:value="0.644456108655636" calcext:value-type="float">
            <text:p>0.6444561087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AC19]*[.AB19])/([.AB19]+[.AC19])" office:value-type="float" office:value="0.649918942809978" calcext:value-type="float">
            <text:p>0.6499189428</text:p>
          </table:table-cell>
        </table:table-row>
        <table:table-row table:style-name="ro3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isMarriedTo</text:p>
          </table:table-cell>
          <table:table-cell table:formula="of:=[.T20]+[.R20]" office:value-type="float" office:value="3555" calcext:value-type="float">
            <text:p>3555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Z20]*[.Y20])/([.Y20]+[.Z20])" office:value-type="float" office:value="0.0723677923736359" calcext:value-type="float">
            <text:p>0.0723677924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AC20]*[.AB20])/([.AB20]+[.AC20])" office:value-type="float" office:value="0.0533805175492573" calcext:value-type="float">
            <text:p>0.0533805175</text:p>
          </table:table-cell>
        </table:table-row>
        <table:table-row table:style-name="ro3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#DIV/0!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PoliticianOf</text:p>
          </table:table-cell>
          <table:table-cell table:formula="of:=[.T21]+[.R21]" office:value-type="float" office:value="170" calcext:value-type="float">
            <text:p>170</text:p>
          </table:table-cell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Z21]*[.Y21])/([.Y21]+[.Z21])" office:value-type="float" office:value="0.0305254417894681" calcext:value-type="float">
            <text:p>0.0305254418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AC21]*[.AB21])/([.AB21]+[.AC21])" office:value-type="float" office:value="0.00734357431765881" calcext:value-type="float">
            <text:p>0.0073435743</text:p>
          </table:table-cell>
        </table:table-row>
        <table:table-row table:style-name="ro3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livesIn</text:p>
          </table:table-cell>
          <table:table-cell table:formula="of:=[.T22]+[.R22]" office:value-type="float" office:value="7661" calcext:value-type="float">
            <text:p>7661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Z22]*[.Y22])/([.Y22]+[.Z22])" office:value-type="float" office:value="0.0635304722157488" calcext:value-type="float">
            <text:p>0.0635304722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AC22]*[.AB22])/([.AB22]+[.AC22])" office:value-type="float" office:value="0.116943932988016" calcext:value-type="float">
            <text:p>0.116943933</text:p>
          </table:table-cell>
        </table:table-row>
        <table:table-row table:style-name="ro3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rticipatedIn</text:p>
          </table:table-cell>
          <table:table-cell table:formula="of:=[.T23]+[.R23]" office:value-type="float" office:value="346" calcext:value-type="float">
            <text:p>346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Z23]*[.Y23])/([.Y23]+[.Z23])" office:value-type="float" office:value="0.0430878939534193" calcext:value-type="float">
            <text:p>0.043087894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AC23]*[.AB23])/([.AB23]+[.AC23])" office:value-type="float" office:value="0.0393063980033197" calcext:value-type="float">
            <text:p>0.039306398</text:p>
          </table:table-cell>
        </table:table-row>
        <table:table-row table:style-name="ro3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3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playsFor</text:p>
          </table:table-cell>
          <table:table-cell table:formula="of:=[.T24]+[.R24]" office:value-type="float" office:value="42751" calcext:value-type="float">
            <text:p>42751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Z24]*[.Y24])/([.Y24]+[.Z24])" office:value-type="float" office:value="0.520985253522364" calcext:value-type="float">
            <text:p>0.5209852535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AC24]*[.AB24])/([.AB24]+[.AC24])" office:value-type="float" office:value="0.470313166176347" calcext:value-type="float">
            <text:p>0.4703131662</text:p>
          </table:table-cell>
        </table:table-row>
        <table:table-row table:style-name="ro3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  <table:table-cell office:value-type="string" calcext:value-type="string">
            <text:p>wasBornIn</text:p>
          </table:table-cell>
          <table:table-cell table:formula="of:=[.T25]+[.R25]" office:value-type="float" office:value="47141" calcext:value-type="float">
            <text:p>47141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Z25]*[.Y25])/([.Y25]+[.Z25])" office:value-type="float" office:value="0.128020865520982" calcext:value-type="float">
            <text:p>0.1280208655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AC25]*[.AB25])/([.AB25]+[.AC25])" office:value-type="float" office:value="0.308259401882434" calcext:value-type="float">
            <text:p>0.3082594019</text:p>
          </table:table-cell>
        </table:table-row>
        <table:table-row table:style-name="ro3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worksAt</text:p>
          </table:table-cell>
          <table:table-cell table:formula="of:=[.T26]+[.R26]" office:value-type="float" office:value="1981" calcext:value-type="float">
            <text:p>198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Z26]*[.Y26])/([.Y26]+[.Z26])" office:value-type="float" office:value="0.0781456950333658" calcext:value-type="float">
            <text:p>0.07814569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AC26]*[.AB26])/([.AB26]+[.AC26])" office:value-type="float" office:value="0.0409260020104353" calcext:value-type="float">
            <text:p>0.040926002</text:p>
          </table:table-cell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  <table:table-cell table:number-columns-repeated="3"/>
          <table:table-cell office:value-type="string" calcext:value-type="string">
            <text:p>Macro 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Z27]*[.Y27])/([.Y27]+[.Z27])" office:value-type="float" office:value="0.185672530483015" calcext:value-type="float">
            <text:p>0.1856725305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AC27]*[.AB27])/([.AB27]+[.AC27])" office:value-type="float" office:value="0.16387184154466" calcext:value-type="float">
            <text:p>0.1638718415</text:p>
          </table:table-cell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7"/>
          <table:table-cell office:value-type="string" calcext:value-type="string">
            <text:p>Micro Average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Z28]*[.Y28])/([.Y28]+[.Z28])" office:value-type="float" office:value="0.29734778097602" calcext:value-type="float">
            <text:p>0.29734778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AC28]*[.AB28])/([.AB28]+[.AC28])" office:value-type="float" office:value="0.205080464014341" calcext:value-type="float">
            <text:p>0.205080464</text:p>
          </table:table-cell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14"/>
        </table:table-row>
        <table:table-row table:style-name="ro3" table:number-rows-repeated="1048546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信心值分析" table:style-name="ta1">
        <office:forms form:automatic-focus="false" form:apply-design-mode="false"/>
        <table:shapes>
          <draw:frame draw:z-index="0" draw:style-name="gr1" draw:text-style-name="P1" svg:width="15.99cm" svg:height="9.004cm" svg:x="37.981cm" svg:y="1.304cm">
            <draw:object draw:notify-on-update-of-ranges="信心值分析.A7:信心值分析.A10 信心值分析.B11:信心值分析.B11 信心值分析.D7:信心值分析.D10 信心值分析.D11:信心值分析.D11 信心值分析.G7:信心值分析.G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7"/>
        <table:table-column table:style-name="co2" table:default-cell-style-name="ce18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5-all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C2]*[.B2])/([.B2]+[.C2])" office:value-type="float" office:value="0.16387184154466" calcext:value-type="float">
            <text:p>0.1638718415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F2]*[.E2])/([.E2]+[.F2])" office:value-type="float" office:value="0.205080464014341" calcext:value-type="float">
            <text:p>0.20508046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7" calcext:value-type="float">
            <text:p>0.7</text:p>
          </table:table-cell>
          <table:table-cell office:value-type="float" office:value="0.0910906" calcext:value-type="float">
            <text:p>0.0910906</text:p>
          </table:table-cell>
          <table:table-cell office:value-type="float" office:value="0.66250094" calcext:value-type="float">
            <text:p>0.66250094</text:p>
          </table:table-cell>
          <table:table-cell table:formula="of:=(2*[.C3]*[.B3])/([.B3]+[.C3])" office:value-type="float" office:value="0.160159993635714" calcext:value-type="float">
            <text:p>0.1601599936</text:p>
          </table:table-cell>
          <table:table-cell office:value-type="float" office:value="0.12793276" calcext:value-type="float">
            <text:p>0.12793276</text:p>
          </table:table-cell>
          <table:table-cell office:value-type="float" office:value="0.5349281" calcext:value-type="float">
            <text:p>0.5349281</text:p>
          </table:table-cell>
          <table:table-cell table:formula="of:=(2*[.F3]*[.E3])/([.E3]+[.F3])" office:value-type="float" office:value="0.206483237627142" calcext:value-type="float">
            <text:p>0.206483237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8" calcext:value-type="float">
            <text:p>0.8</text:p>
          </table:table-cell>
          <table:table-cell office:value-type="float" office:value="0.08822455" calcext:value-type="float">
            <text:p>0.08822455</text:p>
          </table:table-cell>
          <table:table-cell office:value-type="float" office:value="0.54624886" calcext:value-type="float">
            <text:p>0.54624886</text:p>
          </table:table-cell>
          <table:table-cell table:formula="of:=(2*[.C4]*[.B4])/([.B4]+[.C4])" office:value-type="float" office:value="0.15191356832909" calcext:value-type="float">
            <text:p>0.1519135683</text:p>
          </table:table-cell>
          <table:table-cell office:value-type="float" office:value="0.13259107" calcext:value-type="float">
            <text:p>0.13259107</text:p>
          </table:table-cell>
          <table:table-cell office:value-type="float" office:value="0.44611826" calcext:value-type="float">
            <text:p>0.44611826</text:p>
          </table:table-cell>
          <table:table-cell table:formula="of:=(2*[.F4]*[.E4])/([.E4]+[.F4])" office:value-type="float" office:value="0.204424896484521" calcext:value-type="float">
            <text:p>0.2044248965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0.11799672" calcext:value-type="float">
            <text:p>0.11799672</text:p>
          </table:table-cell>
          <table:table-cell office:value-type="float" office:value="0.26261967" calcext:value-type="float">
            <text:p>0.26261967</text:p>
          </table:table-cell>
          <table:table-cell table:formula="of:=(2*[.C5]*[.B5])/([.B5]+[.C5])" office:value-type="float" office:value="0.162831977190906" calcext:value-type="float">
            <text:p>0.1628319772</text:p>
          </table:table-cell>
          <table:table-cell office:value-type="float" office:value="0.20144473" calcext:value-type="float">
            <text:p>0.20144473</text:p>
          </table:table-cell>
          <table:table-cell office:value-type="float" office:value="0.20455406" calcext:value-type="float">
            <text:p>0.20455406</text:p>
          </table:table-cell>
          <table:table-cell table:formula="of:=(2*[.F5]*[.E5])/([.E5]+[.F5])" office:value-type="float" office:value="0.202987488643027" calcext:value-type="float">
            <text:p>0.202987488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7]*[.B7])/([.B7]+[.C7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F7]*[.E7])/([.E7]+[.F7])" office:value-type="float" office:value="0.29734778097602" calcext:value-type="float">
            <text:p>0.29734778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7" calcext:value-type="float">
            <text:p>0.7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C8]*[.B8])/([.B8]+[.C8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formula="of:=(2*[.F8]*[.E8])/([.E8]+[.F8])" office:value-type="float" office:value="0.296545243967195" calcext:value-type="float">
            <text:p>0.29654524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8" calcext:value-type="float">
            <text:p>0.8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C9]*[.B9])/([.B9]+[.C9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formula="of:=(2*[.F9]*[.E9])/([.E9]+[.F9])" office:value-type="float" office:value="0.269363509871708" calcext:value-type="float">
            <text:p>0.2693635099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C10]*[.B10])/([.B10]+[.C10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office:value-type="float" office:value="0.13283879" calcext:value-type="float">
            <text:p>0.13283879</text:p>
          </table:table-cell>
          <table:table-cell table:formula="of:=(2*[.F10]*[.E10])/([.E10]+[.F10])" office:value-type="float" office:value="0.187962377165069" calcext:value-type="float">
            <text:p>0.187962377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Macro F1, Degree=1</text:p>
          </table:table-cell>
          <table:table-cell/>
          <table:table-cell office:value-type="string" calcext:value-type="string">
            <text:p>Micro F1, Degree=1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17" table:formula="of:=(2*[.D12]*[.C12])/([.C12]+[.D12])" office:value-type="float" office:value="0.0801835267278504" calcext:value-type="float">
            <text:p>0.0801835267</text:p>
          </table:table-cell>
          <table:table-cell office:value-type="float" office:value="0.03861053" calcext:value-type="float">
            <text:p>0.03861053</text:p>
          </table:table-cell>
          <table:table-cell office:value-type="float" office:value="0.41587942" calcext:value-type="float">
            <text:p>0.41587942</text:p>
          </table:table-cell>
          <table:table-cell table:style-name="ce18" table:formula="of:=(2*[.G12]*[.F12])/([.F12]+[.G12])" office:value-type="float" office:value="0.0706608576154109" calcext:value-type="float">
            <text:p>0.0706608576</text:p>
          </table:table-cell>
          <table:table-cell office:value-type="float" office:value="0.04899639" calcext:value-type="float">
            <text:p>0.04899639</text:p>
          </table:table-cell>
          <table:table-cell office:value-type="float" office:value="0.31957199" calcext:value-type="float">
            <text:p>0.31957199</text:p>
          </table:table-cell>
          <table:table-cell table:style-name="ce18" table:formula="of:=(2*[.J12]*[.I12])/([.I12]+[.J12])" office:value-type="float" office:value="0.0849659097457905" calcext:value-type="float">
            <text:p>0.0849659097</text:p>
          </table:table-cell>
          <table:table-cell office:value-type="float" office:value="0.08331929" calcext:value-type="float">
            <text:p>0.08331929</text:p>
          </table:table-cell>
          <table:table-cell table:style-name="ce8" office:value-type="float" office:value="0.10324101" calcext:value-type="float">
            <text:p>0.10324101</text:p>
          </table:table-cell>
          <table:table-cell table:formula="of:=(2*[.M12]*[.L12])/([.L12]+[.M12])" office:value-type="float" office:value="0.0922164860592838" calcext:value-type="float">
            <text:p>0.0922164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tedIn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D13]*[.C13])/([.C13]+[.D13])" office:value-type="float" office:value="0.149516293891408" calcext:value-type="float">
            <text:p>0.1495162939</text:p>
          </table:table-cell>
          <table:table-cell office:value-type="float" office:value="0.08327202" calcext:value-type="float">
            <text:p>0.08327202</text:p>
          </table:table-cell>
          <table:table-cell office:value-type="float" office:value="0.78138" calcext:value-type="float">
            <text:p>0.78138</text:p>
          </table:table-cell>
          <table:table-cell table:style-name="ce8" table:formula="of:=(2*[.G13]*[.F13])/([.F13]+[.G13])" office:value-type="float" office:value="0.150504687394589" calcext:value-type="float">
            <text:p>0.1505046874</text:p>
          </table:table-cell>
          <table:table-cell office:value-type="float" office:value="0.10049202" calcext:value-type="float">
            <text:p>0.10049202</text:p>
          </table:table-cell>
          <table:table-cell office:value-type="float" office:value="0.66823401" calcext:value-type="float">
            <text:p>0.66823401</text:p>
          </table:table-cell>
          <table:table-cell table:style-name="ce8" table:formula="of:=(2*[.J13]*[.I13])/([.I13]+[.J13])" office:value-type="float" office:value="0.174710320392299" calcext:value-type="float">
            <text:p>0.1747103204</text:p>
          </table:table-cell>
          <table:table-cell office:value-type="float" office:value="0.15638695" calcext:value-type="float">
            <text:p>0.15638695</text:p>
          </table:table-cell>
          <table:table-cell table:style-name="ce8" office:value-type="float" office:value="0.22079877" calcext:value-type="float">
            <text:p>0.22079877</text:p>
          </table:table-cell>
          <table:table-cell table:formula="of:=(2*[.M13]*[.L13])/([.L13]+[.M13])" office:value-type="float" office:value="0.183093072580009" calcext:value-type="float">
            <text:p>0.18309307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ted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D14]*[.C14])/([.C14]+[.D14])" office:value-type="float" office:value="0.00668651030178796" calcext:value-type="float">
            <text:p>0.0066865103</text:p>
          </table:table-cell>
          <table:table-cell office:value-type="float" office:value="0.00907773" calcext:value-type="float">
            <text:p>0.00907773</text:p>
          </table:table-cell>
          <table:table-cell office:value-type="float" office:value="1" calcext:value-type="float">
            <text:p>1</text:p>
          </table:table-cell>
          <table:table-cell table:style-name="ce8" table:formula="of:=(2*[.G14]*[.F14])/([.F14]+[.G14])" office:value-type="float" office:value="0.0179921322810285" calcext:value-type="float">
            <text:p>0.0179921323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89346949" calcext:value-type="float">
            <text:p>0.89346949</text:p>
          </table:table-cell>
          <table:table-cell table:style-name="ce8" table:formula="of:=(2*[.J14]*[.I14])/([.I14]+[.J14])" office:value-type="float" office:value="0.0251595038218347" calcext:value-type="float">
            <text:p>0.0251595038</text:p>
          </table:table-cell>
          <table:table-cell office:value-type="float" office:value="0.01143685" calcext:value-type="float">
            <text:p>0.01143685</text:p>
          </table:table-cell>
          <table:table-cell table:style-name="ce8" office:value-type="float" office:value="0.58050838" calcext:value-type="float">
            <text:p>0.58050838</text:p>
          </table:table-cell>
          <table:table-cell table:formula="of:=(2*[.M14]*[.L14])/([.L14]+[.M14])" office:value-type="float" office:value="0.0224317620256962" calcext:value-type="float">
            <text:p>0.022431762</text:p>
          </table:table-cell>
          <table:table-cell/>
          <table:table-cell office:value-type="string" calcext:value-type="string">
            <text:p>dealsWith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D15]*[.C15])/([.C15]+[.D15])" office:value-type="float" office:value="0.106517995844172" calcext:value-type="float">
            <text:p>0.1065179958</text:p>
          </table:table-cell>
          <table:table-cell office:value-type="float" office:value="0.06222738" calcext:value-type="float">
            <text:p>0.06222738</text:p>
          </table:table-cell>
          <table:table-cell office:value-type="float" office:value="0.36862439" calcext:value-type="float">
            <text:p>0.36862439</text:p>
          </table:table-cell>
          <table:table-cell table:style-name="ce8" table:formula="of:=(2*[.G15]*[.F15])/([.F15]+[.G15])" office:value-type="float" office:value="0.106479915325859" calcext:value-type="float">
            <text:p>0.1064799153</text:p>
          </table:table-cell>
          <table:table-cell office:value-type="float" office:value="0.06027962" calcext:value-type="float">
            <text:p>0.06027962</text:p>
          </table:table-cell>
          <table:table-cell office:value-type="float" office:value="0.34794197" calcext:value-type="float">
            <text:p>0.34794197</text:p>
          </table:table-cell>
          <table:table-cell table:style-name="ce8" table:formula="of:=(2*[.J15]*[.I15])/([.I15]+[.J15])" office:value-type="float" office:value="0.102756984184258" calcext:value-type="float">
            <text:p>0.1027569842</text:p>
          </table:table-cell>
          <table:table-cell office:value-type="float" office:value="0.11909184" calcext:value-type="float">
            <text:p>0.11909184</text:p>
          </table:table-cell>
          <table:table-cell table:style-name="ce8" office:value-type="float" office:value="0.21794946" calcext:value-type="float">
            <text:p>0.21794946</text:p>
          </table:table-cell>
          <table:table-cell table:formula="of:=(2*[.M15]*[.L15])/([.L15]+[.M15])" office:value-type="float" office:value="0.154022680415762" calcext:value-type="float">
            <text:p>0.15402268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edIn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D16]*[.C16])/([.C16]+[.D16])" office:value-type="float" office:value="0.0690836289158947" calcext:value-type="float">
            <text:p>0.0690836289</text:p>
          </table:table-cell>
          <table:table-cell office:value-type="float" office:value="0.03386647" calcext:value-type="float">
            <text:p>0.03386647</text:p>
          </table:table-cell>
          <table:table-cell office:value-type="float" office:value="0.2358154" calcext:value-type="float">
            <text:p>0.2358154</text:p>
          </table:table-cell>
          <table:table-cell table:style-name="ce8" table:formula="of:=(2*[.G16]*[.F16])/([.F16]+[.G16])" office:value-type="float" office:value="0.0592270824111239" calcext:value-type="float">
            <text:p>0.0592270824</text:p>
          </table:table-cell>
          <table:table-cell office:value-type="float" office:value="0.02580529" calcext:value-type="float">
            <text:p>0.02580529</text:p>
          </table:table-cell>
          <table:table-cell office:value-type="float" office:value="0.14032369" calcext:value-type="float">
            <text:p>0.14032369</text:p>
          </table:table-cell>
          <table:table-cell table:style-name="ce8" table:formula="of:=(2*[.J16]*[.I16])/([.I16]+[.J16])" office:value-type="float" office:value="0.0435937608756774" calcext:value-type="float">
            <text:p>0.0435937609</text:p>
          </table:table-cell>
          <table:table-cell office:value-type="float" office:value="0.16931488" calcext:value-type="float">
            <text:p>0.16931488</text:p>
          </table:table-cell>
          <table:table-cell table:style-name="ce8" office:value-type="float" office:value="0.01449107" calcext:value-type="float">
            <text:p>0.01449107</text:p>
          </table:table-cell>
          <table:table-cell table:formula="of:=(2*[.M16]*[.L16])/([.L16]+[.M16])" office:value-type="float" office:value="0.0266972182143353" calcext:value-type="float">
            <text:p>0.0266972182</text:p>
          </table:table-cell>
          <table:table-cell/>
          <table:table-cell office:value-type="string" calcext:value-type="string">
            <text:p>directed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D17]*[.C17])/([.C17]+[.D17])" office:value-type="float" office:value="0.224755657817857" calcext:value-type="float">
            <text:p>0.2247556578</text:p>
          </table:table-cell>
          <table:table-cell office:value-type="float" office:value="0.13331069" calcext:value-type="float">
            <text:p>0.13331069</text:p>
          </table:table-cell>
          <table:table-cell office:value-type="float" office:value="0.40140307" calcext:value-type="float">
            <text:p>0.40140307</text:p>
          </table:table-cell>
          <table:table-cell table:style-name="ce8" table:formula="of:=(2*[.G17]*[.F17])/([.F17]+[.G17])" office:value-type="float" office:value="0.200149404159034" calcext:value-type="float">
            <text:p>0.2001494042</text:p>
          </table:table-cell>
          <table:table-cell office:value-type="float" office:value="0.10224734" calcext:value-type="float">
            <text:p>0.10224734</text:p>
          </table:table-cell>
          <table:table-cell office:value-type="float" office:value="0.23255655" calcext:value-type="float">
            <text:p>0.23255655</text:p>
          </table:table-cell>
          <table:table-cell table:style-name="ce8" table:formula="of:=(2*[.J17]*[.I17])/([.I17]+[.J17])" office:value-type="float" office:value="0.142043084607392" calcext:value-type="float">
            <text:p>0.1420430846</text:p>
          </table:table-cell>
          <table:table-cell office:value-type="float" office:value="0.11294623" calcext:value-type="float">
            <text:p>0.11294623</text:p>
          </table:table-cell>
          <table:table-cell table:style-name="ce8" office:value-type="float" office:value="0.07360421" calcext:value-type="float">
            <text:p>0.07360421</text:p>
          </table:table-cell>
          <table:table-cell table:formula="of:=(2*[.M17]*[.L17])/([.L17]+[.M17])" office:value-type="float" office:value="0.0891267587643138" calcext:value-type="float">
            <text:p>0.0891267588</text:p>
          </table:table-cell>
          <table:table-cell/>
          <table:table-cell office:value-type="string" calcext:value-type="string">
            <text:p>graduatedFrom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D18]*[.C18])/([.C18]+[.D18])" office:value-type="float" office:value="0.220896145325905" calcext:value-type="float">
            <text:p>0.2208961453</text:p>
          </table:table-cell>
          <table:table-cell office:value-type="float" office:value="0.09851492" calcext:value-type="float">
            <text:p>0.09851492</text:p>
          </table:table-cell>
          <table:table-cell office:value-type="float" office:value="0.37783698" calcext:value-type="float">
            <text:p>0.37783698</text:p>
          </table:table-cell>
          <table:table-cell table:style-name="ce8" table:formula="of:=(2*[.G18]*[.F18])/([.F18]+[.G18])" office:value-type="float" office:value="0.156281857415669" calcext:value-type="float">
            <text:p>0.1562818574</text:p>
          </table:table-cell>
          <table:table-cell office:value-type="float" office:value="0.06381309" calcext:value-type="float">
            <text:p>0.06381309</text:p>
          </table:table-cell>
          <table:table-cell office:value-type="float" office:value="0.13741037" calcext:value-type="float">
            <text:p>0.13741037</text:p>
          </table:table-cell>
          <table:table-cell table:style-name="ce8" table:formula="of:=(2*[.J18]*[.I18])/([.I18]+[.J18])" office:value-type="float" office:value="0.0871526640854232" calcext:value-type="float">
            <text:p>0.0871526641</text:p>
          </table:table-cell>
          <table:table-cell office:value-type="float" office:value="0.30097403" calcext:value-type="float">
            <text:p>0.30097403</text:p>
          </table:table-cell>
          <table:table-cell table:style-name="ce8" office:value-type="float" office:value="0.01394165" calcext:value-type="float">
            <text:p>0.01394165</text:p>
          </table:table-cell>
          <table:table-cell table:formula="of:=(2*[.M18]*[.L18])/([.L18]+[.M18])" office:value-type="float" office:value="0.0266488768380761" calcext:value-type="float">
            <text:p>0.0266488768</text:p>
          </table:table-cell>
          <table:table-cell/>
          <table:table-cell office:value-type="string" calcext:value-type="string">
            <text:p>happenedIn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D19]*[.C19])/([.C19]+[.D19])" office:value-type="float" office:value="0.0528105614326406" calcext:value-type="float">
            <text:p>0.0528105614</text:p>
          </table:table-cell>
          <table:table-cell office:value-type="float" office:value="0.0277738" calcext:value-type="float">
            <text:p>0.0277738</text:p>
          </table:table-cell>
          <table:table-cell office:value-type="float" office:value="0.42515376" calcext:value-type="float">
            <text:p>0.42515376</text:p>
          </table:table-cell>
          <table:table-cell table:style-name="ce8" table:formula="of:=(2*[.G19]*[.F19])/([.F19]+[.G19])" office:value-type="float" office:value="0.0521413865806179" calcext:value-type="float">
            <text:p>0.0521413866</text:p>
          </table:table-cell>
          <table:table-cell office:value-type="float" office:value="0.02882646" calcext:value-type="float">
            <text:p>0.02882646</text:p>
          </table:table-cell>
          <table:table-cell office:value-type="float" office:value="0.32539609" calcext:value-type="float">
            <text:p>0.32539609</text:p>
          </table:table-cell>
          <table:table-cell table:style-name="ce8" table:formula="of:=(2*[.J19]*[.I19])/([.I19]+[.J19])" office:value-type="float" office:value="0.0529611532215631" calcext:value-type="float">
            <text:p>0.0529611532</text:p>
          </table:table-cell>
          <table:table-cell office:value-type="float" office:value="0.04679199" calcext:value-type="float">
            <text:p>0.04679199</text:p>
          </table:table-cell>
          <table:table-cell table:style-name="ce8" office:value-type="float" office:value="0.24257604" calcext:value-type="float">
            <text:p>0.24257604</text:p>
          </table:table-cell>
          <table:table-cell table:formula="of:=(2*[.M19]*[.L19])/([.L19]+[.M19])" office:value-type="float" office:value="0.078451068958237" calcext:value-type="float">
            <text:p>0.0784510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asAcademicAdvisor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D20]*[.C20])/([.C20]+[.D20])" office:value-type="float" office:value="0.0917398183751588" calcext:value-type="float">
            <text:p>0.0917398184</text:p>
          </table:table-cell>
          <table:table-cell office:value-type="float" office:value="0.02324309" calcext:value-type="float">
            <text:p>0.02324309</text:p>
          </table:table-cell>
          <table:table-cell office:value-type="float" office:value="0.06277954" calcext:value-type="float">
            <text:p>0.06277954</text:p>
          </table:table-cell>
          <table:table-cell table:style-name="ce8" table:formula="of:=(2*[.G20]*[.F20])/([.F20]+[.G20])" office:value-type="float" office:value="0.0339257355507173" calcext:value-type="float">
            <text:p>0.0339257356</text:p>
          </table:table-cell>
          <table:table-cell office:value-type="float" office:value="0.11166667" calcext:value-type="float">
            <text:p>0.11166667</text:p>
          </table:table-cell>
          <table:table-cell office:value-type="float" office:value="0.01132214" calcext:value-type="float">
            <text:p>0.01132214</text:p>
          </table:table-cell>
          <table:table-cell table:style-name="ce8" table:formula="of:=(2*[.J20]*[.I20])/([.I20]+[.J20])" office:value-type="float" office:value="0.0205596862198081" calcext:value-type="float">
            <text:p>0.020559686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0]*[.L20])/([.L20]+[.M20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hasCapital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D21]*[.C21])/([.C21]+[.D21])" office:value-type="float" office:value="0.0543936048467216" calcext:value-type="float">
            <text:p>0.0543936048</text:p>
          </table:table-cell>
          <table:table-cell office:value-type="float" office:value="0.02917307" calcext:value-type="float">
            <text:p>0.02917307</text:p>
          </table:table-cell>
          <table:table-cell office:value-type="float" office:value="0.60115888" calcext:value-type="float">
            <text:p>0.60115888</text:p>
          </table:table-cell>
          <table:table-cell table:style-name="ce8" table:formula="of:=(2*[.G21]*[.F21])/([.F21]+[.G21])" office:value-type="float" office:value="0.0556457596266907" calcext:value-type="float">
            <text:p>0.0556457596</text:p>
          </table:table-cell>
          <table:table-cell office:value-type="float" office:value="0.0297198" calcext:value-type="float">
            <text:p>0.0297198</text:p>
          </table:table-cell>
          <table:table-cell office:value-type="float" office:value="0.52885852" calcext:value-type="float">
            <text:p>0.52885852</text:p>
          </table:table-cell>
          <table:table-cell table:style-name="ce8" table:formula="of:=(2*[.J21]*[.I21])/([.I21]+[.J21])" office:value-type="float" office:value="0.0562770479265862" calcext:value-type="float">
            <text:p>0.0562770479</text:p>
          </table:table-cell>
          <table:table-cell office:value-type="float" office:value="0.03374298" calcext:value-type="float">
            <text:p>0.03374298</text:p>
          </table:table-cell>
          <table:table-cell table:style-name="ce8" office:value-type="float" office:value="0.1872002" calcext:value-type="float">
            <text:p>0.1872002</text:p>
          </table:table-cell>
          <table:table-cell table:formula="of:=(2*[.M21]*[.L21])/([.L21]+[.M21])" office:value-type="float" office:value="0.0571793399967901" calcext:value-type="float">
            <text:p>0.05717934</text:p>
          </table:table-cell>
          <table:table-cell/>
          <table:table-cell office:value-type="string" calcext:value-type="string">
            <text:p>hasChild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D22]*[.C22])/([.C22]+[.D22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G22]*[.F22])/([.F22]+[.G22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J22]*[.I22])/([.I22]+[.J22])" office:value-type="float" office:value="0.0201608491342159" calcext:value-type="float">
            <text:p>0.0201608491</text:p>
          </table:table-cell>
          <table:table-cell office:value-type="float" office:value="0.11932103" calcext:value-type="float">
            <text:p>0.11932103</text:p>
          </table:table-cell>
          <table:table-cell table:style-name="ce8" office:value-type="float" office:value="0.00077467" calcext:value-type="float">
            <text:p>0.00077467</text:p>
          </table:table-cell>
          <table:table-cell table:formula="of:=(2*[.M22]*[.L22])/([.L22]+[.M22])" office:value-type="float" office:value="0.00153934607667219" calcext:value-type="float">
            <text:p>0.0015393461</text:p>
          </table:table-cell>
          <table:table-cell/>
          <table:table-cell office:value-type="string" calcext:value-type="string">
            <text:p>hasWonPrize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D23]*[.C23])/([.C23]+[.D23])" office:value-type="float" office:value="0.0580224531680706" calcext:value-type="float">
            <text:p>0.0580224532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G23]*[.F23])/([.F23]+[.G23])" office:value-type="float" office:value="0.0580224531680706" calcext:value-type="float">
            <text:p>0.0580224532</text:p>
          </table:table-cell>
          <table:table-cell office:value-type="float" office:value="0.03496807" calcext:value-type="float">
            <text:p>0.03496807</text:p>
          </table:table-cell>
          <table:table-cell office:value-type="float" office:value="0.7282614" calcext:value-type="float">
            <text:p>0.7282614</text:p>
          </table:table-cell>
          <table:table-cell table:style-name="ce8" table:formula="of:=(2*[.J23]*[.I23])/([.I23]+[.J23])" office:value-type="float" office:value="0.0667319505194106" calcext:value-type="float">
            <text:p>0.0667319505</text:p>
          </table:table-cell>
          <table:table-cell office:value-type="float" office:value="0.04367151" calcext:value-type="float">
            <text:p>0.04367151</text:p>
          </table:table-cell>
          <table:table-cell table:style-name="ce8" office:value-type="float" office:value="0.48188891" calcext:value-type="float">
            <text:p>0.48188891</text:p>
          </table:table-cell>
          <table:table-cell table:formula="of:=(2*[.M23]*[.L23])/([.L23]+[.M23])" office:value-type="float" office:value="0.0800852406349554" calcext:value-type="float">
            <text:p>0.08008524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ldsPoliticalPosition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D24]*[.C24])/([.C24]+[.D24])" office:value-type="float" office:value="0.0300718172974052" calcext:value-type="float">
            <text:p>0.0300718173</text:p>
          </table:table-cell>
          <table:table-cell office:value-type="float" office:value="0.01533381" calcext:value-type="float">
            <text:p>0.01533381</text:p>
          </table:table-cell>
          <table:table-cell office:value-type="float" office:value="0.79043791" calcext:value-type="float">
            <text:p>0.79043791</text:p>
          </table:table-cell>
          <table:table-cell table:style-name="ce8" table:formula="of:=(2*[.G24]*[.F24])/([.F24]+[.G24])" office:value-type="float" office:value="0.030084016174549" calcext:value-type="float">
            <text:p>0.0300840162</text:p>
          </table:table-cell>
          <table:table-cell office:value-type="float" office:value="0.01947283" calcext:value-type="float">
            <text:p>0.01947283</text:p>
          </table:table-cell>
          <table:table-cell office:value-type="float" office:value="0.70977799" calcext:value-type="float">
            <text:p>0.70977799</text:p>
          </table:table-cell>
          <table:table-cell table:style-name="ce8" table:formula="of:=(2*[.J24]*[.I24])/([.I24]+[.J24])" office:value-type="float" office:value="0.0379057129809239" calcext:value-type="float">
            <text:p>0.037905713</text:p>
          </table:table-cell>
          <table:table-cell office:value-type="float" office:value="0.06164703" calcext:value-type="float">
            <text:p>0.06164703</text:p>
          </table:table-cell>
          <table:table-cell table:style-name="ce8" office:value-type="float" office:value="0.37148212" calcext:value-type="float">
            <text:p>0.37148212</text:p>
          </table:table-cell>
          <table:table-cell table:formula="of:=(2*[.M24]*[.L24])/([.L24]+[.M24])" office:value-type="float" office:value="0.105745685304735" calcext:value-type="float">
            <text:p>0.10574568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fluences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D25]*[.C25])/([.C25]+[.D25])" office:value-type="float" office:value="0.124519739630838" calcext:value-type="float">
            <text:p>0.1245197396</text:p>
          </table:table-cell>
          <table:table-cell office:value-type="float" office:value="0.11586579" calcext:value-type="float">
            <text:p>0.11586579</text:p>
          </table:table-cell>
          <table:table-cell office:value-type="float" office:value="0.11969249" calcext:value-type="float">
            <text:p>0.11969249</text:p>
          </table:table-cell>
          <table:table-cell table:style-name="ce8" table:formula="of:=(2*[.G25]*[.F25])/([.F25]+[.G25])" office:value-type="float" office:value="0.117748057176484" calcext:value-type="float">
            <text:p>0.1177480572</text:p>
          </table:table-cell>
          <table:table-cell office:value-type="float" office:value="0.11312627" calcext:value-type="float">
            <text:p>0.11312627</text:p>
          </table:table-cell>
          <table:table-cell office:value-type="float" office:value="0.07896429" calcext:value-type="float">
            <text:p>0.07896429</text:p>
          </table:table-cell>
          <table:table-cell table:style-name="ce8" table:formula="of:=(2*[.J25]*[.I25])/([.I25]+[.J25])" office:value-type="float" office:value="0.0930075438470094" calcext:value-type="float">
            <text:p>0.0930075438</text:p>
          </table:table-cell>
          <table:table-cell office:value-type="float" office:value="0.13681844" calcext:value-type="float">
            <text:p>0.13681844</text:p>
          </table:table-cell>
          <table:table-cell table:style-name="ce8" office:value-type="float" office:value="0.02930968" calcext:value-type="float">
            <text:p>0.02930968</text:p>
          </table:table-cell>
          <table:table-cell table:formula="of:=(2*[.M25]*[.L25])/([.L25]+[.M25])" office:value-type="float" office:value="0.048277253658191" calcext:value-type="float">
            <text:p>0.0482772537</text:p>
          </table:table-cell>
          <table:table-cell/>
          <table:table-cell office:value-type="string" calcext:value-type="string">
            <text:p>isCitizenOf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D26]*[.C26])/([.C26]+[.D26])" office:value-type="float" office:value="0.00422647675201496" calcext:value-type="float">
            <text:p>0.0042264768</text:p>
          </table:table-cell>
          <table:table-cell office:value-type="float" office:value="0.00222123" calcext:value-type="float">
            <text:p>0.00222123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G26]*[.F26])/([.F26]+[.G26])" office:value-type="float" office:value="0.00442046419611325" calcext:value-type="float">
            <text:p>0.0044204642</text:p>
          </table:table-cell>
          <table:table-cell office:value-type="float" office:value="0.0023598" calcext:value-type="float">
            <text:p>0.0023598</text:p>
          </table:table-cell>
          <table:table-cell office:value-type="float" office:value="0.40676768" calcext:value-type="float">
            <text:p>0.40676768</text:p>
          </table:table-cell>
          <table:table-cell table:style-name="ce8" table:formula="of:=(2*[.J26]*[.I26])/([.I26]+[.J26])" office:value-type="float" office:value="0.00469237789289539" calcext:value-type="float">
            <text:p>0.004692377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6]*[.L26])/([.L26]+[.M26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isKnownFor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D27]*[.C27])/([.C27]+[.D27])" office:value-type="float" office:value="0.0310901840770555" calcext:value-type="float">
            <text:p>0.0310901841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G27]*[.F27])/([.F27]+[.G27])" office:value-type="float" office:value="0.0186918154992116" calcext:value-type="float">
            <text:p>0.0186918155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J27]*[.I27])/([.I27]+[.J27])" office:value-type="float" office:value="0.0186918154992116" calcext:value-type="float">
            <text:p>0.0186918155</text:p>
          </table:table-cell>
          <table:table-cell office:value-type="float" office:value="0.0264402" calcext:value-type="float">
            <text:p>0.0264402</text:p>
          </table:table-cell>
          <table:table-cell table:style-name="ce8" office:value-type="float" office:value="0.00558706" calcext:value-type="float">
            <text:p>0.00558706</text:p>
          </table:table-cell>
          <table:table-cell table:formula="of:=(2*[.M27]*[.L27])/([.L27]+[.M27])" office:value-type="float" office:value="0.00922482808782269" calcext:value-type="float">
            <text:p>0.0092248281</text:p>
          </table:table-cell>
          <table:table-cell/>
          <table:table-cell office:value-type="string" calcext:value-type="string">
            <text:p>isLeaderOf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D28]*[.C28])/([.C28]+[.D28])" office:value-type="float" office:value="0.644456108655636" calcext:value-type="float">
            <text:p>0.6444561087</text:p>
          </table:table-cell>
          <table:table-cell office:value-type="float" office:value="0.86807404" calcext:value-type="float">
            <text:p>0.86807404</text:p>
          </table:table-cell>
          <table:table-cell office:value-type="float" office:value="0.50474551" calcext:value-type="float">
            <text:p>0.50474551</text:p>
          </table:table-cell>
          <table:table-cell table:style-name="ce8" table:formula="of:=(2*[.G28]*[.F28])/([.F28]+[.G28])" office:value-type="float" office:value="0.638330761005786" calcext:value-type="float">
            <text:p>0.638330761</text:p>
          </table:table-cell>
          <table:table-cell office:value-type="float" office:value="0.88058231" calcext:value-type="float">
            <text:p>0.88058231</text:p>
          </table:table-cell>
          <table:table-cell office:value-type="float" office:value="0.40006827" calcext:value-type="float">
            <text:p>0.40006827</text:p>
          </table:table-cell>
          <table:table-cell table:style-name="ce8" table:formula="of:=(2*[.J28]*[.I28])/([.I28]+[.J28])" office:value-type="float" office:value="0.550178240428866" calcext:value-type="float">
            <text:p>0.5501782404</text:p>
          </table:table-cell>
          <table:table-cell office:value-type="float" office:value="0.9066145" calcext:value-type="float">
            <text:p>0.9066145</text:p>
          </table:table-cell>
          <table:table-cell table:style-name="ce8" office:value-type="float" office:value="0.18533391" calcext:value-type="float">
            <text:p>0.18533391</text:p>
          </table:table-cell>
          <table:table-cell table:formula="of:=(2*[.M28]*[.L28])/([.L28]+[.M28])" office:value-type="float" office:value="0.307755217387413" calcext:value-type="float">
            <text:p>0.3077552174</text:p>
          </table:table-cell>
          <table:table-cell/>
          <table:table-cell office:value-type="string" calcext:value-type="string">
            <text:p>isLocatedIn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D29]*[.C29])/([.C29]+[.D29])" office:value-type="float" office:value="0.0723677923736359" calcext:value-type="float">
            <text:p>0.0723677924</text:p>
          </table:table-cell>
          <table:table-cell office:value-type="float" office:value="0.03840337" calcext:value-type="float">
            <text:p>0.03840337</text:p>
          </table:table-cell>
          <table:table-cell office:value-type="float" office:value="0.61423406" calcext:value-type="float">
            <text:p>0.61423406</text:p>
          </table:table-cell>
          <table:table-cell table:style-name="ce8" table:formula="of:=(2*[.G29]*[.F29])/([.F29]+[.G29])" office:value-type="float" office:value="0.0722871744355275" calcext:value-type="float">
            <text:p>0.0722871744</text:p>
          </table:table-cell>
          <table:table-cell office:value-type="float" office:value="0.04054028" calcext:value-type="float">
            <text:p>0.04054028</text:p>
          </table:table-cell>
          <table:table-cell office:value-type="float" office:value="0.55314167" calcext:value-type="float">
            <text:p>0.55314167</text:p>
          </table:table-cell>
          <table:table-cell table:style-name="ce8" table:formula="of:=(2*[.J29]*[.I29])/([.I29]+[.J29])" office:value-type="float" office:value="0.0755438772611079" calcext:value-type="float">
            <text:p>0.0755438773</text:p>
          </table:table-cell>
          <table:table-cell office:value-type="float" office:value="0.09348704" calcext:value-type="float">
            <text:p>0.09348704</text:p>
          </table:table-cell>
          <table:table-cell table:style-name="ce8" office:value-type="float" office:value="0.29146161" calcext:value-type="float">
            <text:p>0.29146161</text:p>
          </table:table-cell>
          <table:table-cell table:formula="of:=(2*[.M29]*[.L29])/([.L29]+[.M29])" office:value-type="float" office:value="0.141566326794675" calcext:value-type="float">
            <text:p>0.14156632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sMarriedTo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D30]*[.C30])/([.C30]+[.D30])" office:value-type="float" office:value="0.0305254417894681" calcext:value-type="float">
            <text:p>0.0305254418</text:p>
          </table:table-cell>
          <table:table-cell office:value-type="float" office:value="0.01688297" calcext:value-type="float">
            <text:p>0.01688297</text:p>
          </table:table-cell>
          <table:table-cell office:value-type="float" office:value="0.20351213" calcext:value-type="float">
            <text:p>0.20351213</text:p>
          </table:table-cell>
          <table:table-cell table:style-name="ce8" table:formula="of:=(2*[.G30]*[.F30])/([.F30]+[.G30])" office:value-type="float" office:value="0.0311793609333973" calcext:value-type="float">
            <text:p>0.0311793609</text:p>
          </table:table-cell>
          <table:table-cell office:value-type="float" office:value="0.01423608" calcext:value-type="float">
            <text:p>0.01423608</text:p>
          </table:table-cell>
          <table:table-cell office:value-type="float" office:value="0.15270024" calcext:value-type="float">
            <text:p>0.15270024</text:p>
          </table:table-cell>
          <table:table-cell table:style-name="ce8" table:formula="of:=(2*[.J30]*[.I30])/([.I30]+[.J30])" office:value-type="float" office:value="0.026044096726934" calcext:value-type="float">
            <text:p>0.0260440967</text:p>
          </table:table-cell>
          <table:table-cell office:value-type="float" office:value="0.01176383" calcext:value-type="float">
            <text:p>0.01176383</text:p>
          </table:table-cell>
          <table:table-cell table:style-name="ce8" office:value-type="float" office:value="0.07197592" calcext:value-type="float">
            <text:p>0.07197592</text:p>
          </table:table-cell>
          <table:table-cell table:formula="of:=(2*[.M30]*[.L30])/([.L30]+[.M30])" office:value-type="float" office:value="0.02022247467836" calcext:value-type="float">
            <text:p>0.0202224747</text:p>
          </table:table-cell>
          <table:table-cell/>
          <table:table-cell office:value-type="string" calcext:value-type="string">
            <text:p>isPoliticianOf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D31]*[.C31])/([.C31]+[.D31])" office:value-type="float" office:value="0.0635304722157488" calcext:value-type="float">
            <text:p>0.0635304722</text:p>
          </table:table-cell>
          <table:table-cell office:value-type="float" office:value="0.07407362" calcext:value-type="float">
            <text:p>0.07407362</text:p>
          </table:table-cell>
          <table:table-cell office:value-type="float" office:value="0.05474813" calcext:value-type="float">
            <text:p>0.05474813</text:p>
          </table:table-cell>
          <table:table-cell table:style-name="ce8" table:formula="of:=(2*[.G31]*[.F31])/([.F31]+[.G31])" office:value-type="float" office:value="0.0629612961682418" calcext:value-type="float">
            <text:p>0.0629612962</text:p>
          </table:table-cell>
          <table:table-cell office:value-type="float" office:value="0.07086641" calcext:value-type="float">
            <text:p>0.07086641</text:p>
          </table:table-cell>
          <table:table-cell office:value-type="float" office:value="0.04664477" calcext:value-type="float">
            <text:p>0.04664477</text:p>
          </table:table-cell>
          <table:table-cell table:style-name="ce8" table:formula="of:=(2*[.J31]*[.I31])/([.I31]+[.J31])" office:value-type="float" office:value="0.056259283502654" calcext:value-type="float">
            <text:p>0.0562592835</text:p>
          </table:table-cell>
          <table:table-cell office:value-type="float" office:value="0.06432726" calcext:value-type="float">
            <text:p>0.06432726</text:p>
          </table:table-cell>
          <table:table-cell table:style-name="ce8" office:value-type="float" office:value="0.00804881" calcext:value-type="float">
            <text:p>0.00804881</text:p>
          </table:table-cell>
          <table:table-cell table:formula="of:=(2*[.M31]*[.L31])/([.L31]+[.M31])" office:value-type="float" office:value="0.0143074332043892" calcext:value-type="float">
            <text:p>0.0143074332</text:p>
          </table:table-cell>
          <table:table-cell/>
          <table:table-cell office:value-type="string" calcext:value-type="string">
            <text:p>livesIn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D32]*[.C32])/([.C32]+[.D32])" office:value-type="float" office:value="0.0430878939534193" calcext:value-type="float">
            <text:p>0.043087894</text:p>
          </table:table-cell>
          <table:table-cell office:value-type="float" office:value="0.02168924" calcext:value-type="float">
            <text:p>0.02168924</text:p>
          </table:table-cell>
          <table:table-cell office:value-type="float" office:value="0.61489818" calcext:value-type="float">
            <text:p>0.61489818</text:p>
          </table:table-cell>
          <table:table-cell table:style-name="ce8" table:formula="of:=(2*[.G32]*[.F32])/([.F32]+[.G32])" office:value-type="float" office:value="0.0419005270370665" calcext:value-type="float">
            <text:p>0.041900527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59167277" calcext:value-type="float">
            <text:p>0.59167277</text:p>
          </table:table-cell>
          <table:table-cell table:style-name="ce8" table:formula="of:=(2*[.J32]*[.I32])/([.I32]+[.J32])" office:value-type="float" office:value="0.0423468830215512" calcext:value-type="float">
            <text:p>0.042346883</text:p>
          </table:table-cell>
          <table:table-cell office:value-type="float" office:value="0.02663348" calcext:value-type="float">
            <text:p>0.02663348</text:p>
          </table:table-cell>
          <table:table-cell table:style-name="ce8" office:value-type="float" office:value="0.45518991" calcext:value-type="float">
            <text:p>0.45518991</text:p>
          </table:table-cell>
          <table:table-cell table:formula="of:=(2*[.M32]*[.L32])/([.L32]+[.M32])" office:value-type="float" office:value="0.0503225522703944" calcext:value-type="float">
            <text:p>0.0503225523</text:p>
          </table:table-cell>
          <table:table-cell/>
          <table:table-cell office:value-type="string" calcext:value-type="string">
            <text:p>participatedIn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D33]*[.C33])/([.C33]+[.D33])" office:value-type="float" office:value="0.520985253522364" calcext:value-type="float">
            <text:p>0.5209852535</text:p>
          </table:table-cell>
          <table:table-cell office:value-type="float" office:value="0.53242005" calcext:value-type="float">
            <text:p>0.53242005</text:p>
          </table:table-cell>
          <table:table-cell office:value-type="float" office:value="0.42749561" calcext:value-type="float">
            <text:p>0.42749561</text:p>
          </table:table-cell>
          <table:table-cell table:style-name="ce8" table:formula="of:=(2*[.G33]*[.F33])/([.F33]+[.G33])" office:value-type="float" office:value="0.47422340010784" calcext:value-type="float">
            <text:p>0.4742234001</text:p>
          </table:table-cell>
          <table:table-cell office:value-type="float" office:value="0.49661011" calcext:value-type="float">
            <text:p>0.49661011</text:p>
          </table:table-cell>
          <table:table-cell office:value-type="float" office:value="0.27622656" calcext:value-type="float">
            <text:p>0.27622656</text:p>
          </table:table-cell>
          <table:table-cell table:style-name="ce8" table:formula="of:=(2*[.J33]*[.I33])/([.I33]+[.J33])" office:value-type="float" office:value="0.354995842385485" calcext:value-type="float">
            <text:p>0.3549958424</text:p>
          </table:table-cell>
          <table:table-cell office:value-type="float" office:value="0.54316247" calcext:value-type="float">
            <text:p>0.54316247</text:p>
          </table:table-cell>
          <table:table-cell table:style-name="ce8" office:value-type="float" office:value="0.01207845" calcext:value-type="float">
            <text:p>0.01207845</text:p>
          </table:table-cell>
          <table:table-cell table:formula="of:=(2*[.M33]*[.L33])/([.L33]+[.M33])" office:value-type="float" office:value="0.0236314021515975" calcext:value-type="float">
            <text:p>0.0236314022</text:p>
          </table:table-cell>
          <table:table-cell/>
          <table:table-cell office:value-type="string" calcext:value-type="string">
            <text:p>playsFor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D34]*[.C34])/([.C34]+[.D34])" office:value-type="float" office:value="0.128020865520982" calcext:value-type="float">
            <text:p>0.1280208655</text:p>
          </table:table-cell>
          <table:table-cell office:value-type="float" office:value="0.28650427" calcext:value-type="float">
            <text:p>0.28650427</text:p>
          </table:table-cell>
          <table:table-cell office:value-type="float" office:value="0.0822642" calcext:value-type="float">
            <text:p>0.0822642</text:p>
          </table:table-cell>
          <table:table-cell table:style-name="ce8" table:formula="of:=(2*[.G34]*[.F34])/([.F34]+[.G34])" office:value-type="float" office:value="0.127825703581079" calcext:value-type="float">
            <text:p>0.1278257036</text:p>
          </table:table-cell>
          <table:table-cell office:value-type="float" office:value="0.31943243" calcext:value-type="float">
            <text:p>0.31943243</text:p>
          </table:table-cell>
          <table:table-cell office:value-type="float" office:value="0.07357083" calcext:value-type="float">
            <text:p>0.07357083</text:p>
          </table:table-cell>
          <table:table-cell table:style-name="ce8" table:formula="of:=(2*[.J34]*[.I34])/([.I34]+[.J34])" office:value-type="float" office:value="0.119596509219882" calcext:value-type="float">
            <text:p>0.1195965092</text:p>
          </table:table-cell>
          <table:table-cell office:value-type="float" office:value="0.30729522" calcext:value-type="float">
            <text:p>0.30729522</text:p>
          </table:table-cell>
          <table:table-cell table:style-name="ce8" office:value-type="float" office:value="0.03133388" calcext:value-type="float">
            <text:p>0.03133388</text:p>
          </table:table-cell>
          <table:table-cell table:formula="of:=(2*[.M34]*[.L34])/([.L34]+[.M34])" office:value-type="float" office:value="0.0568690141990373" calcext:value-type="float">
            <text:p>0.0568690142</text:p>
          </table:table-cell>
          <table:table-cell/>
          <table:table-cell office:value-type="string" calcext:value-type="string">
            <text:p>wasBornIn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D35]*[.C35])/([.C35]+[.D35])" office:value-type="float" office:value="0.0781456950333658" calcext:value-type="float">
            <text:p>0.078145695</text:p>
          </table:table-cell>
          <table:table-cell office:value-type="float" office:value="0.04488376" calcext:value-type="float">
            <text:p>0.04488376</text:p>
          </table:table-cell>
          <table:table-cell office:value-type="float" office:value="0.35065997" calcext:value-type="float">
            <text:p>0.35065997</text:p>
          </table:table-cell>
          <table:table-cell table:style-name="ce8" table:formula="of:=(2*[.G35]*[.F35])/([.F35]+[.G35])" office:value-type="float" office:value="0.0795812788390664" calcext:value-type="float">
            <text:p>0.0795812788</text:p>
          </table:table-cell>
          <table:table-cell office:value-type="float" office:value="0.04348096" calcext:value-type="float">
            <text:p>0.04348096</text:p>
          </table:table-cell>
          <table:table-cell office:value-type="float" office:value="0.17789845" calcext:value-type="float">
            <text:p>0.17789845</text:p>
          </table:table-cell>
          <table:table-cell table:style-name="ce8" table:formula="of:=(2*[.J35]*[.I35])/([.I35]+[.J35])" office:value-type="float" office:value="0.0698817960397672" calcext:value-type="float">
            <text:p>0.069881796</text:p>
          </table:table-cell>
          <table:table-cell office:value-type="float" office:value="0.0404392" calcext:value-type="float">
            <text:p>0.0404392</text:p>
          </table:table-cell>
          <table:table-cell table:style-name="ce18" office:value-type="float" office:value="0.05238266" calcext:value-type="float">
            <text:p>0.05238266</text:p>
          </table:table-cell>
          <table:table-cell table:formula="of:=(2*[.M35]*[.L35])/([.L35]+[.M35])" office:value-type="float" office:value="0.0456425429154727" calcext:value-type="float">
            <text:p>0.0456425429</text:p>
          </table:table-cell>
          <table:table-cell/>
          <table:table-cell office:value-type="string" calcext:value-type="string">
            <text:p>worksAt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D36]*[.C36])/([.C36]+[.D36])" office:value-type="float" office:value="0.185672530483015" calcext:value-type="float">
            <text:p>0.1856725305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style-name="ce8" table:formula="of:=(2*[.G36]*[.F36])/([.F36]+[.G36])" office:value-type="float" office:value="0.178326191357075" calcext:value-type="float">
            <text:p>0.1783261914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style-name="ce8" table:formula="of:=(2*[.J36]*[.I36])/([.I36]+[.J36])" office:value-type="float" office:value="0.17207765570244" calcext:value-type="float">
            <text:p>0.1720776557</text:p>
          </table:table-cell>
          <table:table-cell office:value-type="float" office:value="0.14231776" calcext:value-type="float">
            <text:p>0.14231776</text:p>
          </table:table-cell>
          <table:table-cell table:style-name="ce8" office:value-type="float" office:value="0.1521316" calcext:value-type="float">
            <text:p>0.1521316</text:p>
          </table:table-cell>
          <table:table-cell table:formula="of:=(2*[.M36]*[.L36])/([.L36]+[.M36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style-name="ce9" table:formula="of:=(2*[.D37]*[.C37])/([.C37]+[.D37])" office:value-type="float" office:value="0.29734778097602" calcext:value-type="float">
            <text:p>0.297347781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style-name="ce9" table:formula="of:=(2*[.G37]*[.F37])/([.F37]+[.G37])" office:value-type="float" office:value="0.296545243967195" calcext:value-type="float">
            <text:p>0.296545244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style-name="ce9" table:formula="of:=(2*[.J37]*[.I37])/([.I37]+[.J37])" office:value-type="float" office:value="0.269363509871708" calcext:value-type="float">
            <text:p>0.2693635099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M37]*[.L37])/([.L37]+[.M37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7"/>
          <table:table-cell table:style-name="ce19" office:value-type="string" calcext:value-type="string" table:number-columns-spanned="1" table:number-rows-spanned="2">
            <text:p>Property</text:p>
          </table:table-cell>
          <table:table-cell table:style-name="ce21" office:value-type="string" calcext:value-type="string" table:number-columns-spanned="3" table:number-rows-spanned="1">
            <text:p>Confidence &gt; 0.8</text:p>
          </table:table-cell>
          <table:covered-table-cell/>
          <table:covered-table-cell table:style-name="Default"/>
          <table:table-cell table:style-name="ce22" office:value-type="string" calcext:value-type="string" table:number-columns-spanned="3" table:number-rows-spanned="1">
            <text:p>Confidence &gt; 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Confidence</text:p>
          </table:table-cell>
          <table:table-cell table:number-columns-repeated="2"/>
          <table:covered-table-cell table:style-name="ce20"/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 Score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23" office:value-type="string" calcext:value-type="string">
            <text:p>F1 Score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actedIn</text:p>
          </table:table-cell>
          <table:table-cell table:style-name="ce7" office:value-type="float" office:value="0.04899639" calcext:value-type="float">
            <text:p>0.04899639</text:p>
          </table:table-cell>
          <table:table-cell table:style-name="ce7" office:value-type="float" office:value="0.31957199" calcext:value-type="float">
            <text:p>0.31957199</text:p>
          </table:table-cell>
          <table:table-cell table:formula="of:=(2*[.J42]*[.I42])/([.I42]+[.J42])" office:value-type="float" office:value="0.0849659097457905" calcext:value-type="float">
            <text:p>0.0849659097</text:p>
          </table:table-cell>
          <table:table-cell table:style-name="ce8" office:value-type="float" office:value="0.08331929" calcext:value-type="float">
            <text:p>0.08331929</text:p>
          </table:table-cell>
          <table:table-cell office:value-type="float" office:value="0.10324101" calcext:value-type="float">
            <text:p>0.10324101</text:p>
          </table:table-cell>
          <table:table-cell table:style-name="ce15" table:formula="of:=(2*[.M42]*[.L42])/([.L42]+[.M42])" office:value-type="float" office:value="0.0922164860592838" calcext:value-type="float">
            <text:p>0.092216486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created</text:p>
          </table:table-cell>
          <table:table-cell table:style-name="ce7" office:value-type="float" office:value="0.10049202" calcext:value-type="float">
            <text:p>0.10049202</text:p>
          </table:table-cell>
          <table:table-cell table:style-name="ce7" office:value-type="float" office:value="0.66823401" calcext:value-type="float">
            <text:p>0.66823401</text:p>
          </table:table-cell>
          <table:table-cell table:formula="of:=(2*[.J43]*[.I43])/([.I43]+[.J43])" office:value-type="float" office:value="0.174710320392299" calcext:value-type="float">
            <text:p>0.1747103204</text:p>
          </table:table-cell>
          <table:table-cell table:style-name="ce8" office:value-type="float" office:value="0.15638695" calcext:value-type="float">
            <text:p>0.15638695</text:p>
          </table:table-cell>
          <table:table-cell office:value-type="float" office:value="0.22079877" calcext:value-type="float">
            <text:p>0.22079877</text:p>
          </table:table-cell>
          <table:table-cell table:style-name="ce15" table:formula="of:=(2*[.M43]*[.L43])/([.L43]+[.M43])" office:value-type="float" office:value="0.183093072580009" calcext:value-type="float">
            <text:p>0.183093072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ealsWith</text:p>
          </table:table-cell>
          <table:table-cell table:style-name="ce7" office:value-type="float" office:value="0.0127594" calcext:value-type="float">
            <text:p>0.0127594</text:p>
          </table:table-cell>
          <table:table-cell table:style-name="ce7" office:value-type="float" office:value="0.89346949" calcext:value-type="float">
            <text:p>0.89346949</text:p>
          </table:table-cell>
          <table:table-cell table:formula="of:=(2*[.J44]*[.I44])/([.I44]+[.J44])" office:value-type="float" office:value="0.0251595038218347" calcext:value-type="float">
            <text:p>0.0251595038</text:p>
          </table:table-cell>
          <table:table-cell table:style-name="ce8" office:value-type="float" office:value="0.01143685" calcext:value-type="float">
            <text:p>0.01143685</text:p>
          </table:table-cell>
          <table:table-cell office:value-type="float" office:value="0.58050838" calcext:value-type="float">
            <text:p>0.58050838</text:p>
          </table:table-cell>
          <table:table-cell table:style-name="ce15" table:formula="of:=(2*[.M44]*[.L44])/([.L44]+[.M44])" office:value-type="float" office:value="0.0224317620256962" calcext:value-type="float">
            <text:p>0.02243176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iedIn</text:p>
          </table:table-cell>
          <table:table-cell table:style-name="ce7" office:value-type="float" office:value="0.06027962" calcext:value-type="float">
            <text:p>0.06027962</text:p>
          </table:table-cell>
          <table:table-cell table:style-name="ce7" office:value-type="float" office:value="0.34794197" calcext:value-type="float">
            <text:p>0.34794197</text:p>
          </table:table-cell>
          <table:table-cell table:formula="of:=(2*[.J45]*[.I45])/([.I45]+[.J45])" office:value-type="float" office:value="0.102756984184258" calcext:value-type="float">
            <text:p>0.1027569842</text:p>
          </table:table-cell>
          <table:table-cell table:style-name="ce8" office:value-type="float" office:value="0.11909184" calcext:value-type="float">
            <text:p>0.11909184</text:p>
          </table:table-cell>
          <table:table-cell office:value-type="float" office:value="0.21794946" calcext:value-type="float">
            <text:p>0.21794946</text:p>
          </table:table-cell>
          <table:table-cell table:style-name="ce15" table:formula="of:=(2*[.M45]*[.L45])/([.L45]+[.M45])" office:value-type="float" office:value="0.154022680415762" calcext:value-type="float">
            <text:p>0.1540226804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irected</text:p>
          </table:table-cell>
          <table:table-cell table:style-name="ce7" office:value-type="float" office:value="0.02580529" calcext:value-type="float">
            <text:p>0.02580529</text:p>
          </table:table-cell>
          <table:table-cell table:style-name="ce7" office:value-type="float" office:value="0.14032369" calcext:value-type="float">
            <text:p>0.14032369</text:p>
          </table:table-cell>
          <table:table-cell table:formula="of:=(2*[.J46]*[.I46])/([.I46]+[.J46])" office:value-type="float" office:value="0.0435937608756774" calcext:value-type="float">
            <text:p>0.0435937609</text:p>
          </table:table-cell>
          <table:table-cell table:style-name="ce8" office:value-type="float" office:value="0.16931488" calcext:value-type="float">
            <text:p>0.16931488</text:p>
          </table:table-cell>
          <table:table-cell office:value-type="float" office:value="0.01449107" calcext:value-type="float">
            <text:p>0.01449107</text:p>
          </table:table-cell>
          <table:table-cell table:style-name="ce15" table:formula="of:=(2*[.M46]*[.L46])/([.L46]+[.M46])" office:value-type="float" office:value="0.0266972182143353" calcext:value-type="float">
            <text:p>0.026697218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graduatedFrom</text:p>
          </table:table-cell>
          <table:table-cell table:style-name="ce7" office:value-type="float" office:value="0.10224734" calcext:value-type="float">
            <text:p>0.10224734</text:p>
          </table:table-cell>
          <table:table-cell table:style-name="ce7" office:value-type="float" office:value="0.23255655" calcext:value-type="float">
            <text:p>0.23255655</text:p>
          </table:table-cell>
          <table:table-cell table:formula="of:=(2*[.J47]*[.I47])/([.I47]+[.J47])" office:value-type="float" office:value="0.142043084607392" calcext:value-type="float">
            <text:p>0.1420430846</text:p>
          </table:table-cell>
          <table:table-cell table:style-name="ce8" office:value-type="float" office:value="0.11294623" calcext:value-type="float">
            <text:p>0.11294623</text:p>
          </table:table-cell>
          <table:table-cell office:value-type="float" office:value="0.07360421" calcext:value-type="float">
            <text:p>0.07360421</text:p>
          </table:table-cell>
          <table:table-cell table:style-name="ce15" table:formula="of:=(2*[.M47]*[.L47])/([.L47]+[.M47])" office:value-type="float" office:value="0.0891267587643138" calcext:value-type="float">
            <text:p>0.0891267588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ppenedIn</text:p>
          </table:table-cell>
          <table:table-cell table:style-name="ce7" office:value-type="float" office:value="0.06381309" calcext:value-type="float">
            <text:p>0.06381309</text:p>
          </table:table-cell>
          <table:table-cell table:style-name="ce7" office:value-type="float" office:value="0.13741037" calcext:value-type="float">
            <text:p>0.13741037</text:p>
          </table:table-cell>
          <table:table-cell table:formula="of:=(2*[.J48]*[.I48])/([.I48]+[.J48])" office:value-type="float" office:value="0.0871526640854232" calcext:value-type="float">
            <text:p>0.0871526641</text:p>
          </table:table-cell>
          <table:table-cell table:style-name="ce8" office:value-type="float" office:value="0.30097403" calcext:value-type="float">
            <text:p>0.30097403</text:p>
          </table:table-cell>
          <table:table-cell office:value-type="float" office:value="0.01394165" calcext:value-type="float">
            <text:p>0.01394165</text:p>
          </table:table-cell>
          <table:table-cell table:style-name="ce15" table:formula="of:=(2*[.M48]*[.L48])/([.L48]+[.M48])" office:value-type="float" office:value="0.0266488768380761" calcext:value-type="float">
            <text:p>0.0266488768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AcademicAdvisor</text:p>
          </table:table-cell>
          <table:table-cell table:style-name="ce7" office:value-type="float" office:value="0.02882646" calcext:value-type="float">
            <text:p>0.02882646</text:p>
          </table:table-cell>
          <table:table-cell table:style-name="ce7" office:value-type="float" office:value="0.32539609" calcext:value-type="float">
            <text:p>0.32539609</text:p>
          </table:table-cell>
          <table:table-cell table:formula="of:=(2*[.J49]*[.I49])/([.I49]+[.J49])" office:value-type="float" office:value="0.0529611532215631" calcext:value-type="float">
            <text:p>0.0529611532</text:p>
          </table:table-cell>
          <table:table-cell table:style-name="ce8" office:value-type="float" office:value="0.04679199" calcext:value-type="float">
            <text:p>0.04679199</text:p>
          </table:table-cell>
          <table:table-cell office:value-type="float" office:value="0.24257604" calcext:value-type="float">
            <text:p>0.24257604</text:p>
          </table:table-cell>
          <table:table-cell table:style-name="ce15" table:formula="of:=(2*[.M49]*[.L49])/([.L49]+[.M49])" office:value-type="float" office:value="0.078451068958237" calcext:value-type="float">
            <text:p>0.078451069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Capital</text:p>
          </table:table-cell>
          <table:table-cell table:style-name="ce7" office:value-type="float" office:value="0.11166667" calcext:value-type="float">
            <text:p>0.11166667</text:p>
          </table:table-cell>
          <table:table-cell table:style-name="ce7" office:value-type="float" office:value="0.01132214" calcext:value-type="float">
            <text:p>0.01132214</text:p>
          </table:table-cell>
          <table:table-cell table:formula="of:=(2*[.J50]*[.I50])/([.I50]+[.J50])" office:value-type="float" office:value="0.0205596862198081" calcext:value-type="float">
            <text:p>0.02055968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Child</text:p>
          </table:table-cell>
          <table:table-cell table:style-name="ce7" office:value-type="float" office:value="0.0297198" calcext:value-type="float">
            <text:p>0.0297198</text:p>
          </table:table-cell>
          <table:table-cell table:style-name="ce7" office:value-type="float" office:value="0.52885852" calcext:value-type="float">
            <text:p>0.52885852</text:p>
          </table:table-cell>
          <table:table-cell table:formula="of:=(2*[.J51]*[.I51])/([.I51]+[.J51])" office:value-type="float" office:value="0.0562770479265862" calcext:value-type="float">
            <text:p>0.0562770479</text:p>
          </table:table-cell>
          <table:table-cell table:style-name="ce8" office:value-type="float" office:value="0.03374298" calcext:value-type="float">
            <text:p>0.03374298</text:p>
          </table:table-cell>
          <table:table-cell office:value-type="float" office:value="0.1872002" calcext:value-type="float">
            <text:p>0.1872002</text:p>
          </table:table-cell>
          <table:table-cell table:style-name="ce15" table:formula="of:=(2*[.M51]*[.L51])/([.L51]+[.M51])" office:value-type="float" office:value="0.0571793399967901" calcext:value-type="float">
            <text:p>0.05717934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WonPrize</text:p>
          </table:table-cell>
          <table:table-cell table:style-name="ce7" office:value-type="float" office:value="0.12120602" calcext:value-type="float">
            <text:p>0.12120602</text:p>
          </table:table-cell>
          <table:table-cell table:style-name="ce7" office:value-type="float" office:value="0.01099484" calcext:value-type="float">
            <text:p>0.01099484</text:p>
          </table:table-cell>
          <table:table-cell table:formula="of:=(2*[.J52]*[.I52])/([.I52]+[.J52])" office:value-type="float" office:value="0.0201608491342159" calcext:value-type="float">
            <text:p>0.0201608491</text:p>
          </table:table-cell>
          <table:table-cell table:style-name="ce8" office:value-type="float" office:value="0.11932103" calcext:value-type="float">
            <text:p>0.11932103</text:p>
          </table:table-cell>
          <table:table-cell office:value-type="float" office:value="0.00077467" calcext:value-type="float">
            <text:p>0.00077467</text:p>
          </table:table-cell>
          <table:table-cell table:style-name="ce15" table:formula="of:=(2*[.M52]*[.L52])/([.L52]+[.M52])" office:value-type="float" office:value="0.00153934607667219" calcext:value-type="float">
            <text:p>0.001539346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7" office:value-type="float" office:value="0.03496807" calcext:value-type="float">
            <text:p>0.03496807</text:p>
          </table:table-cell>
          <table:table-cell table:style-name="ce7" office:value-type="float" office:value="0.7282614" calcext:value-type="float">
            <text:p>0.7282614</text:p>
          </table:table-cell>
          <table:table-cell table:formula="of:=(2*[.J53]*[.I53])/([.I53]+[.J53])" office:value-type="float" office:value="0.0667319505194106" calcext:value-type="float">
            <text:p>0.0667319505</text:p>
          </table:table-cell>
          <table:table-cell table:style-name="ce8" office:value-type="float" office:value="0.04367151" calcext:value-type="float">
            <text:p>0.04367151</text:p>
          </table:table-cell>
          <table:table-cell office:value-type="float" office:value="0.48188891" calcext:value-type="float">
            <text:p>0.48188891</text:p>
          </table:table-cell>
          <table:table-cell table:style-name="ce15" table:formula="of:=(2*[.M53]*[.L53])/([.L53]+[.M53])" office:value-type="float" office:value="0.0800852406349554" calcext:value-type="float">
            <text:p>0.080085240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nfluences</text:p>
          </table:table-cell>
          <table:table-cell table:style-name="ce7" office:value-type="float" office:value="0.01947283" calcext:value-type="float">
            <text:p>0.01947283</text:p>
          </table:table-cell>
          <table:table-cell table:style-name="ce7" office:value-type="float" office:value="0.70977799" calcext:value-type="float">
            <text:p>0.70977799</text:p>
          </table:table-cell>
          <table:table-cell table:formula="of:=(2*[.J54]*[.I54])/([.I54]+[.J54])" office:value-type="float" office:value="0.0379057129809239" calcext:value-type="float">
            <text:p>0.037905713</text:p>
          </table:table-cell>
          <table:table-cell table:style-name="ce8" office:value-type="float" office:value="0.06164703" calcext:value-type="float">
            <text:p>0.06164703</text:p>
          </table:table-cell>
          <table:table-cell office:value-type="float" office:value="0.37148212" calcext:value-type="float">
            <text:p>0.37148212</text:p>
          </table:table-cell>
          <table:table-cell table:style-name="ce15" table:formula="of:=(2*[.M54]*[.L54])/([.L54]+[.M54])" office:value-type="float" office:value="0.105745685304735" calcext:value-type="float">
            <text:p>0.105745685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CitizenOf</text:p>
          </table:table-cell>
          <table:table-cell table:style-name="ce7" office:value-type="float" office:value="0.11312627" calcext:value-type="float">
            <text:p>0.11312627</text:p>
          </table:table-cell>
          <table:table-cell table:style-name="ce7" office:value-type="float" office:value="0.07896429" calcext:value-type="float">
            <text:p>0.07896429</text:p>
          </table:table-cell>
          <table:table-cell table:formula="of:=(2*[.J55]*[.I55])/([.I55]+[.J55])" office:value-type="float" office:value="0.0930075438470094" calcext:value-type="float">
            <text:p>0.0930075438</text:p>
          </table:table-cell>
          <table:table-cell table:style-name="ce8" office:value-type="float" office:value="0.13681844" calcext:value-type="float">
            <text:p>0.13681844</text:p>
          </table:table-cell>
          <table:table-cell office:value-type="float" office:value="0.02930968" calcext:value-type="float">
            <text:p>0.02930968</text:p>
          </table:table-cell>
          <table:table-cell table:style-name="ce15" table:formula="of:=(2*[.M55]*[.L55])/([.L55]+[.M55])" office:value-type="float" office:value="0.048277253658191" calcext:value-type="float">
            <text:p>0.048277253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KnownFor</text:p>
          </table:table-cell>
          <table:table-cell table:style-name="ce7" office:value-type="float" office:value="0.0023598" calcext:value-type="float">
            <text:p>0.0023598</text:p>
          </table:table-cell>
          <table:table-cell table:style-name="ce7" office:value-type="float" office:value="0.40676768" calcext:value-type="float">
            <text:p>0.40676768</text:p>
          </table:table-cell>
          <table:table-cell table:formula="of:=(2*[.J56]*[.I56])/([.I56]+[.J56])" office:value-type="float" office:value="0.00469237789289539" calcext:value-type="float">
            <text:p>0.0046923779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LeaderOf</text:p>
          </table:table-cell>
          <table:table-cell table:style-name="ce7" office:value-type="float" office:value="0.04189795" calcext:value-type="float">
            <text:p>0.04189795</text:p>
          </table:table-cell>
          <table:table-cell table:style-name="ce7" office:value-type="float" office:value="0.01202918" calcext:value-type="float">
            <text:p>0.01202918</text:p>
          </table:table-cell>
          <table:table-cell table:formula="of:=(2*[.J57]*[.I57])/([.I57]+[.J57])" office:value-type="float" office:value="0.0186918154992116" calcext:value-type="float">
            <text:p>0.0186918155</text:p>
          </table:table-cell>
          <table:table-cell table:style-name="ce8" office:value-type="float" office:value="0.0264402" calcext:value-type="float">
            <text:p>0.0264402</text:p>
          </table:table-cell>
          <table:table-cell office:value-type="float" office:value="0.00558706" calcext:value-type="float">
            <text:p>0.00558706</text:p>
          </table:table-cell>
          <table:table-cell table:style-name="ce15" table:formula="of:=(2*[.M57]*[.L57])/([.L57]+[.M57])" office:value-type="float" office:value="0.00922482808782269" calcext:value-type="float">
            <text:p>0.009224828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LocatedIn</text:p>
          </table:table-cell>
          <table:table-cell table:style-name="ce7" office:value-type="float" office:value="0.88058231" calcext:value-type="float">
            <text:p>0.88058231</text:p>
          </table:table-cell>
          <table:table-cell table:style-name="ce7" office:value-type="float" office:value="0.40006827" calcext:value-type="float">
            <text:p>0.40006827</text:p>
          </table:table-cell>
          <table:table-cell table:formula="of:=(2*[.J58]*[.I58])/([.I58]+[.J58])" office:value-type="float" office:value="0.550178240428866" calcext:value-type="float">
            <text:p>0.5501782404</text:p>
          </table:table-cell>
          <table:table-cell table:style-name="ce8" office:value-type="float" office:value="0.9066145" calcext:value-type="float">
            <text:p>0.9066145</text:p>
          </table:table-cell>
          <table:table-cell office:value-type="float" office:value="0.18533391" calcext:value-type="float">
            <text:p>0.18533391</text:p>
          </table:table-cell>
          <table:table-cell table:style-name="ce15" table:formula="of:=(2*[.M58]*[.L58])/([.L58]+[.M58])" office:value-type="float" office:value="0.307755217387413" calcext:value-type="float">
            <text:p>0.3077552174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MarriedTo</text:p>
          </table:table-cell>
          <table:table-cell table:style-name="ce7" office:value-type="float" office:value="0.04054028" calcext:value-type="float">
            <text:p>0.04054028</text:p>
          </table:table-cell>
          <table:table-cell table:style-name="ce7" office:value-type="float" office:value="0.55314167" calcext:value-type="float">
            <text:p>0.55314167</text:p>
          </table:table-cell>
          <table:table-cell table:formula="of:=(2*[.J59]*[.I59])/([.I59]+[.J59])" office:value-type="float" office:value="0.0755438772611079" calcext:value-type="float">
            <text:p>0.0755438773</text:p>
          </table:table-cell>
          <table:table-cell table:style-name="ce8" office:value-type="float" office:value="0.09348704" calcext:value-type="float">
            <text:p>0.09348704</text:p>
          </table:table-cell>
          <table:table-cell office:value-type="float" office:value="0.29146161" calcext:value-type="float">
            <text:p>0.29146161</text:p>
          </table:table-cell>
          <table:table-cell table:style-name="ce15" table:formula="of:=(2*[.M59]*[.L59])/([.L59]+[.M59])" office:value-type="float" office:value="0.141566326794675" calcext:value-type="float">
            <text:p>0.1415663268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PoliticianOf</text:p>
          </table:table-cell>
          <table:table-cell table:style-name="ce7" office:value-type="float" office:value="0.01423608" calcext:value-type="float">
            <text:p>0.01423608</text:p>
          </table:table-cell>
          <table:table-cell table:style-name="ce7" office:value-type="float" office:value="0.15270024" calcext:value-type="float">
            <text:p>0.15270024</text:p>
          </table:table-cell>
          <table:table-cell table:formula="of:=(2*[.J60]*[.I60])/([.I60]+[.J60])" office:value-type="float" office:value="0.026044096726934" calcext:value-type="float">
            <text:p>0.0260440967</text:p>
          </table:table-cell>
          <table:table-cell table:style-name="ce8" office:value-type="float" office:value="0.01176383" calcext:value-type="float">
            <text:p>0.01176383</text:p>
          </table:table-cell>
          <table:table-cell office:value-type="float" office:value="0.07197592" calcext:value-type="float">
            <text:p>0.07197592</text:p>
          </table:table-cell>
          <table:table-cell table:style-name="ce15" table:formula="of:=(2*[.M60]*[.L60])/([.L60]+[.M60])" office:value-type="float" office:value="0.02022247467836" calcext:value-type="float">
            <text:p>0.020222474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livesIn</text:p>
          </table:table-cell>
          <table:table-cell table:style-name="ce7" office:value-type="float" office:value="0.07086641" calcext:value-type="float">
            <text:p>0.07086641</text:p>
          </table:table-cell>
          <table:table-cell table:style-name="ce7" office:value-type="float" office:value="0.04664477" calcext:value-type="float">
            <text:p>0.04664477</text:p>
          </table:table-cell>
          <table:table-cell table:formula="of:=(2*[.J61]*[.I61])/([.I61]+[.J61])" office:value-type="float" office:value="0.056259283502654" calcext:value-type="float">
            <text:p>0.0562592835</text:p>
          </table:table-cell>
          <table:table-cell table:style-name="ce8" office:value-type="float" office:value="0.06432726" calcext:value-type="float">
            <text:p>0.06432726</text:p>
          </table:table-cell>
          <table:table-cell office:value-type="float" office:value="0.00804881" calcext:value-type="float">
            <text:p>0.00804881</text:p>
          </table:table-cell>
          <table:table-cell table:style-name="ce15" table:formula="of:=(2*[.M61]*[.L61])/([.L61]+[.M61])" office:value-type="float" office:value="0.0143074332043892" calcext:value-type="float">
            <text:p>0.014307433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participatedIn</text:p>
          </table:table-cell>
          <table:table-cell table:style-name="ce7" office:value-type="float" office:value="0.02195927" calcext:value-type="float">
            <text:p>0.02195927</text:p>
          </table:table-cell>
          <table:table-cell table:style-name="ce7" office:value-type="float" office:value="0.59167277" calcext:value-type="float">
            <text:p>0.59167277</text:p>
          </table:table-cell>
          <table:table-cell table:formula="of:=(2*[.J62]*[.I62])/([.I62]+[.J62])" office:value-type="float" office:value="0.0423468830215512" calcext:value-type="float">
            <text:p>0.042346883</text:p>
          </table:table-cell>
          <table:table-cell table:style-name="ce8" office:value-type="float" office:value="0.02663348" calcext:value-type="float">
            <text:p>0.02663348</text:p>
          </table:table-cell>
          <table:table-cell office:value-type="float" office:value="0.45518991" calcext:value-type="float">
            <text:p>0.45518991</text:p>
          </table:table-cell>
          <table:table-cell table:style-name="ce15" table:formula="of:=(2*[.M62]*[.L62])/([.L62]+[.M62])" office:value-type="float" office:value="0.0503225522703944" calcext:value-type="float">
            <text:p>0.050322552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playsFor</text:p>
          </table:table-cell>
          <table:table-cell table:style-name="ce7" office:value-type="float" office:value="0.49661011" calcext:value-type="float">
            <text:p>0.49661011</text:p>
          </table:table-cell>
          <table:table-cell table:style-name="ce7" office:value-type="float" office:value="0.27622656" calcext:value-type="float">
            <text:p>0.27622656</text:p>
          </table:table-cell>
          <table:table-cell table:formula="of:=(2*[.J63]*[.I63])/([.I63]+[.J63])" office:value-type="float" office:value="0.354995842385485" calcext:value-type="float">
            <text:p>0.3549958424</text:p>
          </table:table-cell>
          <table:table-cell table:style-name="ce8" office:value-type="float" office:value="0.54316247" calcext:value-type="float">
            <text:p>0.54316247</text:p>
          </table:table-cell>
          <table:table-cell office:value-type="float" office:value="0.01207845" calcext:value-type="float">
            <text:p>0.01207845</text:p>
          </table:table-cell>
          <table:table-cell table:style-name="ce15" table:formula="of:=(2*[.M63]*[.L63])/([.L63]+[.M63])" office:value-type="float" office:value="0.0236314021515975" calcext:value-type="float">
            <text:p>0.023631402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wasBornIn</text:p>
          </table:table-cell>
          <table:table-cell table:style-name="ce7" office:value-type="float" office:value="0.31943243" calcext:value-type="float">
            <text:p>0.31943243</text:p>
          </table:table-cell>
          <table:table-cell table:style-name="ce7" office:value-type="float" office:value="0.07357083" calcext:value-type="float">
            <text:p>0.07357083</text:p>
          </table:table-cell>
          <table:table-cell table:formula="of:=(2*[.J64]*[.I64])/([.I64]+[.J64])" office:value-type="float" office:value="0.119596509219882" calcext:value-type="float">
            <text:p>0.1195965092</text:p>
          </table:table-cell>
          <table:table-cell table:style-name="ce8" office:value-type="float" office:value="0.30729522" calcext:value-type="float">
            <text:p>0.30729522</text:p>
          </table:table-cell>
          <table:table-cell office:value-type="float" office:value="0.03133388" calcext:value-type="float">
            <text:p>0.03133388</text:p>
          </table:table-cell>
          <table:table-cell table:style-name="ce15" table:formula="of:=(2*[.M64]*[.L64])/([.L64]+[.M64])" office:value-type="float" office:value="0.0568690141990373" calcext:value-type="float">
            <text:p>0.0568690142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0" office:value-type="string" calcext:value-type="string">
            <text:p>worksAt</text:p>
          </table:table-cell>
          <table:table-cell table:style-name="ce20" office:value-type="float" office:value="0.04348096" calcext:value-type="float">
            <text:p>0.04348096</text:p>
          </table:table-cell>
          <table:table-cell table:style-name="ce20" office:value-type="float" office:value="0.17789845" calcext:value-type="float">
            <text:p>0.17789845</text:p>
          </table:table-cell>
          <table:table-cell table:style-name="ce20" table:formula="of:=(2*[.J65]*[.I65])/([.I65]+[.J65])" office:value-type="float" office:value="0.0698817960397672" calcext:value-type="float">
            <text:p>0.069881796</text:p>
          </table:table-cell>
          <table:table-cell table:style-name="ce9" office:value-type="float" office:value="0.0404392" calcext:value-type="float">
            <text:p>0.0404392</text:p>
          </table:table-cell>
          <table:table-cell table:style-name="ce20" office:value-type="float" office:value="0.05238266" calcext:value-type="float">
            <text:p>0.05238266</text:p>
          </table:table-cell>
          <table:table-cell table:style-name="ce5" table:formula="of:=(2*[.M65]*[.L65])/([.L65]+[.M65])" office:value-type="float" office:value="0.0456425429154727" calcext:value-type="float">
            <text:p>0.0456425429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Macro Average</text:p>
          </table:table-cell>
          <table:table-cell table:style-name="ce7" office:value-type="float" office:value="0.11688937" calcext:value-type="float">
            <text:p>0.11688937</text:p>
          </table:table-cell>
          <table:table-cell table:style-name="ce7" office:value-type="float" office:value="0.32599182" calcext:value-type="float">
            <text:p>0.32599182</text:p>
          </table:table-cell>
          <table:table-cell table:formula="of:=(2*[.J66]*[.I66])/([.I66]+[.J66])" office:value-type="float" office:value="0.17207765570244" calcext:value-type="float">
            <text:p>0.1720776557</text:p>
          </table:table-cell>
          <table:table-cell table:style-name="ce8"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style-name="ce15" table:formula="of:=(2*[.M66]*[.L66])/([.L66]+[.M66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Micro Average</text:p>
          </table:table-cell>
          <table:table-cell table:style-name="ce7" office:value-type="float" office:value="0.23308195" calcext:value-type="float">
            <text:p>0.23308195</text:p>
          </table:table-cell>
          <table:table-cell table:style-name="ce7" office:value-type="float" office:value="0.3190226" calcext:value-type="float">
            <text:p>0.3190226</text:p>
          </table:table-cell>
          <table:table-cell table:formula="of:=(2*[.J67]*[.I67])/([.I67]+[.J67])" office:value-type="float" office:value="0.269363509871708" calcext:value-type="float">
            <text:p>0.2693635099</text:p>
          </table:table-cell>
          <table:table-cell table:style-name="ce8" office:value-type="float" office:value="0.32128456" calcext:value-type="float">
            <text:p>0.32128456</text:p>
          </table:table-cell>
          <table:table-cell office:value-type="float" office:value="0.13283879" calcext:value-type="float">
            <text:p>0.13283879</text:p>
          </table:table-cell>
          <table:table-cell table:style-name="ce15" table:formula="of:=(2*[.M67]*[.L67])/([.L67]+[.M67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歧義度" table:style-name="ta1">
        <office:forms form:automatic-focus="false" form:apply-design-mode="false"/>
        <table:shapes>
          <draw:frame draw:z-index="0" draw:style-name="gr1" draw:text-style-name="P1" svg:width="15.991cm" svg:height="8.991cm" svg:x="35.38cm" svg:y="0.934cm">
            <draw:object draw:notify-on-update-of-ranges="歧義度.M4:歧義度.M6 歧義度.N3:歧義度.N3 歧義度.N4:歧義度.N6 歧義度.O3:歧義度.O3 歧義度.O4:歧義度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24"/>
        <table:table-column table:style-name="co2" table:number-columns-repeated="10" table:default-cell-style-name="Default"/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3]*[.C3])/([.C3]+[.D3])" office:value-type="float" office:value="0.0801835267278504" calcext:value-type="float">
            <text:p>0.08018353</text:p>
          </table:table-cell>
          <table:table-cell office:value-type="float" office:value="0.40384852" calcext:value-type="float">
            <text:p>0.40384852</text:p>
          </table:table-cell>
          <table:table-cell office:value-type="float" office:value="0.33800896" calcext:value-type="float">
            <text:p>0.33800896</text:p>
          </table:table-cell>
          <table:table-cell table:style-name="ce24" table:formula="of:=(2*[.G3]*[.F3])/([.F3]+[.G3])" office:value-type="float" office:value="0.368007122453599" calcext:value-type="float">
            <text:p>0.36800712</text:p>
          </table:table-cell>
          <table:table-cell office:value-type="float" office:value="0.51089827" calcext:value-type="float">
            <text:p>0.51089827</text:p>
          </table:table-cell>
          <table:table-cell office:value-type="float" office:value="0.17728277" calcext:value-type="float">
            <text:p>0.17728277</text:p>
          </table:table-cell>
          <table:table-cell table:style-name="ce24" table:formula="of:=(2*[.J3]*[.I3])/([.I3]+[.J3])" office:value-type="float" office:value="0.263225678213419" calcext:value-type="float">
            <text:p>0.26322568</text:p>
          </table:table-cell>
          <table:table-cell office:value-type="string" calcext:value-type="string">
            <text:p>actedIn</text:p>
          </table:table-cell>
          <table:table-cell/>
          <table:table-cell office:value-type="string" calcext:value-type="string">
            <text:p>Macro F1, Degree=1</text:p>
          </table:table-cell>
          <table:table-cell office:value-type="string" calcext:value-type="string">
            <text:p>Micro F1, Degree=1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4]*[.C4])/([.C4]+[.D4])" office:value-type="float" office:value="0.149516293891408" calcext:value-type="float">
            <text:p>0.14951629</text:p>
          </table:table-cell>
          <table:table-cell office:value-type="float" office:value="0.31221626" calcext:value-type="float">
            <text:p>0.31221626</text:p>
          </table:table-cell>
          <table:table-cell office:value-type="float" office:value="0.58575841" calcext:value-type="float">
            <text:p>0.58575841</text:p>
          </table:table-cell>
          <table:table-cell table:style-name="ce24" table:formula="of:=(2*[.G4]*[.F4])/([.F4]+[.G4])" office:value-type="float" office:value="0.407323961674212" calcext:value-type="float">
            <text:p>0.40732396</text:p>
          </table:table-cell>
          <table:table-cell office:value-type="float" office:value="0.47899765" calcext:value-type="float">
            <text:p>0.47899765</text:p>
          </table:table-cell>
          <table:table-cell office:value-type="float" office:value="0.44849535" calcext:value-type="float">
            <text:p>0.44849535</text:p>
          </table:table-cell>
          <table:table-cell table:style-name="ce24" table:formula="of:=(2*[.J4]*[.I4])/([.I4]+[.J4])" office:value-type="float" office:value="0.463244938098568" calcext:value-type="float">
            <text:p>0.46324494</text:p>
          </table:table-cell>
          <table:table-cell office:value-type="string" calcext:value-type="string">
            <text:p>created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.185672530483015" calcext:value-type="float">
            <text:p>0.1856725305</text:p>
          </table:table-cell>
          <table:table-cell table:formula="of:=[.E28]" office:value-type="float" office:value="0.29734778097602" calcext:value-type="float">
            <text:p>0.297347781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5]*[.C5])/([.C5]+[.D5])" office:value-type="float" office:value="0.00668651030178796" calcext:value-type="float">
            <text:p>0.00668651</text:p>
          </table:table-cell>
          <table:table-cell office:value-type="float" office:value="0.24990621" calcext:value-type="float">
            <text:p>0.24990621</text:p>
          </table:table-cell>
          <table:table-cell office:value-type="float" office:value="0.73091353" calcext:value-type="float">
            <text:p>0.73091353</text:p>
          </table:table-cell>
          <table:table-cell table:style-name="ce24" table:formula="of:=(2*[.G5]*[.F5])/([.F5]+[.G5])" office:value-type="float" office:value="0.37246360910318" calcext:value-type="float">
            <text:p>0.3724636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7037" calcext:value-type="float">
            <text:p>0.0037037</text:p>
          </table:table-cell>
          <table:table-cell table:style-name="ce24" table:formula="of:=(2*[.J5]*[.I5])/([.I5]+[.J5])" office:value-type="float" office:value="0.00645160728407836" calcext:value-type="float">
            <text:p>0.00645161</text:p>
          </table:table-cell>
          <table:table-cell office:value-type="string" calcext:value-type="string">
            <text:p>dealsWith</text:p>
          </table:table-cell>
          <table:table-cell office:value-type="float" office:value="0.3" calcext:value-type="float">
            <text:p>0.3</text:p>
          </table:table-cell>
          <table:table-cell table:formula="of:=[.H27]" office:value-type="float" office:value="0.234027692720838" calcext:value-type="float">
            <text:p>0.2340276927</text:p>
          </table:table-cell>
          <table:table-cell table:formula="of:=[.H28]" office:value-type="float" office:value="0.502740209493378" calcext:value-type="float">
            <text:p>0.5027402095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6]*[.C6])/([.C6]+[.D6])" office:value-type="float" office:value="0.106517995844172" calcext:value-type="float">
            <text:p>0.10651800</text:p>
          </table:table-cell>
          <table:table-cell office:value-type="float" office:value="0.37369508" calcext:value-type="float">
            <text:p>0.37369508</text:p>
          </table:table-cell>
          <table:table-cell office:value-type="float" office:value="0.11302702" calcext:value-type="float">
            <text:p>0.11302702</text:p>
          </table:table-cell>
          <table:table-cell table:style-name="ce24" table:formula="of:=(2*[.G6]*[.F6])/([.F6]+[.G6])" office:value-type="float" office:value="0.173559578581131" calcext:value-type="float">
            <text:p>0.17355958</text:p>
          </table:table-cell>
          <table:table-cell office:value-type="float" office:value="0.40036362" calcext:value-type="float">
            <text:p>0.40036362</text:p>
          </table:table-cell>
          <table:table-cell office:value-type="float" office:value="0.01450976" calcext:value-type="float">
            <text:p>0.01450976</text:p>
          </table:table-cell>
          <table:table-cell table:style-name="ce24" table:formula="of:=(2*[.J6]*[.I6])/([.I6]+[.J6])" office:value-type="float" office:value="0.0280045928178434" calcext:value-type="float">
            <text:p>0.02800459</text:p>
          </table:table-cell>
          <table:table-cell office:value-type="string" calcext:value-type="string">
            <text:p>diedIn</text:p>
          </table:table-cell>
          <table:table-cell office:value-type="float" office:value="0.5" calcext:value-type="float">
            <text:p>0.5</text:p>
          </table:table-cell>
          <table:table-cell table:formula="of:=[.K27]" office:value-type="float" office:value="0.142077548897816" calcext:value-type="float">
            <text:p>0.1420775489</text:p>
          </table:table-cell>
          <table:table-cell table:formula="of:=[.K28]" office:value-type="float" office:value="0.500425332130628" calcext:value-type="float">
            <text:p>0.5004253321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7]*[.C7])/([.C7]+[.D7])" office:value-type="float" office:value="0.0690836289158947" calcext:value-type="float">
            <text:p>0.06908363</text:p>
          </table:table-cell>
          <table:table-cell office:value-type="float" office:value="0.55063436" calcext:value-type="float">
            <text:p>0.55063436</text:p>
          </table:table-cell>
          <table:table-cell office:value-type="float" office:value="0.13050419" calcext:value-type="float">
            <text:p>0.13050419</text:p>
          </table:table-cell>
          <table:table-cell table:style-name="ce24" table:formula="of:=(2*[.G7]*[.F7])/([.F7]+[.G7])" office:value-type="float" office:value="0.21099992398894" calcext:value-type="float">
            <text:p>0.21099992</text:p>
          </table:table-cell>
          <table:table-cell office:value-type="float" office:value="0.61398804" calcext:value-type="float">
            <text:p>0.61398804</text:p>
          </table:table-cell>
          <table:table-cell office:value-type="float" office:value="0.11333053" calcext:value-type="float">
            <text:p>0.11333053</text:p>
          </table:table-cell>
          <table:table-cell table:style-name="ce24" table:formula="of:=(2*[.J7]*[.I7])/([.I7]+[.J7])" office:value-type="float" office:value="0.19134281140893" calcext:value-type="float">
            <text:p>0.19134281</text:p>
          </table:table-cell>
          <table:table-cell office:value-type="string" calcext:value-type="string">
            <text:p>direct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8]*[.C8])/([.C8]+[.D8])" office:value-type="float" office:value="0.224755657817857" calcext:value-type="float">
            <text:p>0.22475566</text:p>
          </table:table-cell>
          <table:table-cell office:value-type="float" office:value="0.38688894" calcext:value-type="float">
            <text:p>0.38688894</text:p>
          </table:table-cell>
          <table:table-cell office:value-type="float" office:value="0.23072801" calcext:value-type="float">
            <text:p>0.23072801</text:p>
          </table:table-cell>
          <table:table-cell table:style-name="ce24" table:formula="of:=(2*[.G8]*[.F8])/([.F8]+[.G8])" office:value-type="float" office:value="0.289066273900706" calcext:value-type="float">
            <text:p>0.28906627</text:p>
          </table:table-cell>
          <table:table-cell office:value-type="float" office:value="0.49648842" calcext:value-type="float">
            <text:p>0.49648842</text:p>
          </table:table-cell>
          <table:table-cell office:value-type="float" office:value="0.05206862" calcext:value-type="float">
            <text:p>0.05206862</text:p>
          </table:table-cell>
          <table:table-cell table:style-name="ce24" table:formula="of:=(2*[.J8]*[.I8])/([.I8]+[.J8])" office:value-type="float" office:value="0.0942526118172885" calcext:value-type="float">
            <text:p>0.09425261</text:p>
          </table:table-cell>
          <table:table-cell office:value-type="string" calcext:value-type="string">
            <text:p>graduatedFr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9]*[.C9])/([.C9]+[.D9])" office:value-type="float" office:value="0.220896145325905" calcext:value-type="float">
            <text:p>0.22089615</text:p>
          </table:table-cell>
          <table:table-cell office:value-type="float" office:value="0.50545238" calcext:value-type="float">
            <text:p>0.50545238</text:p>
          </table:table-cell>
          <table:table-cell office:value-type="float" office:value="0.30980854" calcext:value-type="float">
            <text:p>0.30980854</text:p>
          </table:table-cell>
          <table:table-cell table:style-name="ce24" table:formula="of:=(2*[.G9]*[.F9])/([.F9]+[.G9])" office:value-type="float" office:value="0.384155452679678" calcext:value-type="float">
            <text:p>0.38415545</text:p>
          </table:table-cell>
          <table:table-cell office:value-type="float" office:value="0.77435185" calcext:value-type="float">
            <text:p>0.77435185</text:p>
          </table:table-cell>
          <table:table-cell office:value-type="float" office:value="0.18328757" calcext:value-type="float">
            <text:p>0.18328757</text:p>
          </table:table-cell>
          <table:table-cell table:style-name="ce24" table:formula="of:=(2*[.J9]*[.I9])/([.I9]+[.J9])" office:value-type="float" office:value="0.296414424776926" calcext:value-type="float">
            <text:p>0.29641442</text:p>
          </table:table-cell>
          <table:table-cell office:value-type="string" calcext:value-type="string">
            <text:p>happen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0]*[.C10])/([.C10]+[.D10])" office:value-type="float" office:value="0.0528105614326406" calcext:value-type="float">
            <text:p>0.05281056</text:p>
          </table:table-cell>
          <table:table-cell office:value-type="float" office:value="0.32722222" calcext:value-type="float">
            <text:p>0.32722222</text:p>
          </table:table-cell>
          <table:table-cell office:value-type="float" office:value="0.05132198" calcext:value-type="float">
            <text:p>0.05132198</text:p>
          </table:table-cell>
          <table:table-cell table:style-name="ce24" table:formula="of:=(2*[.G10]*[.F10])/([.F10]+[.G10])" office:value-type="float" office:value="0.0887277746186342" calcext:value-type="float">
            <text:p>0.08872777</text:p>
          </table:table-cell>
          <table:table-cell office:value-type="float" office:value="0.03333333" calcext:value-type="float">
            <text:p>0.03333333</text:p>
          </table:table-cell>
          <table:table-cell office:value-type="float" office:value="0.00142857" calcext:value-type="float">
            <text:p>0.00142857</text:p>
          </table:table-cell>
          <table:table-cell table:style-name="ce24" table:formula="of:=(2*[.J10]*[.I10])/([.I10]+[.J10])" office:value-type="float" office:value="0.00273972338900348" calcext:value-type="float">
            <text:p>0.00273972</text:p>
          </table:table-cell>
          <table:table-cell office:value-type="string" calcext:value-type="string">
            <text:p>hasAcademicAdvis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1]*[.C11])/([.C11]+[.D11])" office:value-type="float" office:value="0.0917398183751588" calcext:value-type="float">
            <text:p>0.091739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G11]*[.F11])/([.F11]+[.G1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J11]*[.I11])/([.I11]+[.J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2]*[.C12])/([.C12]+[.D12])" office:value-type="float" office:value="0.0543936048467216" calcext:value-type="float">
            <text:p>0.05439360</text:p>
          </table:table-cell>
          <table:table-cell office:value-type="float" office:value="0.28864875" calcext:value-type="float">
            <text:p>0.28864875</text:p>
          </table:table-cell>
          <table:table-cell office:value-type="float" office:value="0.24316721" calcext:value-type="float">
            <text:p>0.24316721</text:p>
          </table:table-cell>
          <table:table-cell table:style-name="ce24" table:formula="of:=(2*[.G12]*[.F12])/([.F12]+[.G12])" office:value-type="float" office:value="0.263963162021266" calcext:value-type="float">
            <text:p>0.26396316</text:p>
          </table:table-cell>
          <table:table-cell office:value-type="float" office:value="0.36071844" calcext:value-type="float">
            <text:p>0.36071844</text:p>
          </table:table-cell>
          <table:table-cell office:value-type="float" office:value="0.02667146" calcext:value-type="float">
            <text:p>0.02667146</text:p>
          </table:table-cell>
          <table:table-cell table:style-name="ce24" table:formula="of:=(2*[.J12]*[.I12])/([.I12]+[.J12])" office:value-type="float" office:value="0.0496703060339074" calcext:value-type="float">
            <text:p>0.04967031</text:p>
          </table:table-cell>
          <table:table-cell office:value-type="string" calcext:value-type="string">
            <text:p>hasChil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3]*[.C13])/([.C13]+[.D13])" office:value-type="float" office:value="0.0201608491342159" calcext:value-type="float">
            <text:p>0.02016085</text:p>
          </table:table-cell>
          <table:table-cell office:value-type="float" office:value="0.36969697" calcext:value-type="float">
            <text:p>0.36969697</text:p>
          </table:table-cell>
          <table:table-cell office:value-type="float" office:value="0.00272355" calcext:value-type="float">
            <text:p>0.00272355</text:p>
          </table:table-cell>
          <table:table-cell table:style-name="ce24" table:formula="of:=(2*[.G13]*[.F13])/([.F13]+[.G13])" office:value-type="float" office:value="0.00540726479112107" calcext:value-type="float">
            <text:p>0.00540726</text:p>
          </table:table-cell>
          <table:table-cell office:value-type="float" office:value="0.51666667" calcext:value-type="float">
            <text:p>0.51666667</text:p>
          </table:table-cell>
          <table:table-cell office:value-type="float" office:value="0.00077413" calcext:value-type="float">
            <text:p>0.00077413</text:p>
          </table:table-cell>
          <table:table-cell table:style-name="ce24" table:formula="of:=(2*[.J13]*[.I13])/([.I13]+[.J13])" office:value-type="float" office:value="0.00154594368765316" calcext:value-type="float">
            <text:p>0.00154594</text:p>
          </table:table-cell>
          <table:table-cell office:value-type="string" calcext:value-type="string">
            <text:p>hasWonPriz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4]*[.C14])/([.C14]+[.D14])" office:value-type="float" office:value="0.0580224531680706" calcext:value-type="float">
            <text:p>0.058022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G14]*[.F14])/([.F14]+[.G14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J14]*[.I14])/([.I14]+[.J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5]*[.C15])/([.C15]+[.D15])" office:value-type="float" office:value="0.0300718172974052" calcext:value-type="float">
            <text:p>0.03007182</text:p>
          </table:table-cell>
          <table:table-cell office:value-type="float" office:value="0.21374208" calcext:value-type="float">
            <text:p>0.21374208</text:p>
          </table:table-cell>
          <table:table-cell office:value-type="float" office:value="0.28999722" calcext:value-type="float">
            <text:p>0.28999722</text:p>
          </table:table-cell>
          <table:table-cell table:style-name="ce24" table:formula="of:=(2*[.G15]*[.F15])/([.F15]+[.G15])" office:value-type="float" office:value="0.24609796772663" calcext:value-type="float">
            <text:p>0.24609797</text:p>
          </table:table-cell>
          <table:table-cell office:value-type="float" office:value="0.1952381" calcext:value-type="float">
            <text:p>0.1952381</text:p>
          </table:table-cell>
          <table:table-cell office:value-type="float" office:value="0.01027693" calcext:value-type="float">
            <text:p>0.01027693</text:p>
          </table:table-cell>
          <table:table-cell table:style-name="ce24" table:formula="of:=(2*[.J15]*[.I15])/([.I15]+[.J15])" office:value-type="float" office:value="0.0195260491364841" calcext:value-type="float">
            <text:p>0.01952605</text:p>
          </table:table-cell>
          <table:table-cell office:value-type="string" calcext:value-type="string">
            <text:p>influenc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6]*[.C16])/([.C16]+[.D16])" office:value-type="float" office:value="0.124519739630838" calcext:value-type="float">
            <text:p>0.12451974</text:p>
          </table:table-cell>
          <table:table-cell office:value-type="float" office:value="0.36398014" calcext:value-type="float">
            <text:p>0.36398014</text:p>
          </table:table-cell>
          <table:table-cell office:value-type="float" office:value="0.01183069" calcext:value-type="float">
            <text:p>0.01183069</text:p>
          </table:table-cell>
          <table:table-cell table:style-name="ce24" table:formula="of:=(2*[.G16]*[.F16])/([.F16]+[.G16])" office:value-type="float" office:value="0.022916509364547" calcext:value-type="float">
            <text:p>0.02291651</text:p>
          </table:table-cell>
          <table:table-cell office:value-type="float" office:value="0.50430242" calcext:value-type="float">
            <text:p>0.50430242</text:p>
          </table:table-cell>
          <table:table-cell office:value-type="float" office:value="0.00388056" calcext:value-type="float">
            <text:p>0.00388056</text:p>
          </table:table-cell>
          <table:table-cell table:style-name="ce24" table:formula="of:=(2*[.J16]*[.I16])/([.I16]+[.J16])" office:value-type="float" office:value="0.0077018549458512" calcext:value-type="float">
            <text:p>0.00770185</text:p>
          </table:table-cell>
          <table:table-cell office:value-type="string" calcext:value-type="string">
            <text:p>isCitizen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7]*[.C17])/([.C17]+[.D17])" office:value-type="float" office:value="0.00422647675201496" calcext:value-type="float">
            <text:p>0.004226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G17]*[.F17])/([.F17]+[.G1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J17]*[.I17])/([.I17]+[.J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18]*[.C18])/([.C18]+[.D18])" office:value-type="float" office:value="0.0310901840770555" calcext:value-type="float">
            <text:p>0.031090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G18]*[.F18])/([.F18]+[.G1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J18]*[.I18])/([.I18]+[.J18])" office:value-type="string" office:string-value="#DIV/0!" calcext:value-type="error">
            <text:p>#DIV/0!</text:p>
          </table:table-cell>
          <table:table-cell office:value-type="string" calcext:value-type="string">
            <text:p>isLeader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19]*[.C19])/([.C19]+[.D19])" office:value-type="float" office:value="0.644456108655636" calcext:value-type="float">
            <text:p>0.64445611</text:p>
          </table:table-cell>
          <table:table-cell office:value-type="float" office:value="0.85266928" calcext:value-type="float">
            <text:p>0.85266928</text:p>
          </table:table-cell>
          <table:table-cell office:value-type="float" office:value="0.52062131" calcext:value-type="float">
            <text:p>0.52062131</text:p>
          </table:table-cell>
          <table:table-cell table:style-name="ce24" table:formula="of:=(2*[.G19]*[.F19])/([.F19]+[.G19])" office:value-type="float" office:value="0.646502351043353" calcext:value-type="float">
            <text:p>0.64650235</text:p>
          </table:table-cell>
          <table:table-cell office:value-type="float" office:value="0.86647063" calcext:value-type="float">
            <text:p>0.86647063</text:p>
          </table:table-cell>
          <table:table-cell office:value-type="float" office:value="0.51878131" calcext:value-type="float">
            <text:p>0.51878131</text:p>
          </table:table-cell>
          <table:table-cell table:style-name="ce24" table:formula="of:=(2*[.J19]*[.I19])/([.I19]+[.J19])" office:value-type="float" office:value="0.648992079387271" calcext:value-type="float">
            <text:p>0.64899208</text:p>
          </table:table-cell>
          <table:table-cell office:value-type="string" calcext:value-type="string">
            <text:p>isLocat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0]*[.C20])/([.C20]+[.D20])" office:value-type="float" office:value="0.0723677923736359" calcext:value-type="float">
            <text:p>0.07236779</text:p>
          </table:table-cell>
          <table:table-cell office:value-type="float" office:value="0.33068987" calcext:value-type="float">
            <text:p>0.33068987</text:p>
          </table:table-cell>
          <table:table-cell office:value-type="float" office:value="0.21131245" calcext:value-type="float">
            <text:p>0.21131245</text:p>
          </table:table-cell>
          <table:table-cell table:style-name="ce24" table:formula="of:=(2*[.G20]*[.F20])/([.F20]+[.G20])" office:value-type="float" office:value="0.257854566452341" calcext:value-type="float">
            <text:p>0.25785457</text:p>
          </table:table-cell>
          <table:table-cell office:value-type="float" office:value="0.5033371" calcext:value-type="float">
            <text:p>0.5033371</text:p>
          </table:table-cell>
          <table:table-cell office:value-type="float" office:value="0.05225825" calcext:value-type="float">
            <text:p>0.05225825</text:p>
          </table:table-cell>
          <table:table-cell table:style-name="ce24" table:formula="of:=(2*[.J20]*[.I20])/([.I20]+[.J20])" office:value-type="float" office:value="0.0946858752726242" calcext:value-type="float">
            <text:p>0.09468588</text:p>
          </table:table-cell>
          <table:table-cell office:value-type="string" calcext:value-type="string">
            <text:p>isMarriedT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1]*[.C21])/([.C21]+[.D21])" office:value-type="float" office:value="0.0305254417894681" calcext:value-type="float">
            <text:p>0.03052544</text:p>
          </table:table-cell>
          <table:table-cell office:value-type="float" office:value="0.10818182" calcext:value-type="float">
            <text:p>0.10818182</text:p>
          </table:table-cell>
          <table:table-cell office:value-type="float" office:value="0.01906586" calcext:value-type="float">
            <text:p>0.01906586</text:p>
          </table:table-cell>
          <table:table-cell table:style-name="ce24" table:formula="of:=(2*[.G21]*[.F21])/([.F21]+[.G21])" office:value-type="float" office:value="0.0324183424745378" calcext:value-type="float">
            <text:p>0.032418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J21]*[.I21])/([.I21]+[.J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2]*[.C22])/([.C22]+[.D22])" office:value-type="float" office:value="0.0635304722157488" calcext:value-type="float">
            <text:p>0.06353047</text:p>
          </table:table-cell>
          <table:table-cell office:value-type="float" office:value="0.39830675" calcext:value-type="float">
            <text:p>0.39830675</text:p>
          </table:table-cell>
          <table:table-cell office:value-type="float" office:value="0.01098978" calcext:value-type="float">
            <text:p>0.01098978</text:p>
          </table:table-cell>
          <table:table-cell table:style-name="ce24" table:formula="of:=(2*[.G22]*[.F22])/([.F22]+[.G22])" office:value-type="float" office:value="0.0213893997831597" calcext:value-type="float">
            <text:p>0.02138940</text:p>
          </table:table-cell>
          <table:table-cell office:value-type="float" office:value="0.45" calcext:value-type="float">
            <text:p>0.45</text:p>
          </table:table-cell>
          <table:table-cell office:value-type="float" office:value="0.00130651" calcext:value-type="float">
            <text:p>0.00130651</text:p>
          </table:table-cell>
          <table:table-cell table:style-name="ce24" table:formula="of:=(2*[.J22]*[.I22])/([.I22]+[.J22])" office:value-type="float" office:value="0.00260545543648373" calcext:value-type="float">
            <text:p>0.00260546</text:p>
          </table:table-cell>
          <table:table-cell office:value-type="string" calcext:value-type="string">
            <text:p>lives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3]*[.C23])/([.C23]+[.D23])" office:value-type="float" office:value="0.0430878939534193" calcext:value-type="float">
            <text:p>0.04308789</text:p>
          </table:table-cell>
          <table:table-cell office:value-type="float" office:value="0.1" calcext:value-type="float">
            <text:p>0.1</text:p>
          </table:table-cell>
          <table:table-cell office:value-type="float" office:value="0.01136364" calcext:value-type="float">
            <text:p>0.01136364</text:p>
          </table:table-cell>
          <table:table-cell table:style-name="ce24" table:formula="of:=(2*[.G23]*[.F23])/([.F23]+[.G23])" office:value-type="float" office:value="0.0204081691295292" calcext:value-type="float">
            <text:p>0.020408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table:formula="of:=(2*[.J23]*[.I23])/([.I23]+[.J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4]*[.C24])/([.C24]+[.D24])" office:value-type="float" office:value="0.520985253522364" calcext:value-type="float">
            <text:p>0.52098525</text:p>
          </table:table-cell>
          <table:table-cell office:value-type="float" office:value="0.60129016" calcext:value-type="float">
            <text:p>0.60129016</text:p>
          </table:table-cell>
          <table:table-cell office:value-type="float" office:value="0.51565406" calcext:value-type="float">
            <text:p>0.51565406</text:p>
          </table:table-cell>
          <table:table-cell table:style-name="ce24" table:formula="of:=(2*[.G24]*[.F24])/([.F24]+[.G24])" office:value-type="float" office:value="0.555189250618172" calcext:value-type="float">
            <text:p>0.55518925</text:p>
          </table:table-cell>
          <table:table-cell office:value-type="float" office:value="0.66830867" calcext:value-type="float">
            <text:p>0.66830867</text:p>
          </table:table-cell>
          <table:table-cell office:value-type="float" office:value="0.49711479" calcext:value-type="float">
            <text:p>0.49711479</text:p>
          </table:table-cell>
          <table:table-cell table:style-name="ce24" table:formula="of:=(2*[.J24]*[.I24])/([.I24]+[.J24])" office:value-type="float" office:value="0.570138040883834" calcext:value-type="float">
            <text:p>0.57013804</text:p>
          </table:table-cell>
          <table:table-cell office:value-type="string" calcext:value-type="string">
            <text:p>playsF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5]*[.C25])/([.C25]+[.D25])" office:value-type="float" office:value="0.128020865520982" calcext:value-type="float">
            <text:p>0.12802087</text:p>
          </table:table-cell>
          <table:table-cell office:value-type="float" office:value="0.39510348" calcext:value-type="float">
            <text:p>0.39510348</text:p>
          </table:table-cell>
          <table:table-cell office:value-type="float" office:value="0.05884024" calcext:value-type="float">
            <text:p>0.05884024</text:p>
          </table:table-cell>
          <table:table-cell table:style-name="ce24" table:formula="of:=(2*[.G25]*[.F25])/([.F25]+[.G25])" office:value-type="float" office:value="0.102426721920661" calcext:value-type="float">
            <text:p>0.10242672</text:p>
          </table:table-cell>
          <table:table-cell office:value-type="float" office:value="0.48408971" calcext:value-type="float">
            <text:p>0.48408971</text:p>
          </table:table-cell>
          <table:table-cell office:value-type="float" office:value="0.00826263" calcext:value-type="float">
            <text:p>0.00826263</text:p>
          </table:table-cell>
          <table:table-cell table:style-name="ce24" table:formula="of:=(2*[.J25]*[.I25])/([.I25]+[.J25])" office:value-type="float" office:value="0.0162479339918941" calcext:value-type="float">
            <text:p>0.01624793</text:p>
          </table:table-cell>
          <table:table-cell office:value-type="string" calcext:value-type="string">
            <text:p>wasBorn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6]*[.C26])/([.C26]+[.D26])" office:value-type="float" office:value="0.0781456950333658" calcext:value-type="float">
            <text:p>0.07814570</text:p>
          </table:table-cell>
          <table:table-cell office:value-type="float" office:value="0.35156825" calcext:value-type="float">
            <text:p>0.35156825</text:p>
          </table:table-cell>
          <table:table-cell office:value-type="float" office:value="0.10954922" calcext:value-type="float">
            <text:p>0.10954922</text:p>
          </table:table-cell>
          <table:table-cell table:style-name="ce24" table:formula="of:=(2*[.G26]*[.F26])/([.F26]+[.G26])" office:value-type="float" office:value="0.167046490623159" calcext:value-type="float">
            <text:p>0.16704649</text:p>
          </table:table-cell>
          <table:table-cell office:value-type="float" office:value="0.49507576" calcext:value-type="float">
            <text:p>0.49507576</text:p>
          </table:table-cell>
          <table:table-cell office:value-type="float" office:value="0.02712129" calcext:value-type="float">
            <text:p>0.02712129</text:p>
          </table:table-cell>
          <table:table-cell table:style-name="ce24" table:formula="of:=(2*[.J26]*[.I26])/([.I26]+[.J26])" office:value-type="float" office:value="0.051425389166524" calcext:value-type="float">
            <text:p>0.05142539</text:p>
          </table:table-cell>
          <table:table-cell office:value-type="string" calcext:value-type="string">
            <text:p>worksA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7]*[.C27])/([.C27]+[.D27])" office:value-type="float" office:value="0.185672530483015" calcext:value-type="float">
            <text:p>0.18567253</text:p>
          </table:table-cell>
          <table:table-cell office:value-type="float" office:value="0.31182256" calcext:value-type="float">
            <text:p>0.31182256</text:p>
          </table:table-cell>
          <table:table-cell office:value-type="float" office:value="0.18729941" calcext:value-type="float">
            <text:p>0.18729941</text:p>
          </table:table-cell>
          <table:table-cell table:style-name="ce24" table:formula="of:=(2*[.G27]*[.F27])/([.F27]+[.G27])" office:value-type="float" office:value="0.234027692720838" calcext:value-type="float">
            <text:p>0.23402769</text:p>
          </table:table-cell>
          <table:table-cell office:value-type="float" office:value="0.34906786" calcext:value-type="float">
            <text:p>0.34906786</text:p>
          </table:table-cell>
          <table:table-cell office:value-type="float" office:value="0.08918978" calcext:value-type="float">
            <text:p>0.08918978</text:p>
          </table:table-cell>
          <table:table-cell table:style-name="ce24" table:formula="of:=(2*[.J27]*[.I27])/([.I27]+[.J27])" office:value-type="float" office:value="0.142077548897816" calcext:value-type="float">
            <text:p>0.14207755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28]*[.C28])/([.C28]+[.D28])" office:value-type="float" office:value="0.29734778097602" calcext:value-type="float">
            <text:p>0.29734778</text:p>
          </table:table-cell>
          <table:table-cell office:value-type="float" office:value="0.70458413" calcext:value-type="float">
            <text:p>0.70458413</text:p>
          </table:table-cell>
          <table:table-cell office:value-type="float" office:value="0.39078973" calcext:value-type="float">
            <text:p>0.39078973</text:p>
          </table:table-cell>
          <table:table-cell table:style-name="ce24" table:formula="of:=(2*[.G28]*[.F28])/([.F28]+[.G28])" office:value-type="float" office:value="0.502740209493378" calcext:value-type="float">
            <text:p>0.50274021</text:p>
          </table:table-cell>
          <table:table-cell office:value-type="float" office:value="0.80144518" calcext:value-type="float">
            <text:p>0.80144518</text:p>
          </table:table-cell>
          <table:table-cell office:value-type="float" office:value="0.36378793" calcext:value-type="float">
            <text:p>0.36378793</text:p>
          </table:table-cell>
          <table:table-cell table:style-name="ce24" table:formula="of:=(2*[.J28]*[.I28])/([.I28]+[.J28])" office:value-type="float" office:value="0.500425332130628" calcext:value-type="float">
            <text:p>0.50042533</text:p>
          </table:table-cell>
          <table:table-cell table:number-columns-repeated="4"/>
        </table:table-row>
        <table:table-row table:style-name="ro3" table:number-rows-repeated="104854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egree" table:style-name="ta1">
        <office:forms form:automatic-focus="false" form:apply-design-mode="false"/>
        <table:shapes>
          <draw:frame draw:z-index="0" draw:style-name="gr1" draw:text-style-name="P1" svg:width="15.989cm" svg:height="8.991cm" svg:x="17.117cm" svg:y="24.064cm">
            <draw:object draw:notify-on-update-of-ranges="Degree.C59:Degree.C63 Degree.D58:Degree.D58 Degree.D59:Degree.D63 Degree.E58:Degree.E58 Degree.E59:Degree.E63 Degree.F58:Degree.F58 Degree.F59:Degree.F63 Degree.G58:Degree.G58 Degree.G59:Degree.G6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3">
          <table:table-cell table:number-columns-repeated="17"/>
        </table:table-row>
        <table:table-row table:style-name="ro3">
          <table:table-cell table:number-columns-repeated="2"/>
          <table:table-cell table:style-name="ce2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1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]*[.D3])/([.C3]+[.D3])" office:value-type="float" office:value="0.0801835267278504" calcext:value-type="float">
            <text:p>0.0801835267</text:p>
          </table:table-cell>
          <table:table-cell office:value-type="float" office:value="0.04147504" calcext:value-type="float">
            <text:p>0.04147504</text:p>
          </table:table-cell>
          <table:table-cell office:value-type="float" office:value="0.57266049" calcext:value-type="float">
            <text:p>0.57266049</text:p>
          </table:table-cell>
          <table:table-cell table:formula="of:=(2*[.F3]*[.G3])/([.F3]+[.G3])" office:value-type="float" office:value="0.0773481277957314" calcext:value-type="float">
            <text:p>0.0773481278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I3]*[.J3])/([.I3]+[.J3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L3]*[.M3])/([.L3]+[.M3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O3]*[.P3])/([.O3]+[.P3])" office:value-type="float" office:value="0.075514177586634" calcext:value-type="float">
            <text:p>0.0755141776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4]*[.D4])/([.C4]+[.D4])" office:value-type="float" office:value="0.149516293891408" calcext:value-type="float">
            <text:p>0.1495162939</text:p>
          </table:table-cell>
          <table:table-cell office:value-type="float" office:value="0.0755486" calcext:value-type="float">
            <text:p>0.0755486</text:p>
          </table:table-cell>
          <table:table-cell office:value-type="float" office:value="0.86492727" calcext:value-type="float">
            <text:p>0.86492727</text:p>
          </table:table-cell>
          <table:table-cell table:formula="of:=(2*[.F4]*[.G4])/([.F4]+[.G4])" office:value-type="float" office:value="0.138959534071453" calcext:value-type="float">
            <text:p>0.1389595341</text:p>
          </table:table-cell>
          <table:table-cell office:value-type="float" office:value="0.06692492" calcext:value-type="float">
            <text:p>0.06692492</text:p>
          </table:table-cell>
          <table:table-cell office:value-type="float" office:value="0.89601981" calcext:value-type="float">
            <text:p>0.89601981</text:p>
          </table:table-cell>
          <table:table-cell table:formula="of:=(2*[.I4]*[.J4])/([.I4]+[.J4])" office:value-type="float" office:value="0.124547239804023" calcext:value-type="float">
            <text:p>0.1245472398</text:p>
          </table:table-cell>
          <table:table-cell office:value-type="float" office:value="0.06646517" calcext:value-type="float">
            <text:p>0.06646517</text:p>
          </table:table-cell>
          <table:table-cell office:value-type="float" office:value="0.89955574" calcext:value-type="float">
            <text:p>0.89955574</text:p>
          </table:table-cell>
          <table:table-cell table:formula="of:=(2*[.L4]*[.M4])/([.L4]+[.M4])" office:value-type="float" office:value="0.12378432923067" calcext:value-type="float">
            <text:p>0.1237843292</text:p>
          </table:table-cell>
          <table:table-cell office:value-type="float" office:value="0.06590714" calcext:value-type="float">
            <text:p>0.06590714</text:p>
          </table:table-cell>
          <table:table-cell office:value-type="float" office:value="0.90071844" calcext:value-type="float">
            <text:p>0.90071844</text:p>
          </table:table-cell>
          <table:table-cell table:formula="of:=(2*[.O4]*[.P4])/([.O4]+[.P4])" office:value-type="float" office:value="0.122826826754702" calcext:value-type="float">
            <text:p>0.1228268268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0668651030178796" calcext:value-type="float">
            <text:p>0.0066865103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O5]*[.P5])/([.O5]+[.P5])" office:value-type="float" office:value="0.00667230565782545" calcext:value-type="float">
            <text:p>0.0066723057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6]*[.D6])/([.C6]+[.D6])" office:value-type="float" office:value="0.106517995844172" calcext:value-type="float">
            <text:p>0.1065179958</text:p>
          </table:table-cell>
          <table:table-cell office:value-type="float" office:value="0.04875934" calcext:value-type="float">
            <text:p>0.04875934</text:p>
          </table:table-cell>
          <table:table-cell office:value-type="float" office:value="0.46849537" calcext:value-type="float">
            <text:p>0.46849537</text:p>
          </table:table-cell>
          <table:table-cell table:formula="of:=(2*[.F6]*[.G6])/([.F6]+[.G6])" office:value-type="float" office:value="0.0883260204020406" calcext:value-type="float">
            <text:p>0.0883260204</text:p>
          </table:table-cell>
          <table:table-cell office:value-type="float" office:value="0.05048028" calcext:value-type="float">
            <text:p>0.05048028</text:p>
          </table:table-cell>
          <table:table-cell office:value-type="float" office:value="0.51689713" calcext:value-type="float">
            <text:p>0.51689713</text:p>
          </table:table-cell>
          <table:table-cell table:formula="of:=(2*[.I6]*[.J6])/([.I6]+[.J6])" office:value-type="float" office:value="0.0919779723115744" calcext:value-type="float">
            <text:p>0.0919779723</text:p>
          </table:table-cell>
          <table:table-cell office:value-type="float" office:value="0.05407647" calcext:value-type="float">
            <text:p>0.05407647</text:p>
          </table:table-cell>
          <table:table-cell office:value-type="float" office:value="0.56466354" calcext:value-type="float">
            <text:p>0.56466354</text:p>
          </table:table-cell>
          <table:table-cell table:formula="of:=(2*[.L6]*[.M6])/([.L6]+[.M6])" office:value-type="float" office:value="0.0987006189591774" calcext:value-type="float">
            <text:p>0.098700619</text:p>
          </table:table-cell>
          <table:table-cell office:value-type="float" office:value="0.05425296" calcext:value-type="float">
            <text:p>0.05425296</text:p>
          </table:table-cell>
          <table:table-cell office:value-type="float" office:value="0.57404773" calcext:value-type="float">
            <text:p>0.57404773</text:p>
          </table:table-cell>
          <table:table-cell table:formula="of:=(2*[.O6]*[.P6])/([.O6]+[.P6])" office:value-type="float" office:value="0.0991365727571644" calcext:value-type="float">
            <text:p>0.099136572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7]*[.D7])/([.C7]+[.D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F7]*[.G7])/([.F7]+[.G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I7]*[.J7])/([.I7]+[.J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L7]*[.M7])/([.L7]+[.M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O7]*[.P7])/([.O7]+[.P7])" office:value-type="float" office:value="0.0690836289158947" calcext:value-type="float">
            <text:p>0.0690836289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8]*[.D8])/([.C8]+[.D8])" office:value-type="float" office:value="0.224755657817857" calcext:value-type="float">
            <text:p>0.2247556578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F8]*[.G8])/([.F8]+[.G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I8]*[.J8])/([.I8]+[.J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L8]*[.M8])/([.L8]+[.M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O8]*[.P8])/([.O8]+[.P8])" office:value-type="float" office:value="0.224247431748098" calcext:value-type="float">
            <text:p>0.2242474317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9]*[.D9])/([.C9]+[.D9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9]*[.P9])/([.O9]+[.P9])" office:value-type="float" office:value="0.220085944201396" calcext:value-type="float">
            <text:p>0.2200859442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10]*[.D10])/([.C10]+[.D10])" office:value-type="float" office:value="0.0528105614326406" calcext:value-type="float">
            <text:p>0.0528105614</text:p>
          </table:table-cell>
          <table:table-cell office:value-type="float" office:value="0.01599196" calcext:value-type="float">
            <text:p>0.01599196</text:p>
          </table:table-cell>
          <table:table-cell office:value-type="float" office:value="0.58920683" calcext:value-type="float">
            <text:p>0.58920683</text:p>
          </table:table-cell>
          <table:table-cell table:formula="of:=(2*[.F10]*[.G10])/([.F10]+[.G10])" office:value-type="float" office:value="0.0311387670060834" calcext:value-type="float">
            <text:p>0.031138767</text:p>
          </table:table-cell>
          <table:table-cell office:value-type="float" office:value="0.01437229" calcext:value-type="float">
            <text:p>0.01437229</text:p>
          </table:table-cell>
          <table:table-cell office:value-type="float" office:value="0.67045995" calcext:value-type="float">
            <text:p>0.67045995</text:p>
          </table:table-cell>
          <table:table-cell table:formula="of:=(2*[.I10]*[.J10])/([.I10]+[.J10])" office:value-type="float" office:value="0.0281413294291913" calcext:value-type="float">
            <text:p>0.0281413294</text:p>
          </table:table-cell>
          <table:table-cell office:value-type="float" office:value="0.01419003" calcext:value-type="float">
            <text:p>0.01419003</text:p>
          </table:table-cell>
          <table:table-cell office:value-type="float" office:value="0.67045995" calcext:value-type="float">
            <text:p>0.67045995</text:p>
          </table:table-cell>
          <table:table-cell table:formula="of:=(2*[.L10]*[.M10])/([.L10]+[.M10])" office:value-type="float" office:value="0.0277918559328622" calcext:value-type="float">
            <text:p>0.0277918559</text:p>
          </table:table-cell>
          <table:table-cell office:value-type="float" office:value="0.01303704" calcext:value-type="float">
            <text:p>0.01303704</text:p>
          </table:table-cell>
          <table:table-cell office:value-type="float" office:value="0.68924446" calcext:value-type="float">
            <text:p>0.68924446</text:p>
          </table:table-cell>
          <table:table-cell table:formula="of:=(2*[.O10]*[.P10])/([.O10]+[.P10])" office:value-type="float" office:value="0.0255900450027472" calcext:value-type="float">
            <text:p>0.025590045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11]*[.D11])/([.C11]+[.D11])" office:value-type="float" office:value="0.0917398183751588" calcext:value-type="float">
            <text:p>0.0917398184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F11]*[.G11])/([.F11]+[.G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I11]*[.J11])/([.I11]+[.J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L11]*[.M11])/([.L11]+[.M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O11]*[.P11])/([.O11]+[.P11])" office:value-type="float" office:value="0.0887247702158897" calcext:value-type="float">
            <text:p>0.088724770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12]*[.D12])/([.C12]+[.D12])" office:value-type="float" office:value="0.0543936048467216" calcext:value-type="float">
            <text:p>0.0543936048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F12]*[.G12])/([.F12]+[.G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I12]*[.J12])/([.I12]+[.J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L12]*[.M12])/([.L12]+[.M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O12]*[.P12])/([.O12]+[.P12])" office:value-type="float" office:value="0.0543192852809711" calcext:value-type="float">
            <text:p>0.0543192853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F13]*[.G13])/([.F13]+[.G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I13]*[.J13])/([.I13]+[.J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L13]*[.M13])/([.L13]+[.M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O13]*[.P13])/([.O13]+[.P13])" office:value-type="float" office:value="0.0201608491342159" calcext:value-type="float">
            <text:p>0.0201608491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14]*[.D14])/([.C14]+[.D14])" office:value-type="float" office:value="0.0580224531680706" calcext:value-type="float">
            <text:p>0.0580224532</text:p>
          </table:table-cell>
          <table:table-cell office:value-type="float" office:value="0.0180402" calcext:value-type="float">
            <text:p>0.0180402</text:p>
          </table:table-cell>
          <table:table-cell office:value-type="float" office:value="0.87158983" calcext:value-type="float">
            <text:p>0.87158983</text:p>
          </table:table-cell>
          <table:table-cell table:formula="of:=(2*[.F14]*[.G14])/([.F14]+[.G14])" office:value-type="float" office:value="0.0353487502016226" calcext:value-type="float">
            <text:p>0.0353487502</text:p>
          </table:table-cell>
          <table:table-cell office:value-type="float" office:value="0.01747278" calcext:value-type="float">
            <text:p>0.01747278</text:p>
          </table:table-cell>
          <table:table-cell office:value-type="float" office:value="0.87913699" calcext:value-type="float">
            <text:p>0.87913699</text:p>
          </table:table-cell>
          <table:table-cell table:formula="of:=(2*[.I14]*[.J14])/([.I14]+[.J14])" office:value-type="float" office:value="0.0342645546147288" calcext:value-type="float">
            <text:p>0.0342645546</text:p>
          </table:table-cell>
          <table:table-cell office:value-type="float" office:value="0.01528252" calcext:value-type="float">
            <text:p>0.01528252</text:p>
          </table:table-cell>
          <table:table-cell office:value-type="float" office:value="0.88427717" calcext:value-type="float">
            <text:p>0.88427717</text:p>
          </table:table-cell>
          <table:table-cell table:formula="of:=(2*[.L14]*[.M14])/([.L14]+[.M14])" office:value-type="float" office:value="0.0300457739187233" calcext:value-type="float">
            <text:p>0.0300457739</text:p>
          </table:table-cell>
          <table:table-cell office:value-type="float" office:value="0.01525539" calcext:value-type="float">
            <text:p>0.01525539</text:p>
          </table:table-cell>
          <table:table-cell office:value-type="float" office:value="0.89104672" calcext:value-type="float">
            <text:p>0.89104672</text:p>
          </table:table-cell>
          <table:table-cell table:formula="of:=(2*[.O14]*[.P14])/([.O14]+[.P14])" office:value-type="float" office:value="0.0299972052847164" calcext:value-type="float">
            <text:p>0.0299972053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15]*[.D15])/([.C15]+[.D15])" office:value-type="float" office:value="0.0300718172974052" calcext:value-type="float">
            <text:p>0.0300718173</text:p>
          </table:table-cell>
          <table:table-cell office:value-type="float" office:value="0.01228102" calcext:value-type="float">
            <text:p>0.01228102</text:p>
          </table:table-cell>
          <table:table-cell office:value-type="float" office:value="0.87769424" calcext:value-type="float">
            <text:p>0.87769424</text:p>
          </table:table-cell>
          <table:table-cell table:formula="of:=(2*[.F15]*[.G15])/([.F15]+[.G15])" office:value-type="float" office:value="0.0242231014721124" calcext:value-type="float">
            <text:p>0.0242231015</text:p>
          </table:table-cell>
          <table:table-cell office:value-type="float" office:value="0.01227407" calcext:value-type="float">
            <text:p>0.01227407</text:p>
          </table:table-cell>
          <table:table-cell office:value-type="float" office:value="0.87769424" calcext:value-type="float">
            <text:p>0.87769424</text:p>
          </table:table-cell>
          <table:table-cell table:formula="of:=(2*[.I15]*[.J15])/([.I15]+[.J15])" office:value-type="float" office:value="0.0242095823397505" calcext:value-type="float">
            <text:p>0.0242095823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L15]*[.M15])/([.L15]+[.M15])" office:value-type="float" office:value="0.0240114785218061" calcext:value-type="float">
            <text:p>0.0240114785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O15]*[.P15])/([.O15]+[.P15])" office:value-type="float" office:value="0.0240114785218061" calcext:value-type="float">
            <text:p>0.0240114785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16]*[.D16])/([.C16]+[.D16])" office:value-type="float" office:value="0.124519739630838" calcext:value-type="float">
            <text:p>0.1245197396</text:p>
          </table:table-cell>
          <table:table-cell office:value-type="float" office:value="0.08501606" calcext:value-type="float">
            <text:p>0.08501606</text:p>
          </table:table-cell>
          <table:table-cell office:value-type="float" office:value="0.20849927" calcext:value-type="float">
            <text:p>0.20849927</text:p>
          </table:table-cell>
          <table:table-cell table:formula="of:=(2*[.F16]*[.G16])/([.F16]+[.G16])" office:value-type="float" office:value="0.12078269607435" calcext:value-type="float">
            <text:p>0.1207826961</text:p>
          </table:table-cell>
          <table:table-cell office:value-type="float" office:value="0.08524664" calcext:value-type="float">
            <text:p>0.08524664</text:p>
          </table:table-cell>
          <table:table-cell office:value-type="float" office:value="0.23118944" calcext:value-type="float">
            <text:p>0.23118944</text:p>
          </table:table-cell>
          <table:table-cell table:formula="of:=(2*[.I16]*[.J16])/([.I16]+[.J16])" office:value-type="float" office:value="0.12456305844442" calcext:value-type="float">
            <text:p>0.1245630584</text:p>
          </table:table-cell>
          <table:table-cell office:value-type="float" office:value="0.08515242" calcext:value-type="float">
            <text:p>0.08515242</text:p>
          </table:table-cell>
          <table:table-cell office:value-type="float" office:value="0.2346672" calcext:value-type="float">
            <text:p>0.2346672</text:p>
          </table:table-cell>
          <table:table-cell table:formula="of:=(2*[.L16]*[.M16])/([.L16]+[.M16])" office:value-type="float" office:value="0.124960938760568" calcext:value-type="float">
            <text:p>0.1249609388</text:p>
          </table:table-cell>
          <table:table-cell office:value-type="float" office:value="0.08512846" calcext:value-type="float">
            <text:p>0.08512846</text:p>
          </table:table-cell>
          <table:table-cell office:value-type="float" office:value="0.23475644" calcext:value-type="float">
            <text:p>0.23475644</text:p>
          </table:table-cell>
          <table:table-cell table:formula="of:=(2*[.O16]*[.P16])/([.O16]+[.P16])" office:value-type="float" office:value="0.124947780981737" calcext:value-type="float">
            <text:p>0.124947781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17]*[.D17])/([.C17]+[.D17])" office:value-type="float" office:value="0.00422647675201496" calcext:value-type="float">
            <text:p>0.0042264768</text:p>
          </table:table-cell>
          <table:table-cell office:value-type="float" office:value="0.00134511" calcext:value-type="float">
            <text:p>0.00134511</text:p>
          </table:table-cell>
          <table:table-cell office:value-type="float" office:value="0.77989899" calcext:value-type="float">
            <text:p>0.77989899</text:p>
          </table:table-cell>
          <table:table-cell table:formula="of:=(2*[.F17]*[.G17])/([.F17]+[.G17])" office:value-type="float" office:value="0.00268558810348494" calcext:value-type="float">
            <text:p>0.0026855881</text:p>
          </table:table-cell>
          <table:table-cell office:value-type="float" office:value="0.00095138" calcext:value-type="float">
            <text:p>0.00095138</text:p>
          </table:table-cell>
          <table:table-cell office:value-type="float" office:value="0.77989899" calcext:value-type="float">
            <text:p>0.77989899</text:p>
          </table:table-cell>
          <table:table-cell table:formula="of:=(2*[.I17]*[.J17])/([.I17]+[.J17])" office:value-type="float" office:value="0.00190044169693151" calcext:value-type="float">
            <text:p>0.0019004417</text:p>
          </table:table-cell>
          <table:table-cell office:value-type="float" office:value="0.00092703" calcext:value-type="float">
            <text:p>0.00092703</text:p>
          </table:table-cell>
          <table:table-cell office:value-type="float" office:value="0.85397306" calcext:value-type="float">
            <text:p>0.85397306</text:p>
          </table:table-cell>
          <table:table-cell table:formula="of:=(2*[.L17]*[.M17])/([.L17]+[.M17])" office:value-type="float" office:value="0.00185204950864328" calcext:value-type="float">
            <text:p>0.0018520495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87138047" calcext:value-type="float">
            <text:p>0.87138047</text:p>
          </table:table-cell>
          <table:table-cell table:formula="of:=(2*[.O17]*[.P17])/([.O17]+[.P17])" office:value-type="float" office:value="0.00177031985681762" calcext:value-type="float">
            <text:p>0.0017703199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18]*[.D18])/([.C18]+[.D18])" office:value-type="float" office:value="0.0310901840770555" calcext:value-type="float">
            <text:p>0.0310901841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F18]*[.G18])/([.F18]+[.G18])" office:value-type="float" office:value="0.0375632789484951" calcext:value-type="float">
            <text:p>0.0375632789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I18]*[.J18])/([.I18]+[.J18])" office:value-type="float" office:value="0.0375632789484951" calcext:value-type="float">
            <text:p>0.0375632789</text:p>
          </table:table-cell>
          <table:table-cell office:value-type="float" office:value="0.01339859" calcext:value-type="float">
            <text:p>0.01339859</text:p>
          </table:table-cell>
          <table:table-cell office:value-type="float" office:value="0.10481995" calcext:value-type="float">
            <text:p>0.10481995</text:p>
          </table:table-cell>
          <table:table-cell table:formula="of:=(2*[.L18]*[.M18])/([.L18]+[.M18])" office:value-type="float" office:value="0.0237600554679579" calcext:value-type="float">
            <text:p>0.0237600555</text:p>
          </table:table-cell>
          <table:table-cell office:value-type="float" office:value="0.01817783" calcext:value-type="float">
            <text:p>0.01817783</text:p>
          </table:table-cell>
          <table:table-cell office:value-type="float" office:value="0.32982206" calcext:value-type="float">
            <text:p>0.32982206</text:p>
          </table:table-cell>
          <table:table-cell table:formula="of:=(2*[.O18]*[.P18])/([.O18]+[.P18])" office:value-type="float" office:value="0.0344566162761132" calcext:value-type="float">
            <text:p>0.0344566163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19]*[.D19])/([.C19]+[.D19])" office:value-type="float" office:value="0.644456108655636" calcext:value-type="float">
            <text:p>0.6444561087</text:p>
          </table:table-cell>
          <table:table-cell office:value-type="float" office:value="0.83403325" calcext:value-type="float">
            <text:p>0.83403325</text:p>
          </table:table-cell>
          <table:table-cell office:value-type="float" office:value="0.53847097" calcext:value-type="float">
            <text:p>0.53847097</text:p>
          </table:table-cell>
          <table:table-cell table:formula="of:=(2*[.F19]*[.G19])/([.F19]+[.G19])" office:value-type="float" office:value="0.654428141779779" calcext:value-type="float">
            <text:p>0.6544281418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I19]*[.J19])/([.I19]+[.J19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L19]*[.M19])/([.L19]+[.M19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O19]*[.P19])/([.O19]+[.P19])" office:value-type="float" office:value="0.654389950586249" calcext:value-type="float">
            <text:p>0.6543899506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20]*[.D20])/([.C20]+[.D20])" office:value-type="float" office:value="0.0723677923736359" calcext:value-type="float">
            <text:p>0.0723677924</text:p>
          </table:table-cell>
          <table:table-cell office:value-type="float" office:value="0.03651069" calcext:value-type="float">
            <text:p>0.03651069</text:p>
          </table:table-cell>
          <table:table-cell office:value-type="float" office:value="0.95024316" calcext:value-type="float">
            <text:p>0.95024316</text:p>
          </table:table-cell>
          <table:table-cell table:formula="of:=(2*[.F20]*[.G20])/([.F20]+[.G20])" office:value-type="float" office:value="0.0703195299200108" calcext:value-type="float">
            <text:p>0.0703195299</text:p>
          </table:table-cell>
          <table:table-cell office:value-type="float" office:value="0.03323717" calcext:value-type="float">
            <text:p>0.03323717</text:p>
          </table:table-cell>
          <table:table-cell office:value-type="float" office:value="0.95199169" calcext:value-type="float">
            <text:p>0.95199169</text:p>
          </table:table-cell>
          <table:table-cell table:formula="of:=(2*[.I20]*[.J20])/([.I20]+[.J20])" office:value-type="float" office:value="0.0642317961313421" calcext:value-type="float">
            <text:p>0.0642317961</text:p>
          </table:table-cell>
          <table:table-cell office:value-type="float" office:value="0.03217778" calcext:value-type="float">
            <text:p>0.03217778</text:p>
          </table:table-cell>
          <table:table-cell office:value-type="float" office:value="0.95447095" calcext:value-type="float">
            <text:p>0.95447095</text:p>
          </table:table-cell>
          <table:table-cell table:formula="of:=(2*[.L20]*[.M20])/([.L20]+[.M20])" office:value-type="float" office:value="0.0622567187523588" calcext:value-type="float">
            <text:p>0.0622567188</text:p>
          </table:table-cell>
          <table:table-cell office:value-type="float" office:value="0.02911868" calcext:value-type="float">
            <text:p>0.02911868</text:p>
          </table:table-cell>
          <table:table-cell office:value-type="float" office:value="0.95844821" calcext:value-type="float">
            <text:p>0.95844821</text:p>
          </table:table-cell>
          <table:table-cell table:formula="of:=(2*[.O20]*[.P20])/([.O20]+[.P20])" office:value-type="float" office:value="0.0565202155037069" calcext:value-type="float">
            <text:p>0.0565202155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21]*[.D21])/([.C21]+[.D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F21]*[.G21])/([.F21]+[.G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I21]*[.J21])/([.I21]+[.J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L21]*[.M21])/([.L21]+[.M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O21]*[.P21])/([.O21]+[.P21])" office:value-type="float" office:value="0.0305254417894681" calcext:value-type="float">
            <text:p>0.0305254418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22]*[.D22])/([.C22]+[.D22])" office:value-type="float" office:value="0.0635304722157488" calcext:value-type="float">
            <text:p>0.0635304722</text:p>
          </table:table-cell>
          <table:table-cell office:value-type="float" office:value="0.07305633" calcext:value-type="float">
            <text:p>0.07305633</text:p>
          </table:table-cell>
          <table:table-cell office:value-type="float" office:value="0.11382073" calcext:value-type="float">
            <text:p>0.11382073</text:p>
          </table:table-cell>
          <table:table-cell table:formula="of:=(2*[.F22]*[.G22])/([.F22]+[.G22])" office:value-type="float" office:value="0.088992461800511" calcext:value-type="float">
            <text:p>0.0889924618</text:p>
          </table:table-cell>
          <table:table-cell office:value-type="float" office:value="0.06448603" calcext:value-type="float">
            <text:p>0.06448603</text:p>
          </table:table-cell>
          <table:table-cell office:value-type="float" office:value="0.23043668" calcext:value-type="float">
            <text:p>0.23043668</text:p>
          </table:table-cell>
          <table:table-cell table:formula="of:=(2*[.I22]*[.J22])/([.I22]+[.J22])" office:value-type="float" office:value="0.100771803294364" calcext:value-type="float">
            <text:p>0.1007718033</text:p>
          </table:table-cell>
          <table:table-cell office:value-type="float" office:value="0.06032312" calcext:value-type="float">
            <text:p>0.06032312</text:p>
          </table:table-cell>
          <table:table-cell office:value-type="float" office:value="0.33672957" calcext:value-type="float">
            <text:p>0.33672957</text:p>
          </table:table-cell>
          <table:table-cell table:formula="of:=(2*[.L22]*[.M22])/([.L22]+[.M22])" office:value-type="float" office:value="0.102316789535708" calcext:value-type="float">
            <text:p>0.1023167895</text:p>
          </table:table-cell>
          <table:table-cell office:value-type="float" office:value="0.06734327" calcext:value-type="float">
            <text:p>0.06734327</text:p>
          </table:table-cell>
          <table:table-cell office:value-type="float" office:value="0.44261966" calcext:value-type="float">
            <text:p>0.44261966</text:p>
          </table:table-cell>
          <table:table-cell table:formula="of:=(2*[.O22]*[.P22])/([.O22]+[.P22])" office:value-type="float" office:value="0.116900478513951" calcext:value-type="float">
            <text:p>0.1169004785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23]*[.D23])/([.C23]+[.D23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23]*[.G23])/([.F23]+[.G23])" office:value-type="float" office:value="0.0395147999700115" calcext:value-type="float">
            <text:p>0.0395148</text:p>
          </table:table-cell>
          <table:table-cell office:value-type="float" office:value="0.02022151" calcext:value-type="float">
            <text:p>0.02022151</text:p>
          </table:table-cell>
          <table:table-cell office:value-type="float" office:value="0.71118444" calcext:value-type="float">
            <text:p>0.71118444</text:p>
          </table:table-cell>
          <table:table-cell table:formula="of:=(2*[.I23]*[.J23])/([.I23]+[.J23])" office:value-type="float" office:value="0.0393248735953116" calcext:value-type="float">
            <text:p>0.0393248736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L23]*[.M23])/([.L23]+[.M23])" office:value-type="float" office:value="0.0393204901237503" calcext:value-type="float">
            <text:p>0.0393204901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O23]*[.P23])/([.O23]+[.P23])" office:value-type="float" office:value="0.0393204901237503" calcext:value-type="float">
            <text:p>0.0393204901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24]*[.D24])/([.C24]+[.D24])" office:value-type="float" office:value="0.520985253522364" calcext:value-type="float">
            <text:p>0.5209852535</text:p>
          </table:table-cell>
          <table:table-cell office:value-type="float" office:value="0.47445271" calcext:value-type="float">
            <text:p>0.47445271</text:p>
          </table:table-cell>
          <table:table-cell office:value-type="float" office:value="0.52598424" calcext:value-type="float">
            <text:p>0.52598424</text:p>
          </table:table-cell>
          <table:table-cell table:formula="of:=(2*[.F24]*[.G24])/([.F24]+[.G24])" office:value-type="float" office:value="0.498891305614592" calcext:value-type="float">
            <text:p>0.4988913056</text:p>
          </table:table-cell>
          <table:table-cell office:value-type="float" office:value="0.4400252" calcext:value-type="float">
            <text:p>0.4400252</text:p>
          </table:table-cell>
          <table:table-cell office:value-type="float" office:value="0.52810872" calcext:value-type="float">
            <text:p>0.52810872</text:p>
          </table:table-cell>
          <table:table-cell table:formula="of:=(2*[.I24]*[.J24])/([.I24]+[.J24])" office:value-type="float" office:value="0.480059918032299" calcext:value-type="float">
            <text:p>0.480059918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L24]*[.M24])/([.L24]+[.M24])" office:value-type="float" office:value="0.479467046942307" calcext:value-type="float">
            <text:p>0.4794670469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O24]*[.P24])/([.O24]+[.P24])" office:value-type="float" office:value="0.479467046942307" calcext:value-type="float">
            <text:p>0.4794670469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25]*[.D25])/([.C25]+[.D25])" office:value-type="float" office:value="0.128020865520982" calcext:value-type="float">
            <text:p>0.1280208655</text:p>
          </table:table-cell>
          <table:table-cell office:value-type="float" office:value="0.27797225" calcext:value-type="float">
            <text:p>0.27797225</text:p>
          </table:table-cell>
          <table:table-cell office:value-type="float" office:value="0.08844743" calcext:value-type="float">
            <text:p>0.08844743</text:p>
          </table:table-cell>
          <table:table-cell table:formula="of:=(2*[.F25]*[.G25])/([.F25]+[.G25])" office:value-type="float" office:value="0.134195472927751" calcext:value-type="float">
            <text:p>0.1341954729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I25]*[.J25])/([.I25]+[.J25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L25]*[.M25])/([.L25]+[.M25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O25]*[.P25])/([.O25]+[.P25])" office:value-type="float" office:value="0.139372672389568" calcext:value-type="float">
            <text:p>0.1393726724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26]*[.D26])/([.C26]+[.D26])" office:value-type="float" office:value="0.0781456950333658" calcext:value-type="float">
            <text:p>0.078145695</text:p>
          </table:table-cell>
          <table:table-cell office:value-type="float" office:value="0.0445048" calcext:value-type="float">
            <text:p>0.0445048</text:p>
          </table:table-cell>
          <table:table-cell office:value-type="float" office:value="0.67894825" calcext:value-type="float">
            <text:p>0.67894825</text:p>
          </table:table-cell>
          <table:table-cell table:formula="of:=(2*[.F26]*[.G26])/([.F26]+[.G26])" office:value-type="float" office:value="0.0835339793690828" calcext:value-type="float">
            <text:p>0.0835339794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I26]*[.J26])/([.I26]+[.J26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L26]*[.M26])/([.L26]+[.M26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O26]*[.P26])/([.O26]+[.P26])" office:value-type="float" office:value="0.0829639760430839" calcext:value-type="float">
            <text:p>0.082963976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27]*[.D27])/([.C27]+[.D27])" office:value-type="float" office:value="0.185672530483015" calcext:value-type="float">
            <text:p>0.1856725305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F27]*[.G27])/([.F27]+[.G27])" office:value-type="float" office:value="0.182123125206486" calcext:value-type="float">
            <text:p>0.1821231252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I27]*[.J27])/([.I27]+[.J27])" office:value-type="float" office:value="0.179900595116636" calcext:value-type="float">
            <text:p>0.1799005951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L27]*[.M27])/([.L27]+[.M27])" office:value-type="float" office:value="0.178123517590092" calcext:value-type="float">
            <text:p>0.1781235176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O27]*[.P27])/([.O27]+[.P27])" office:value-type="float" office:value="0.179374805663029" calcext:value-type="float">
            <text:p>0.1793748057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28]*[.D28])/([.C28]+[.D28])" office:value-type="float" office:value="0.29734778097602" calcext:value-type="float">
            <text:p>0.297347781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F28]*[.G28])/([.F28]+[.G28])" office:value-type="float" office:value="0.261129726226152" calcext:value-type="float">
            <text:p>0.2611297262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I28]*[.J28])/([.I28]+[.J28])" office:value-type="float" office:value="0.248820529666203" calcext:value-type="float">
            <text:p>0.2488205297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L28]*[.M28])/([.L28]+[.M28])" office:value-type="float" office:value="0.242902617223711" calcext:value-type="float">
            <text:p>0.2429026172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O28]*[.P28])/([.O28]+[.P28])" office:value-type="float" office:value="0.237310356689061" calcext:value-type="float">
            <text:p>0.23731035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0]*[.D30])/([.C30]+[.D30])" office:value-type="float" office:value="0.0801835267278504" calcext:value-type="float">
            <text:p>0.0801835267</text:p>
          </table:table-cell>
          <table:table-cell office:value-type="float" office:value="0.03734928" calcext:value-type="float">
            <text:p>0.03734928</text:p>
          </table:table-cell>
          <table:table-cell office:value-type="float" office:value="0.66907784" calcext:value-type="float">
            <text:p>0.66907784</text:p>
          </table:table-cell>
          <table:table-cell table:formula="of:=(2*[.F30]*[.G30])/([.F30]+[.G30])" office:value-type="float" office:value="0.0707491965709221" calcext:value-type="float">
            <text:p>0.0707491966</text:p>
          </table:table-cell>
          <table:table-cell office:value-type="float" office:value="0.03246099" calcext:value-type="float">
            <text:p>0.03246099</text:p>
          </table:table-cell>
          <table:table-cell office:value-type="float" office:value="0.72702003" calcext:value-type="float">
            <text:p>0.72702003</text:p>
          </table:table-cell>
          <table:table-cell table:formula="of:=(2*[.I30]*[.J30])/([.I30]+[.J30])" office:value-type="float" office:value="0.0621471486506133" calcext:value-type="float">
            <text:p>0.0621471487</text:p>
          </table:table-cell>
          <table:table-cell office:value-type="float" office:value="0.03150322" calcext:value-type="float">
            <text:p>0.03150322</text:p>
          </table:table-cell>
          <table:table-cell office:value-type="float" office:value="0.77405511" calcext:value-type="float">
            <text:p>0.77405511</text:p>
          </table:table-cell>
          <table:table-cell table:formula="of:=(2*[.L30]*[.M30])/([.L30]+[.M30])" office:value-type="float" office:value="0.0605424275668634" calcext:value-type="float">
            <text:p>0.0605424276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O30]*[.P30])/([.O30]+[.P30])" office:value-type="float" office:value="0.0542639635119983" calcext:value-type="float">
            <text:p>0.0542639635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31]*[.D31])/([.C31]+[.D31])" office:value-type="float" office:value="0.149516293891408" calcext:value-type="float">
            <text:p>0.1495162939</text:p>
          </table:table-cell>
          <table:table-cell office:value-type="float" office:value="0.07294975" calcext:value-type="float">
            <text:p>0.07294975</text:p>
          </table:table-cell>
          <table:table-cell office:value-type="float" office:value="0.8852609" calcext:value-type="float">
            <text:p>0.8852609</text:p>
          </table:table-cell>
          <table:table-cell table:formula="of:=(2*[.F31]*[.G31])/([.F31]+[.G31])" office:value-type="float" office:value="0.134791992428335" calcext:value-type="float">
            <text:p>0.1347919924</text:p>
          </table:table-cell>
          <table:table-cell office:value-type="float" office:value="0.06218568" calcext:value-type="float">
            <text:p>0.06218568</text:p>
          </table:table-cell>
          <table:table-cell office:value-type="float" office:value="0.92628697" calcext:value-type="float">
            <text:p>0.92628697</text:p>
          </table:table-cell>
          <table:table-cell table:formula="of:=(2*[.I31]*[.J31])/([.I31]+[.J31])" office:value-type="float" office:value="0.116547048832539" calcext:value-type="float">
            <text:p>0.1165470488</text:p>
          </table:table-cell>
          <table:table-cell office:value-type="float" office:value="0.06051846" calcext:value-type="float">
            <text:p>0.06051846</text:p>
          </table:table-cell>
          <table:table-cell office:value-type="float" office:value="0.93905472" calcext:value-type="float">
            <text:p>0.93905472</text:p>
          </table:table-cell>
          <table:table-cell table:formula="of:=(2*[.L31]*[.M31])/([.L31]+[.M31])" office:value-type="float" office:value="0.113708824220616" calcext:value-type="float">
            <text:p>0.1137088242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O31]*[.P31])/([.O31]+[.P31])" office:value-type="float" office:value="0.10546427978678" calcext:value-type="float">
            <text:p>0.1054642798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32]*[.D32])/([.C32]+[.D32])" office:value-type="float" office:value="0.00668651030178796" calcext:value-type="float">
            <text:p>0.0066865103</text:p>
          </table:table-cell>
          <table:table-cell office:value-type="float" office:value="0.00216588" calcext:value-type="float">
            <text:p>0.00216588</text:p>
          </table:table-cell>
          <table:table-cell office:value-type="float" office:value="1" calcext:value-type="float">
            <text:p>1</text:p>
          </table:table-cell>
          <table:table-cell table:formula="of:=(2*[.F32]*[.G32])/([.F32]+[.G32])" office:value-type="float" office:value="0.00432239820417754" calcext:value-type="float">
            <text:p>0.0043223982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I32]*[.J32])/([.I32]+[.J32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L32]*[.M32])/([.L32]+[.M32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O32]*[.P32])/([.O32]+[.P32])" office:value-type="float" office:value="0.0043191522746895" calcext:value-type="float">
            <text:p>0.0043191523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33]*[.D33])/([.C33]+[.D33])" office:value-type="float" office:value="0.106517995844172" calcext:value-type="float">
            <text:p>0.1065179958</text:p>
          </table:table-cell>
          <table:table-cell office:value-type="float" office:value="0.0490173" calcext:value-type="float">
            <text:p>0.0490173</text:p>
          </table:table-cell>
          <table:table-cell office:value-type="float" office:value="0.47199931" calcext:value-type="float">
            <text:p>0.47199931</text:p>
          </table:table-cell>
          <table:table-cell table:formula="of:=(2*[.F33]*[.G33])/([.F33]+[.G33])" office:value-type="float" office:value="0.0888114940445488" calcext:value-type="float">
            <text:p>0.088811494</text:p>
          </table:table-cell>
          <table:table-cell office:value-type="float" office:value="0.05237929" calcext:value-type="float">
            <text:p>0.05237929</text:p>
          </table:table-cell>
          <table:table-cell office:value-type="float" office:value="0.55366375" calcext:value-type="float">
            <text:p>0.55366375</text:p>
          </table:table-cell>
          <table:table-cell table:formula="of:=(2*[.I33]*[.J33])/([.I33]+[.J33])" office:value-type="float" office:value="0.0957044705067069" calcext:value-type="float">
            <text:p>0.0957044705</text:p>
          </table:table-cell>
          <table:table-cell office:value-type="float" office:value="0.05466005" calcext:value-type="float">
            <text:p>0.05466005</text:p>
          </table:table-cell>
          <table:table-cell office:value-type="float" office:value="0.62598522" calcext:value-type="float">
            <text:p>0.62598522</text:p>
          </table:table-cell>
          <table:table-cell table:formula="of:=(2*[.L33]*[.M33])/([.L33]+[.M33])" office:value-type="float" office:value="0.100541015805372" calcext:value-type="float">
            <text:p>0.10054101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O33]*[.P33])/([.O33]+[.P33])" office:value-type="float" office:value="0.101500161812003" calcext:value-type="float">
            <text:p>0.101500161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34]*[.D34])/([.C34]+[.D34])" office:value-type="float" office:value="0.0690836289158947" calcext:value-type="float">
            <text:p>0.0690836289</text:p>
          </table:table-cell>
          <table:table-cell office:value-type="float" office:value="0.04818871" calcext:value-type="float">
            <text:p>0.04818871</text:p>
          </table:table-cell>
          <table:table-cell office:value-type="float" office:value="0.90674389" calcext:value-type="float">
            <text:p>0.90674389</text:p>
          </table:table-cell>
          <table:table-cell table:formula="of:=(2*[.F34]*[.G34])/([.F34]+[.G34])" office:value-type="float" office:value="0.091513931683727" calcext:value-type="float">
            <text:p>0.0915139317</text:p>
          </table:table-cell>
          <table:table-cell office:value-type="float" office:value="0.03553924" calcext:value-type="float">
            <text:p>0.03553924</text:p>
          </table:table-cell>
          <table:table-cell office:value-type="float" office:value="0.92201755" calcext:value-type="float">
            <text:p>0.92201755</text:p>
          </table:table-cell>
          <table:table-cell table:formula="of:=(2*[.I34]*[.J34])/([.I34]+[.J34])" office:value-type="float" office:value="0.0684404378640812" calcext:value-type="float">
            <text:p>0.0684404379</text:p>
          </table:table-cell>
          <table:table-cell office:value-type="float" office:value="0.03117306" calcext:value-type="float">
            <text:p>0.03117306</text:p>
          </table:table-cell>
          <table:table-cell office:value-type="float" office:value="0.9342516" calcext:value-type="float">
            <text:p>0.9342516</text:p>
          </table:table-cell>
          <table:table-cell table:formula="of:=(2*[.L34]*[.M34])/([.L34]+[.M34])" office:value-type="float" office:value="0.0603329962213644" calcext:value-type="float">
            <text:p>0.0603329962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O34]*[.P34])/([.O34]+[.P34])" office:value-type="float" office:value="0.0561775476275613" calcext:value-type="float">
            <text:p>0.0561775476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35]*[.D35])/([.C35]+[.D35])" office:value-type="float" office:value="0.224755657817857" calcext:value-type="float">
            <text:p>0.2247556578</text:p>
          </table:table-cell>
          <table:table-cell office:value-type="float" office:value="0.13358978" calcext:value-type="float">
            <text:p>0.13358978</text:p>
          </table:table-cell>
          <table:table-cell office:value-type="float" office:value="0.63348076" calcext:value-type="float">
            <text:p>0.63348076</text:p>
          </table:table-cell>
          <table:table-cell table:formula="of:=(2*[.F35]*[.G35])/([.F35]+[.G35])" office:value-type="float" office:value="0.220648691221104" calcext:value-type="float">
            <text:p>0.2206486912</text:p>
          </table:table-cell>
          <table:table-cell office:value-type="float" office:value="0.11930404" calcext:value-type="float">
            <text:p>0.11930404</text:p>
          </table:table-cell>
          <table:table-cell office:value-type="float" office:value="0.68277217" calcext:value-type="float">
            <text:p>0.68277217</text:p>
          </table:table-cell>
          <table:table-cell table:formula="of:=(2*[.I35]*[.J35])/([.I35]+[.J35])" office:value-type="float" office:value="0.203116554923295" calcext:value-type="float">
            <text:p>0.2031165549</text:p>
          </table:table-cell>
          <table:table-cell office:value-type="float" office:value="0.11698284" calcext:value-type="float">
            <text:p>0.11698284</text:p>
          </table:table-cell>
          <table:table-cell office:value-type="float" office:value="0.68773753" calcext:value-type="float">
            <text:p>0.68773753</text:p>
          </table:table-cell>
          <table:table-cell table:formula="of:=(2*[.L35]*[.M35])/([.L35]+[.M35])" office:value-type="float" office:value="0.199953903078122" calcext:value-type="float">
            <text:p>0.1999539031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O35]*[.P35])/([.O35]+[.P35])" office:value-type="float" office:value="0.197566969963919" calcext:value-type="float">
            <text:p>0.19756697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36]*[.D36])/([.C36]+[.D36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36]*[.G36])/([.F36]+[.G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36]*[.J36])/([.I36]+[.J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36]*[.M36])/([.L36]+[.M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36]*[.P36])/([.O36]+[.P36])" office:value-type="float" office:value="0.220085944201396" calcext:value-type="float">
            <text:p>0.2200859442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37]*[.D37])/([.C37]+[.D37])" office:value-type="float" office:value="0.0528105614326406" calcext:value-type="float">
            <text:p>0.0528105614</text:p>
          </table:table-cell>
          <table:table-cell office:value-type="float" office:value="0.01581288" calcext:value-type="float">
            <text:p>0.01581288</text:p>
          </table:table-cell>
          <table:table-cell office:value-type="float" office:value="0.58920683" calcext:value-type="float">
            <text:p>0.58920683</text:p>
          </table:table-cell>
          <table:table-cell table:formula="of:=(2*[.F37]*[.G37])/([.F37]+[.G37])" office:value-type="float" office:value="0.0307991847008436" calcext:value-type="float">
            <text:p>0.0307991847</text:p>
          </table:table-cell>
          <table:table-cell office:value-type="float" office:value="0.0142263" calcext:value-type="float">
            <text:p>0.0142263</text:p>
          </table:table-cell>
          <table:table-cell office:value-type="float" office:value="0.67045995" calcext:value-type="float">
            <text:p>0.67045995</text:p>
          </table:table-cell>
          <table:table-cell table:formula="of:=(2*[.I37]*[.J37])/([.I37]+[.J37])" office:value-type="float" office:value="0.0278614164858284" calcext:value-type="float">
            <text:p>0.0278614165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67045995" calcext:value-type="float">
            <text:p>0.67045995</text:p>
          </table:table-cell>
          <table:table-cell table:formula="of:=(2*[.L37]*[.M37])/([.L37]+[.M37])" office:value-type="float" office:value="0.0275061910805895" calcext:value-type="float">
            <text:p>0.0275061911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O37]*[.P37])/([.O37]+[.P37])" office:value-type="float" office:value="0.0253649808264377" calcext:value-type="float">
            <text:p>0.0253649808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38]*[.D38])/([.C38]+[.D38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F38]*[.G38])/([.F38]+[.G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I38]*[.J38])/([.I38]+[.J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L38]*[.M38])/([.L38]+[.M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O38]*[.P38])/([.O38]+[.P38])" office:value-type="float" office:value="0.0115709382477708" calcext:value-type="float">
            <text:p>0.011570938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39]*[.D39])/([.C39]+[.D39])" office:value-type="float" office:value="0.0543936048467216" calcext:value-type="float">
            <text:p>0.0543936048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94530553" calcext:value-type="float">
            <text:p>0.94530553</text:p>
          </table:table-cell>
          <table:table-cell table:formula="of:=(2*[.F39]*[.G39])/([.F39]+[.G39])" office:value-type="float" office:value="0.0428572581662318" calcext:value-type="float">
            <text:p>0.0428572582</text:p>
          </table:table-cell>
          <table:table-cell office:value-type="float" office:value="0.02122596" calcext:value-type="float">
            <text:p>0.02122596</text:p>
          </table:table-cell>
          <table:table-cell office:value-type="float" office:value="0.9640666" calcext:value-type="float">
            <text:p>0.9640666</text:p>
          </table:table-cell>
          <table:table-cell table:formula="of:=(2*[.I39]*[.J39])/([.I39]+[.J39])" office:value-type="float" office:value="0.0415373868020195" calcext:value-type="float">
            <text:p>0.0415373868</text:p>
          </table:table-cell>
          <table:table-cell office:value-type="float" office:value="0.02031922" calcext:value-type="float">
            <text:p>0.02031922</text:p>
          </table:table-cell>
          <table:table-cell office:value-type="float" office:value="0.96718867" calcext:value-type="float">
            <text:p>0.96718867</text:p>
          </table:table-cell>
          <table:table-cell table:formula="of:=(2*[.L39]*[.M39])/([.L39]+[.M39])" office:value-type="float" office:value="0.0398022528553922" calcext:value-type="float">
            <text:p>0.0398022529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O39]*[.P39])/([.O39]+[.P39])" office:value-type="float" office:value="0.0357847244695073" calcext:value-type="float">
            <text:p>0.0357847245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40]*[.D40])/([.C40]+[.D40])" office:value-type="float" office:value="0.0201608491342159" calcext:value-type="float">
            <text:p>0.0201608491</text:p>
          </table:table-cell>
          <table:table-cell office:value-type="float" office:value="0.11602087" calcext:value-type="float">
            <text:p>0.11602087</text:p>
          </table:table-cell>
          <table:table-cell office:value-type="float" office:value="0.01110156" calcext:value-type="float">
            <text:p>0.01110156</text:p>
          </table:table-cell>
          <table:table-cell table:formula="of:=(2*[.F40]*[.G40])/([.F40]+[.G40])" office:value-type="float" office:value="0.0202641288332389" calcext:value-type="float">
            <text:p>0.0202641288</text:p>
          </table:table-cell>
          <table:table-cell office:value-type="float" office:value="0.12381941" calcext:value-type="float">
            <text:p>0.12381941</text:p>
          </table:table-cell>
          <table:table-cell office:value-type="float" office:value="0.01275894" calcext:value-type="float">
            <text:p>0.01275894</text:p>
          </table:table-cell>
          <table:table-cell table:formula="of:=(2*[.I40]*[.J40])/([.I40]+[.J40])" office:value-type="float" office:value="0.0231340387847034" calcext:value-type="float">
            <text:p>0.0231340388</text:p>
          </table:table-cell>
          <table:table-cell office:value-type="float" office:value="0.14456414" calcext:value-type="float">
            <text:p>0.14456414</text:p>
          </table:table-cell>
          <table:table-cell office:value-type="float" office:value="0.01859552" calcext:value-type="float">
            <text:p>0.01859552</text:p>
          </table:table-cell>
          <table:table-cell table:formula="of:=(2*[.L40]*[.M40])/([.L40]+[.M40])" office:value-type="float" office:value="0.0329523284940996" calcext:value-type="float">
            <text:p>0.0329523285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O40]*[.P40])/([.O40]+[.P40])" office:value-type="float" office:value="0.0837878879469668" calcext:value-type="float">
            <text:p>0.0837878879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41]*[.D41])/([.C41]+[.D41])" office:value-type="float" office:value="0.0580224531680706" calcext:value-type="float">
            <text:p>0.0580224532</text:p>
          </table:table-cell>
          <table:table-cell office:value-type="float" office:value="0.01797188" calcext:value-type="float">
            <text:p>0.01797188</text:p>
          </table:table-cell>
          <table:table-cell office:value-type="float" office:value="0.87328486" calcext:value-type="float">
            <text:p>0.87328486</text:p>
          </table:table-cell>
          <table:table-cell table:formula="of:=(2*[.F41]*[.G41])/([.F41]+[.G41])" office:value-type="float" office:value="0.0352189666688788" calcext:value-type="float">
            <text:p>0.0352189667</text:p>
          </table:table-cell>
          <table:table-cell office:value-type="float" office:value="0.01741634" calcext:value-type="float">
            <text:p>0.01741634</text:p>
          </table:table-cell>
          <table:table-cell office:value-type="float" office:value="0.88083202" calcext:value-type="float">
            <text:p>0.88083202</text:p>
          </table:table-cell>
          <table:table-cell table:formula="of:=(2*[.I41]*[.J41])/([.I41]+[.J41])" office:value-type="float" office:value="0.0341573013129839" calcext:value-type="float">
            <text:p>0.0341573013</text:p>
          </table:table-cell>
          <table:table-cell office:value-type="float" office:value="0.01525631" calcext:value-type="float">
            <text:p>0.01525631</text:p>
          </table:table-cell>
          <table:table-cell office:value-type="float" office:value="0.88768161" calcext:value-type="float">
            <text:p>0.88768161</text:p>
          </table:table-cell>
          <table:table-cell table:formula="of:=(2*[.L41]*[.M41])/([.L41]+[.M41])" office:value-type="float" office:value="0.0299970696179403" calcext:value-type="float">
            <text:p>0.0299970696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O41]*[.P41])/([.O41]+[.P41])" office:value-type="float" office:value="0.0297899960879404" calcext:value-type="float">
            <text:p>0.029789996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42]*[.D42])/([.C42]+[.D42])" office:value-type="float" office:value="0.0300718172974052" calcext:value-type="float">
            <text:p>0.0300718173</text:p>
          </table:table-cell>
          <table:table-cell office:value-type="float" office:value="0.01084427" calcext:value-type="float">
            <text:p>0.01084427</text:p>
          </table:table-cell>
          <table:table-cell office:value-type="float" office:value="0.9184042" calcext:value-type="float">
            <text:p>0.9184042</text:p>
          </table:table-cell>
          <table:table-cell table:formula="of:=(2*[.F42]*[.G42])/([.F42]+[.G42])" office:value-type="float" office:value="0.0214354361303043" calcext:value-type="float">
            <text:p>0.0214354361</text:p>
          </table:table-cell>
          <table:table-cell office:value-type="float" office:value="0.0103914" calcext:value-type="float">
            <text:p>0.0103914</text:p>
          </table:table-cell>
          <table:table-cell office:value-type="float" office:value="0.94257492" calcext:value-type="float">
            <text:p>0.94257492</text:p>
          </table:table-cell>
          <table:table-cell table:formula="of:=(2*[.I42]*[.J42])/([.I42]+[.J42])" office:value-type="float" office:value="0.0205561787822428" calcext:value-type="float">
            <text:p>0.0205561788</text:p>
          </table:table-cell>
          <table:table-cell office:value-type="float" office:value="0.00942718" calcext:value-type="float">
            <text:p>0.00942718</text:p>
          </table:table-cell>
          <table:table-cell office:value-type="float" office:value="0.94760246" calcext:value-type="float">
            <text:p>0.94760246</text:p>
          </table:table-cell>
          <table:table-cell table:formula="of:=(2*[.L42]*[.M42])/([.L42]+[.M42])" office:value-type="float" office:value="0.0186686359240928" calcext:value-type="float">
            <text:p>0.0186686359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O42]*[.P42])/([.O42]+[.P42])" office:value-type="float" office:value="0.0161835406575099" calcext:value-type="float">
            <text:p>0.0161835407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43]*[.D43])/([.C43]+[.D43])" office:value-type="float" office:value="0.124519739630838" calcext:value-type="float">
            <text:p>0.1245197396</text:p>
          </table:table-cell>
          <table:table-cell office:value-type="float" office:value="0.08710549" calcext:value-type="float">
            <text:p>0.08710549</text:p>
          </table:table-cell>
          <table:table-cell office:value-type="float" office:value="0.23608605" calcext:value-type="float">
            <text:p>0.23608605</text:p>
          </table:table-cell>
          <table:table-cell table:formula="of:=(2*[.F43]*[.G43])/([.F43]+[.G43])" office:value-type="float" office:value="0.127258226297721" calcext:value-type="float">
            <text:p>0.1272582263</text:p>
          </table:table-cell>
          <table:table-cell office:value-type="float" office:value="0.08987411" calcext:value-type="float">
            <text:p>0.08987411</text:p>
          </table:table-cell>
          <table:table-cell office:value-type="float" office:value="0.30502467" calcext:value-type="float">
            <text:p>0.30502467</text:p>
          </table:table-cell>
          <table:table-cell table:formula="of:=(2*[.I43]*[.J43])/([.I43]+[.J43])" office:value-type="float" office:value="0.138839733788459" calcext:value-type="float">
            <text:p>0.1388397338</text:p>
          </table:table-cell>
          <table:table-cell office:value-type="float" office:value="0.08763594" calcext:value-type="float">
            <text:p>0.08763594</text:p>
          </table:table-cell>
          <table:table-cell office:value-type="float" office:value="0.33937211" calcext:value-type="float">
            <text:p>0.33937211</text:p>
          </table:table-cell>
          <table:table-cell table:formula="of:=(2*[.L43]*[.M43])/([.L43]+[.M43])" office:value-type="float" office:value="0.13930038962794" calcext:value-type="float">
            <text:p>0.13930038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O43]*[.P43])/([.O43]+[.P43])" office:value-type="float" office:value="0.143418048836275" calcext:value-type="float">
            <text:p>0.1434180488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44]*[.D44])/([.C44]+[.D44])" office:value-type="float" office:value="0.00422647675201496" calcext:value-type="float">
            <text:p>0.0042264768</text:p>
          </table:table-cell>
          <table:table-cell office:value-type="float" office:value="0.00132743" calcext:value-type="float">
            <text:p>0.00132743</text:p>
          </table:table-cell>
          <table:table-cell office:value-type="float" office:value="0.77989899" calcext:value-type="float">
            <text:p>0.77989899</text:p>
          </table:table-cell>
          <table:table-cell table:formula="of:=(2*[.F44]*[.G44])/([.F44]+[.G44])" office:value-type="float" office:value="0.00265034896360955" calcext:value-type="float">
            <text:p>0.002650349</text:p>
          </table:table-cell>
          <table:table-cell office:value-type="float" office:value="0.00094384" calcext:value-type="float">
            <text:p>0.00094384</text:p>
          </table:table-cell>
          <table:table-cell office:value-type="float" office:value="0.77989899" calcext:value-type="float">
            <text:p>0.77989899</text:p>
          </table:table-cell>
          <table:table-cell table:formula="of:=(2*[.I44]*[.J44])/([.I44]+[.J44])" office:value-type="float" office:value="0.00188539827591578" calcext:value-type="float">
            <text:p>0.0018853983</text:p>
          </table:table-cell>
          <table:table-cell office:value-type="float" office:value="0.00087414" calcext:value-type="float">
            <text:p>0.00087414</text:p>
          </table:table-cell>
          <table:table-cell office:value-type="float" office:value="0.8873064" calcext:value-type="float">
            <text:p>0.8873064</text:p>
          </table:table-cell>
          <table:table-cell table:formula="of:=(2*[.L44]*[.M44])/([.L44]+[.M44])" office:value-type="float" office:value="0.00174655935716853" calcext:value-type="float">
            <text:p>0.0017465594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O44]*[.P44])/([.O44]+[.P44])" office:value-type="float" office:value="0.0015889131673379" calcext:value-type="float">
            <text:p>0.0015889132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45]*[.D45])/([.C45]+[.D45])" office:value-type="float" office:value="0.0310901840770555" calcext:value-type="float">
            <text:p>0.0310901841</text:p>
          </table:table-cell>
          <table:table-cell office:value-type="float" office:value="0.02518178" calcext:value-type="float">
            <text:p>0.02518178</text:p>
          </table:table-cell>
          <table:table-cell office:value-type="float" office:value="0.0899519" calcext:value-type="float">
            <text:p>0.0899519</text:p>
          </table:table-cell>
          <table:table-cell table:formula="of:=(2*[.F45]*[.G45])/([.F45]+[.G45])" office:value-type="float" office:value="0.0393481552293299" calcext:value-type="float">
            <text:p>0.0393481552</text:p>
          </table:table-cell>
          <table:table-cell office:value-type="float" office:value="0.03325449" calcext:value-type="float">
            <text:p>0.03325449</text:p>
          </table:table-cell>
          <table:table-cell office:value-type="float" office:value="0.16032133" calcext:value-type="float">
            <text:p>0.16032133</text:p>
          </table:table-cell>
          <table:table-cell table:formula="of:=(2*[.I45]*[.J45])/([.I45]+[.J45])" office:value-type="float" office:value="0.0550833680081706" calcext:value-type="float">
            <text:p>0.055083368</text:p>
          </table:table-cell>
          <table:table-cell office:value-type="float" office:value="0.01991501" calcext:value-type="float">
            <text:p>0.01991501</text:p>
          </table:table-cell>
          <table:table-cell office:value-type="float" office:value="0.22684952" calcext:value-type="float">
            <text:p>0.22684952</text:p>
          </table:table-cell>
          <table:table-cell table:formula="of:=(2*[.L45]*[.M45])/([.L45]+[.M45])" office:value-type="float" office:value="0.0366155578299296" calcext:value-type="float">
            <text:p>0.0366155578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O45]*[.P45])/([.O45]+[.P45])" office:value-type="float" office:value="0.037091497222455" calcext:value-type="float">
            <text:p>0.0370914972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46]*[.D46])/([.C46]+[.D46])" office:value-type="float" office:value="0.644456108655636" calcext:value-type="float">
            <text:p>0.6444561087</text:p>
          </table:table-cell>
          <table:table-cell office:value-type="float" office:value="0.82866527" calcext:value-type="float">
            <text:p>0.82866527</text:p>
          </table:table-cell>
          <table:table-cell office:value-type="float" office:value="0.54012728" calcext:value-type="float">
            <text:p>0.54012728</text:p>
          </table:table-cell>
          <table:table-cell table:formula="of:=(2*[.F46]*[.G46])/([.F46]+[.G46])" office:value-type="float" office:value="0.653984737593093" calcext:value-type="float">
            <text:p>0.6539847376</text:p>
          </table:table-cell>
          <table:table-cell office:value-type="float" office:value="0.81141336" calcext:value-type="float">
            <text:p>0.81141336</text:p>
          </table:table-cell>
          <table:table-cell office:value-type="float" office:value="0.54628117" calcext:value-type="float">
            <text:p>0.54628117</text:p>
          </table:table-cell>
          <table:table-cell table:formula="of:=(2*[.I46]*[.J46])/([.I46]+[.J46])" office:value-type="float" office:value="0.652959601530443" calcext:value-type="float">
            <text:p>0.6529596015</text:p>
          </table:table-cell>
          <table:table-cell office:value-type="float" office:value="0.7939456" calcext:value-type="float">
            <text:p>0.7939456</text:p>
          </table:table-cell>
          <table:table-cell office:value-type="float" office:value="0.56067703" calcext:value-type="float">
            <text:p>0.56067703</text:p>
          </table:table-cell>
          <table:table-cell table:formula="of:=(2*[.L46]*[.M46])/([.L46]+[.M46])" office:value-type="float" office:value="0.657226671297479" calcext:value-type="float">
            <text:p>0.6572266713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O46]*[.P46])/([.O46]+[.P46])" office:value-type="float" office:value="0.649918942809978" calcext:value-type="float">
            <text:p>0.6499189428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47]*[.D47])/([.C47]+[.D47])" office:value-type="float" office:value="0.0723677923736359" calcext:value-type="float">
            <text:p>0.0723677924</text:p>
          </table:table-cell>
          <table:table-cell office:value-type="float" office:value="0.03491987" calcext:value-type="float">
            <text:p>0.03491987</text:p>
          </table:table-cell>
          <table:table-cell office:value-type="float" office:value="0.95608261" calcext:value-type="float">
            <text:p>0.95608261</text:p>
          </table:table-cell>
          <table:table-cell table:formula="of:=(2*[.F47]*[.G47])/([.F47]+[.G47])" office:value-type="float" office:value="0.0673788030287486" calcext:value-type="float">
            <text:p>0.067378803</text:p>
          </table:table-cell>
          <table:table-cell office:value-type="float" office:value="0.0314973" calcext:value-type="float">
            <text:p>0.0314973</text:p>
          </table:table-cell>
          <table:table-cell office:value-type="float" office:value="0.96003839" calcext:value-type="float">
            <text:p>0.96003839</text:p>
          </table:table-cell>
          <table:table-cell table:formula="of:=(2*[.I47]*[.J47])/([.I47]+[.J47])" office:value-type="float" office:value="0.0609935022739262" calcext:value-type="float">
            <text:p>0.0609935023</text:p>
          </table:table-cell>
          <table:table-cell office:value-type="float" office:value="0.0299213" calcext:value-type="float">
            <text:p>0.0299213</text:p>
          </table:table-cell>
          <table:table-cell office:value-type="float" office:value="0.96309779" calcext:value-type="float">
            <text:p>0.96309779</text:p>
          </table:table-cell>
          <table:table-cell table:formula="of:=(2*[.L47]*[.M47])/([.L47]+[.M47])" office:value-type="float" office:value="0.0580394439424664" calcext:value-type="float">
            <text:p>0.0580394439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O47]*[.P47])/([.O47]+[.P47])" office:value-type="float" office:value="0.0533805175492573" calcext:value-type="float">
            <text:p>0.0533805175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48]*[.D48])/([.C48]+[.D48])" office:value-type="float" office:value="0.0305254417894681" calcext:value-type="float">
            <text:p>0.0305254418</text:p>
          </table:table-cell>
          <table:table-cell office:value-type="float" office:value="0.00515938" calcext:value-type="float">
            <text:p>0.00515938</text:p>
          </table:table-cell>
          <table:table-cell office:value-type="float" office:value="0.49598613" calcext:value-type="float">
            <text:p>0.49598613</text:p>
          </table:table-cell>
          <table:table-cell table:formula="of:=(2*[.F48]*[.G48])/([.F48]+[.G48])" office:value-type="float" office:value="0.0102125265749638" calcext:value-type="float">
            <text:p>0.0102125266</text:p>
          </table:table-cell>
          <table:table-cell office:value-type="float" office:value="0.0044214" calcext:value-type="float">
            <text:p>0.0044214</text:p>
          </table:table-cell>
          <table:table-cell office:value-type="float" office:value="0.59974457" calcext:value-type="float">
            <text:p>0.59974457</text:p>
          </table:table-cell>
          <table:table-cell table:formula="of:=(2*[.I48]*[.J48])/([.I48]+[.J48])" office:value-type="float" office:value="0.00877808672937339" calcext:value-type="float">
            <text:p>0.0087780867</text:p>
          </table:table-cell>
          <table:table-cell office:value-type="float" office:value="0.00411013" calcext:value-type="float">
            <text:p>0.00411013</text:p>
          </table:table-cell>
          <table:table-cell office:value-type="float" office:value="0.64870462" calcext:value-type="float">
            <text:p>0.64870462</text:p>
          </table:table-cell>
          <table:table-cell table:formula="of:=(2*[.L48]*[.M48])/([.L48]+[.M48])" office:value-type="float" office:value="0.00816850513809806" calcext:value-type="float">
            <text:p>0.0081685051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O48]*[.P48])/([.O48]+[.P48])" office:value-type="float" office:value="0.00734357431765881" calcext:value-type="float">
            <text:p>0.0073435743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49]*[.D49])/([.C49]+[.D49])" office:value-type="float" office:value="0.0635304722157488" calcext:value-type="float">
            <text:p>0.0635304722</text:p>
          </table:table-cell>
          <table:table-cell office:value-type="float" office:value="0.0729438" calcext:value-type="float">
            <text:p>0.0729438</text:p>
          </table:table-cell>
          <table:table-cell office:value-type="float" office:value="0.11407632" calcext:value-type="float">
            <text:p>0.11407632</text:p>
          </table:table-cell>
          <table:table-cell table:formula="of:=(2*[.F49]*[.G49])/([.F49]+[.G49])" office:value-type="float" office:value="0.088986792124997" calcext:value-type="float">
            <text:p>0.0889867921</text:p>
          </table:table-cell>
          <table:table-cell office:value-type="float" office:value="0.06453981" calcext:value-type="float">
            <text:p>0.06453981</text:p>
          </table:table-cell>
          <table:table-cell office:value-type="float" office:value="0.23108567" calcext:value-type="float">
            <text:p>0.23108567</text:p>
          </table:table-cell>
          <table:table-cell table:formula="of:=(2*[.I49]*[.J49])/([.I49]+[.J49])" office:value-type="float" office:value="0.100899457215411" calcext:value-type="float">
            <text:p>0.1008994572</text:p>
          </table:table-cell>
          <table:table-cell office:value-type="float" office:value="0.06032428" calcext:value-type="float">
            <text:p>0.06032428</text:p>
          </table:table-cell>
          <table:table-cell office:value-type="float" office:value="0.33725076" calcext:value-type="float">
            <text:p>0.33725076</text:p>
          </table:table-cell>
          <table:table-cell table:formula="of:=(2*[.L49]*[.M49])/([.L49]+[.M49])" office:value-type="float" office:value="0.102342487478353" calcext:value-type="float">
            <text:p>0.1023424875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O49]*[.P49])/([.O49]+[.P49])" office:value-type="float" office:value="0.116943932988016" calcext:value-type="float">
            <text:p>0.116943933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50]*[.D50])/([.C50]+[.D50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50]*[.G50])/([.F50]+[.G50])" office:value-type="float" office:value="0.0395147999700115" calcext:value-type="float">
            <text:p>0.039514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71118444" calcext:value-type="float">
            <text:p>0.71118444</text:p>
          </table:table-cell>
          <table:table-cell table:formula="of:=(2*[.I50]*[.J50])/([.I50]+[.J50])" office:value-type="float" office:value="0.0393106724979069" calcext:value-type="float">
            <text:p>0.0393106725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L50]*[.M50])/([.L50]+[.M50])" office:value-type="float" office:value="0.0393063980033197" calcext:value-type="float">
            <text:p>0.039306398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O50]*[.P50])/([.O50]+[.P50])" office:value-type="float" office:value="0.0393063980033197" calcext:value-type="float">
            <text:p>0.039306398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51]*[.D51])/([.C51]+[.D51])" office:value-type="float" office:value="0.520985253522364" calcext:value-type="float">
            <text:p>0.5209852535</text:p>
          </table:table-cell>
          <table:table-cell office:value-type="float" office:value="0.45256802" calcext:value-type="float">
            <text:p>0.45256802</text:p>
          </table:table-cell>
          <table:table-cell office:value-type="float" office:value="0.53105812" calcext:value-type="float">
            <text:p>0.53105812</text:p>
          </table:table-cell>
          <table:table-cell table:formula="of:=(2*[.F51]*[.G51])/([.F51]+[.G51])" office:value-type="float" office:value="0.488681445316861" calcext:value-type="float">
            <text:p>0.4886814453</text:p>
          </table:table-cell>
          <table:table-cell office:value-type="float" office:value="0.42175351" calcext:value-type="float">
            <text:p>0.42175351</text:p>
          </table:table-cell>
          <table:table-cell office:value-type="float" office:value="0.58656195" calcext:value-type="float">
            <text:p>0.58656195</text:p>
          </table:table-cell>
          <table:table-cell table:formula="of:=(2*[.I51]*[.J51])/([.I51]+[.J51])" office:value-type="float" office:value="0.490688819241043" calcext:value-type="float">
            <text:p>0.4906888192</text:p>
          </table:table-cell>
          <table:table-cell office:value-type="float" office:value="0.41429228" calcext:value-type="float">
            <text:p>0.41429228</text:p>
          </table:table-cell>
          <table:table-cell office:value-type="float" office:value="0.58710165" calcext:value-type="float">
            <text:p>0.58710165</text:p>
          </table:table-cell>
          <table:table-cell table:formula="of:=(2*[.L51]*[.M51])/([.L51]+[.M51])" office:value-type="float" office:value="0.485786210368305" calcext:value-type="float">
            <text:p>0.4857862104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O51]*[.P51])/([.O51]+[.P51])" office:value-type="float" office:value="0.470313166176347" calcext:value-type="float">
            <text:p>0.4703131662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52]*[.D52])/([.C52]+[.D52])" office:value-type="float" office:value="0.128020865520982" calcext:value-type="float">
            <text:p>0.1280208655</text:p>
          </table:table-cell>
          <table:table-cell office:value-type="float" office:value="0.24586755" calcext:value-type="float">
            <text:p>0.24586755</text:p>
          </table:table-cell>
          <table:table-cell office:value-type="float" office:value="0.19160636" calcext:value-type="float">
            <text:p>0.19160636</text:p>
          </table:table-cell>
          <table:table-cell table:formula="of:=(2*[.F52]*[.G52])/([.F52]+[.G52])" office:value-type="float" office:value="0.215371866622254" calcext:value-type="float">
            <text:p>0.2153718666</text:p>
          </table:table-cell>
          <table:table-cell office:value-type="float" office:value="0.24213837" calcext:value-type="float">
            <text:p>0.24213837</text:p>
          </table:table-cell>
          <table:table-cell office:value-type="float" office:value="0.27542419" calcext:value-type="float">
            <text:p>0.27542419</text:p>
          </table:table-cell>
          <table:table-cell table:formula="of:=(2*[.I52]*[.J52])/([.I52]+[.J52])" office:value-type="float" office:value="0.257710930346933" calcext:value-type="float">
            <text:p>0.2577109303</text:p>
          </table:table-cell>
          <table:table-cell office:value-type="float" office:value="0.24160648" calcext:value-type="float">
            <text:p>0.24160648</text:p>
          </table:table-cell>
          <table:table-cell office:value-type="float" office:value="0.34336006" calcext:value-type="float">
            <text:p>0.34336006</text:p>
          </table:table-cell>
          <table:table-cell table:formula="of:=(2*[.L52]*[.M52])/([.L52]+[.M52])" office:value-type="float" office:value="0.283633369762273" calcext:value-type="float">
            <text:p>0.2836333698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O52]*[.P52])/([.O52]+[.P52])" office:value-type="float" office:value="0.308259401882434" calcext:value-type="float">
            <text:p>0.3082594019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53]*[.D53])/([.C53]+[.D53])" office:value-type="float" office:value="0.0781456950333658" calcext:value-type="float">
            <text:p>0.078145695</text:p>
          </table:table-cell>
          <table:table-cell office:value-type="float" office:value="0.03553974" calcext:value-type="float">
            <text:p>0.03553974</text:p>
          </table:table-cell>
          <table:table-cell office:value-type="float" office:value="0.73677417" calcext:value-type="float">
            <text:p>0.73677417</text:p>
          </table:table-cell>
          <table:table-cell table:formula="of:=(2*[.F53]*[.G53])/([.F53]+[.G53])" office:value-type="float" office:value="0.0678085998490324" calcext:value-type="float">
            <text:p>0.0678085998</text:p>
          </table:table-cell>
          <table:table-cell office:value-type="float" office:value="0.02508721" calcext:value-type="float">
            <text:p>0.02508721</text:p>
          </table:table-cell>
          <table:table-cell office:value-type="float" office:value="0.81214503" calcext:value-type="float">
            <text:p>0.81214503</text:p>
          </table:table-cell>
          <table:table-cell table:formula="of:=(2*[.I53]*[.J53])/([.I53]+[.J53])" office:value-type="float" office:value="0.0486709707167185" calcext:value-type="float">
            <text:p>0.0486709707</text:p>
          </table:table-cell>
          <table:table-cell office:value-type="float" office:value="0.02339128" calcext:value-type="float">
            <text:p>0.02339128</text:p>
          </table:table-cell>
          <table:table-cell office:value-type="float" office:value="0.83044871" calcext:value-type="float">
            <text:p>0.83044871</text:p>
          </table:table-cell>
          <table:table-cell table:formula="of:=(2*[.L53]*[.M53])/([.L53]+[.M53])" office:value-type="float" office:value="0.0455009334975018" calcext:value-type="float">
            <text:p>0.045500933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O53]*[.P53])/([.O53]+[.P53])" office:value-type="float" office:value="0.0409260020104353" calcext:value-type="float">
            <text:p>0.040926002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54]*[.D54])/([.C54]+[.D54])" office:value-type="float" office:value="0.185672530483015" calcext:value-type="float">
            <text:p>0.1856725305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F54]*[.G54])/([.F54]+[.G54])" office:value-type="float" office:value="0.175883935783645" calcext:value-type="float">
            <text:p>0.1758839358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I54]*[.J54])/([.I54]+[.J54])" office:value-type="float" office:value="0.171360569243962" calcext:value-type="float">
            <text:p>0.1713605692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L54]*[.M54])/([.L54]+[.M54])" office:value-type="float" office:value="0.169785953385656" calcext:value-type="float">
            <text:p>0.1697859534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O54]*[.P54])/([.O54]+[.P54])" office:value-type="float" office:value="0.16387184154466" calcext:value-type="float">
            <text:p>0.1638718415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55]*[.D55])/([.C55]+[.D55])" office:value-type="float" office:value="0.29734778097602" calcext:value-type="float">
            <text:p>0.297347781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F55]*[.G55])/([.F55]+[.G55])" office:value-type="float" office:value="0.236742443029321" calcext:value-type="float">
            <text:p>0.236742443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I55]*[.J55])/([.I55]+[.J55])" office:value-type="float" office:value="0.222043149726248" calcext:value-type="float">
            <text:p>0.2220431497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L55]*[.M55])/([.L55]+[.M55])" office:value-type="float" office:value="0.215905401115364" calcext:value-type="float">
            <text:p>0.215905401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O55]*[.P55])/([.O55]+[.P55])" office:value-type="float" office:value="0.205080464014341" calcext:value-type="float">
            <text:p>0.205080464</text:p>
          </table:table-cell>
        </table:table-row>
        <table:table-row table:style-name="ro3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3">
          <table:table-cell table:number-columns-repeated="3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Recall</text:p>
          </table:table-cell>
          <table:table-cell office:value-type="string" calcext:value-type="string">
            <text:p>Micro Recall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formula="of:=[.E54]" office:value-type="float" office:value="0.185672530483015" calcext:value-type="float">
            <text:p>0.1856725305</text:p>
          </table:table-cell>
          <table:table-cell table:formula="of:=[.E55]" office:value-type="float" office:value="0.29734778097602" calcext:value-type="float">
            <text:p>0.297347781</text:p>
          </table:table-cell>
          <table:table-cell table:formula="of:=[.D54]" office:value-type="float" office:value="0.45085499" calcext:value-type="float">
            <text:p>0.45085499</text:p>
          </table:table-cell>
          <table:table-cell table:formula="of:=[.D55]" office:value-type="float" office:value="0.4356432" calcext:value-type="float">
            <text:p>0.435643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formula="of:=[.H54]" office:value-type="float" office:value="0.175883935783645" calcext:value-type="float">
            <text:p>0.1758839358</text:p>
          </table:table-cell>
          <table:table-cell table:formula="of:=[.H55]" office:value-type="float" office:value="0.236742443029321" calcext:value-type="float">
            <text:p>0.236742443</text:p>
          </table:table-cell>
          <table:table-cell table:formula="of:=[.G54]" office:value-type="float" office:value="0.60033193" calcext:value-type="float">
            <text:p>0.60033193</text:p>
          </table:table-cell>
          <table:table-cell table:formula="of:=[.G55]" office:value-type="float" office:value="0.48699692" calcext:value-type="float">
            <text:p>0.4869969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formula="of:=[.K54]" office:value-type="float" office:value="0.171360569243962" calcext:value-type="float">
            <text:p>0.1713605692</text:p>
          </table:table-cell>
          <table:table-cell table:formula="of:=[.K55]" office:value-type="float" office:value="0.222043149726248" calcext:value-type="float">
            <text:p>0.2220431497</text:p>
          </table:table-cell>
          <table:table-cell table:formula="of:=[.J54]" office:value-type="float" office:value="0.64089402" calcext:value-type="float">
            <text:p>0.64089402</text:p>
          </table:table-cell>
          <table:table-cell table:formula="of:=[.J55]" office:value-type="float" office:value="0.51763129" calcext:value-type="float">
            <text:p>0.5176312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formula="of:=[.N54]" office:value-type="float" office:value="0.169785953385656" calcext:value-type="float">
            <text:p>0.1697859534</text:p>
          </table:table-cell>
          <table:table-cell table:formula="of:=[.N55]" office:value-type="float" office:value="0.215905401115364" calcext:value-type="float">
            <text:p>0.2159054011</text:p>
          </table:table-cell>
          <table:table-cell table:formula="of:=[.M54]" office:value-type="float" office:value="0.66763251" calcext:value-type="float">
            <text:p>0.66763251</text:p>
          </table:table-cell>
          <table:table-cell table:formula="of:=[.M55]" office:value-type="float" office:value="0.54091755" calcext:value-type="float">
            <text:p>0.5409175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formula="of:=[.Q54]" office:value-type="float" office:value="0.16387184154466" calcext:value-type="float">
            <text:p>0.1638718415</text:p>
          </table:table-cell>
          <table:table-cell table:formula="of:=[.Q55]" office:value-type="float" office:value="0.205080464014341" calcext:value-type="float">
            <text:p>0.205080464</text:p>
          </table:table-cell>
          <table:table-cell table:formula="of:=[.P54]" office:value-type="float" office:value="0.70398844" calcext:value-type="float">
            <text:p>0.70398844</text:p>
          </table:table-cell>
          <table:table-cell table:formula="of:=[.P55]" office:value-type="float" office:value="0.56034827" calcext:value-type="float">
            <text:p>0.56034827</text:p>
          </table:table-cell>
          <table:table-cell table:number-columns-repeated="10"/>
        </table:table-row>
        <table:table-row table:style-name="ro3">
          <table:table-cell table:number-columns-repeated="17"/>
        </table:table-row>
        <table:table-row table:style-name="ro4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yped" table:style-name="ta1">
        <office:forms form:automatic-focus="false" form:apply-design-mode="false"/>
        <table:shapes>
          <draw:frame draw:z-index="0" draw:style-name="gr1" draw:text-style-name="P1" svg:width="15.999cm" svg:height="8.999cm" svg:x="14.776cm" svg:y="13.151cm">
            <draw:object draw:notify-on-update-of-ranges="Typed.B32:Typed.B36 Typed.E31:Typed.E31 Typed.E32:Typed.E36 Typed.F31:Typed.F31 Typed.F32:Typed.F36 Typed.C31:Typed.C31 Typed.C32:Typed.C36 Typed.D31:Typed.D31 Typed.D32:Typed.D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3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no type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3]*[.C3])/([.D3]+[.C3])" office:value-type="float" office:value="0.0801835267278504" calcext:value-type="float">
            <text:p>0.0801835267</text:p>
          </table:table-cell>
          <table:table-cell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formula="of:=(2*[.G3]*[.F3])/([.G3]+[.F3])" office:value-type="float" office:value="0.532152004342443" calcext:value-type="float">
            <text:p>0.5321520043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J3]*[.I3])/([.J3]+[.I3])" office:value-type="float" office:value="0.591499102995417" calcext:value-type="float">
            <text:p>0.591499103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M3]*[.L3])/([.M3]+[.L3])" office:value-type="float" office:value="0.609829670605616" calcext:value-type="float">
            <text:p>0.609829670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P3]*[.O3])/([.P3]+[.O3])" office:value-type="float" office:value="0.62804111251773" calcext:value-type="float">
            <text:p>0.6280411125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S3]*[.R3])/([.S3]+[.R3])" office:value-type="float" office:value="0.634191982409881" calcext:value-type="float">
            <text:p>0.6341919824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4]*[.C4])/([.D4]+[.C4])" office:value-type="float" office:value="0.149516293891408" calcext:value-type="float">
            <text:p>0.1495162939</text:p>
          </table:table-cell>
          <table:table-cell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formula="of:=(2*[.G4]*[.F4])/([.G4]+[.F4])" office:value-type="float" office:value="0.219301182110593" calcext:value-type="float">
            <text:p>0.2193011821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J4]*[.I4])/([.J4]+[.I4])" office:value-type="float" office:value="0.191238672210053" calcext:value-type="float">
            <text:p>0.1912386722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M4]*[.L4])/([.M4]+[.L4])" office:value-type="float" office:value="0.167368273964597" calcext:value-type="float">
            <text:p>0.16736827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P4]*[.O4])/([.P4]+[.O4])" office:value-type="float" office:value="0.163882452616008" calcext:value-type="float">
            <text:p>0.16388245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S4]*[.R4])/([.S4]+[.R4])" office:value-type="float" office:value="0.156201032485626" calcext:value-type="float">
            <text:p>0.1562010325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5]*[.C5])/([.D5]+[.C5])" office:value-type="float" office:value="0.00668651030178796" calcext:value-type="float">
            <text:p>0.0066865103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formula="of:=(2*[.G5]*[.F5])/([.G5]+[.F5])" office:value-type="float" office:value="0.0211683536536257" calcext:value-type="float">
            <text:p>0.0211683537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J5]*[.I5])/([.J5]+[.I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M5]*[.L5])/([.M5]+[.L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P5]*[.O5])/([.P5]+[.O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S5]*[.R5])/([.S5]+[.R5])" office:value-type="float" office:value="0.00978970512576572" calcext:value-type="float">
            <text:p>0.0097897051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6]*[.C6])/([.D6]+[.C6])" office:value-type="float" office:value="0.106517995844172" calcext:value-type="float">
            <text:p>0.1065179958</text:p>
          </table:table-cell>
          <table:table-cell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formula="of:=(2*[.G6]*[.F6])/([.G6]+[.F6])" office:value-type="float" office:value="0.141830225459053" calcext:value-type="float">
            <text:p>0.1418302255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J6]*[.I6])/([.J6]+[.I6])" office:value-type="float" office:value="0.164308078645468" calcext:value-type="float">
            <text:p>0.1643080786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M6]*[.L6])/([.M6]+[.L6])" office:value-type="float" office:value="0.18088075083025" calcext:value-type="float">
            <text:p>0.1808807508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P6]*[.O6])/([.P6]+[.O6])" office:value-type="float" office:value="0.192898131059913" calcext:value-type="float">
            <text:p>0.1928981311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S6]*[.R6])/([.S6]+[.R6])" office:value-type="float" office:value="0.19352421796584" calcext:value-type="float">
            <text:p>0.19352421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7]*[.C7])/([.D7]+[.C7])" office:value-type="float" office:value="0.0690836289158947" calcext:value-type="float">
            <text:p>0.0690836289</text:p>
          </table:table-cell>
          <table:table-cell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formula="of:=(2*[.G7]*[.F7])/([.G7]+[.F7])" office:value-type="float" office:value="0.109258418782606" calcext:value-type="float">
            <text:p>0.1092584188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J7]*[.I7])/([.J7]+[.I7])" office:value-type="float" office:value="0.151395812903751" calcext:value-type="float">
            <text:p>0.1513958129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M7]*[.L7])/([.M7]+[.L7])" office:value-type="float" office:value="0.110594506852958" calcext:value-type="float">
            <text:p>0.1105945069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P7]*[.O7])/([.P7]+[.O7])" office:value-type="float" office:value="0.0978863544050884" calcext:value-type="float">
            <text:p>0.0978863544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S7]*[.R7])/([.S7]+[.R7])" office:value-type="float" office:value="0.088005668400789" calcext:value-type="float">
            <text:p>0.0880056684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8]*[.C8])/([.D8]+[.C8])" office:value-type="float" office:value="0.224755657817857" calcext:value-type="float">
            <text:p>0.2247556578</text:p>
          </table:table-cell>
          <table:table-cell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formula="of:=(2*[.G8]*[.F8])/([.G8]+[.F8])" office:value-type="float" office:value="0.276849127804737" calcext:value-type="float">
            <text:p>0.2768491278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J8]*[.I8])/([.J8]+[.I8])" office:value-type="float" office:value="0.290042151646407" calcext:value-type="float">
            <text:p>0.2900421516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M8]*[.L8])/([.M8]+[.L8])" office:value-type="float" office:value="0.265620455599265" calcext:value-type="float">
            <text:p>0.265620455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P8]*[.O8])/([.P8]+[.O8])" office:value-type="float" office:value="0.263473886995034" calcext:value-type="float">
            <text:p>0.263473887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S8]*[.R8])/([.S8]+[.R8])" office:value-type="float" office:value="0.266163204971187" calcext:value-type="float">
            <text:p>0.266163205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9]*[.C9])/([.D9]+[.C9])" office:value-type="float" office:value="0.220896145325905" calcext:value-type="float">
            <text:p>0.2208961453</text:p>
          </table:table-cell>
          <table:table-cell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formula="of:=(2*[.G9]*[.F9])/([.G9]+[.F9])" office:value-type="float" office:value="0.712595238568414" calcext:value-type="float">
            <text:p>0.7125952386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J9]*[.I9])/([.J9]+[.I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M9]*[.L9])/([.M9]+[.L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P9]*[.O9])/([.P9]+[.O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S9]*[.R9])/([.S9]+[.R9])" office:value-type="float" office:value="0.715746736973009" calcext:value-type="float">
            <text:p>0.715746737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0]*[.C10])/([.D10]+[.C10])" office:value-type="float" office:value="0.0528105614326406" calcext:value-type="float">
            <text:p>0.0528105614</text:p>
          </table:table-cell>
          <table:table-cell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formula="of:=(2*[.G10]*[.F10])/([.G10]+[.F10])" office:value-type="float" office:value="0.0779004315569588" calcext:value-type="float">
            <text:p>0.077900431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J10]*[.I10])/([.J10]+[.I10])" office:value-type="float" office:value="0.0494353778275367" calcext:value-type="float">
            <text:p>0.0494353778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M10]*[.L10])/([.M10]+[.L10])" office:value-type="float" office:value="0.0428107132714188" calcext:value-type="float">
            <text:p>0.0428107133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P10]*[.O10])/([.P10]+[.O10])" office:value-type="float" office:value="0.0422399716827529" calcext:value-type="float">
            <text:p>0.0422399717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S10]*[.R10])/([.S10]+[.R10])" office:value-type="float" office:value="0.039125996029656" calcext:value-type="float">
            <text:p>0.039125996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1]*[.C11])/([.D11]+[.C11])" office:value-type="float" office:value="0.0917398183751588" calcext:value-type="float">
            <text:p>0.0917398184</text:p>
          </table:table-cell>
          <table:table-cell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formula="of:=(2*[.G11]*[.F11])/([.G11]+[.F11])" office:value-type="float" office:value="0.161576664253879" calcext:value-type="float">
            <text:p>0.1615766643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J11]*[.I11])/([.J11]+[.I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M11]*[.L11])/([.M11]+[.L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P11]*[.O11])/([.P11]+[.O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S11]*[.R11])/([.S11]+[.R11])" office:value-type="float" office:value="0.0125779646410327" calcext:value-type="float">
            <text:p>0.0125779646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2]*[.C12])/([.D12]+[.C12])" office:value-type="float" office:value="0.0543936048467216" calcext:value-type="float">
            <text:p>0.0543936048</text:p>
          </table:table-cell>
          <table:table-cell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formula="of:=(2*[.G12]*[.F12])/([.G12]+[.F12])" office:value-type="float" office:value="0.0860406588303845" calcext:value-type="float">
            <text:p>0.0860406588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J12]*[.I12])/([.J12]+[.I12])" office:value-type="float" office:value="0.0688844324840742" calcext:value-type="float">
            <text:p>0.0688844325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M12]*[.L12])/([.M12]+[.L12])" office:value-type="float" office:value="0.0670613311815764" calcext:value-type="float">
            <text:p>0.0670613312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P12]*[.O12])/([.P12]+[.O12])" office:value-type="float" office:value="0.0648016220335848" calcext:value-type="float">
            <text:p>0.064801622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S12]*[.R12])/([.S12]+[.R12])" office:value-type="float" office:value="0.0624833711242671" calcext:value-type="float">
            <text:p>0.0624833711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3]*[.C13])/([.D13]+[.C13])" office:value-type="float" office:value="0.0201608491342159" calcext:value-type="float">
            <text:p>0.0201608491</text:p>
          </table:table-cell>
          <table:table-cell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formula="of:=(2*[.G13]*[.F13])/([.G13]+[.F13])" office:value-type="float" office:value="0.0207847124014415" calcext:value-type="float">
            <text:p>0.0207847124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J13]*[.I13])/([.J13]+[.I13])" office:value-type="float" office:value="0.0209010446558029" calcext:value-type="float">
            <text:p>0.0209010447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M13]*[.L13])/([.M13]+[.L13])" office:value-type="float" office:value="0.0238707900202246" calcext:value-type="float">
            <text:p>0.02387079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P13]*[.O13])/([.P13]+[.O13])" office:value-type="float" office:value="0.0339783790479127" calcext:value-type="float">
            <text:p>0.033978379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S13]*[.R13])/([.S13]+[.R13])" office:value-type="float" office:value="0.0896443674588904" calcext:value-type="float">
            <text:p>0.0896443675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4]*[.C14])/([.D14]+[.C14])" office:value-type="float" office:value="0.0580224531680706" calcext:value-type="float">
            <text:p>0.0580224532</text:p>
          </table:table-cell>
          <table:table-cell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formula="of:=(2*[.G14]*[.F14])/([.G14]+[.F14])" office:value-type="float" office:value="0.0812369560223839" calcext:value-type="float">
            <text:p>0.081236956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J14]*[.I14])/([.J14]+[.I14])" office:value-type="float" office:value="0.0549181265992718" calcext:value-type="float">
            <text:p>0.054918126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M14]*[.L14])/([.M14]+[.L14])" office:value-type="float" office:value="0.053436169007243" calcext:value-type="float">
            <text:p>0.053436169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P14]*[.O14])/([.P14]+[.O14])" office:value-type="float" office:value="0.047647293463832" calcext:value-type="float">
            <text:p>0.0476472935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S14]*[.R14])/([.S14]+[.R14])" office:value-type="float" office:value="0.0471599810423728" calcext:value-type="float">
            <text:p>0.04715998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5]*[.C15])/([.D15]+[.C15])" office:value-type="float" office:value="0.0300718172974052" calcext:value-type="float">
            <text:p>0.0300718173</text:p>
          </table:table-cell>
          <table:table-cell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formula="of:=(2*[.G15]*[.F15])/([.G15]+[.F15])" office:value-type="float" office:value="0.0636019224169085" calcext:value-type="float">
            <text:p>0.0636019224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J15]*[.I15])/([.J15]+[.I15])" office:value-type="float" office:value="0.0382543490451716" calcext:value-type="float">
            <text:p>0.038254349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M15]*[.L15])/([.M15]+[.L15])" office:value-type="float" office:value="0.036016912299031" calcext:value-type="float">
            <text:p>0.0360169123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P15]*[.O15])/([.P15]+[.O15])" office:value-type="float" office:value="0.0328316529986388" calcext:value-type="float">
            <text:p>0.03283165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S15]*[.R15])/([.S15]+[.R15])" office:value-type="float" office:value="0.03058632127303" calcext:value-type="float">
            <text:p>0.0305863213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6]*[.C16])/([.D16]+[.C16])" office:value-type="float" office:value="0.124519739630838" calcext:value-type="float">
            <text:p>0.1245197396</text:p>
          </table:table-cell>
          <table:table-cell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formula="of:=(2*[.G16]*[.F16])/([.G16]+[.F16])" office:value-type="float" office:value="0.151558211373141" calcext:value-type="float">
            <text:p>0.1515582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J16]*[.I16])/([.J16]+[.I16])" office:value-type="float" office:value="0.19541991953412" calcext:value-type="float">
            <text:p>0.1954199195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M16]*[.L16])/([.M16]+[.L16])" office:value-type="float" office:value="0.21137736898525" calcext:value-type="float">
            <text:p>0.211377369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P16]*[.O16])/([.P16]+[.O16])" office:value-type="float" office:value="0.209283981721876" calcext:value-type="float">
            <text:p>0.2092839817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S16]*[.R16])/([.S16]+[.R16])" office:value-type="float" office:value="0.21601776375758" calcext:value-type="float">
            <text:p>0.2160177638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7]*[.C17])/([.D17]+[.C17])" office:value-type="float" office:value="0.00422647675201496" calcext:value-type="float">
            <text:p>0.0042264768</text:p>
          </table:table-cell>
          <table:table-cell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formula="of:=(2*[.G17]*[.F17])/([.G17]+[.F17])" office:value-type="float" office:value="0.00517738086523574" calcext:value-type="float">
            <text:p>0.0051773809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J17]*[.I17])/([.J17]+[.I17])" office:value-type="float" office:value="0.00325527209402203" calcext:value-type="float">
            <text:p>0.0032552721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M17]*[.L17])/([.M17]+[.L17])" office:value-type="float" office:value="0.00224508389693289" calcext:value-type="float">
            <text:p>0.0022450839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P17]*[.O17])/([.P17]+[.O17])" office:value-type="float" office:value="0.00211294122934027" calcext:value-type="float">
            <text:p>0.002112941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S17]*[.R17])/([.S17]+[.R17])" office:value-type="float" office:value="0.00194146879735496" calcext:value-type="float">
            <text:p>0.0019414688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18]*[.C18])/([.D18]+[.C18])" office:value-type="float" office:value="0.0310901840770555" calcext:value-type="float">
            <text:p>0.0310901841</text:p>
          </table:table-cell>
          <table:table-cell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formula="of:=(2*[.G18]*[.F18])/([.G18]+[.F18])" office:value-type="float" office:value="0.0339418769954801" calcext:value-type="float">
            <text:p>0.033941877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J18]*[.I18])/([.J18]+[.I18])" office:value-type="float" office:value="0.0540525701118926" calcext:value-type="float">
            <text:p>0.0540525701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M18]*[.L18])/([.M18]+[.L18])" office:value-type="float" office:value="0.0769831745476444" calcext:value-type="float">
            <text:p>0.0769831745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P18]*[.O18])/([.P18]+[.O18])" office:value-type="float" office:value="0.0623312158336158" calcext:value-type="float">
            <text:p>0.0623312158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S18]*[.R18])/([.S18]+[.R18])" office:value-type="float" office:value="0.0548269608542883" calcext:value-type="float">
            <text:p>0.0548269609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19]*[.C19])/([.D19]+[.C19])" office:value-type="float" office:value="0.644456108655636" calcext:value-type="float">
            <text:p>0.6444561087</text:p>
          </table:table-cell>
          <table:table-cell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formula="of:=(2*[.G19]*[.F19])/([.G19]+[.F19])" office:value-type="float" office:value="0.680638971834075" calcext:value-type="float">
            <text:p>0.6806389718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J19]*[.I19])/([.J19]+[.I19])" office:value-type="float" office:value="0.696814489805968" calcext:value-type="float">
            <text:p>0.6968144898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M19]*[.L19])/([.M19]+[.L19])" office:value-type="float" office:value="0.701700686551361" calcext:value-type="float">
            <text:p>0.701700686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P19]*[.O19])/([.P19]+[.O19])" office:value-type="float" office:value="0.713421279680694" calcext:value-type="float">
            <text:p>0.7134212797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S19]*[.R19])/([.S19]+[.R19])" office:value-type="float" office:value="0.714209852547878" calcext:value-type="float">
            <text:p>0.7142098525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0]*[.C20])/([.D20]+[.C20])" office:value-type="float" office:value="0.0723677923736359" calcext:value-type="float">
            <text:p>0.0723677924</text:p>
          </table:table-cell>
          <table:table-cell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formula="of:=(2*[.G20]*[.F20])/([.G20]+[.F20])" office:value-type="float" office:value="0.116419632588865" calcext:value-type="float">
            <text:p>0.116419632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J20]*[.I20])/([.J20]+[.I20])" office:value-type="float" office:value="0.105505641909658" calcext:value-type="float">
            <text:p>0.1055056419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M20]*[.L20])/([.M20]+[.L20])" office:value-type="float" office:value="0.0930661233421192" calcext:value-type="float">
            <text:p>0.0930661233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P20]*[.O20])/([.P20]+[.O20])" office:value-type="float" office:value="0.0906070205192506" calcext:value-type="float">
            <text:p>0.0906070205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S20]*[.R20])/([.S20]+[.R20])" office:value-type="float" office:value="0.088707713440832" calcext:value-type="float">
            <text:p>0.0887077134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1]*[.C21])/([.D21]+[.C21])" office:value-type="float" office:value="0.0305254417894681" calcext:value-type="float">
            <text:p>0.0305254418</text:p>
          </table:table-cell>
          <table:table-cell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formula="of:=(2*[.G21]*[.F21])/([.G21]+[.F21])" office:value-type="float" office:value="0.0366182709771432" calcext:value-type="float">
            <text:p>0.036618271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J21]*[.I21])/([.J21]+[.I21])" office:value-type="float" office:value="0.0243219845343982" calcext:value-type="float">
            <text:p>0.0243219845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M21]*[.L21])/([.M21]+[.L21])" office:value-type="float" office:value="0.0167176088496885" calcext:value-type="float">
            <text:p>0.016717608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P21]*[.O21])/([.P21]+[.O21])" office:value-type="float" office:value="0.0149295233583721" calcext:value-type="float">
            <text:p>0.0149295234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S21]*[.R21])/([.S21]+[.R21])" office:value-type="float" office:value="0.0127604029348531" calcext:value-type="float">
            <text:p>0.0127604029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2]*[.C22])/([.D22]+[.C22])" office:value-type="float" office:value="0.0635304722157488" calcext:value-type="float">
            <text:p>0.0635304722</text:p>
          </table:table-cell>
          <table:table-cell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formula="of:=(2*[.G22]*[.F22])/([.G22]+[.F22])" office:value-type="float" office:value="0.0787121966853059" calcext:value-type="float">
            <text:p>0.0787121967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J22]*[.I22])/([.J22]+[.I22])" office:value-type="float" office:value="0.116781425450337" calcext:value-type="float">
            <text:p>0.1167814255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M22]*[.L22])/([.M22]+[.L22])" office:value-type="float" office:value="0.147536905375669" calcext:value-type="float">
            <text:p>0.1475369054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P22]*[.O22])/([.P22]+[.O22])" office:value-type="float" office:value="0.163036992398469" calcext:value-type="float">
            <text:p>0.1630369924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S22]*[.R22])/([.S22]+[.R22])" office:value-type="float" office:value="0.182412823505048" calcext:value-type="float">
            <text:p>0.1824128235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3]*[.C23])/([.D23]+[.C23])" office:value-type="float" office:value="0.0430878939534193" calcext:value-type="float">
            <text:p>0.043087894</text:p>
          </table:table-cell>
          <table:table-cell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formula="of:=(2*[.G23]*[.F23])/([.G23]+[.F23])" office:value-type="float" office:value="0.0493560673152561" calcext:value-type="float">
            <text:p>0.0493560673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J23]*[.I23])/([.J23]+[.I23])" office:value-type="float" office:value="0.0451119523068178" calcext:value-type="float">
            <text:p>0.0451119523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M23]*[.L23])/([.M23]+[.L23])" office:value-type="float" office:value="0.0451331495081856" calcext:value-type="float">
            <text:p>0.0451331495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P23]*[.O23])/([.P23]+[.O23])" office:value-type="float" office:value="0.0451471193652256" calcext:value-type="float">
            <text:p>0.0451471194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S23]*[.R23])/([.S23]+[.R23])" office:value-type="float" office:value="0.0451471193652256" calcext:value-type="float">
            <text:p>0.0451471194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4]*[.C24])/([.D24]+[.C24])" office:value-type="float" office:value="0.520985253522364" calcext:value-type="float">
            <text:p>0.5209852535</text:p>
          </table:table-cell>
          <table:table-cell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formula="of:=(2*[.G24]*[.F24])/([.G24]+[.F24])" office:value-type="float" office:value="0.564994077978184" calcext:value-type="float">
            <text:p>0.56499407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J24]*[.I24])/([.J24]+[.I24])" office:value-type="float" office:value="0.539832688797805" calcext:value-type="float">
            <text:p>0.5398326888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M24]*[.L24])/([.M24]+[.L24])" office:value-type="float" office:value="0.54748530963659" calcext:value-type="float">
            <text:p>0.5474853096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P24]*[.O24])/([.P24]+[.O24])" office:value-type="float" office:value="0.544652335907047" calcext:value-type="float">
            <text:p>0.5446523359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S24]*[.R24])/([.S24]+[.R24])" office:value-type="float" office:value="0.539903161184246" calcext:value-type="float">
            <text:p>0.5399031612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5]*[.C25])/([.D25]+[.C25])" office:value-type="float" office:value="0.128020865520982" calcext:value-type="float">
            <text:p>0.1280208655</text:p>
          </table:table-cell>
          <table:table-cell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formula="of:=(2*[.G25]*[.F25])/([.G25]+[.F25])" office:value-type="float" office:value="0.141280825325322" calcext:value-type="float">
            <text:p>0.1412808253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J25]*[.I25])/([.J25]+[.I25])" office:value-type="float" office:value="0.273973321966022" calcext:value-type="float">
            <text:p>0.273973322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M25]*[.L25])/([.M25]+[.L25])" office:value-type="float" office:value="0.349714044431079" calcext:value-type="float">
            <text:p>0.3497140444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P25]*[.O25])/([.P25]+[.O25])" office:value-type="float" office:value="0.398639208187873" calcext:value-type="float">
            <text:p>0.398639208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S25]*[.R25])/([.S25]+[.R25])" office:value-type="float" office:value="0.433695317049068" calcext:value-type="float">
            <text:p>0.433695317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6]*[.C26])/([.D26]+[.C26])" office:value-type="float" office:value="0.0781456950333658" calcext:value-type="float">
            <text:p>0.078145695</text:p>
          </table:table-cell>
          <table:table-cell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formula="of:=(2*[.G26]*[.F26])/([.G26]+[.F26])" office:value-type="float" office:value="0.105948416902994" calcext:value-type="float">
            <text:p>0.1059484169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J26]*[.I26])/([.J26]+[.I26])" office:value-type="float" office:value="0.0970802536256672" calcext:value-type="float">
            <text:p>0.097080253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M26]*[.L26])/([.M26]+[.L26])" office:value-type="float" office:value="0.0654299705331658" calcext:value-type="float">
            <text:p>0.0654299705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P26]*[.O26])/([.P26]+[.O26])" office:value-type="float" office:value="0.0639447791127523" calcext:value-type="float">
            <text:p>0.0639447791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S26]*[.R26])/([.S26]+[.R26])" office:value-type="float" office:value="0.0587415156616356" calcext:value-type="float">
            <text:p>0.0587415157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7]*[.C27])/([.D27]+[.C27])" office:value-type="float" office:value="0.185672530483015" calcext:value-type="float">
            <text:p>0.1856725305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G27]*[.F27])/([.G27]+[.F27])" office:value-type="float" office:value="0.281602497440218" calcext:value-type="float">
            <text:p>0.2816024974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J27]*[.I27])/([.J27]+[.I27])" office:value-type="float" office:value="0.288241575913689" calcext:value-type="float">
            <text:p>0.2882415759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M27]*[.L27])/([.M27]+[.L27])" office:value-type="float" office:value="0.286195772679576" calcext:value-type="float">
            <text:p>0.2861957727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P27]*[.O27])/([.P27]+[.O27])" office:value-type="float" office:value="0.286984478647957" calcext:value-type="float">
            <text:p>0.2869844786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S27]*[.R27])/([.S27]+[.R27])" office:value-type="float" office:value="0.283409971178877" calcext:value-type="float">
            <text:p>0.2834099712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28]*[.C28])/([.D28]+[.C28])" office:value-type="float" office:value="0.29734778097602" calcext:value-type="float">
            <text:p>0.297347781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G28]*[.F28])/([.G28]+[.F28])" office:value-type="float" office:value="0.389547339596556" calcext:value-type="float">
            <text:p>0.389547339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J28]*[.I28])/([.J28]+[.I28])" office:value-type="float" office:value="0.33418350974853" calcext:value-type="float">
            <text:p>0.334183509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M28]*[.L28])/([.M28]+[.L28])" office:value-type="float" office:value="0.317404726321842" calcext:value-type="float">
            <text:p>0.3174047263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P28]*[.O28])/([.P28]+[.O28])" office:value-type="float" office:value="0.314806640826162" calcext:value-type="float">
            <text:p>0.3148066408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S28]*[.R28])/([.S28]+[.R28])" office:value-type="float" office:value="0.305547641215588" calcext:value-type="float">
            <text:p>0.3055476412</text:p>
          </table:table-cell>
        </table:table-row>
        <table:table-row table:style-name="ro4" table:number-rows-repeated="2">
          <table:table-cell table:number-columns-repeated="20"/>
        </table:table-row>
        <table:table-row table:style-name="ro3">
          <table:table-cell table:number-columns-repeated="2"/>
          <table:table-cell table:formula="of:=[Degree.D58]" office:value-type="string" office:string-value="Macro F1" calcext:value-type="string">
            <text:p>Macro F1</text:p>
          </table:table-cell>
          <table:table-cell table:formula="of:=[Degree.E58]" office:value-type="string" office:string-value="Micro F1" calcext:value-type="string">
            <text:p>Micro F1</text:p>
          </table:table-cell>
          <table:table-cell office:value-type="string" calcext:value-type="string">
            <text:p>Macro F1 (Type)</text:p>
          </table:table-cell>
          <table:table-cell office:value-type="string" calcext:value-type="string">
            <text:p>Micro F1 (Type)</text:p>
          </table:table-cell>
          <table:table-cell table:number-columns-repeated="14"/>
        </table:table-row>
        <table:table-row table:style-name="ro3">
          <table:table-cell/>
          <table:table-cell table:formula="of:=[Degree.C59]" office:value-type="float" office:value="1" calcext:value-type="float">
            <text:p>1</text:p>
          </table:table-cell>
          <table:table-cell table:formula="of:=[Degree.D59]" office:value-type="float" office:value="0.185672530483015" calcext:value-type="float">
            <text:p>0.1856725305</text:p>
          </table:table-cell>
          <table:table-cell table:formula="of:=[Degree.E59]" office:value-type="float" office:value="0.29734778097602" calcext:value-type="float">
            <text:p>0.297347781</text:p>
          </table:table-cell>
          <table:table-cell table:formula="of:=[.H27]" office:value-type="float" office:value="0.281602497440218" calcext:value-type="float">
            <text:p>0.2816024974</text:p>
          </table:table-cell>
          <table:table-cell table:formula="of:=[.H28]" office:value-type="float" office:value="0.389547339596556" calcext:value-type="float">
            <text:p>0.3895473396</text:p>
          </table:table-cell>
          <table:table-cell table:number-columns-repeated="14"/>
        </table:table-row>
        <table:table-row table:style-name="ro3">
          <table:table-cell/>
          <table:table-cell table:formula="of:=[Degree.C60]" office:value-type="float" office:value="2" calcext:value-type="float">
            <text:p>2</text:p>
          </table:table-cell>
          <table:table-cell table:formula="of:=[Degree.D60]" office:value-type="float" office:value="0.175883935783645" calcext:value-type="float">
            <text:p>0.1758839358</text:p>
          </table:table-cell>
          <table:table-cell table:formula="of:=[Degree.E60]" office:value-type="float" office:value="0.236742443029321" calcext:value-type="float">
            <text:p>0.236742443</text:p>
          </table:table-cell>
          <table:table-cell table:formula="of:=[.K27]" office:value-type="float" office:value="0.288241575913689" calcext:value-type="float">
            <text:p>0.2882415759</text:p>
          </table:table-cell>
          <table:table-cell table:formula="of:=[.K28]" office:value-type="float" office:value="0.33418350974853" calcext:value-type="float">
            <text:p>0.3341835097</text:p>
          </table:table-cell>
          <table:table-cell table:number-columns-repeated="14"/>
        </table:table-row>
        <table:table-row table:style-name="ro3">
          <table:table-cell/>
          <table:table-cell table:formula="of:=[Degree.C61]" office:value-type="float" office:value="3" calcext:value-type="float">
            <text:p>3</text:p>
          </table:table-cell>
          <table:table-cell table:formula="of:=[Degree.D61]" office:value-type="float" office:value="0.171360569243962" calcext:value-type="float">
            <text:p>0.1713605692</text:p>
          </table:table-cell>
          <table:table-cell table:formula="of:=[Degree.E61]" office:value-type="float" office:value="0.222043149726248" calcext:value-type="float">
            <text:p>0.2220431497</text:p>
          </table:table-cell>
          <table:table-cell table:formula="of:=[.N27]" office:value-type="float" office:value="0.286195772679576" calcext:value-type="float">
            <text:p>0.2861957727</text:p>
          </table:table-cell>
          <table:table-cell table:formula="of:=[.N28]" office:value-type="float" office:value="0.317404726321842" calcext:value-type="float">
            <text:p>0.3174047263</text:p>
          </table:table-cell>
          <table:table-cell table:number-columns-repeated="14"/>
        </table:table-row>
        <table:table-row table:style-name="ro3">
          <table:table-cell/>
          <table:table-cell table:formula="of:=[Degree.C62]" office:value-type="float" office:value="4" calcext:value-type="float">
            <text:p>4</text:p>
          </table:table-cell>
          <table:table-cell table:formula="of:=[Degree.D62]" office:value-type="float" office:value="0.169785953385656" calcext:value-type="float">
            <text:p>0.1697859534</text:p>
          </table:table-cell>
          <table:table-cell table:formula="of:=[Degree.E62]" office:value-type="float" office:value="0.215905401115364" calcext:value-type="float">
            <text:p>0.2159054011</text:p>
          </table:table-cell>
          <table:table-cell table:formula="of:=[.Q27]" office:value-type="float" office:value="0.286984478647957" calcext:value-type="float">
            <text:p>0.2869844786</text:p>
          </table:table-cell>
          <table:table-cell table:formula="of:=[.Q28]" office:value-type="float" office:value="0.314806640826162" calcext:value-type="float">
            <text:p>0.3148066408</text:p>
          </table:table-cell>
          <table:table-cell table:number-columns-repeated="14"/>
        </table:table-row>
        <table:table-row table:style-name="ro3">
          <table:table-cell/>
          <table:table-cell table:formula="of:=[Degree.C63]" office:value-type="float" office:value="5" calcext:value-type="float">
            <text:p>5</text:p>
          </table:table-cell>
          <table:table-cell table:formula="of:=[Degree.D63]" office:value-type="float" office:value="0.16387184154466" calcext:value-type="float">
            <text:p>0.1638718415</text:p>
          </table:table-cell>
          <table:table-cell table:formula="of:=[Degree.E63]" office:value-type="float" office:value="0.205080464014341" calcext:value-type="float">
            <text:p>0.205080464</text:p>
          </table:table-cell>
          <table:table-cell table:formula="of:=[.T27]" office:value-type="float" office:value="0.283409971178877" calcext:value-type="float">
            <text:p>0.2834099712</text:p>
          </table:table-cell>
          <table:table-cell table:formula="of:=[.T28]" office:value-type="float" office:value="0.305547641215588" calcext:value-type="float">
            <text:p>0.3055476412</text:p>
          </table:table-cell>
          <table:table-cell table:number-columns-repeated="14"/>
        </table:table-row>
        <table:table-row table:style-name="ro3" table:number-rows-repeated="3">
          <table:table-cell table:number-columns-repeated="20"/>
        </table:table-row>
        <table:table-row table:style-name="ro4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table:number-columns-repeated="18"/>
        </table:table-row>
      </table:table>
      <table:table table:name="nol" table:style-name="ta1">
        <office:forms form:automatic-focus="false" form:apply-design-mode="false"/>
        <table:shapes>
          <draw:frame draw:z-index="0" draw:style-name="gr1" draw:text-style-name="P1" svg:width="15.988cm" svg:height="8.99cm" svg:x="58.125cm" svg:y="0.72cm">
            <draw:object draw:notify-on-update-of-ranges="nol.P8:nol.P11 nol.T7:nol.T7 nol.T8:nol.T11 nol.S7:nol.S7 nol.S8:nol.S11 nol.R7:nol.R7 nol.R8:nol.R11 nol.Q7:nol.Q7 nol.Q8:nol.Q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89cm" svg:height="8.99cm" svg:x="39.091cm" svg:y="8.243cm">
            <draw:object draw:notify-on-update-of-ranges="nol.P13:nol.P16 nol.T7:nol.T7 nol.T13:nol.T16 nol.S7:nol.S7 nol.S13:nol.S16 nol.R7:nol.R7 nol.R13:nol.R16 nol.Q7:nol.Q7 nol.Q13:nol.Q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066692" calcext:value-type="float">
            <text:p>0.53066692</text:p>
          </table:table-cell>
          <table:table-cell office:value-type="float" office:value="0.65742025" calcext:value-type="float">
            <text:p>0.65742025</text:p>
          </table:table-cell>
          <table:table-cell table:formula="of:=(2*[.C3]*[.D3])/([.C3]+[.D3])" office:value-type="float" office:value="0.587282125457394" calcext:value-type="float">
            <text:p>0.5872821255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F3]*[.G3])/([.F3]+[.G3])" office:value-type="float" office:value="0.586959576275732" calcext:value-type="float">
            <text:p>0.5869595763</text:p>
          </table:table-cell>
          <table:table-cell office:value-type="float" office:value="0.53180317" calcext:value-type="float">
            <text:p>0.53180317</text:p>
          </table:table-cell>
          <table:table-cell office:value-type="float" office:value="0.65064355" calcext:value-type="float">
            <text:p>0.65064355</text:p>
          </table:table-cell>
          <table:table-cell table:formula="of:=(2*[.I3]*[.J3])/([.I3]+[.J3])" office:value-type="float" office:value="0.585251405543336" calcext:value-type="float">
            <text:p>0.5852514055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L3]*[.M3])/([.L3]+[.M3])" office:value-type="float" office:value="0.591499102995417" calcext:value-type="float">
            <text:p>0.59149910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10788512" calcext:value-type="float">
            <text:p>0.10788512</text:p>
          </table:table-cell>
          <table:table-cell office:value-type="float" office:value="0.88356776" calcext:value-type="float">
            <text:p>0.88356776</text:p>
          </table:table-cell>
          <table:table-cell table:formula="of:=(2*[.C4]*[.D4])/([.C4]+[.D4])" office:value-type="float" office:value="0.192291163278947" calcext:value-type="float">
            <text:p>0.1922911633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F4]*[.G4])/([.F4]+[.G4])" office:value-type="float" office:value="0.192065189284693" calcext:value-type="float">
            <text:p>0.1920651893</text:p>
          </table:table-cell>
          <table:table-cell office:value-type="float" office:value="0.10819077" calcext:value-type="float">
            <text:p>0.10819077</text:p>
          </table:table-cell>
          <table:table-cell office:value-type="float" office:value="0.88396062" calcext:value-type="float">
            <text:p>0.88396062</text:p>
          </table:table-cell>
          <table:table-cell table:formula="of:=(2*[.I4]*[.J4])/([.I4]+[.J4])" office:value-type="float" office:value="0.192785861293764" calcext:value-type="float">
            <text:p>0.1927858613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L4]*[.M4])/([.L4]+[.M4])" office:value-type="float" office:value="0.191238672210053" calcext:value-type="float">
            <text:p>0.19123867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62" calcext:value-type="float">
            <text:p>0.0062062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123358413017133" calcext:value-type="float">
            <text:p>0.012335841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9492818" calcext:value-type="float">
            <text:p>0.09492818</text:p>
          </table:table-cell>
          <table:table-cell office:value-type="float" office:value="0.42282816" calcext:value-type="float">
            <text:p>0.42282816</text:p>
          </table:table-cell>
          <table:table-cell table:formula="of:=(2*[.C6]*[.D6])/([.C6]+[.D6])" office:value-type="float" office:value="0.15504709293004" calcext:value-type="float">
            <text:p>0.1550470929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F6]*[.G6])/([.F6]+[.G6])" office:value-type="float" office:value="0.157047678014473" calcext:value-type="float">
            <text:p>0.157047678</text:p>
          </table:table-cell>
          <table:table-cell office:value-type="float" office:value="0.09242062" calcext:value-type="float">
            <text:p>0.09242062</text:p>
          </table:table-cell>
          <table:table-cell office:value-type="float" office:value="0.40287214" calcext:value-type="float">
            <text:p>0.40287214</text:p>
          </table:table-cell>
          <table:table-cell table:formula="of:=(2*[.I6]*[.J6])/([.I6]+[.J6])" office:value-type="float" office:value="0.15035024117666" calcext:value-type="float">
            <text:p>0.1503502412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L6]*[.M6])/([.L6]+[.M6])" office:value-type="float" office:value="0.164308078645468" calcext:value-type="float">
            <text:p>0.164308078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8620273" calcext:value-type="float">
            <text:p>0.08620273</text:p>
          </table:table-cell>
          <table:table-cell office:value-type="float" office:value="0.9023925" calcext:value-type="float">
            <text:p>0.9023925</text:p>
          </table:table-cell>
          <table:table-cell table:formula="of:=(2*[.C7]*[.D7])/([.C7]+[.D7])" office:value-type="float" office:value="0.157372187667798" calcext:value-type="float">
            <text:p>0.1573721877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F7]*[.G7])/([.F7]+[.G7])" office:value-type="float" office:value="0.178141178879121" calcext:value-type="float">
            <text:p>0.1781411789</text:p>
          </table:table-cell>
          <table:table-cell office:value-type="float" office:value="0.1037862" calcext:value-type="float">
            <text:p>0.1037862</text:p>
          </table:table-cell>
          <table:table-cell office:value-type="float" office:value="0.89618007" calcext:value-type="float">
            <text:p>0.89618007</text:p>
          </table:table-cell>
          <table:table-cell table:formula="of:=(2*[.I7]*[.J7])/([.I7]+[.J7])" office:value-type="float" office:value="0.186028522704139" calcext:value-type="float">
            <text:p>0.1860285227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L7]*[.M7])/([.L7]+[.M7])" office:value-type="float" office:value="0.151395812903751" calcext:value-type="float">
            <text:p>0.1513958129</text:p>
          </table:table-cell>
          <table:table-cell table:number-columns-repeated="2"/>
          <table:table-cell office:value-type="string" calcext:value-type="string">
            <text:p>Degree=2</text:p>
          </table:table-cell>
          <table:table-cell office:value-type="string" calcext:value-type="string">
            <text:p>Degree=3</text:p>
          </table:table-cell>
          <table:table-cell office:value-type="string" calcext:value-type="string">
            <text:p>Degree=4</text:p>
          </table:table-cell>
          <table:table-cell office:value-type="string" calcext:value-type="string">
            <text:p>Degree=5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9380284" calcext:value-type="float">
            <text:p>0.19380284</text:p>
          </table:table-cell>
          <table:table-cell office:value-type="float" office:value="0.62880015" calcext:value-type="float">
            <text:p>0.62880015</text:p>
          </table:table-cell>
          <table:table-cell table:formula="of:=(2*[.C8]*[.D8])/([.C8]+[.D8])" office:value-type="float" office:value="0.296286924175722" calcext:value-type="float">
            <text:p>0.2962869242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F8]*[.G8])/([.F8]+[.G8])" office:value-type="float" office:value="0.301779965606584" calcext:value-type="float">
            <text:p>0.3017799656</text:p>
          </table:table-cell>
          <table:table-cell office:value-type="float" office:value="0.19871143" calcext:value-type="float">
            <text:p>0.19871143</text:p>
          </table:table-cell>
          <table:table-cell office:value-type="float" office:value="0.62822278" calcext:value-type="float">
            <text:p>0.62822278</text:p>
          </table:table-cell>
          <table:table-cell table:formula="of:=(2*[.I8]*[.J8])/([.I8]+[.J8])" office:value-type="float" office:value="0.301922560374846" calcext:value-type="float">
            <text:p>0.3019225604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L8]*[.M8])/([.L8]+[.M8])" office:value-type="float" office:value="0.290042151646407" calcext:value-type="float">
            <text:p>0.2900421516</text:p>
          </table:table-cell>
          <table:table-cell/>
          <table:table-cell office:value-type="string" calcext:value-type="string">
            <text:p>one</text:p>
          </table:table-cell>
          <table:table-cell table:formula="of:=[.E27]" office:value-type="float" office:value="0.287979714503626" calcext:value-type="float">
            <text:p>0.2879797145</text:p>
          </table:table-cell>
          <table:table-cell table:formula="of:=[.E56]" office:value-type="float" office:value="0.285867724884005" calcext:value-type="float">
            <text:p>0.2858677249</text:p>
          </table:table-cell>
          <table:table-cell table:formula="of:=[.E84]" office:value-type="float" office:value="0.286756359914146" calcext:value-type="float">
            <text:p>0.2867563599</text:p>
          </table:table-cell>
          <table:table-cell table:formula="of:=[.E112]" office:value-type="float" office:value="0.283645090151346" calcext:value-type="float">
            <text:p>0.2836450902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]*[.D9])/([.C9]+[.D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715746736973009" calcext:value-type="float">
            <text:p>0.7157467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7]" office:value-type="float" office:value="0.289676317669088" calcext:value-type="float">
            <text:p>0.2896763177</text:p>
          </table:table-cell>
          <table:table-cell table:formula="of:=[.H56]" office:value-type="float" office:value="0.289773541970371" calcext:value-type="float">
            <text:p>0.289773542</text:p>
          </table:table-cell>
          <table:table-cell table:formula="of:=[.H84]" office:value-type="float" office:value="0.291563100932582" calcext:value-type="float">
            <text:p>0.2915631009</text:p>
          </table:table-cell>
          <table:table-cell table:formula="of:=[.H112]" office:value-type="float" office:value="0.289808378672318" calcext:value-type="float">
            <text:p>0.2898083787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94785" calcext:value-type="float">
            <text:p>0.0294785</text:p>
          </table:table-cell>
          <table:table-cell office:value-type="float" office:value="0.53456021" calcext:value-type="float">
            <text:p>0.53456021</text:p>
          </table:table-cell>
          <table:table-cell table:formula="of:=(2*[.C10]*[.D10])/([.C10]+[.D10])" office:value-type="float" office:value="0.0558757151631845" calcext:value-type="float">
            <text:p>0.0558757152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F10]*[.G10])/([.F10]+[.G10])" office:value-type="float" office:value="0.074549555532669" calcext:value-type="float">
            <text:p>0.0745495555</text:p>
          </table:table-cell>
          <table:table-cell office:value-type="float" office:value="0.04369622" calcext:value-type="float">
            <text:p>0.04369622</text:p>
          </table:table-cell>
          <table:table-cell office:value-type="float" office:value="0.4776625" calcext:value-type="float">
            <text:p>0.4776625</text:p>
          </table:table-cell>
          <table:table-cell table:formula="of:=(2*[.I10]*[.J10])/([.I10]+[.J10])" office:value-type="float" office:value="0.0800678875602196" calcext:value-type="float">
            <text:p>0.080067887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L10]*[.M10])/([.L10]+[.M10])" office:value-type="float" office:value="0.0494353778275367" calcext:value-type="float">
            <text:p>0.0494353778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7]" office:value-type="float" office:value="0.288550157887458" calcext:value-type="float">
            <text:p>0.2885501579</text:p>
          </table:table-cell>
          <table:table-cell table:formula="of:=[.K56]" office:value-type="float" office:value="0.288161265796735" calcext:value-type="float">
            <text:p>0.2881612658</text:p>
          </table:table-cell>
          <table:table-cell table:formula="of:=[.K84]" office:value-type="float" office:value="0.289465663831115" calcext:value-type="float">
            <text:p>0.2894656638</text:p>
          </table:table-cell>
          <table:table-cell table:formula="of:=[.K112]" office:value-type="float" office:value="0.286376281517909" calcext:value-type="float">
            <text:p>0.2863762815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1]*[.D11])/([.C11]+[.D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1]*[.G11])/([.F11]+[.G11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11]*[.J11])/([.I11]+[.J11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1]*[.M11])/([.L11]+[.M11])" office:value-type="float" office:value="0.0125779646410327" calcext:value-type="float">
            <text:p>0.0125779646</text:p>
          </table:table-cell>
          <table:table-cell/>
          <table:table-cell office:value-type="string" calcext:value-type="string">
            <text:p>all</text:p>
          </table:table-cell>
          <table:table-cell table:formula="of:=[.N27]" office:value-type="float" office:value="0.288241575913689" calcext:value-type="float">
            <text:p>0.2882415759</text:p>
          </table:table-cell>
          <table:table-cell table:formula="of:=[.N56]" office:value-type="float" office:value="0.286195772679576" calcext:value-type="float">
            <text:p>0.2861957727</text:p>
          </table:table-cell>
          <table:table-cell table:formula="of:=[.N84]" office:value-type="float" office:value="0.286984478647957" calcext:value-type="float">
            <text:p>0.2869844786</text:p>
          </table:table-cell>
          <table:table-cell table:formula="of:=[.N112]" office:value-type="float" office:value="0.283409971178877" calcext:value-type="float">
            <text:p>0.283409971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93236024" calcext:value-type="float">
            <text:p>0.93236024</text:p>
          </table:table-cell>
          <table:table-cell table:formula="of:=(2*[.C12]*[.D12])/([.C12]+[.D12])" office:value-type="float" office:value="0.0782423235913378" calcext:value-type="float">
            <text:p>0.0782423236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F12]*[.G12])/([.F12]+[.G12])" office:value-type="float" office:value="0.0715810242658069" calcext:value-type="float">
            <text:p>0.0715810243</text:p>
          </table:table-cell>
          <table:table-cell office:value-type="float" office:value="0.04088264" calcext:value-type="float">
            <text:p>0.04088264</text:p>
          </table:table-cell>
          <table:table-cell office:value-type="float" office:value="0.89691815" calcext:value-type="float">
            <text:p>0.89691815</text:p>
          </table:table-cell>
          <table:table-cell table:formula="of:=(2*[.I12]*[.J12])/([.I12]+[.J12])" office:value-type="float" office:value="0.0782007910996023" calcext:value-type="float">
            <text:p>0.0782007911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L12]*[.M12])/([.L12]+[.M12])" office:value-type="float" office:value="0.0688844324840742" calcext:value-type="float">
            <text:p>0.06888443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F13]*[.G13])/([.F13]+[.G13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I13]*[.J13])/([.I13]+[.J13])" office:value-type="float" office:value="0.0207139729218942" calcext:value-type="float">
            <text:p>0.0207139729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L13]*[.M13])/([.L13]+[.M13])" office:value-type="float" office:value="0.0209010446558029" calcext:value-type="float">
            <text:p>0.0209010447</text:p>
          </table:table-cell>
          <table:table-cell/>
          <table:table-cell office:value-type="string" calcext:value-type="string">
            <text:p>one</text:p>
          </table:table-cell>
          <table:table-cell table:formula="of:=[.E28]" office:value-type="float" office:value="0.35040975898926" calcext:value-type="float">
            <text:p>0.350409759</text:p>
          </table:table-cell>
          <table:table-cell table:formula="of:=[.E57]" office:value-type="float" office:value="0.343145490522649" calcext:value-type="float">
            <text:p>0.3431454905</text:p>
          </table:table-cell>
          <table:table-cell table:formula="of:=[.E85]" office:value-type="float" office:value="0.344597010980254" calcext:value-type="float">
            <text:p>0.344597011</text:p>
          </table:table-cell>
          <table:table-cell table:formula="of:=[.E113]" office:value-type="float" office:value="0.341894109414164" calcext:value-type="float">
            <text:p>0.3418941094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221847" calcext:value-type="float">
            <text:p>0.03221847</text:p>
          </table:table-cell>
          <table:table-cell office:value-type="float" office:value="0.85302505" calcext:value-type="float">
            <text:p>0.85302505</text:p>
          </table:table-cell>
          <table:table-cell table:formula="of:=(2*[.C14]*[.D14])/([.C14]+[.D14])" office:value-type="float" office:value="0.0620917552328957" calcext:value-type="float">
            <text:p>0.0620917552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F14]*[.G14])/([.F14]+[.G14])" office:value-type="float" office:value="0.0673925039892419" calcext:value-type="float">
            <text:p>0.067392504</text:p>
          </table:table-cell>
          <table:table-cell office:value-type="float" office:value="0.03738557" calcext:value-type="float">
            <text:p>0.03738557</text:p>
          </table:table-cell>
          <table:table-cell office:value-type="float" office:value="0.84728204" calcext:value-type="float">
            <text:p>0.84728204</text:p>
          </table:table-cell>
          <table:table-cell table:formula="of:=(2*[.I14]*[.J14])/([.I14]+[.J14])" office:value-type="float" office:value="0.0716113524630178" calcext:value-type="float">
            <text:p>0.0716113525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L14]*[.M14])/([.L14]+[.M14])" office:value-type="float" office:value="0.0549181265992718" calcext:value-type="float">
            <text:p>0.05491812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8]" office:value-type="float" office:value="0.360283583676866" calcext:value-type="float">
            <text:p>0.3602835837</text:p>
          </table:table-cell>
          <table:table-cell table:formula="of:=[.H57]" office:value-type="float" office:value="0.359199937012893" calcext:value-type="float">
            <text:p>0.359199937</text:p>
          </table:table-cell>
          <table:table-cell table:formula="of:=[.H85]" office:value-type="float" office:value="0.362755985025703" calcext:value-type="float">
            <text:p>0.362755985</text:p>
          </table:table-cell>
          <table:table-cell table:formula="of:=[.H113]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236257" calcext:value-type="float">
            <text:p>0.02236257</text:p>
          </table:table-cell>
          <table:table-cell office:value-type="float" office:value="0.89953884" calcext:value-type="float">
            <text:p>0.89953884</text:p>
          </table:table-cell>
          <table:table-cell table:formula="of:=(2*[.C15]*[.D15])/([.C15]+[.D15])" office:value-type="float" office:value="0.0436402419152799" calcext:value-type="float">
            <text:p>0.0436402419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F15]*[.G15])/([.F15]+[.G15])" office:value-type="float" office:value="0.0458519206716642" calcext:value-type="float">
            <text:p>0.0458519207</text:p>
          </table:table-cell>
          <table:table-cell office:value-type="float" office:value="0.02485211" calcext:value-type="float">
            <text:p>0.02485211</text:p>
          </table:table-cell>
          <table:table-cell office:value-type="float" office:value="0.8837641" calcext:value-type="float">
            <text:p>0.8837641</text:p>
          </table:table-cell>
          <table:table-cell table:formula="of:=(2*[.I15]*[.J15])/([.I15]+[.J15])" office:value-type="float" office:value="0.0483447298992189" calcext:value-type="float">
            <text:p>0.0483447299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L15]*[.M15])/([.L15]+[.M15])" office:value-type="float" office:value="0.0382543490451716" calcext:value-type="float">
            <text:p>0.03825434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8]" office:value-type="float" office:value="0.365726133554161" calcext:value-type="float">
            <text:p>0.3657261336</text:p>
          </table:table-cell>
          <table:table-cell table:formula="of:=[.K57]" office:value-type="float" office:value="0.366070874633421" calcext:value-type="float">
            <text:p>0.3660708746</text:p>
          </table:table-cell>
          <table:table-cell table:formula="of:=[.K85]" office:value-type="float" office:value="0.371104244748622" calcext:value-type="float">
            <text:p>0.3711042447</text:p>
          </table:table-cell>
          <table:table-cell table:formula="of:=[.K113]" office:value-type="float" office:value="0.372718530058476" calcext:value-type="float">
            <text:p>0.3727185301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914213" calcext:value-type="float">
            <text:p>0.16914213</text:p>
          </table:table-cell>
          <table:table-cell office:value-type="float" office:value="0.22368473" calcext:value-type="float">
            <text:p>0.22368473</text:p>
          </table:table-cell>
          <table:table-cell table:formula="of:=(2*[.C16]*[.D16])/([.C16]+[.D16])" office:value-type="float" office:value="0.192626907847772" calcext:value-type="float">
            <text:p>0.1926269078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F16]*[.G16])/([.F16]+[.G16])" office:value-type="float" office:value="0.194313069169702" calcext:value-type="float">
            <text:p>0.1943130692</text:p>
          </table:table-cell>
          <table:table-cell office:value-type="float" office:value="0.16978108" calcext:value-type="float">
            <text:p>0.16978108</text:p>
          </table:table-cell>
          <table:table-cell office:value-type="float" office:value="0.226876" calcext:value-type="float">
            <text:p>0.226876</text:p>
          </table:table-cell>
          <table:table-cell table:formula="of:=(2*[.I16]*[.J16])/([.I16]+[.J16])" office:value-type="float" office:value="0.194219411417439" calcext:value-type="float">
            <text:p>0.1942194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L16]*[.M16])/([.L16]+[.M16])" office:value-type="float" office:value="0.19541991953412" calcext:value-type="float">
            <text:p>0.1954199195</text:p>
          </table:table-cell>
          <table:table-cell/>
          <table:table-cell office:value-type="string" calcext:value-type="string">
            <text:p>all</text:p>
          </table:table-cell>
          <table:table-cell table:formula="of:=[.N28]" office:value-type="float" office:value="0.33418350974853" calcext:value-type="float">
            <text:p>0.3341835097</text:p>
          </table:table-cell>
          <table:table-cell table:formula="of:=[.N57]" office:value-type="float" office:value="0.317404726321842" calcext:value-type="float">
            <text:p>0.3174047263</text:p>
          </table:table-cell>
          <table:table-cell table:formula="of:=[.N85]" office:value-type="float" office:value="0.314806640826162" calcext:value-type="float">
            <text:p>0.3148066408</text:p>
          </table:table-cell>
          <table:table-cell table:formula="of:=[.N113]" office:value-type="float" office:value="0.305547641215588" calcext:value-type="float">
            <text:p>0.3055476412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07332" calcext:value-type="float">
            <text:p>0.00207332</text:p>
          </table:table-cell>
          <table:table-cell office:value-type="float" office:value="0.69505051" calcext:value-type="float">
            <text:p>0.69505051</text:p>
          </table:table-cell>
          <table:table-cell table:formula="of:=(2*[.C17]*[.D17])/([.C17]+[.D17])" office:value-type="float" office:value="0.00413430745408086" calcext:value-type="float">
            <text:p>0.0041343075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F17]*[.G17])/([.F17]+[.G17])" office:value-type="float" office:value="0.00538188892691668" calcext:value-type="float">
            <text:p>0.0053818889</text:p>
          </table:table-cell>
          <table:table-cell office:value-type="float" office:value="0.00270879" calcext:value-type="float">
            <text:p>0.00270879</text:p>
          </table:table-cell>
          <table:table-cell office:value-type="float" office:value="0.49343434" calcext:value-type="float">
            <text:p>0.49343434</text:p>
          </table:table-cell>
          <table:table-cell table:formula="of:=(2*[.I17]*[.J17])/([.I17]+[.J17])" office:value-type="float" office:value="0.00538800166737611" calcext:value-type="float">
            <text:p>0.0053880017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L17]*[.M17])/([.L17]+[.M17])" office:value-type="float" office:value="0.00325527209402203" calcext:value-type="float">
            <text:p>0.003255272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5671732" calcext:value-type="float">
            <text:p>0.05671732</text:p>
          </table:table-cell>
          <table:table-cell office:value-type="float" office:value="0.06202978" calcext:value-type="float">
            <text:p>0.06202978</text:p>
          </table:table-cell>
          <table:table-cell table:formula="of:=(2*[.C18]*[.D18])/([.C18]+[.D18])" office:value-type="float" office:value="0.0592547166505894" calcext:value-type="float">
            <text:p>0.0592547167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F18]*[.G18])/([.F18]+[.G18])" office:value-type="float" office:value="0.0704777166335139" calcext:value-type="float">
            <text:p>0.0704777166</text:p>
          </table:table-cell>
          <table:table-cell office:value-type="float" office:value="0.0804431" calcext:value-type="float">
            <text:p>0.0804431</text:p>
          </table:table-cell>
          <table:table-cell office:value-type="float" office:value="0.04772849" calcext:value-type="float">
            <text:p>0.04772849</text:p>
          </table:table-cell>
          <table:table-cell table:formula="of:=(2*[.I18]*[.J18])/([.I18]+[.J18])" office:value-type="float" office:value="0.0599107445560908" calcext:value-type="float">
            <text:p>0.0599107446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L18]*[.M18])/([.L18]+[.M18])" office:value-type="float" office:value="0.0540525701118926" calcext:value-type="float">
            <text:p>0.054052570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C19]*[.D19])/([.C19]+[.D19])" office:value-type="float" office:value="0.696814489805968" calcext:value-type="float">
            <text:p>0.6968144898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F19]*[.G19])/([.F19]+[.G19])" office:value-type="float" office:value="0.696793556637865" calcext:value-type="float">
            <text:p>0.6967935566</text:p>
          </table:table-cell>
          <table:table-cell office:value-type="float" office:value="0.9815893" calcext:value-type="float">
            <text:p>0.9815893</text:p>
          </table:table-cell>
          <table:table-cell office:value-type="float" office:value="0.54009026" calcext:value-type="float">
            <text:p>0.54009026</text:p>
          </table:table-cell>
          <table:table-cell table:formula="of:=(2*[.I19]*[.J19])/([.I19]+[.J19])" office:value-type="float" office:value="0.696791669134621" calcext:value-type="float">
            <text:p>0.6967916691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L19]*[.M19])/([.L19]+[.M19])" office:value-type="float" office:value="0.696814489805968" calcext:value-type="float">
            <text:p>0.696814489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765511" calcext:value-type="float">
            <text:p>0.05765511</text:p>
          </table:table-cell>
          <table:table-cell office:value-type="float" office:value="0.95284974" calcext:value-type="float">
            <text:p>0.95284974</text:p>
          </table:table-cell>
          <table:table-cell table:formula="of:=(2*[.C20]*[.D20])/([.C20]+[.D20])" office:value-type="float" office:value="0.108731109154343" calcext:value-type="float">
            <text:p>0.1087311092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F20]*[.G20])/([.F20]+[.G20])" office:value-type="float" office:value="0.107752860159254" calcext:value-type="float">
            <text:p>0.1077528602</text:p>
          </table:table-cell>
          <table:table-cell office:value-type="float" office:value="0.05857196" calcext:value-type="float">
            <text:p>0.05857196</text:p>
          </table:table-cell>
          <table:table-cell office:value-type="float" office:value="0.95202494" calcext:value-type="float">
            <text:p>0.95202494</text:p>
          </table:table-cell>
          <table:table-cell table:formula="of:=(2*[.I20]*[.J20])/([.I20]+[.J20])" office:value-type="float" office:value="0.110354517621581" calcext:value-type="float">
            <text:p>0.110354517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L20]*[.M20])/([.L20]+[.M20])" office:value-type="float" office:value="0.105505641909658" calcext:value-type="float">
            <text:p>0.105505641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42094" calcext:value-type="float">
            <text:p>0.01642094</text:p>
          </table:table-cell>
          <table:table-cell office:value-type="float" office:value="0.31205072" calcext:value-type="float">
            <text:p>0.31205072</text:p>
          </table:table-cell>
          <table:table-cell table:formula="of:=(2*[.C21]*[.D21])/([.C21]+[.D21])" office:value-type="float" office:value="0.031200050257467" calcext:value-type="float">
            <text:p>0.0312000503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F21]*[.G21])/([.F21]+[.G21])" office:value-type="float" office:value="0.0430123578753972" calcext:value-type="float">
            <text:p>0.0430123579</text:p>
          </table:table-cell>
          <table:table-cell office:value-type="float" office:value="0.01976135" calcext:value-type="float">
            <text:p>0.01976135</text:p>
          </table:table-cell>
          <table:table-cell office:value-type="float" office:value="0.24294837" calcext:value-type="float">
            <text:p>0.24294837</text:p>
          </table:table-cell>
          <table:table-cell table:formula="of:=(2*[.I21]*[.J21])/([.I21]+[.J21])" office:value-type="float" office:value="0.0365497536330175" calcext:value-type="float">
            <text:p>0.0365497536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L21]*[.M21])/([.L21]+[.M21])" office:value-type="float" office:value="0.0243219845343982" calcext:value-type="float">
            <text:p>0.024321984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770537" calcext:value-type="float">
            <text:p>0.12770537</text:p>
          </table:table-cell>
          <table:table-cell office:value-type="float" office:value="0.0956097" calcext:value-type="float">
            <text:p>0.0956097</text:p>
          </table:table-cell>
          <table:table-cell table:formula="of:=(2*[.C22]*[.D22])/([.C22]+[.D22])" office:value-type="float" office:value="0.109351080642153" calcext:value-type="float">
            <text:p>0.1093510806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F22]*[.G22])/([.F22]+[.G22])" office:value-type="float" office:value="0.100124829318935" calcext:value-type="float">
            <text:p>0.1001248293</text:p>
          </table:table-cell>
          <table:table-cell office:value-type="float" office:value="0.13544209" calcext:value-type="float">
            <text:p>0.13544209</text:p>
          </table:table-cell>
          <table:table-cell office:value-type="float" office:value="0.07003639" calcext:value-type="float">
            <text:p>0.07003639</text:p>
          </table:table-cell>
          <table:table-cell table:formula="of:=(2*[.I22]*[.J22])/([.I22]+[.J22])" office:value-type="float" office:value="0.0923296204805009" calcext:value-type="float">
            <text:p>0.0923296205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L22]*[.M22])/([.L22]+[.M22])" office:value-type="float" office:value="0.116781425450337" calcext:value-type="float">
            <text:p>0.116781425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37581" calcext:value-type="float">
            <text:p>0.02337581</text:p>
          </table:table-cell>
          <table:table-cell office:value-type="float" office:value="0.70115954" calcext:value-type="float">
            <text:p>0.70115954</text:p>
          </table:table-cell>
          <table:table-cell table:formula="of:=(2*[.C23]*[.D23])/([.C23]+[.D23])" office:value-type="float" office:value="0.0452432643534298" calcext:value-type="float">
            <text:p>0.0452432644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F23]*[.G23])/([.F23]+[.G23])" office:value-type="float" office:value="0.0449354815610067" calcext:value-type="float">
            <text:p>0.0449354816</text:p>
          </table:table-cell>
          <table:table-cell office:value-type="float" office:value="0.02336764" calcext:value-type="float">
            <text:p>0.02336764</text:p>
          </table:table-cell>
          <table:table-cell office:value-type="float" office:value="0.6846677" calcext:value-type="float">
            <text:p>0.6846677</text:p>
          </table:table-cell>
          <table:table-cell table:formula="of:=(2*[.I23]*[.J23])/([.I23]+[.J23])" office:value-type="float" office:value="0.0451928524732339" calcext:value-type="float">
            <text:p>0.0451928525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L23]*[.M23])/([.L23]+[.M23])" office:value-type="float" office:value="0.0451119523068178" calcext:value-type="float">
            <text:p>0.04511195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539387" calcext:value-type="float">
            <text:p>0.5539387</text:p>
          </table:table-cell>
          <table:table-cell office:value-type="float" office:value="0.53091776" calcext:value-type="float">
            <text:p>0.53091776</text:p>
          </table:table-cell>
          <table:table-cell table:formula="of:=(2*[.C24]*[.D24])/([.C24]+[.D24])" office:value-type="float" office:value="0.542183974792964" calcext:value-type="float">
            <text:p>0.5421839748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F24]*[.G24])/([.F24]+[.G24])" office:value-type="float" office:value="0.54458811770895" calcext:value-type="float">
            <text:p>0.5445881177</text:p>
          </table:table-cell>
          <table:table-cell office:value-type="float" office:value="0.55961815" calcext:value-type="float">
            <text:p>0.55961815</text:p>
          </table:table-cell>
          <table:table-cell office:value-type="float" office:value="0.53084842" calcext:value-type="float">
            <text:p>0.53084842</text:p>
          </table:table-cell>
          <table:table-cell table:formula="of:=(2*[.I24]*[.J24])/([.I24]+[.J24])" office:value-type="float" office:value="0.544853769759898" calcext:value-type="float">
            <text:p>0.544853769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L24]*[.M24])/([.L24]+[.M24])" office:value-type="float" office:value="0.539832688797805" calcext:value-type="float">
            <text:p>0.53983268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809854" calcext:value-type="float">
            <text:p>0.4809854</text:p>
          </table:table-cell>
          <table:table-cell office:value-type="float" office:value="0.19010385" calcext:value-type="float">
            <text:p>0.19010385</text:p>
          </table:table-cell>
          <table:table-cell table:formula="of:=(2*[.C25]*[.D25])/([.C25]+[.D25])" office:value-type="float" office:value="0.272503773034034" calcext:value-type="float">
            <text:p>0.272503773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F25]*[.G25])/([.F25]+[.G25])" office:value-type="float" office:value="0.270569979083894" calcext:value-type="float">
            <text:p>0.2705699791</text:p>
          </table:table-cell>
          <table:table-cell office:value-type="float" office:value="0.48115715" calcext:value-type="float">
            <text:p>0.48115715</text:p>
          </table:table-cell>
          <table:table-cell office:value-type="float" office:value="0.18660621" calcext:value-type="float">
            <text:p>0.18660621</text:p>
          </table:table-cell>
          <table:table-cell table:formula="of:=(2*[.I25]*[.J25])/([.I25]+[.J25])" office:value-type="float" office:value="0.268918355076869" calcext:value-type="float">
            <text:p>0.2689183551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L25]*[.M25])/([.L25]+[.M25])" office:value-type="float" office:value="0.273973321966022" calcext:value-type="float">
            <text:p>0.2739733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5524388" calcext:value-type="float">
            <text:p>0.05524388</text:p>
          </table:table-cell>
          <table:table-cell office:value-type="float" office:value="0.56680453" calcext:value-type="float">
            <text:p>0.56680453</text:p>
          </table:table-cell>
          <table:table-cell table:formula="of:=(2*[.C26]*[.D26])/([.C26]+[.D26])" office:value-type="float" office:value="0.100675384537279" calcext:value-type="float">
            <text:p>0.1006753845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F26]*[.G26])/([.F26]+[.G26])" office:value-type="float" office:value="0.102940552288076" calcext:value-type="float">
            <text:p>0.1029405523</text:p>
          </table:table-cell>
          <table:table-cell office:value-type="float" office:value="0.05326347" calcext:value-type="float">
            <text:p>0.05326347</text:p>
          </table:table-cell>
          <table:table-cell office:value-type="float" office:value="0.41638227" calcext:value-type="float">
            <text:p>0.41638227</text:p>
          </table:table-cell>
          <table:table-cell table:formula="of:=(2*[.I26]*[.J26])/([.I26]+[.J26])" office:value-type="float" office:value="0.0944455050169385" calcext:value-type="float">
            <text:p>0.094445505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L26]*[.M26])/([.L26]+[.M26])" office:value-type="float" office:value="0.0970802536256672" calcext:value-type="float">
            <text:p>0.097080253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C27]*[.D27])/([.C27]+[.D27])" office:value-type="float" office:value="0.287979714503626" calcext:value-type="float">
            <text:p>0.2879797145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F27]*[.G27])/([.F27]+[.G27])" office:value-type="float" office:value="0.289676317669088" calcext:value-type="float">
            <text:p>0.2896763177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I27]*[.J27])/([.I27]+[.J27])" office:value-type="float" office:value="0.288550157887458" calcext:value-type="float">
            <text:p>0.2885501579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L27]*[.M27])/([.L27]+[.M27])" office:value-type="float" office:value="0.288241575913689" calcext:value-type="float">
            <text:p>0.2882415759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C28]*[.D28])/([.C28]+[.D28])" office:value-type="float" office:value="0.35040975898926" calcext:value-type="float">
            <text:p>0.350409759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F28]*[.G28])/([.F28]+[.G28])" office:value-type="float" office:value="0.360283583676866" calcext:value-type="float">
            <text:p>0.3602835837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I28]*[.J28])/([.I28]+[.J28])" office:value-type="float" office:value="0.365726133554161" calcext:value-type="float">
            <text:p>0.365726133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L28]*[.M28])/([.L28]+[.M28])" office:value-type="float" office:value="0.33418350974853" calcext:value-type="float">
            <text:p>0.3341835097</text:p>
          </table:table-cell>
          <table:table-cell table:number-columns-repeated="6"/>
        </table:table-row>
        <table:table-row table:style-name="ro3" table:number-rows-repeated="3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2883641" calcext:value-type="float">
            <text:p>0.52883641</text:p>
          </table:table-cell>
          <table:table-cell office:value-type="float" office:value="0.69958798" calcext:value-type="float">
            <text:p>0.69958798</text:p>
          </table:table-cell>
          <table:table-cell table:formula="of:=(2*[.C32]*[.D32])/([.C32]+[.D32])" office:value-type="float" office:value="0.602344920589458" calcext:value-type="float">
            <text:p>0.6023449206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2]*[.G32])/([.F32]+[.G32])" office:value-type="float" office:value="0.60056919442579" calcext:value-type="float">
            <text:p>0.6005691944</text:p>
          </table:table-cell>
          <table:table-cell office:value-type="float" office:value="0.53337895" calcext:value-type="float">
            <text:p>0.53337895</text:p>
          </table:table-cell>
          <table:table-cell office:value-type="float" office:value="0.6844929" calcext:value-type="float">
            <text:p>0.6844929</text:p>
          </table:table-cell>
          <table:table-cell table:formula="of:=(2*[.I32]*[.J32])/([.I32]+[.J32])" office:value-type="float" office:value="0.599560790052673" calcext:value-type="float">
            <text:p>0.5995607901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L32]*[.M32])/([.L32]+[.M32])" office:value-type="float" office:value="0.609829670605616" calcext:value-type="float">
            <text:p>0.609829670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955801" calcext:value-type="float">
            <text:p>0.0955801</text:p>
          </table:table-cell>
          <table:table-cell office:value-type="float" office:value="0.92203174" calcext:value-type="float">
            <text:p>0.92203174</text:p>
          </table:table-cell>
          <table:table-cell table:formula="of:=(2*[.C33]*[.D33])/([.C33]+[.D33])" office:value-type="float" office:value="0.173205307659105" calcext:value-type="float">
            <text:p>0.1732053077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33]*[.G33])/([.F33]+[.G33])" office:value-type="float" office:value="0.172991596194584" calcext:value-type="float">
            <text:p>0.1729915962</text:p>
          </table:table-cell>
          <table:table-cell office:value-type="float" office:value="0.09509832" calcext:value-type="float">
            <text:p>0.09509832</text:p>
          </table:table-cell>
          <table:table-cell office:value-type="float" office:value="0.91128166" calcext:value-type="float">
            <text:p>0.91128166</text:p>
          </table:table-cell>
          <table:table-cell table:formula="of:=(2*[.I33]*[.J33])/([.I33]+[.J33])" office:value-type="float" office:value="0.172223924630955" calcext:value-type="float">
            <text:p>0.1722239246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L33]*[.M33])/([.L33]+[.M33])" office:value-type="float" office:value="0.167368273964597" calcext:value-type="float">
            <text:p>0.16736827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342" calcext:value-type="float">
            <text:p>0.00620342</text:p>
          </table:table-cell>
          <table:table-cell office:value-type="float" office:value="1" calcext:value-type="float">
            <text:p>1</text:p>
          </table:table-cell>
          <table:table-cell table:formula="of:=(2*[.C34]*[.D34])/([.C34]+[.D34])" office:value-type="float" office:value="0.0123303496622979" calcext:value-type="float">
            <text:p>0.0123303497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34]*[.G34])/([.F34]+[.G34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34]*[.J34])/([.I34]+[.J34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34]*[.M34])/([.L34]+[.M34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0156854" calcext:value-type="float">
            <text:p>0.10156854</text:p>
          </table:table-cell>
          <table:table-cell office:value-type="float" office:value="0.47028127" calcext:value-type="float">
            <text:p>0.47028127</text:p>
          </table:table-cell>
          <table:table-cell table:formula="of:=(2*[.C35]*[.D35])/([.C35]+[.D35])" office:value-type="float" office:value="0.167057087885526" calcext:value-type="float">
            <text:p>0.1670570879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35]*[.G35])/([.F35]+[.G35])" office:value-type="float" office:value="0.173440180566277" calcext:value-type="float">
            <text:p>0.1734401806</text:p>
          </table:table-cell>
          <table:table-cell office:value-type="float" office:value="0.10104219" calcext:value-type="float">
            <text:p>0.10104219</text:p>
          </table:table-cell>
          <table:table-cell office:value-type="float" office:value="0.45486129" calcext:value-type="float">
            <text:p>0.45486129</text:p>
          </table:table-cell>
          <table:table-cell table:formula="of:=(2*[.I35]*[.J35])/([.I35]+[.J35])" office:value-type="float" office:value="0.165353096504541" calcext:value-type="float">
            <text:p>0.1653530965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L35]*[.M35])/([.L35]+[.M35])" office:value-type="float" office:value="0.18088075083025" calcext:value-type="float">
            <text:p>0.180880750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6774377" calcext:value-type="float">
            <text:p>0.06774377</text:p>
          </table:table-cell>
          <table:table-cell office:value-type="float" office:value="0.91423226" calcext:value-type="float">
            <text:p>0.91423226</text:p>
          </table:table-cell>
          <table:table-cell table:formula="of:=(2*[.C36]*[.D36])/([.C36]+[.D36])" office:value-type="float" office:value="0.126140634915539" calcext:value-type="float">
            <text:p>0.126140634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36]*[.G36])/([.F36]+[.G36])" office:value-type="float" office:value="0.160388447935655" calcext:value-type="float">
            <text:p>0.1603884479</text:p>
          </table:table-cell>
          <table:table-cell office:value-type="float" office:value="0.09802991" calcext:value-type="float">
            <text:p>0.09802991</text:p>
          </table:table-cell>
          <table:table-cell office:value-type="float" office:value="0.90678713" calcext:value-type="float">
            <text:p>0.90678713</text:p>
          </table:table-cell>
          <table:table-cell table:formula="of:=(2*[.I36]*[.J36])/([.I36]+[.J36])" office:value-type="float" office:value="0.176932231848015" calcext:value-type="float">
            <text:p>0.1769322318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L36]*[.M36])/([.L36]+[.M36])" office:value-type="float" office:value="0.110594506852958" calcext:value-type="float">
            <text:p>0.11059450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7043312" calcext:value-type="float">
            <text:p>0.17043312</text:p>
          </table:table-cell>
          <table:table-cell office:value-type="float" office:value="0.67233264" calcext:value-type="float">
            <text:p>0.67233264</text:p>
          </table:table-cell>
          <table:table-cell table:formula="of:=(2*[.C37]*[.D37])/([.C37]+[.D37])" office:value-type="float" office:value="0.27193261746428" calcext:value-type="float">
            <text:p>0.2719326175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37]*[.G37])/([.F37]+[.G37])" office:value-type="float" office:value="0.275941554133065" calcext:value-type="float">
            <text:p>0.2759415541</text:p>
          </table:table-cell>
          <table:table-cell office:value-type="float" office:value="0.17742791" calcext:value-type="float">
            <text:p>0.17742791</text:p>
          </table:table-cell>
          <table:table-cell office:value-type="float" office:value="0.67047359" calcext:value-type="float">
            <text:p>0.67047359</text:p>
          </table:table-cell>
          <table:table-cell table:formula="of:=(2*[.I37]*[.J37])/([.I37]+[.J37])" office:value-type="float" office:value="0.280600347525973" calcext:value-type="float">
            <text:p>0.2806003475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L37]*[.M37])/([.L37]+[.M37])" office:value-type="float" office:value="0.265620455599265" calcext:value-type="float">
            <text:p>0.265620455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38]*[.D38])/([.C38]+[.D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38]*[.G38])/([.F38]+[.G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38]*[.J38])/([.I38]+[.J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38]*[.M38])/([.L38]+[.M38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660684" calcext:value-type="float">
            <text:p>0.02660684</text:p>
          </table:table-cell>
          <table:table-cell office:value-type="float" office:value="0.55353598" calcext:value-type="float">
            <text:p>0.55353598</text:p>
          </table:table-cell>
          <table:table-cell table:formula="of:=(2*[.C39]*[.D39])/([.C39]+[.D39])" office:value-type="float" office:value="0.0507731639395389" calcext:value-type="float">
            <text:p>0.0507731639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39]*[.G39])/([.F39]+[.G39])" office:value-type="float" office:value="0.0731152247994908" calcext:value-type="float">
            <text:p>0.0731152248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39]*[.J39])/([.I39]+[.J39])" office:value-type="float" office:value="0.0797049945081149" calcext:value-type="float">
            <text:p>0.0797049945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L39]*[.M39])/([.L39]+[.M39])" office:value-type="float" office:value="0.0428107132714188" calcext:value-type="float">
            <text:p>0.042810713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40]*[.D40])/([.C40]+[.D40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40]*[.G40])/([.F40]+[.G40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40]*[.J40])/([.I40]+[.J40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40]*[.M40])/([.L40]+[.M40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967779" calcext:value-type="float">
            <text:p>0.03967779</text:p>
          </table:table-cell>
          <table:table-cell office:value-type="float" office:value="0.95202156" calcext:value-type="float">
            <text:p>0.95202156</text:p>
          </table:table-cell>
          <table:table-cell table:formula="of:=(2*[.C41]*[.D41])/([.C41]+[.D41])" office:value-type="float" office:value="0.0761805713256793" calcext:value-type="float">
            <text:p>0.076180571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41]*[.G41])/([.F41]+[.G41])" office:value-type="float" office:value="0.0703098572498029" calcext:value-type="float">
            <text:p>0.0703098572</text:p>
          </table:table-cell>
          <table:table-cell office:value-type="float" office:value="0.03999205" calcext:value-type="float">
            <text:p>0.03999205</text:p>
          </table:table-cell>
          <table:table-cell office:value-type="float" office:value="0.92625481" calcext:value-type="float">
            <text:p>0.92625481</text:p>
          </table:table-cell>
          <table:table-cell table:formula="of:=(2*[.I41]*[.J41])/([.I41]+[.J41])" office:value-type="float" office:value="0.0766736332250756" calcext:value-type="float">
            <text:p>0.0766736332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L41]*[.M41])/([.L41]+[.M41])" office:value-type="float" office:value="0.0670613311815764" calcext:value-type="float">
            <text:p>0.06706133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C42]*[.D42])/([.C42]+[.D42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42]*[.G42])/([.F42]+[.G42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I42]*[.J42])/([.I42]+[.J42])" office:value-type="float" office:value="0.0236862196158849" calcext:value-type="float">
            <text:p>0.0236862196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L42]*[.M42])/([.L42]+[.M42])" office:value-type="float" office:value="0.0238707900202246" calcext:value-type="float">
            <text:p>0.0238707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138726" calcext:value-type="float">
            <text:p>0.03138726</text:p>
          </table:table-cell>
          <table:table-cell office:value-type="float" office:value="0.85720744" calcext:value-type="float">
            <text:p>0.85720744</text:p>
          </table:table-cell>
          <table:table-cell table:formula="of:=(2*[.C43]*[.D43])/([.C43]+[.D43])" office:value-type="float" office:value="0.0605571759390741" calcext:value-type="float">
            <text:p>0.0605571759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43]*[.G43])/([.F43]+[.G43])" office:value-type="float" office:value="0.0673081371835539" calcext:value-type="float">
            <text:p>0.0673081372</text:p>
          </table:table-cell>
          <table:table-cell office:value-type="float" office:value="0.03739804" calcext:value-type="float">
            <text:p>0.03739804</text:p>
          </table:table-cell>
          <table:table-cell office:value-type="float" office:value="0.84809836" calcext:value-type="float">
            <text:p>0.84809836</text:p>
          </table:table-cell>
          <table:table-cell table:formula="of:=(2*[.I43]*[.J43])/([.I43]+[.J43])" office:value-type="float" office:value="0.071637143620718" calcext:value-type="float">
            <text:p>0.071637143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L43]*[.M43])/([.L43]+[.M43])" office:value-type="float" office:value="0.053436169007243" calcext:value-type="float">
            <text:p>0.0534361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106407" calcext:value-type="float">
            <text:p>0.02106407</text:p>
          </table:table-cell>
          <table:table-cell office:value-type="float" office:value="0.92072765" calcext:value-type="float">
            <text:p>0.92072765</text:p>
          </table:table-cell>
          <table:table-cell table:formula="of:=(2*[.C44]*[.D44])/([.C44]+[.D44])" office:value-type="float" office:value="0.041185903971497" calcext:value-type="float">
            <text:p>0.041185904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44]*[.G44])/([.F44]+[.G44])" office:value-type="float" office:value="0.0440425881046934" calcext:value-type="float">
            <text:p>0.0440425881</text:p>
          </table:table-cell>
          <table:table-cell office:value-type="float" office:value="0.02396604" calcext:value-type="float">
            <text:p>0.02396604</text:p>
          </table:table-cell>
          <table:table-cell office:value-type="float" office:value="0.90410091" calcext:value-type="float">
            <text:p>0.90410091</text:p>
          </table:table-cell>
          <table:table-cell table:formula="of:=(2*[.I44]*[.J44])/([.I44]+[.J44])" office:value-type="float" office:value="0.0466943006064302" calcext:value-type="float">
            <text:p>0.0466943006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L44]*[.M44])/([.L44]+[.M44])" office:value-type="float" office:value="0.036016912299031" calcext:value-type="float">
            <text:p>0.03601691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216673" calcext:value-type="float">
            <text:p>0.16216673</text:p>
          </table:table-cell>
          <table:table-cell office:value-type="float" office:value="0.27134051" calcext:value-type="float">
            <text:p>0.27134051</text:p>
          </table:table-cell>
          <table:table-cell table:formula="of:=(2*[.C45]*[.D45])/([.C45]+[.D45])" office:value-type="float" office:value="0.203006543665717" calcext:value-type="float">
            <text:p>0.2030065437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45]*[.G45])/([.F45]+[.G45])" office:value-type="float" office:value="0.20544165085581" calcext:value-type="float">
            <text:p>0.2054416509</text:p>
          </table:table-cell>
          <table:table-cell office:value-type="float" office:value="0.16268455" calcext:value-type="float">
            <text:p>0.16268455</text:p>
          </table:table-cell>
          <table:table-cell office:value-type="float" office:value="0.25953043" calcext:value-type="float">
            <text:p>0.25953043</text:p>
          </table:table-cell>
          <table:table-cell table:formula="of:=(2*[.I45]*[.J45])/([.I45]+[.J45])" office:value-type="float" office:value="0.200000441556368" calcext:value-type="float">
            <text:p>0.2000004416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L45]*[.M45])/([.L45]+[.M45])" office:value-type="float" office:value="0.21137736898525" calcext:value-type="float">
            <text:p>0.2113773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77323" calcext:value-type="float">
            <text:p>0.00177323</text:p>
          </table:table-cell>
          <table:table-cell office:value-type="float" office:value="0.75430976" calcext:value-type="float">
            <text:p>0.75430976</text:p>
          </table:table-cell>
          <table:table-cell table:formula="of:=(2*[.C46]*[.D46])/([.C46]+[.D46])" office:value-type="float" office:value="0.00353814254100545" calcext:value-type="float">
            <text:p>0.0035381425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46]*[.G46])/([.F46]+[.G46])" office:value-type="float" office:value="0.00538143393024559" calcext:value-type="float">
            <text:p>0.0053814339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49343434" calcext:value-type="float">
            <text:p>0.49343434</text:p>
          </table:table-cell>
          <table:table-cell table:formula="of:=(2*[.I46]*[.J46])/([.I46]+[.J46])" office:value-type="float" office:value="0.00538752689414535" calcext:value-type="float">
            <text:p>0.0053875269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L46]*[.M46])/([.L46]+[.M46])" office:value-type="float" office:value="0.00224508389693289" calcext:value-type="float">
            <text:p>0.002245083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5352409" calcext:value-type="float">
            <text:p>0.05352409</text:p>
          </table:table-cell>
          <table:table-cell office:value-type="float" office:value="0.07977575" calcext:value-type="float">
            <text:p>0.07977575</text:p>
          </table:table-cell>
          <table:table-cell table:formula="of:=(2*[.C47]*[.D47])/([.C47]+[.D47])" office:value-type="float" office:value="0.0640649594600789" calcext:value-type="float">
            <text:p>0.0640649595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47]*[.G47])/([.F47]+[.G47])" office:value-type="float" office:value="0.096131282520011" calcext:value-type="float">
            <text:p>0.0961312825</text:p>
          </table:table-cell>
          <table:table-cell office:value-type="float" office:value="0.08020585" calcext:value-type="float">
            <text:p>0.08020585</text:p>
          </table:table-cell>
          <table:table-cell office:value-type="float" office:value="0.05486904" calcext:value-type="float">
            <text:p>0.05486904</text:p>
          </table:table-cell>
          <table:table-cell table:formula="of:=(2*[.I47]*[.J47])/([.I47]+[.J47])" office:value-type="float" office:value="0.0651611560355" calcext:value-type="float">
            <text:p>0.065161156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L47]*[.M47])/([.L47]+[.M47])" office:value-type="float" office:value="0.0769831745476444" calcext:value-type="float">
            <text:p>0.076983174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C48]*[.D48])/([.C48]+[.D48])" office:value-type="float" office:value="0.701700686551361" calcext:value-type="float">
            <text:p>0.70170068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48]*[.G48])/([.F48]+[.G48])" office:value-type="float" office:value="0.701671585772618" calcext:value-type="float">
            <text:p>0.7016715858</text:p>
          </table:table-cell>
          <table:table-cell office:value-type="float" office:value="0.9808303" calcext:value-type="float">
            <text:p>0.9808303</text:p>
          </table:table-cell>
          <table:table-cell office:value-type="float" office:value="0.54617933" calcext:value-type="float">
            <text:p>0.54617933</text:p>
          </table:table-cell>
          <table:table-cell table:formula="of:=(2*[.I48]*[.J48])/([.I48]+[.J48])" office:value-type="float" office:value="0.701644869256914" calcext:value-type="float">
            <text:p>0.7016448693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L48]*[.M48])/([.L48]+[.M48])" office:value-type="float" office:value="0.701700686551361" calcext:value-type="float">
            <text:p>0.701700686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35961" calcext:value-type="float">
            <text:p>0.0535961</text:p>
          </table:table-cell>
          <table:table-cell office:value-type="float" office:value="0.9574436" calcext:value-type="float">
            <text:p>0.9574436</text:p>
          </table:table-cell>
          <table:table-cell table:formula="of:=(2*[.C49]*[.D49])/([.C49]+[.D49])" office:value-type="float" office:value="0.101509847595421" calcext:value-type="float">
            <text:p>0.1015098476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49]*[.G49])/([.F49]+[.G49])" office:value-type="float" office:value="0.104532609344128" calcext:value-type="float">
            <text:p>0.1045326093</text:p>
          </table:table-cell>
          <table:table-cell office:value-type="float" office:value="0.05684528" calcext:value-type="float">
            <text:p>0.05684528</text:p>
          </table:table-cell>
          <table:table-cell office:value-type="float" office:value="0.95630123" calcext:value-type="float">
            <text:p>0.95630123</text:p>
          </table:table-cell>
          <table:table-cell table:formula="of:=(2*[.I49]*[.J49])/([.I49]+[.J49])" office:value-type="float" office:value="0.107311648704578" calcext:value-type="float">
            <text:p>0.1073116487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L49]*[.M49])/([.L49]+[.M49])" office:value-type="float" office:value="0.0930661233421192" calcext:value-type="float">
            <text:p>0.093066123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549687" calcext:value-type="float">
            <text:p>0.01549687</text:p>
          </table:table-cell>
          <table:table-cell office:value-type="float" office:value="0.36921182" calcext:value-type="float">
            <text:p>0.36921182</text:p>
          </table:table-cell>
          <table:table-cell table:formula="of:=(2*[.C50]*[.D50])/([.C50]+[.D50])" office:value-type="float" office:value="0.0297452473818743" calcext:value-type="float">
            <text:p>0.0297452474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50]*[.G50])/([.F50]+[.G50])" office:value-type="float" office:value="0.052148175746189" calcext:value-type="float">
            <text:p>0.0521481757</text:p>
          </table:table-cell>
          <table:table-cell office:value-type="float" office:value="0.0226454" calcext:value-type="float">
            <text:p>0.0226454</text:p>
          </table:table-cell>
          <table:table-cell office:value-type="float" office:value="0.2975187" calcext:value-type="float">
            <text:p>0.2975187</text:p>
          </table:table-cell>
          <table:table-cell table:formula="of:=(2*[.I50]*[.J50])/([.I50]+[.J50])" office:value-type="float" office:value="0.0420873543847046" calcext:value-type="float">
            <text:p>0.0420873544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L50]*[.M50])/([.L50]+[.M50])" office:value-type="float" office:value="0.0167176088496885" calcext:value-type="float">
            <text:p>0.01671760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105136" calcext:value-type="float">
            <text:p>0.12105136</text:p>
          </table:table-cell>
          <table:table-cell office:value-type="float" office:value="0.14952388" calcext:value-type="float">
            <text:p>0.14952388</text:p>
          </table:table-cell>
          <table:table-cell table:formula="of:=(2*[.C51]*[.D51])/([.C51]+[.D51])" office:value-type="float" office:value="0.133789544279638" calcext:value-type="float">
            <text:p>0.133789544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51]*[.G51])/([.F51]+[.G51])" office:value-type="float" office:value="0.121136297360743" calcext:value-type="float">
            <text:p>0.1211362974</text:p>
          </table:table-cell>
          <table:table-cell office:value-type="float" office:value="0.13729995" calcext:value-type="float">
            <text:p>0.13729995</text:p>
          </table:table-cell>
          <table:table-cell office:value-type="float" office:value="0.07881243" calcext:value-type="float">
            <text:p>0.07881243</text:p>
          </table:table-cell>
          <table:table-cell table:formula="of:=(2*[.I51]*[.J51])/([.I51]+[.J51])" office:value-type="float" office:value="0.100141812314301" calcext:value-type="float">
            <text:p>0.1001418123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L51]*[.M51])/([.L51]+[.M51])" office:value-type="float" office:value="0.147536905375669" calcext:value-type="float">
            <text:p>0.147536905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39163" calcext:value-type="float">
            <text:p>0.02339163</text:p>
          </table:table-cell>
          <table:table-cell office:value-type="float" office:value="0.71118444" calcext:value-type="float">
            <text:p>0.71118444</text:p>
          </table:table-cell>
          <table:table-cell table:formula="of:=(2*[.C52]*[.D52])/([.C52]+[.D52])" office:value-type="float" office:value="0.0452935072666802" calcext:value-type="float">
            <text:p>0.0452935073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52]*[.G52])/([.F52]+[.G52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52]*[.J52])/([.I52]+[.J52])" office:value-type="float" office:value="0.0452466580288467" calcext:value-type="float">
            <text:p>0.045246658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L52]*[.M52])/([.L52]+[.M52])" office:value-type="float" office:value="0.0451331495081856" calcext:value-type="float">
            <text:p>0.045133149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1976498" calcext:value-type="float">
            <text:p>0.51976498</text:p>
          </table:table-cell>
          <table:table-cell office:value-type="float" office:value="0.58614255" calcext:value-type="float">
            <text:p>0.58614255</text:p>
          </table:table-cell>
          <table:table-cell table:formula="of:=(2*[.C53]*[.D53])/([.C53]+[.D53])" office:value-type="float" office:value="0.550961744112365" calcext:value-type="float">
            <text:p>0.5509617441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53]*[.G53])/([.F53]+[.G53])" office:value-type="float" office:value="0.552928186191579" calcext:value-type="float">
            <text:p>0.5529281862</text:p>
          </table:table-cell>
          <table:table-cell office:value-type="float" office:value="0.52471762" calcext:value-type="float">
            <text:p>0.52471762</text:p>
          </table:table-cell>
          <table:table-cell office:value-type="float" office:value="0.58604972" calcext:value-type="float">
            <text:p>0.58604972</text:p>
          </table:table-cell>
          <table:table-cell table:formula="of:=(2*[.I53]*[.J53])/([.I53]+[.J53])" office:value-type="float" office:value="0.553690414196129" calcext:value-type="float">
            <text:p>0.5536904142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L53]*[.M53])/([.L53]+[.M53])" office:value-type="float" office:value="0.54748530963659" calcext:value-type="float">
            <text:p>0.547485309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931711" calcext:value-type="float">
            <text:p>0.47931711</text:p>
          </table:table-cell>
          <table:table-cell office:value-type="float" office:value="0.2738989" calcext:value-type="float">
            <text:p>0.2738989</text:p>
          </table:table-cell>
          <table:table-cell table:formula="of:=(2*[.C54]*[.D54])/([.C54]+[.D54])" office:value-type="float" office:value="0.348597022466846" calcext:value-type="float">
            <text:p>0.3485970225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54]*[.G54])/([.F54]+[.G54])" office:value-type="float" office:value="0.337931019047" calcext:value-type="float">
            <text:p>0.337931019</text:p>
          </table:table-cell>
          <table:table-cell office:value-type="float" office:value="0.47997541" calcext:value-type="float">
            <text:p>0.47997541</text:p>
          </table:table-cell>
          <table:table-cell office:value-type="float" office:value="0.25717024" calcext:value-type="float">
            <text:p>0.25717024</text:p>
          </table:table-cell>
          <table:table-cell table:formula="of:=(2*[.I54]*[.J54])/([.I54]+[.J54])" office:value-type="float" office:value="0.334900955825483" calcext:value-type="float">
            <text:p>0.3349009558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L54]*[.M54])/([.L54]+[.M54])" office:value-type="float" office:value="0.349714044431079" calcext:value-type="float">
            <text:p>0.349714044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29652" calcext:value-type="float">
            <text:p>0.04329652</text:p>
          </table:table-cell>
          <table:table-cell office:value-type="float" office:value="0.63891716" calcext:value-type="float">
            <text:p>0.63891716</text:p>
          </table:table-cell>
          <table:table-cell table:formula="of:=(2*[.C55]*[.D55])/([.C55]+[.D55])" office:value-type="float" office:value="0.0810974344468824" calcext:value-type="float">
            <text:p>0.0810974344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55]*[.G55])/([.F55]+[.G55])" office:value-type="float" office:value="0.0976978140429606" calcext:value-type="float">
            <text:p>0.097697814</text:p>
          </table:table-cell>
          <table:table-cell office:value-type="float" office:value="0.05225636" calcext:value-type="float">
            <text:p>0.05225636</text:p>
          </table:table-cell>
          <table:table-cell office:value-type="float" office:value="0.42262098" calcext:value-type="float">
            <text:p>0.42262098</text:p>
          </table:table-cell>
          <table:table-cell table:formula="of:=(2*[.I55]*[.J55])/([.I55]+[.J55])" office:value-type="float" office:value="0.0930119515680946" calcext:value-type="float">
            <text:p>0.093011951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L55]*[.M55])/([.L55]+[.M55])" office:value-type="float" office:value="0.0654299705331658" calcext:value-type="float">
            <text:p>0.06542997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C56]*[.D56])/([.C56]+[.D56])" office:value-type="float" office:value="0.285867724884005" calcext:value-type="float">
            <text:p>0.2858677249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56]*[.G56])/([.F56]+[.G56])" office:value-type="float" office:value="0.289773541970371" calcext:value-type="float">
            <text:p>0.289773542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I56]*[.J56])/([.I56]+[.J56])" office:value-type="float" office:value="0.288161265796735" calcext:value-type="float">
            <text:p>0.2881612658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L56]*[.M56])/([.L56]+[.M56])" office:value-type="float" office:value="0.286195772679576" calcext:value-type="float">
            <text:p>0.2861957727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C57]*[.D57])/([.C57]+[.D57])" office:value-type="float" office:value="0.343145490522649" calcext:value-type="float">
            <text:p>0.3431454905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57]*[.G57])/([.F57]+[.G57])" office:value-type="float" office:value="0.359199937012893" calcext:value-type="float">
            <text:p>0.359199937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I57]*[.J57])/([.I57]+[.J57])" office:value-type="float" office:value="0.366070874633421" calcext:value-type="float">
            <text:p>0.3660708746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L57]*[.M57])/([.L57]+[.M57])" office:value-type="float" office:value="0.317404726321842" calcext:value-type="float">
            <text:p>0.3174047263</text:p>
          </table:table-cell>
          <table:table-cell table:number-columns-repeated="6"/>
        </table:table-row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152006" calcext:value-type="float">
            <text:p>0.53152006</text:p>
          </table:table-cell>
          <table:table-cell office:value-type="float" office:value="0.74633566" calcext:value-type="float">
            <text:p>0.74633566</text:p>
          </table:table-cell>
          <table:table-cell table:formula="of:=(2*[.C60]*[.D60])/([.C60]+[.D60])" office:value-type="float" office:value="0.620871931900637" calcext:value-type="float">
            <text:p>0.6208719319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F60]*[.G60])/([.F60]+[.G60])" office:value-type="float" office:value="0.619244375097285" calcext:value-type="float">
            <text:p>0.6192443751</text:p>
          </table:table-cell>
          <table:table-cell office:value-type="float" office:value="0.53568414" calcext:value-type="float">
            <text:p>0.53568414</text:p>
          </table:table-cell>
          <table:table-cell office:value-type="float" office:value="0.7294906" calcext:value-type="float">
            <text:p>0.7294906</text:p>
          </table:table-cell>
          <table:table-cell table:formula="of:=(2*[.I60]*[.J60])/([.I60]+[.J60])" office:value-type="float" office:value="0.617743197590372" calcext:value-type="float">
            <text:p>0.617743197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L60]*[.M60])/([.L60]+[.M60])" office:value-type="float" office:value="0.62804111251773" calcext:value-type="float">
            <text:p>0.62804111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9317983" calcext:value-type="float">
            <text:p>0.09317983</text:p>
          </table:table-cell>
          <table:table-cell office:value-type="float" office:value="0.93491253" calcext:value-type="float">
            <text:p>0.93491253</text:p>
          </table:table-cell>
          <table:table-cell table:formula="of:=(2*[.C61]*[.D61])/([.C61]+[.D61])" office:value-type="float" office:value="0.169469191678985" calcext:value-type="float">
            <text:p>0.1694691917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F61]*[.G61])/([.F61]+[.G61])" office:value-type="float" office:value="0.169261736804286" calcext:value-type="float">
            <text:p>0.1692617368</text:p>
          </table:table-cell>
          <table:table-cell office:value-type="float" office:value="0.09274229" calcext:value-type="float">
            <text:p>0.09274229</text:p>
          </table:table-cell>
          <table:table-cell office:value-type="float" office:value="0.92409804" calcext:value-type="float">
            <text:p>0.92409804</text:p>
          </table:table-cell>
          <table:table-cell table:formula="of:=(2*[.I61]*[.J61])/([.I61]+[.J61])" office:value-type="float" office:value="0.168567209394835" calcext:value-type="float">
            <text:p>0.168567209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L61]*[.M61])/([.L61]+[.M61])" office:value-type="float" office:value="0.163882452616008" calcext:value-type="float">
            <text:p>0.163882452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258" calcext:value-type="float">
            <text:p>0.00620258</text:p>
          </table:table-cell>
          <table:table-cell office:value-type="float" office:value="1" calcext:value-type="float">
            <text:p>1</text:p>
          </table:table-cell>
          <table:table-cell table:formula="of:=(2*[.C62]*[.D62])/([.C62]+[.D62])" office:value-type="float" office:value="0.0123286903120443" calcext:value-type="float">
            <text:p>0.012328690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2]*[.G62])/([.F62]+[.G62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2]*[.J62])/([.I62]+[.J62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2]*[.M62])/([.L62]+[.M62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0932424" calcext:value-type="float">
            <text:p>0.10932424</text:p>
          </table:table-cell>
          <table:table-cell office:value-type="float" office:value="0.52829616" calcext:value-type="float">
            <text:p>0.52829616</text:p>
          </table:table-cell>
          <table:table-cell table:formula="of:=(2*[.C63]*[.D63])/([.C63]+[.D63])" office:value-type="float" office:value="0.181159750180259" calcext:value-type="float">
            <text:p>0.1811597502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F63]*[.G63])/([.F63]+[.G63])" office:value-type="float" office:value="0.187514419093477" calcext:value-type="float">
            <text:p>0.1875144191</text:p>
          </table:table-cell>
          <table:table-cell office:value-type="float" office:value="0.10801079" calcext:value-type="float">
            <text:p>0.10801079</text:p>
          </table:table-cell>
          <table:table-cell office:value-type="float" office:value="0.49879062" calcext:value-type="float">
            <text:p>0.49879062</text:p>
          </table:table-cell>
          <table:table-cell table:formula="of:=(2*[.I63]*[.J63])/([.I63]+[.J63])" office:value-type="float" office:value="0.177569689268816" calcext:value-type="float">
            <text:p>0.1775696893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L63]*[.M63])/([.L63]+[.M63])" office:value-type="float" office:value="0.192898131059913" calcext:value-type="float">
            <text:p>0.192898131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92503377" calcext:value-type="float">
            <text:p>0.92503377</text:p>
          </table:table-cell>
          <table:table-cell table:formula="of:=(2*[.C64]*[.D64])/([.C64]+[.D64])" office:value-type="float" office:value="0.112690306085517" calcext:value-type="float">
            <text:p>0.1126903061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F64]*[.G64])/([.F64]+[.G64])" office:value-type="float" office:value="0.146116420625597" calcext:value-type="float">
            <text:p>0.1461164206</text:p>
          </table:table-cell>
          <table:table-cell office:value-type="float" office:value="0.0879077" calcext:value-type="float">
            <text:p>0.0879077</text:p>
          </table:table-cell>
          <table:table-cell office:value-type="float" office:value="0.90982867" calcext:value-type="float">
            <text:p>0.90982867</text:p>
          </table:table-cell>
          <table:table-cell table:formula="of:=(2*[.I64]*[.J64])/([.I64]+[.J64])" office:value-type="float" office:value="0.160324807591727" calcext:value-type="float">
            <text:p>0.1603248076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L64]*[.M64])/([.L64]+[.M64])" office:value-type="float" office:value="0.0978863544050884" calcext:value-type="float">
            <text:p>0.097886354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6907044" calcext:value-type="float">
            <text:p>0.16907044</text:p>
          </table:table-cell>
          <table:table-cell office:value-type="float" office:value="0.67566815" calcext:value-type="float">
            <text:p>0.67566815</text:p>
          </table:table-cell>
          <table:table-cell table:formula="of:=(2*[.C65]*[.D65])/([.C65]+[.D65])" office:value-type="float" office:value="0.270463579542367" calcext:value-type="float">
            <text:p>0.2704635795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F65]*[.G65])/([.F65]+[.G65])" office:value-type="float" office:value="0.273747364760626" calcext:value-type="float">
            <text:p>0.2737473648</text:p>
          </table:table-cell>
          <table:table-cell office:value-type="float" office:value="0.17620717" calcext:value-type="float">
            <text:p>0.17620717</text:p>
          </table:table-cell>
          <table:table-cell office:value-type="float" office:value="0.67333213" calcext:value-type="float">
            <text:p>0.67333213</text:p>
          </table:table-cell>
          <table:table-cell table:formula="of:=(2*[.I65]*[.J65])/([.I65]+[.J65])" office:value-type="float" office:value="0.279318329587277" calcext:value-type="float">
            <text:p>0.279318329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L65]*[.M65])/([.L65]+[.M65])" office:value-type="float" office:value="0.263473886995034" calcext:value-type="float">
            <text:p>0.26347388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66]*[.D66])/([.C66]+[.D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66]*[.G66])/([.F66]+[.G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66]*[.J66])/([.I66]+[.J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66]*[.M66])/([.L66]+[.M66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606417" calcext:value-type="float">
            <text:p>0.02606417</text:p>
          </table:table-cell>
          <table:table-cell office:value-type="float" office:value="0.55353598" calcext:value-type="float">
            <text:p>0.55353598</text:p>
          </table:table-cell>
          <table:table-cell table:formula="of:=(2*[.C67]*[.D67])/([.C67]+[.D67])" office:value-type="float" office:value="0.0497841689096754" calcext:value-type="float">
            <text:p>0.0497841689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F67]*[.G67])/([.F67]+[.G67])" office:value-type="float" office:value="0.0730610391359478" calcext:value-type="float">
            <text:p>0.0730610391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67]*[.J67])/([.I67]+[.J67])" office:value-type="float" office:value="0.0797049945081149" calcext:value-type="float">
            <text:p>0.0797049945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L67]*[.M67])/([.L67]+[.M67])" office:value-type="float" office:value="0.0422399716827529" calcext:value-type="float">
            <text:p>0.04223997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68]*[.D68])/([.C68]+[.D68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68]*[.G68])/([.F68]+[.G68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68]*[.J68])/([.I68]+[.J68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68]*[.M68])/([.L68]+[.M68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872192" calcext:value-type="float">
            <text:p>0.03872192</text:p>
          </table:table-cell>
          <table:table-cell office:value-type="float" office:value="0.95330789" calcext:value-type="float">
            <text:p>0.95330789</text:p>
          </table:table-cell>
          <table:table-cell table:formula="of:=(2*[.C69]*[.D69])/([.C69]+[.D69])" office:value-type="float" office:value="0.074420972998682" calcext:value-type="float">
            <text:p>0.074420973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F69]*[.G69])/([.F69]+[.G69])" office:value-type="float" office:value="0.0680630590989784" calcext:value-type="float">
            <text:p>0.0680630591</text:p>
          </table:table-cell>
          <table:table-cell office:value-type="float" office:value="0.03926844" calcext:value-type="float">
            <text:p>0.03926844</text:p>
          </table:table-cell>
          <table:table-cell office:value-type="float" office:value="0.92720948" calcext:value-type="float">
            <text:p>0.92720948</text:p>
          </table:table-cell>
          <table:table-cell table:formula="of:=(2*[.I69]*[.J69])/([.I69]+[.J69])" office:value-type="float" office:value="0.0753458906393044" calcext:value-type="float">
            <text:p>0.0753458906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L69]*[.M69])/([.L69]+[.M69])" office:value-type="float" office:value="0.0648016220335848" calcext:value-type="float">
            <text:p>0.0648016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C70]*[.D70])/([.C70]+[.D70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F70]*[.G70])/([.F70]+[.G70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70]*[.J70])/([.I70]+[.J70])" office:value-type="float" office:value="0.0338034296104568" calcext:value-type="float">
            <text:p>0.0338034296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L70]*[.M70])/([.L70]+[.M70])" office:value-type="float" office:value="0.0339783790479127" calcext:value-type="float">
            <text:p>0.03397837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2972157" calcext:value-type="float">
            <text:p>0.02972157</text:p>
          </table:table-cell>
          <table:table-cell office:value-type="float" office:value="0.85720744" calcext:value-type="float">
            <text:p>0.85720744</text:p>
          </table:table-cell>
          <table:table-cell table:formula="of:=(2*[.C71]*[.D71])/([.C71]+[.D71])" office:value-type="float" office:value="0.0574511615816486" calcext:value-type="float">
            <text:p>0.0574511616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F71]*[.G71])/([.F71]+[.G71])" office:value-type="float" office:value="0.0670421443762572" calcext:value-type="float">
            <text:p>0.0670421444</text:p>
          </table:table-cell>
          <table:table-cell office:value-type="float" office:value="0.03735574" calcext:value-type="float">
            <text:p>0.03735574</text:p>
          </table:table-cell>
          <table:table-cell office:value-type="float" office:value="0.84809836" calcext:value-type="float">
            <text:p>0.84809836</text:p>
          </table:table-cell>
          <table:table-cell table:formula="of:=(2*[.I71]*[.J71])/([.I71]+[.J71])" office:value-type="float" office:value="0.0715595350015013" calcext:value-type="float">
            <text:p>0.071559535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L71]*[.M71])/([.L71]+[.M71])" office:value-type="float" office:value="0.047647293463832" calcext:value-type="float">
            <text:p>0.047647293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98165" calcext:value-type="float">
            <text:p>0.0198165</text:p>
          </table:table-cell>
          <table:table-cell office:value-type="float" office:value="0.92669415" calcext:value-type="float">
            <text:p>0.92669415</text:p>
          </table:table-cell>
          <table:table-cell table:formula="of:=(2*[.C72]*[.D72])/([.C72]+[.D72])" office:value-type="float" office:value="0.0388032287295975" calcext:value-type="float">
            <text:p>0.0388032287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F72]*[.G72])/([.F72]+[.G72])" office:value-type="float" office:value="0.0398169228667831" calcext:value-type="float">
            <text:p>0.0398169229</text:p>
          </table:table-cell>
          <table:table-cell office:value-type="float" office:value="0.02322179" calcext:value-type="float">
            <text:p>0.02322179</text:p>
          </table:table-cell>
          <table:table-cell office:value-type="float" office:value="0.90836607" calcext:value-type="float">
            <text:p>0.90836607</text:p>
          </table:table-cell>
          <table:table-cell table:formula="of:=(2*[.I72]*[.J72])/([.I72]+[.J72])" office:value-type="float" office:value="0.0452858759251442" calcext:value-type="float">
            <text:p>0.0452858759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L72]*[.M72])/([.L72]+[.M72])" office:value-type="float" office:value="0.0328316529986388" calcext:value-type="float">
            <text:p>0.03283165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5932924" calcext:value-type="float">
            <text:p>0.15932924</text:p>
          </table:table-cell>
          <table:table-cell office:value-type="float" office:value="0.28241535" calcext:value-type="float">
            <text:p>0.28241535</text:p>
          </table:table-cell>
          <table:table-cell table:formula="of:=(2*[.C73]*[.D73])/([.C73]+[.D73])" office:value-type="float" office:value="0.203724161420218" calcext:value-type="float">
            <text:p>0.2037241614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F73]*[.G73])/([.F73]+[.G73])" office:value-type="float" office:value="0.206938470019911" calcext:value-type="float">
            <text:p>0.20693847</text:p>
          </table:table-cell>
          <table:table-cell office:value-type="float" office:value="0.16217135" calcext:value-type="float">
            <text:p>0.16217135</text:p>
          </table:table-cell>
          <table:table-cell office:value-type="float" office:value="0.26691441" calcext:value-type="float">
            <text:p>0.26691441</text:p>
          </table:table-cell>
          <table:table-cell table:formula="of:=(2*[.I73]*[.J73])/([.I73]+[.J73])" office:value-type="float" office:value="0.201758595783526" calcext:value-type="float">
            <text:p>0.2017585958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L73]*[.M73])/([.L73]+[.M73])" office:value-type="float" office:value="0.209283981721876" calcext:value-type="float">
            <text:p>0.20928398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7876431" calcext:value-type="float">
            <text:p>0.7876431</text:p>
          </table:table-cell>
          <table:table-cell table:formula="of:=(2*[.C74]*[.D74])/([.C74]+[.D74])" office:value-type="float" office:value="0.00323147745353965" calcext:value-type="float">
            <text:p>0.0032314775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F74]*[.G74])/([.F74]+[.G74])" office:value-type="float" office:value="0.00537213607979407" calcext:value-type="float">
            <text:p>0.0053721361</text:p>
          </table:table-cell>
          <table:table-cell office:value-type="float" office:value="0.00270539" calcext:value-type="float">
            <text:p>0.00270539</text:p>
          </table:table-cell>
          <table:table-cell office:value-type="float" office:value="0.49343434" calcext:value-type="float">
            <text:p>0.49343434</text:p>
          </table:table-cell>
          <table:table-cell table:formula="of:=(2*[.I74]*[.J74])/([.I74]+[.J74])" office:value-type="float" office:value="0.00538127567043502" calcext:value-type="float">
            <text:p>0.0053812757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L74]*[.M74])/([.L74]+[.M74])" office:value-type="float" office:value="0.00211294122934027" calcext:value-type="float">
            <text:p>0.00211294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204301" calcext:value-type="float">
            <text:p>0.04204301</text:p>
          </table:table-cell>
          <table:table-cell office:value-type="float" office:value="0.11489635" calcext:value-type="float">
            <text:p>0.11489635</text:p>
          </table:table-cell>
          <table:table-cell table:formula="of:=(2*[.C75]*[.D75])/([.C75]+[.D75])" office:value-type="float" office:value="0.0615599348947708" calcext:value-type="float">
            <text:p>0.0615599349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F75]*[.G75])/([.F75]+[.G75])" office:value-type="float" office:value="0.103289305162594" calcext:value-type="float">
            <text:p>0.1032893052</text:p>
          </table:table-cell>
          <table:table-cell office:value-type="float" office:value="0.08400214" calcext:value-type="float">
            <text:p>0.08400214</text:p>
          </table:table-cell>
          <table:table-cell office:value-type="float" office:value="0.05991765" calcext:value-type="float">
            <text:p>0.05991765</text:p>
          </table:table-cell>
          <table:table-cell table:formula="of:=(2*[.I75]*[.J75])/([.I75]+[.J75])" office:value-type="float" office:value="0.0699446660361442" calcext:value-type="float">
            <text:p>0.069944666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L75]*[.M75])/([.L75]+[.M75])" office:value-type="float" office:value="0.0623312158336158" calcext:value-type="float">
            <text:p>0.062331215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C76]*[.D76])/([.C76]+[.D76])" office:value-type="float" office:value="0.713421279680694" calcext:value-type="float">
            <text:p>0.7134212797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F76]*[.G76])/([.F76]+[.G76])" office:value-type="float" office:value="0.713291205106963" calcext:value-type="float">
            <text:p>0.7132912051</text:p>
          </table:table-cell>
          <table:table-cell office:value-type="float" office:value="0.98071574" calcext:value-type="float">
            <text:p>0.98071574</text:p>
          </table:table-cell>
          <table:table-cell office:value-type="float" office:value="0.56041389" calcext:value-type="float">
            <text:p>0.56041389</text:p>
          </table:table-cell>
          <table:table-cell table:formula="of:=(2*[.I76]*[.J76])/([.I76]+[.J76])" office:value-type="float" office:value="0.713251776020462" calcext:value-type="float">
            <text:p>0.71325177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L76]*[.M76])/([.L76]+[.M76])" office:value-type="float" office:value="0.713421279680694" calcext:value-type="float">
            <text:p>0.713421279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193845" calcext:value-type="float">
            <text:p>0.05193845</text:p>
          </table:table-cell>
          <table:table-cell office:value-type="float" office:value="0.96082351" calcext:value-type="float">
            <text:p>0.96082351</text:p>
          </table:table-cell>
          <table:table-cell table:formula="of:=(2*[.C77]*[.D77])/([.C77]+[.D77])" office:value-type="float" office:value="0.0985496805842895" calcext:value-type="float">
            <text:p>0.0985496806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F77]*[.G77])/([.F77]+[.G77])" office:value-type="float" office:value="0.101470071533384" calcext:value-type="float">
            <text:p>0.1014700715</text:p>
          </table:table-cell>
          <table:table-cell office:value-type="float" office:value="0.05498575" calcext:value-type="float">
            <text:p>0.05498575</text:p>
          </table:table-cell>
          <table:table-cell office:value-type="float" office:value="0.95746152" calcext:value-type="float">
            <text:p>0.95746152</text:p>
          </table:table-cell>
          <table:table-cell table:formula="of:=(2*[.I77]*[.J77])/([.I77]+[.J77])" office:value-type="float" office:value="0.10399897621007" calcext:value-type="float">
            <text:p>0.1039989762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L77]*[.M77])/([.L77]+[.M77])" office:value-type="float" office:value="0.0906070205192506" calcext:value-type="float">
            <text:p>0.09060702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444619" calcext:value-type="float">
            <text:p>0.01444619</text:p>
          </table:table-cell>
          <table:table-cell office:value-type="float" office:value="0.38429119" calcext:value-type="float">
            <text:p>0.38429119</text:p>
          </table:table-cell>
          <table:table-cell table:formula="of:=(2*[.C78]*[.D78])/([.C78]+[.D78])" office:value-type="float" office:value="0.027845613802579" calcext:value-type="float">
            <text:p>0.0278456138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78]*[.G78])/([.F78]+[.G78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78]*[.J78])/([.I78]+[.J78])" office:value-type="float" office:value="0.0420696857587822" calcext:value-type="float">
            <text:p>0.042069685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L78]*[.M78])/([.L78]+[.M78])" office:value-type="float" office:value="0.0149295233583721" calcext:value-type="float">
            <text:p>0.014929523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297793" calcext:value-type="float">
            <text:p>0.12297793</text:p>
          </table:table-cell>
          <table:table-cell office:value-type="float" office:value="0.1961201" calcext:value-type="float">
            <text:p>0.1961201</text:p>
          </table:table-cell>
          <table:table-cell table:formula="of:=(2*[.C79]*[.D79])/([.C79]+[.D79])" office:value-type="float" office:value="0.151166360565705" calcext:value-type="float">
            <text:p>0.1511663606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F79]*[.G79])/([.F79]+[.G79])" office:value-type="float" office:value="0.143141057931232" calcext:value-type="float">
            <text:p>0.1431410579</text:p>
          </table:table-cell>
          <table:table-cell office:value-type="float" office:value="0.14190084" calcext:value-type="float">
            <text:p>0.14190084</text:p>
          </table:table-cell>
          <table:table-cell office:value-type="float" office:value="0.09554466" calcext:value-type="float">
            <text:p>0.09554466</text:p>
          </table:table-cell>
          <table:table-cell table:formula="of:=(2*[.I79]*[.J79])/([.I79]+[.J79])" office:value-type="float" office:value="0.114197721258263" calcext:value-type="float">
            <text:p>0.1141977213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L79]*[.M79])/([.L79]+[.M79])" office:value-type="float" office:value="0.163036992398469" calcext:value-type="float">
            <text:p>0.163036992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4102" calcext:value-type="float">
            <text:p>0.0234102</text:p>
          </table:table-cell>
          <table:table-cell office:value-type="float" office:value="0.71510601" calcext:value-type="float">
            <text:p>0.71510601</text:p>
          </table:table-cell>
          <table:table-cell table:formula="of:=(2*[.C80]*[.D80])/([.C80]+[.D80])" office:value-type="float" office:value="0.0453362417469537" calcext:value-type="float">
            <text:p>0.0453362417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80]*[.G80])/([.F80]+[.G80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80]*[.J80])/([.I80]+[.J80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80]*[.M80])/([.L80]+[.M80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152767" calcext:value-type="float">
            <text:p>0.5152767</text:p>
          </table:table-cell>
          <table:table-cell office:value-type="float" office:value="0.58661215" calcext:value-type="float">
            <text:p>0.58661215</text:p>
          </table:table-cell>
          <table:table-cell table:formula="of:=(2*[.C81]*[.D81])/([.C81]+[.D81])" office:value-type="float" office:value="0.548635323484588" calcext:value-type="float">
            <text:p>0.5486353235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F81]*[.G81])/([.F81]+[.G81])" office:value-type="float" office:value="0.550621806794727" calcext:value-type="float">
            <text:p>0.5506218068</text:p>
          </table:table-cell>
          <table:table-cell office:value-type="float" office:value="0.52110928" calcext:value-type="float">
            <text:p>0.52110928</text:p>
          </table:table-cell>
          <table:table-cell office:value-type="float" office:value="0.58649621" calcext:value-type="float">
            <text:p>0.58649621</text:p>
          </table:table-cell>
          <table:table-cell table:formula="of:=(2*[.I81]*[.J81])/([.I81]+[.J81])" office:value-type="float" office:value="0.551872702826399" calcext:value-type="float">
            <text:p>0.5518727028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L81]*[.M81])/([.L81]+[.M81])" office:value-type="float" office:value="0.544652335907047" calcext:value-type="float">
            <text:p>0.544652335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582017" calcext:value-type="float">
            <text:p>0.47582017</text:p>
          </table:table-cell>
          <table:table-cell office:value-type="float" office:value="0.3389583" calcext:value-type="float">
            <text:p>0.3389583</text:p>
          </table:table-cell>
          <table:table-cell table:formula="of:=(2*[.C82]*[.D82])/([.C82]+[.D82])" office:value-type="float" office:value="0.395894594340253" calcext:value-type="float">
            <text:p>0.3958945943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F82]*[.G82])/([.F82]+[.G82])" office:value-type="float" office:value="0.382512413050211" calcext:value-type="float">
            <text:p>0.3825124131</text:p>
          </table:table-cell>
          <table:table-cell office:value-type="float" office:value="0.47445225" calcext:value-type="float">
            <text:p>0.47445225</text:p>
          </table:table-cell>
          <table:table-cell office:value-type="float" office:value="0.31662279" calcext:value-type="float">
            <text:p>0.31662279</text:p>
          </table:table-cell>
          <table:table-cell table:formula="of:=(2*[.I82]*[.J82])/([.I82]+[.J82])" office:value-type="float" office:value="0.379793034847307" calcext:value-type="float">
            <text:p>0.3797930348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L82]*[.M82])/([.L82]+[.M82])" office:value-type="float" office:value="0.398639208187873" calcext:value-type="float">
            <text:p>0.398639208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197784" calcext:value-type="float">
            <text:p>0.04197784</text:p>
          </table:table-cell>
          <table:table-cell office:value-type="float" office:value="0.65568651" calcext:value-type="float">
            <text:p>0.65568651</text:p>
          </table:table-cell>
          <table:table-cell table:formula="of:=(2*[.C83]*[.D83])/([.C83]+[.D83])" office:value-type="float" office:value="0.0789041418181634" calcext:value-type="float">
            <text:p>0.0789041418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F83]*[.G83])/([.F83]+[.G83])" office:value-type="float" office:value="0.0977194364336875" calcext:value-type="float">
            <text:p>0.0977194364</text:p>
          </table:table-cell>
          <table:table-cell office:value-type="float" office:value="0.05213951" calcext:value-type="float">
            <text:p>0.05213951</text:p>
          </table:table-cell>
          <table:table-cell office:value-type="float" office:value="0.42262098" calcext:value-type="float">
            <text:p>0.42262098</text:p>
          </table:table-cell>
          <table:table-cell table:formula="of:=(2*[.I83]*[.J83])/([.I83]+[.J83])" office:value-type="float" office:value="0.0928268096316094" calcext:value-type="float">
            <text:p>0.0928268096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L83]*[.M83])/([.L83]+[.M83])" office:value-type="float" office:value="0.0639447791127523" calcext:value-type="float">
            <text:p>0.063944779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C84]*[.D84])/([.C84]+[.D84])" office:value-type="float" office:value="0.286756359914146" calcext:value-type="float">
            <text:p>0.2867563599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F84]*[.G84])/([.F84]+[.G84])" office:value-type="float" office:value="0.291563100932582" calcext:value-type="float">
            <text:p>0.2915631009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I84]*[.J84])/([.I84]+[.J84])" office:value-type="float" office:value="0.289465663831115" calcext:value-type="float">
            <text:p>0.2894656638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L84]*[.M84])/([.L84]+[.M84])" office:value-type="float" office:value="0.286984478647957" calcext:value-type="float">
            <text:p>0.286984478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C85]*[.D85])/([.C85]+[.D85])" office:value-type="float" office:value="0.344597010980254" calcext:value-type="float">
            <text:p>0.344597011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F85]*[.G85])/([.F85]+[.G85])" office:value-type="float" office:value="0.362755985025703" calcext:value-type="float">
            <text:p>0.362755985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I85]*[.J85])/([.I85]+[.J85])" office:value-type="float" office:value="0.371104244748622" calcext:value-type="float">
            <text:p>0.3711042447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L85]*[.M85])/([.L85]+[.M85])" office:value-type="float" office:value="0.314806640826162" calcext:value-type="float">
            <text:p>0.3148066408</text:p>
          </table:table-cell>
          <table:table-cell table:number-columns-repeated="6"/>
        </table:table-row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154113" calcext:value-type="float">
            <text:p>0.53154113</text:p>
          </table:table-cell>
          <table:table-cell office:value-type="float" office:value="0.7549793" calcext:value-type="float">
            <text:p>0.7549793</text:p>
          </table:table-cell>
          <table:table-cell table:formula="of:=(2*[.C88]*[.D88])/([.C88]+[.D88])" office:value-type="float" office:value="0.623857252307465" calcext:value-type="float">
            <text:p>0.6238572523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F88]*[.G88])/([.F88]+[.G88])" office:value-type="float" office:value="0.620498518344952" calcext:value-type="float">
            <text:p>0.6204985183</text:p>
          </table:table-cell>
          <table:table-cell office:value-type="float" office:value="0.53544902" calcext:value-type="float">
            <text:p>0.53544902</text:p>
          </table:table-cell>
          <table:table-cell office:value-type="float" office:value="0.73233041" calcext:value-type="float">
            <text:p>0.73233041</text:p>
          </table:table-cell>
          <table:table-cell table:formula="of:=(2*[.I88]*[.J88])/([.I88]+[.J88])" office:value-type="float" office:value="0.618602244320525" calcext:value-type="float">
            <text:p>0.6186022443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L88]*[.M88])/([.L88]+[.M88])" office:value-type="float" office:value="0.634191982409881" calcext:value-type="float">
            <text:p>0.634191982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992532" calcext:value-type="float">
            <text:p>0.08992532</text:p>
          </table:table-cell>
          <table:table-cell office:value-type="float" office:value="0.9434084" calcext:value-type="float">
            <text:p>0.9434084</text:p>
          </table:table-cell>
          <table:table-cell table:formula="of:=(2*[.C89]*[.D89])/([.C89]+[.D89])" office:value-type="float" office:value="0.164199233255812" calcext:value-type="float">
            <text:p>0.1641992333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F89]*[.G89])/([.F89]+[.G89])" office:value-type="float" office:value="0.165051757806208" calcext:value-type="float">
            <text:p>0.1650517578</text:p>
          </table:table-cell>
          <table:table-cell office:value-type="float" office:value="0.09062546" calcext:value-type="float">
            <text:p>0.09062546</text:p>
          </table:table-cell>
          <table:table-cell office:value-type="float" office:value="0.9318936" calcext:value-type="float">
            <text:p>0.9318936</text:p>
          </table:table-cell>
          <table:table-cell table:formula="of:=(2*[.I89]*[.J89])/([.I89]+[.J89])" office:value-type="float" office:value="0.165186722624136" calcext:value-type="float">
            <text:p>0.16518672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L89]*[.M89])/([.L89]+[.M89])" office:value-type="float" office:value="0.156201032485626" calcext:value-type="float">
            <text:p>0.15620103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251" calcext:value-type="float">
            <text:p>0.00620251</text:p>
          </table:table-cell>
          <table:table-cell office:value-type="float" office:value="1" calcext:value-type="float">
            <text:p>1</text:p>
          </table:table-cell>
          <table:table-cell table:formula="of:=(2*[.C90]*[.D90])/([.C90]+[.D90])" office:value-type="float" office:value="0.0123285520327315" calcext:value-type="float">
            <text:p>0.012328552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90]*[.G90])/([.F90]+[.G90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90]*[.J90])/([.I90]+[.J90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90]*[.M90])/([.L90]+[.M90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1039529" calcext:value-type="float">
            <text:p>0.11039529</text:p>
          </table:table-cell>
          <table:table-cell office:value-type="float" office:value="0.54679479" calcext:value-type="float">
            <text:p>0.54679479</text:p>
          </table:table-cell>
          <table:table-cell table:formula="of:=(2*[.C91]*[.D91])/([.C91]+[.D91])" office:value-type="float" office:value="0.183702010269355" calcext:value-type="float">
            <text:p>0.1837020103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F91]*[.G91])/([.F91]+[.G91])" office:value-type="float" office:value="0.190640622921492" calcext:value-type="float">
            <text:p>0.1906406229</text:p>
          </table:table-cell>
          <table:table-cell office:value-type="float" office:value="0.10872777" calcext:value-type="float">
            <text:p>0.10872777</text:p>
          </table:table-cell>
          <table:table-cell office:value-type="float" office:value="0.50743776" calcext:value-type="float">
            <text:p>0.50743776</text:p>
          </table:table-cell>
          <table:table-cell table:formula="of:=(2*[.I91]*[.J91])/([.I91]+[.J91])" office:value-type="float" office:value="0.179083617542173" calcext:value-type="float">
            <text:p>0.1790836175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L91]*[.M91])/([.L91]+[.M91])" office:value-type="float" office:value="0.19352421796584" calcext:value-type="float">
            <text:p>0.19352421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5676705" calcext:value-type="float">
            <text:p>0.05676705</text:p>
          </table:table-cell>
          <table:table-cell office:value-type="float" office:value="0.92845171" calcext:value-type="float">
            <text:p>0.92845171</text:p>
          </table:table-cell>
          <table:table-cell table:formula="of:=(2*[.C92]*[.D92])/([.C92]+[.D92])" office:value-type="float" office:value="0.106992409775379" calcext:value-type="float">
            <text:p>0.1069924098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F92]*[.G92])/([.F92]+[.G92])" office:value-type="float" office:value="0.144473059316138" calcext:value-type="float">
            <text:p>0.1444730593</text:p>
          </table:table-cell>
          <table:table-cell office:value-type="float" office:value="0.08791582" calcext:value-type="float">
            <text:p>0.08791582</text:p>
          </table:table-cell>
          <table:table-cell office:value-type="float" office:value="0.91036631" calcext:value-type="float">
            <text:p>0.91036631</text:p>
          </table:table-cell>
          <table:table-cell table:formula="of:=(2*[.I92]*[.J92])/([.I92]+[.J92])" office:value-type="float" office:value="0.160346655997988" calcext:value-type="float">
            <text:p>0.160346656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L92]*[.M92])/([.L92]+[.M92])" office:value-type="float" office:value="0.088005668400789" calcext:value-type="float">
            <text:p>0.088005668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6782058" calcext:value-type="float">
            <text:p>0.16782058</text:p>
          </table:table-cell>
          <table:table-cell office:value-type="float" office:value="0.77404002" calcext:value-type="float">
            <text:p>0.77404002</text:p>
          </table:table-cell>
          <table:table-cell table:formula="of:=(2*[.C93]*[.D93])/([.C93]+[.D93])" office:value-type="float" office:value="0.27583666861022" calcext:value-type="float">
            <text:p>0.2758366686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F93]*[.G93])/([.F93]+[.G93])" office:value-type="float" office:value="0.279838662803922" calcext:value-type="float">
            <text:p>0.2798386628</text:p>
          </table:table-cell>
          <table:table-cell office:value-type="float" office:value="0.17558693" calcext:value-type="float">
            <text:p>0.17558693</text:p>
          </table:table-cell>
          <table:table-cell office:value-type="float" office:value="0.77103253" calcext:value-type="float">
            <text:p>0.77103253</text:p>
          </table:table-cell>
          <table:table-cell table:formula="of:=(2*[.I93]*[.J93])/([.I93]+[.J93])" office:value-type="float" office:value="0.28603518223222" calcext:value-type="float">
            <text:p>0.2860351822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L93]*[.M93])/([.L93]+[.M93])" office:value-type="float" office:value="0.266163204971187" calcext:value-type="float">
            <text:p>0.2661632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4]*[.D94])/([.C94]+[.D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4]*[.G94])/([.F94]+[.G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4]*[.J94])/([.I94]+[.J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4]*[.M94])/([.L94]+[.M94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463347" calcext:value-type="float">
            <text:p>0.02463347</text:p>
          </table:table-cell>
          <table:table-cell office:value-type="float" office:value="0.56649631" calcext:value-type="float">
            <text:p>0.56649631</text:p>
          </table:table-cell>
          <table:table-cell table:formula="of:=(2*[.C95]*[.D95])/([.C95]+[.D95])" office:value-type="float" office:value="0.0472138955932679" calcext:value-type="float">
            <text:p>0.0472138956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F95]*[.G95])/([.F95]+[.G95])" office:value-type="float" office:value="0.0729617658928463" calcext:value-type="float">
            <text:p>0.0729617659</text:p>
          </table:table-cell>
          <table:table-cell office:value-type="float" office:value="0.04340788" calcext:value-type="float">
            <text:p>0.04340788</text:p>
          </table:table-cell>
          <table:table-cell office:value-type="float" office:value="0.48382802" calcext:value-type="float">
            <text:p>0.48382802</text:p>
          </table:table-cell>
          <table:table-cell table:formula="of:=(2*[.I95]*[.J95])/([.I95]+[.J95])" office:value-type="float" office:value="0.0796681281862544" calcext:value-type="float">
            <text:p>0.0796681282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L95]*[.M95])/([.L95]+[.M95])" office:value-type="float" office:value="0.039125996029656" calcext:value-type="float">
            <text:p>0.03912599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96]*[.D96])/([.C96]+[.D96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96]*[.G96])/([.F96]+[.G96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96]*[.J96])/([.I96]+[.J96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96]*[.M96])/([.L96]+[.M96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838224" calcext:value-type="float">
            <text:p>0.03838224</text:p>
          </table:table-cell>
          <table:table-cell office:value-type="float" office:value="0.9547959" calcext:value-type="float">
            <text:p>0.9547959</text:p>
          </table:table-cell>
          <table:table-cell table:formula="of:=(2*[.C97]*[.D97])/([.C97]+[.D97])" office:value-type="float" office:value="0.07379784936631" calcext:value-type="float">
            <text:p>0.0737978494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F97]*[.G97])/([.F97]+[.G97])" office:value-type="float" office:value="0.067756250795914" calcext:value-type="float">
            <text:p>0.0677562508</text:p>
          </table:table-cell>
          <table:table-cell office:value-type="float" office:value="0.03912728" calcext:value-type="float">
            <text:p>0.03912728</text:p>
          </table:table-cell>
          <table:table-cell office:value-type="float" office:value="0.92772362" calcext:value-type="float">
            <text:p>0.92772362</text:p>
          </table:table-cell>
          <table:table-cell table:formula="of:=(2*[.I97]*[.J97])/([.I97]+[.J97])" office:value-type="float" office:value="0.0750876931331472" calcext:value-type="float">
            <text:p>0.0750876931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L97]*[.M97])/([.L97]+[.M97])" office:value-type="float" office:value="0.0624833711242671" calcext:value-type="float">
            <text:p>0.062483371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1474765" calcext:value-type="float">
            <text:p>0.11474765</text:p>
          </table:table-cell>
          <table:table-cell office:value-type="float" office:value="0.07321195" calcext:value-type="float">
            <text:p>0.07321195</text:p>
          </table:table-cell>
          <table:table-cell table:formula="of:=(2*[.C98]*[.D98])/([.C98]+[.D98])" office:value-type="float" office:value="0.0893904776815603" calcext:value-type="float">
            <text:p>0.0893904777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F98]*[.G98])/([.F98]+[.G98])" office:value-type="float" office:value="0.0895092238275713" calcext:value-type="float">
            <text:p>0.0895092238</text:p>
          </table:table-cell>
          <table:table-cell office:value-type="float" office:value="0.11743636" calcext:value-type="float">
            <text:p>0.11743636</text:p>
          </table:table-cell>
          <table:table-cell office:value-type="float" office:value="0.07222633" calcext:value-type="float">
            <text:p>0.07222633</text:p>
          </table:table-cell>
          <table:table-cell table:formula="of:=(2*[.I98]*[.J98])/([.I98]+[.J98])" office:value-type="float" office:value="0.0894429715339248" calcext:value-type="float">
            <text:p>0.0894429715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L98]*[.M98])/([.L98]+[.M98])" office:value-type="float" office:value="0.0896443674588904" calcext:value-type="float">
            <text:p>0.08964436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294257" calcext:value-type="float">
            <text:p>0.0294257</text:p>
          </table:table-cell>
          <table:table-cell office:value-type="float" office:value="0.86238307" calcext:value-type="float">
            <text:p>0.86238307</text:p>
          </table:table-cell>
          <table:table-cell table:formula="of:=(2*[.C99]*[.D99])/([.C99]+[.D99])" office:value-type="float" office:value="0.0569095670653676" calcext:value-type="float">
            <text:p>0.0569095671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F99]*[.G99])/([.F99]+[.G99])" office:value-type="float" office:value="0.066947261318261" calcext:value-type="float">
            <text:p>0.0669472613</text:p>
          </table:table-cell>
          <table:table-cell office:value-type="float" office:value="0.03726823" calcext:value-type="float">
            <text:p>0.03726823</text:p>
          </table:table-cell>
          <table:table-cell office:value-type="float" office:value="0.84809836" calcext:value-type="float">
            <text:p>0.84809836</text:p>
          </table:table-cell>
          <table:table-cell table:formula="of:=(2*[.I99]*[.J99])/([.I99]+[.J99])" office:value-type="float" office:value="0.0713989551900819" calcext:value-type="float">
            <text:p>0.0713989552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L99]*[.M99])/([.L99]+[.M99])" office:value-type="float" office:value="0.0471599810423728" calcext:value-type="float">
            <text:p>0.04715998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937373" calcext:value-type="float">
            <text:p>0.01937373</text:p>
          </table:table-cell>
          <table:table-cell office:value-type="float" office:value="0.93790862" calcext:value-type="float">
            <text:p>0.93790862</text:p>
          </table:table-cell>
          <table:table-cell table:formula="of:=(2*[.C100]*[.D100])/([.C100]+[.D100])" office:value-type="float" office:value="0.0379632787934565" calcext:value-type="float">
            <text:p>0.0379632788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F100]*[.G100])/([.F100]+[.G100])" office:value-type="float" office:value="0.0389845212382621" calcext:value-type="float">
            <text:p>0.0389845212</text:p>
          </table:table-cell>
          <table:table-cell office:value-type="float" office:value="0.02312171" calcext:value-type="float">
            <text:p>0.02312171</text:p>
          </table:table-cell>
          <table:table-cell office:value-type="float" office:value="0.9105883" calcext:value-type="float">
            <text:p>0.9105883</text:p>
          </table:table-cell>
          <table:table-cell table:formula="of:=(2*[.I100]*[.J100])/([.I100]+[.J100])" office:value-type="float" office:value="0.0450982818573253" calcext:value-type="float">
            <text:p>0.0450982819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L100]*[.M100])/([.L100]+[.M100])" office:value-type="float" office:value="0.03058632127303" calcext:value-type="float">
            <text:p>0.030586321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5894263" calcext:value-type="float">
            <text:p>0.15894263</text:p>
          </table:table-cell>
          <table:table-cell office:value-type="float" office:value="0.30127025" calcext:value-type="float">
            <text:p>0.30127025</text:p>
          </table:table-cell>
          <table:table-cell table:formula="of:=(2*[.C101]*[.D101])/([.C101]+[.D101])" office:value-type="float" office:value="0.208097982289229" calcext:value-type="float">
            <text:p>0.2080979823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F101]*[.G101])/([.F101]+[.G101])" office:value-type="float" office:value="0.207272741414931" calcext:value-type="float">
            <text:p>0.2072727414</text:p>
          </table:table-cell>
          <table:table-cell office:value-type="float" office:value="0.16162901" calcext:value-type="float">
            <text:p>0.16162901</text:p>
          </table:table-cell>
          <table:table-cell office:value-type="float" office:value="0.26718771" calcext:value-type="float">
            <text:p>0.26718771</text:p>
          </table:table-cell>
          <table:table-cell table:formula="of:=(2*[.I101]*[.J101])/([.I101]+[.J101])" office:value-type="float" office:value="0.2014160504351" calcext:value-type="float">
            <text:p>0.2014160504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L101]*[.M101])/([.L101]+[.M101])" office:value-type="float" office:value="0.21601776375758" calcext:value-type="float">
            <text:p>0.216017763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50171" calcext:value-type="float">
            <text:p>0.00150171</text:p>
          </table:table-cell>
          <table:table-cell office:value-type="float" office:value="0.7876431" calcext:value-type="float">
            <text:p>0.7876431</text:p>
          </table:table-cell>
          <table:table-cell table:formula="of:=(2*[.C102]*[.D102])/([.C102]+[.D102])" office:value-type="float" office:value="0.00299770461571179" calcext:value-type="float">
            <text:p>0.0029977046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F102]*[.G102])/([.F102]+[.G102])" office:value-type="float" office:value="0.00536681446484469" calcext:value-type="float">
            <text:p>0.0053668145</text:p>
          </table:table-cell>
          <table:table-cell office:value-type="float" office:value="0.00270339" calcext:value-type="float">
            <text:p>0.00270339</text:p>
          </table:table-cell>
          <table:table-cell office:value-type="float" office:value="0.49343434" calcext:value-type="float">
            <text:p>0.49343434</text:p>
          </table:table-cell>
          <table:table-cell table:formula="of:=(2*[.I102]*[.J102])/([.I102]+[.J102])" office:value-type="float" office:value="0.00537731915858365" calcext:value-type="float">
            <text:p>0.005377319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L102]*[.M102])/([.L102]+[.M102])" office:value-type="float" office:value="0.00194146879735496" calcext:value-type="float">
            <text:p>0.00194146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3779831" calcext:value-type="float">
            <text:p>0.03779831</text:p>
          </table:table-cell>
          <table:table-cell office:value-type="float" office:value="0.2339774" calcext:value-type="float">
            <text:p>0.2339774</text:p>
          </table:table-cell>
          <table:table-cell table:formula="of:=(2*[.C103]*[.D103])/([.C103]+[.D103])" office:value-type="float" office:value="0.0650827132284486" calcext:value-type="float">
            <text:p>0.065082713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F103]*[.G103])/([.F103]+[.G103])" office:value-type="float" office:value="0.129588752197806" calcext:value-type="float">
            <text:p>0.1295887522</text:p>
          </table:table-cell>
          <table:table-cell office:value-type="float" office:value="0.08015708" calcext:value-type="float">
            <text:p>0.08015708</text:p>
          </table:table-cell>
          <table:table-cell office:value-type="float" office:value="0.0613803" calcext:value-type="float">
            <text:p>0.0613803</text:p>
          </table:table-cell>
          <table:table-cell table:formula="of:=(2*[.I103]*[.J103])/([.I103]+[.J103])" office:value-type="float" office:value="0.0695231975824902" calcext:value-type="float">
            <text:p>0.0695231976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L103]*[.M103])/([.L103]+[.M103])" office:value-type="float" office:value="0.0548269608542883" calcext:value-type="float">
            <text:p>0.054826960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C104]*[.D104])/([.C104]+[.D104])" office:value-type="float" office:value="0.714209852547878" calcext:value-type="float">
            <text:p>0.7142098525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F104]*[.G104])/([.F104]+[.G104])" office:value-type="float" office:value="0.713921278915638" calcext:value-type="float">
            <text:p>0.7139212789</text:p>
          </table:table-cell>
          <table:table-cell office:value-type="float" office:value="0.98039013" calcext:value-type="float">
            <text:p>0.98039013</text:p>
          </table:table-cell>
          <table:table-cell office:value-type="float" office:value="0.56127133" calcext:value-type="float">
            <text:p>0.56127133</text:p>
          </table:table-cell>
          <table:table-cell table:formula="of:=(2*[.I104]*[.J104])/([.I104]+[.J104])" office:value-type="float" office:value="0.713859542397814" calcext:value-type="float">
            <text:p>0.7138595424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L104]*[.M104])/([.L104]+[.M104])" office:value-type="float" office:value="0.714209852547878" calcext:value-type="float">
            <text:p>0.71420985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142112" calcext:value-type="float">
            <text:p>0.05142112</text:p>
          </table:table-cell>
          <table:table-cell office:value-type="float" office:value="0.96163332" calcext:value-type="float">
            <text:p>0.96163332</text:p>
          </table:table-cell>
          <table:table-cell table:formula="of:=(2*[.C105]*[.D105])/([.C105]+[.D105])" office:value-type="float" office:value="0.0976221225459875" calcext:value-type="float">
            <text:p>0.097622122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F105]*[.G105])/([.F105]+[.G105])" office:value-type="float" office:value="0.100284912138674" calcext:value-type="float">
            <text:p>0.1002849121</text:p>
          </table:table-cell>
          <table:table-cell office:value-type="float" office:value="0.054799" calcext:value-type="float">
            <text:p>0.054799</text:p>
          </table:table-cell>
          <table:table-cell office:value-type="float" office:value="0.95832278" calcext:value-type="float">
            <text:p>0.95832278</text:p>
          </table:table-cell>
          <table:table-cell table:formula="of:=(2*[.I105]*[.J105])/([.I105]+[.J105])" office:value-type="float" office:value="0.103669926079805" calcext:value-type="float">
            <text:p>0.1036699261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L105]*[.M105])/([.L105]+[.M105])" office:value-type="float" office:value="0.088707713440832" calcext:value-type="float">
            <text:p>0.088707713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330264" calcext:value-type="float">
            <text:p>0.01330264</text:p>
          </table:table-cell>
          <table:table-cell office:value-type="float" office:value="0.4015052" calcext:value-type="float">
            <text:p>0.4015052</text:p>
          </table:table-cell>
          <table:table-cell table:formula="of:=(2*[.C106]*[.D106])/([.C106]+[.D106])" office:value-type="float" office:value="0.0257520645401881" calcext:value-type="float">
            <text:p>0.0257520645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106]*[.G106])/([.F106]+[.G106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106]*[.J106])/([.I106]+[.J106])" office:value-type="float" office:value="0.0420696857587822" calcext:value-type="float">
            <text:p>0.0420696858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L106]*[.M106])/([.L106]+[.M106])" office:value-type="float" office:value="0.0127604029348531" calcext:value-type="float">
            <text:p>0.012760402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814923" calcext:value-type="float">
            <text:p>0.12814923</text:p>
          </table:table-cell>
          <table:table-cell office:value-type="float" office:value="0.24291599" calcext:value-type="float">
            <text:p>0.24291599</text:p>
          </table:table-cell>
          <table:table-cell table:formula="of:=(2*[.C107]*[.D107])/([.C107]+[.D107])" office:value-type="float" office:value="0.167784504692667" calcext:value-type="float">
            <text:p>0.1677845047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F107]*[.G107])/([.F107]+[.G107])" office:value-type="float" office:value="0.158378254951101" calcext:value-type="float">
            <text:p>0.158378255</text:p>
          </table:table-cell>
          <table:table-cell office:value-type="float" office:value="0.14241633" calcext:value-type="float">
            <text:p>0.14241633</text:p>
          </table:table-cell>
          <table:table-cell office:value-type="float" office:value="0.09646918" calcext:value-type="float">
            <text:p>0.09646918</text:p>
          </table:table-cell>
          <table:table-cell table:formula="of:=(2*[.I107]*[.J107])/([.I107]+[.J107])" office:value-type="float" office:value="0.115024026142979" calcext:value-type="float">
            <text:p>0.1150240261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L107]*[.M107])/([.L107]+[.M107])" office:value-type="float" office:value="0.182412823505048" calcext:value-type="float">
            <text:p>0.182412823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40663" calcext:value-type="float">
            <text:p>0.02340663</text:p>
          </table:table-cell>
          <table:table-cell office:value-type="float" office:value="0.71510601" calcext:value-type="float">
            <text:p>0.71510601</text:p>
          </table:table-cell>
          <table:table-cell table:formula="of:=(2*[.C108]*[.D108])/([.C108]+[.D108])" office:value-type="float" office:value="0.0453295472013757" calcext:value-type="float">
            <text:p>0.0453295472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108]*[.G108])/([.F108]+[.G108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108]*[.J108])/([.I108]+[.J108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108]*[.M108])/([.L108]+[.M108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49785165" calcext:value-type="float">
            <text:p>0.49785165</text:p>
          </table:table-cell>
          <table:table-cell office:value-type="float" office:value="0.6090176" calcext:value-type="float">
            <text:p>0.6090176</text:p>
          </table:table-cell>
          <table:table-cell table:formula="of:=(2*[.C109]*[.D109])/([.C109]+[.D109])" office:value-type="float" office:value="0.547852272595051" calcext:value-type="float">
            <text:p>0.5478522726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F109]*[.G109])/([.F109]+[.G109])" office:value-type="float" office:value="0.552464762197263" calcext:value-type="float">
            <text:p>0.5524647622</text:p>
          </table:table-cell>
          <table:table-cell office:value-type="float" office:value="0.50903117" calcext:value-type="float">
            <text:p>0.50903117</text:p>
          </table:table-cell>
          <table:table-cell office:value-type="float" office:value="0.60887806" calcext:value-type="float">
            <text:p>0.60887806</text:p>
          </table:table-cell>
          <table:table-cell table:formula="of:=(2*[.I109]*[.J109])/([.I109]+[.J109])" office:value-type="float" office:value="0.554495665572294" calcext:value-type="float">
            <text:p>0.5544956656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L109]*[.M109])/([.L109]+[.M109])" office:value-type="float" office:value="0.539903161184246" calcext:value-type="float">
            <text:p>0.53990316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958445" calcext:value-type="float">
            <text:p>0.47958445</text:p>
          </table:table-cell>
          <table:table-cell office:value-type="float" office:value="0.39222715" calcext:value-type="float">
            <text:p>0.39222715</text:p>
          </table:table-cell>
          <table:table-cell table:formula="of:=(2*[.C110]*[.D110])/([.C110]+[.D110])" office:value-type="float" office:value="0.43152911020642" calcext:value-type="float">
            <text:p>0.4315291102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F110]*[.G110])/([.F110]+[.G110])" office:value-type="float" office:value="0.422145484283054" calcext:value-type="float">
            <text:p>0.4221454843</text:p>
          </table:table-cell>
          <table:table-cell office:value-type="float" office:value="0.47863397" calcext:value-type="float">
            <text:p>0.47863397</text:p>
          </table:table-cell>
          <table:table-cell office:value-type="float" office:value="0.36612041" calcext:value-type="float">
            <text:p>0.36612041</text:p>
          </table:table-cell>
          <table:table-cell table:formula="of:=(2*[.I110]*[.J110])/([.I110]+[.J110])" office:value-type="float" office:value="0.414884301248199" calcext:value-type="float">
            <text:p>0.414884301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L110]*[.M110])/([.L110]+[.M110])" office:value-type="float" office:value="0.433695317049068" calcext:value-type="float">
            <text:p>0.4336953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011454" calcext:value-type="float">
            <text:p>0.04011454</text:p>
          </table:table-cell>
          <table:table-cell office:value-type="float" office:value="0.68896714" calcext:value-type="float">
            <text:p>0.68896714</text:p>
          </table:table-cell>
          <table:table-cell table:formula="of:=(2*[.C111]*[.D111])/([.C111]+[.D111])" office:value-type="float" office:value="0.0758148247428617" calcext:value-type="float">
            <text:p>0.0758148247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F111]*[.G111])/([.F111]+[.G111])" office:value-type="float" office:value="0.0981489108212846" calcext:value-type="float">
            <text:p>0.0981489108</text:p>
          </table:table-cell>
          <table:table-cell office:value-type="float" office:value="0.05230974" calcext:value-type="float">
            <text:p>0.05230974</text:p>
          </table:table-cell>
          <table:table-cell office:value-type="float" office:value="0.4353456" calcext:value-type="float">
            <text:p>0.4353456</text:p>
          </table:table-cell>
          <table:table-cell table:formula="of:=(2*[.I111]*[.J111])/([.I111]+[.J111])" office:value-type="float" office:value="0.0933971732828518" calcext:value-type="float">
            <text:p>0.0933971733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L111]*[.M111])/([.L111]+[.M111])" office:value-type="float" office:value="0.0587415156616356" calcext:value-type="float">
            <text:p>0.058741515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C112]*[.D112])/([.C112]+[.D112])" office:value-type="float" office:value="0.283645090151346" calcext:value-type="float">
            <text:p>0.2836450902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F112]*[.G112])/([.F112]+[.G112])" office:value-type="float" office:value="0.289808378672318" calcext:value-type="float">
            <text:p>0.2898083787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I112]*[.J112])/([.I112]+[.J112])" office:value-type="float" office:value="0.286376281517909" calcext:value-type="float">
            <text:p>0.2863762815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L112]*[.M112])/([.L112]+[.M112])" office:value-type="float" office:value="0.283409971178877" calcext:value-type="float">
            <text:p>0.283409971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C113]*[.D113])/([.C113]+[.D113])" office:value-type="float" office:value="0.341894109414164" calcext:value-type="float">
            <text:p>0.3418941094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F113]*[.G113])/([.F113]+[.G113])" office:value-type="float" office:value="0.364107418084876" calcext:value-type="float">
            <text:p>0.3641074181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I113]*[.J113])/([.I113]+[.J113])" office:value-type="float" office:value="0.372718530058476" calcext:value-type="float">
            <text:p>0.3727185301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L113]*[.M113])/([.L113]+[.M113])" office:value-type="float" office:value="0.305547641215588" calcext:value-type="float">
            <text:p>0.3055476412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nbc" table:style-name="ta1">
        <office:forms form:automatic-focus="false" form:apply-design-mode="false"/>
        <table:shapes>
          <draw:frame draw:z-index="0" draw:style-name="gr1" draw:text-style-name="P1" svg:width="15.999cm" svg:height="8.999cm" svg:x="40.74cm" svg:y="0.67cm">
            <draw:object draw:notify-on-update-of-ranges="nbc.P36:nbc.P39 nbc.Q35:nbc.Q35 nbc.Q36:nbc.Q39 nbc.R35:nbc.R35 nbc.R36:nbc.R39 nbc.Q29:nbc.Q29 nbc.Q30:nbc.Q33 nbc.R29:nbc.R29 nbc.R30:nbc.R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3" table:number-rows-repeated="2">
          <table:table-cell table:number-columns-repeated="18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C3]*[.D3])/([.C3]+[.D3])" office:value-type="float" office:value="0.586959576275732" calcext:value-type="float">
            <text:p>0.5869595763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]*[.G3])/([.F3]+[.G3])" office:value-type="float" office:value="0.60056919442579" calcext:value-type="float">
            <text:p>0.6005691944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I3]*[.J3])/([.I3]+[.J3])" office:value-type="float" office:value="0.619244375097285" calcext:value-type="float">
            <text:p>0.6192443751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L3]*[.M3])/([.L3]+[.M3])" office:value-type="float" office:value="0.620498518344952" calcext:value-type="float">
            <text:p>0.620498518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C4]*[.D4])/([.C4]+[.D4])" office:value-type="float" office:value="0.192065189284693" calcext:value-type="float">
            <text:p>0.1920651893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4]*[.G4])/([.F4]+[.G4])" office:value-type="float" office:value="0.172991596194584" calcext:value-type="float">
            <text:p>0.1729915962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I4]*[.J4])/([.I4]+[.J4])" office:value-type="float" office:value="0.169261736804286" calcext:value-type="float">
            <text:p>0.1692617368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L4]*[.M4])/([.L4]+[.M4])" office:value-type="float" office:value="0.165051757806208" calcext:value-type="float">
            <text:p>0.165051757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211165857580394" calcext:value-type="float">
            <text:p>0.021116585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C6]*[.D6])/([.C6]+[.D6])" office:value-type="float" office:value="0.157047678014473" calcext:value-type="float">
            <text:p>0.157047678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6]*[.G6])/([.F6]+[.G6])" office:value-type="float" office:value="0.173440180566277" calcext:value-type="float">
            <text:p>0.1734401806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I6]*[.J6])/([.I6]+[.J6])" office:value-type="float" office:value="0.187514419093477" calcext:value-type="float">
            <text:p>0.1875144191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L6]*[.M6])/([.L6]+[.M6])" office:value-type="float" office:value="0.190640622921492" calcext:value-type="float">
            <text:p>0.190640622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C7]*[.D7])/([.C7]+[.D7])" office:value-type="float" office:value="0.178141178879121" calcext:value-type="float">
            <text:p>0.178141178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7]*[.G7])/([.F7]+[.G7])" office:value-type="float" office:value="0.160388447935655" calcext:value-type="float">
            <text:p>0.1603884479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I7]*[.J7])/([.I7]+[.J7])" office:value-type="float" office:value="0.146116420625597" calcext:value-type="float">
            <text:p>0.1461164206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L7]*[.M7])/([.L7]+[.M7])" office:value-type="float" office:value="0.144473059316138" calcext:value-type="float">
            <text:p>0.144473059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C8]*[.D8])/([.C8]+[.D8])" office:value-type="float" office:value="0.301779965606584" calcext:value-type="float">
            <text:p>0.3017799656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8]*[.G8])/([.F8]+[.G8])" office:value-type="float" office:value="0.275941554133065" calcext:value-type="float">
            <text:p>0.2759415541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I8]*[.J8])/([.I8]+[.J8])" office:value-type="float" office:value="0.273747364760626" calcext:value-type="float">
            <text:p>0.2737473648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L8]*[.M8])/([.L8]+[.M8])" office:value-type="float" office:value="0.279838662803922" calcext:value-type="float">
            <text:p>0.279838662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]*[.D9])/([.C9]+[.D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715746736973009" calcext:value-type="float">
            <text:p>0.7157467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C10]*[.D10])/([.C10]+[.D10])" office:value-type="float" office:value="0.074549555532669" calcext:value-type="float">
            <text:p>0.0745495555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10]*[.G10])/([.F10]+[.G10])" office:value-type="float" office:value="0.0731152247994908" calcext:value-type="float">
            <text:p>0.0731152248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I10]*[.J10])/([.I10]+[.J10])" office:value-type="float" office:value="0.0730610391359478" calcext:value-type="float">
            <text:p>0.0730610391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L10]*[.M10])/([.L10]+[.M10])" office:value-type="float" office:value="0.0729617658928463" calcext:value-type="float">
            <text:p>0.072961765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1]*[.D11])/([.C11]+[.D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1]*[.G11])/([.F11]+[.G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I11]*[.J11])/([.I11]+[.J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1]*[.M11])/([.L11]+[.M11])" office:value-type="float" office:value="0.0125779646410327" calcext:value-type="float">
            <text:p>0.012577964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C12]*[.D12])/([.C12]+[.D12])" office:value-type="float" office:value="0.0715810242658069" calcext:value-type="float">
            <text:p>0.071581024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12]*[.G12])/([.F12]+[.G12])" office:value-type="float" office:value="0.0703098572498029" calcext:value-type="float">
            <text:p>0.0703098572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I12]*[.J12])/([.I12]+[.J12])" office:value-type="float" office:value="0.0680630590989784" calcext:value-type="float">
            <text:p>0.0680630591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L12]*[.M12])/([.L12]+[.M12])" office:value-type="float" office:value="0.067756250795914" calcext:value-type="float">
            <text:p>0.067756250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7139729218942" calcext:value-type="float">
            <text:p>0.0207139729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13]*[.G13])/([.F13]+[.G13])" office:value-type="float" office:value="0.0236862196158849" calcext:value-type="float">
            <text:p>0.02368621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13]*[.J13])/([.I13]+[.J13])" office:value-type="float" office:value="0.0338034296104568" calcext:value-type="float">
            <text:p>0.0338034296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L13]*[.M13])/([.L13]+[.M13])" office:value-type="float" office:value="0.0895092238275713" calcext:value-type="float">
            <text:p>0.089509223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C14]*[.D14])/([.C14]+[.D14])" office:value-type="float" office:value="0.0673925039892419" calcext:value-type="float">
            <text:p>0.067392504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14]*[.G14])/([.F14]+[.G14])" office:value-type="float" office:value="0.0673081371835539" calcext:value-type="float">
            <text:p>0.0673081372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I14]*[.J14])/([.I14]+[.J14])" office:value-type="float" office:value="0.0670421443762572" calcext:value-type="float">
            <text:p>0.0670421444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L14]*[.M14])/([.L14]+[.M14])" office:value-type="float" office:value="0.066947261318261" calcext:value-type="float">
            <text:p>0.066947261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C15]*[.D15])/([.C15]+[.D15])" office:value-type="float" office:value="0.0458519206716642" calcext:value-type="float">
            <text:p>0.0458519207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15]*[.G15])/([.F15]+[.G15])" office:value-type="float" office:value="0.0440425881046934" calcext:value-type="float">
            <text:p>0.044042588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I15]*[.J15])/([.I15]+[.J15])" office:value-type="float" office:value="0.0398169228667831" calcext:value-type="float">
            <text:p>0.0398169229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L15]*[.M15])/([.L15]+[.M15])" office:value-type="float" office:value="0.0389845212382621" calcext:value-type="float">
            <text:p>0.03898452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C16]*[.D16])/([.C16]+[.D16])" office:value-type="float" office:value="0.194313069169702" calcext:value-type="float">
            <text:p>0.1943130692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16]*[.G16])/([.F16]+[.G16])" office:value-type="float" office:value="0.20544165085581" calcext:value-type="float">
            <text:p>0.2054416509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I16]*[.J16])/([.I16]+[.J16])" office:value-type="float" office:value="0.206938470019911" calcext:value-type="float">
            <text:p>0.20693847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L16]*[.M16])/([.L16]+[.M16])" office:value-type="float" office:value="0.207272741414931" calcext:value-type="float">
            <text:p>0.207272741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C17]*[.D17])/([.C17]+[.D17])" office:value-type="float" office:value="0.00538188892691668" calcext:value-type="float">
            <text:p>0.0053818889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17]*[.G17])/([.F17]+[.G17])" office:value-type="float" office:value="0.00538143393024559" calcext:value-type="float">
            <text:p>0.0053814339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I17]*[.J17])/([.I17]+[.J17])" office:value-type="float" office:value="0.00537213607979407" calcext:value-type="float">
            <text:p>0.0053721361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L17]*[.M17])/([.L17]+[.M17])" office:value-type="float" office:value="0.00536681446484469" calcext:value-type="float">
            <text:p>0.005366814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C18]*[.D18])/([.C18]+[.D18])" office:value-type="float" office:value="0.0704777166335139" calcext:value-type="float">
            <text:p>0.0704777166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18]*[.G18])/([.F18]+[.G18])" office:value-type="float" office:value="0.096131282520011" calcext:value-type="float">
            <text:p>0.0961312825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I18]*[.J18])/([.I18]+[.J18])" office:value-type="float" office:value="0.103289305162594" calcext:value-type="float">
            <text:p>0.103289305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L18]*[.M18])/([.L18]+[.M18])" office:value-type="float" office:value="0.129588752197806" calcext:value-type="float">
            <text:p>0.129588752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C19]*[.D19])/([.C19]+[.D19])" office:value-type="float" office:value="0.696793556637865" calcext:value-type="float">
            <text:p>0.69679355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19]*[.G19])/([.F19]+[.G19])" office:value-type="float" office:value="0.701671585772618" calcext:value-type="float">
            <text:p>0.7016715858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I19]*[.J19])/([.I19]+[.J19])" office:value-type="float" office:value="0.713291205106963" calcext:value-type="float">
            <text:p>0.7132912051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L19]*[.M19])/([.L19]+[.M19])" office:value-type="float" office:value="0.713921278915638" calcext:value-type="float">
            <text:p>0.713921278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C20]*[.D20])/([.C20]+[.D20])" office:value-type="float" office:value="0.107752860159254" calcext:value-type="float">
            <text:p>0.1077528602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20]*[.G20])/([.F20]+[.G20])" office:value-type="float" office:value="0.104532609344128" calcext:value-type="float">
            <text:p>0.1045326093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I20]*[.J20])/([.I20]+[.J20])" office:value-type="float" office:value="0.101470071533384" calcext:value-type="float">
            <text:p>0.101470071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L20]*[.M20])/([.L20]+[.M20])" office:value-type="float" office:value="0.100284912138674" calcext:value-type="float">
            <text:p>0.100284912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C21]*[.D21])/([.C21]+[.D21])" office:value-type="float" office:value="0.0430123578753972" calcext:value-type="float">
            <text:p>0.0430123579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21]*[.G21])/([.F21]+[.G21])" office:value-type="float" office:value="0.052148175746189" calcext:value-type="float">
            <text:p>0.0521481757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I21]*[.J21])/([.I21]+[.J21])" office:value-type="float" office:value="0.0527742092740375" calcext:value-type="float">
            <text:p>0.0527742093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L21]*[.M21])/([.L21]+[.M21])" office:value-type="float" office:value="0.0527742092740375" calcext:value-type="float">
            <text:p>0.052774209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C22]*[.D22])/([.C22]+[.D22])" office:value-type="float" office:value="0.100124829318935" calcext:value-type="float">
            <text:p>0.100124829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22]*[.G22])/([.F22]+[.G22])" office:value-type="float" office:value="0.121136297360743" calcext:value-type="float">
            <text:p>0.1211362974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I22]*[.J22])/([.I22]+[.J22])" office:value-type="float" office:value="0.143141057931232" calcext:value-type="float">
            <text:p>0.1431410579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L22]*[.M22])/([.L22]+[.M22])" office:value-type="float" office:value="0.158378254951101" calcext:value-type="float">
            <text:p>0.15837825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C23]*[.D23])/([.C23]+[.D23])" office:value-type="float" office:value="0.0449354815610067" calcext:value-type="float">
            <text:p>0.0449354816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23]*[.G23])/([.F23]+[.G23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I23]*[.J23])/([.I23]+[.J23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L23]*[.M23])/([.L23]+[.M23])" office:value-type="float" office:value="0.0449676635345278" calcext:value-type="float">
            <text:p>0.044967663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C24]*[.D24])/([.C24]+[.D24])" office:value-type="float" office:value="0.54458811770895" calcext:value-type="float">
            <text:p>0.5445881177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24]*[.G24])/([.F24]+[.G24])" office:value-type="float" office:value="0.552928186191579" calcext:value-type="float">
            <text:p>0.5529281862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I24]*[.J24])/([.I24]+[.J24])" office:value-type="float" office:value="0.550621806794727" calcext:value-type="float">
            <text:p>0.5506218068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L24]*[.M24])/([.L24]+[.M24])" office:value-type="float" office:value="0.552464762197263" calcext:value-type="float">
            <text:p>0.552464762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C25]*[.D25])/([.C25]+[.D25])" office:value-type="float" office:value="0.270569979083894" calcext:value-type="float">
            <text:p>0.2705699791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25]*[.G25])/([.F25]+[.G25])" office:value-type="float" office:value="0.337931019047" calcext:value-type="float">
            <text:p>0.337931019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I25]*[.J25])/([.I25]+[.J25])" office:value-type="float" office:value="0.382512413050211" calcext:value-type="float">
            <text:p>0.3825124131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L25]*[.M25])/([.L25]+[.M25])" office:value-type="float" office:value="0.422145484283054" calcext:value-type="float">
            <text:p>0.422145484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C26]*[.D26])/([.C26]+[.D26])" office:value-type="float" office:value="0.102940552288076" calcext:value-type="float">
            <text:p>0.1029405523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26]*[.G26])/([.F26]+[.G26])" office:value-type="float" office:value="0.0976978140429606" calcext:value-type="float">
            <text:p>0.097697814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I26]*[.J26])/([.I26]+[.J26])" office:value-type="float" office:value="0.0977194364336875" calcext:value-type="float">
            <text:p>0.0977194364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L26]*[.M26])/([.L26]+[.M26])" office:value-type="float" office:value="0.0981489108212846" calcext:value-type="float">
            <text:p>0.098148910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C27]*[.D27])/([.C27]+[.D27])" office:value-type="float" office:value="0.289676317669088" calcext:value-type="float">
            <text:p>0.2896763177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27]*[.G27])/([.F27]+[.G27])" office:value-type="float" office:value="0.289773541970371" calcext:value-type="float">
            <text:p>0.289773542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I27]*[.J27])/([.I27]+[.J27])" office:value-type="float" office:value="0.291563100932582" calcext:value-type="float">
            <text:p>0.2915631009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L27]*[.M27])/([.L27]+[.M27])" office:value-type="float" office:value="0.289808378672318" calcext:value-type="float">
            <text:p>0.289808378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C28]*[.D28])/([.C28]+[.D28])" office:value-type="float" office:value="0.360283583676866" calcext:value-type="float">
            <text:p>0.3602835837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28]*[.G28])/([.F28]+[.G28])" office:value-type="float" office:value="0.359199937012893" calcext:value-type="float">
            <text:p>0.359199937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I28]*[.J28])/([.I28]+[.J28])" office:value-type="float" office:value="0.362755985025703" calcext:value-type="float">
            <text:p>0.362755985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L28]*[.M28])/([.L28]+[.M28])" office:value-type="float" office:value="0.364107418084876" calcext:value-type="float">
            <text:p>0.3641074181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formula="of:=[.E27]" office:value-type="float" office:value="0.289676317669088" calcext:value-type="float">
            <text:p>0.2896763177</text:p>
          </table:table-cell>
          <table:table-cell table:formula="of:=[.E28]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60006185" calcext:value-type="float">
            <text:p>0.60006185</text:p>
          </table:table-cell>
          <table:table-cell office:value-type="float" office:value="0.4551852" calcext:value-type="float">
            <text:p>0.4551852</text:p>
          </table:table-cell>
          <table:table-cell table:formula="of:=(2*[.C31]*[.D31])/([.C31]+[.D31])" office:value-type="float" office:value="0.517678344999154" calcext:value-type="float">
            <text:p>0.517678345</text:p>
          </table:table-cell>
          <table:table-cell office:value-type="float" office:value="0.59775341" calcext:value-type="float">
            <text:p>0.59775341</text:p>
          </table:table-cell>
          <table:table-cell office:value-type="float" office:value="0.49322255" calcext:value-type="float">
            <text:p>0.49322255</text:p>
          </table:table-cell>
          <table:table-cell table:formula="of:=(2*[.F31]*[.G31])/([.F31]+[.G31])" office:value-type="float" office:value="0.540480215808597" calcext:value-type="float">
            <text:p>0.5404802158</text:p>
          </table:table-cell>
          <table:table-cell office:value-type="float" office:value="0.5980818" calcext:value-type="float">
            <text:p>0.5980818</text:p>
          </table:table-cell>
          <table:table-cell office:value-type="float" office:value="0.54511523" calcext:value-type="float">
            <text:p>0.54511523</text:p>
          </table:table-cell>
          <table:table-cell table:formula="of:=(2*[.I31]*[.J31])/([.I31]+[.J31])" office:value-type="float" office:value="0.570371492245416" calcext:value-type="float">
            <text:p>0.5703714922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formula="of:=(2*[.L31]*[.M31])/([.L31]+[.M31])" office:value-type="float" office:value="0.572955181213429" calcext:value-type="float">
            <text:p>0.57295518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7]" office:value-type="float" office:value="0.289773541970371" calcext:value-type="float">
            <text:p>0.289773542</text:p>
          </table:table-cell>
          <table:table-cell table:formula="of:=[.H28]" office:value-type="float" office:value="0.359199937012893" calcext:value-type="float">
            <text:p>0.359199937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33455428" calcext:value-type="float">
            <text:p>0.33455428</text:p>
          </table:table-cell>
          <table:table-cell office:value-type="float" office:value="0.7149723" calcext:value-type="float">
            <text:p>0.7149723</text:p>
          </table:table-cell>
          <table:table-cell table:formula="of:=(2*[.C32]*[.D32])/([.C32]+[.D32])" office:value-type="float" office:value="0.455818933230722" calcext:value-type="float">
            <text:p>0.4558189332</text:p>
          </table:table-cell>
          <table:table-cell office:value-type="float" office:value="0.32327372" calcext:value-type="float">
            <text:p>0.32327372</text:p>
          </table:table-cell>
          <table:table-cell office:value-type="float" office:value="0.74138582" calcext:value-type="float">
            <text:p>0.74138582</text:p>
          </table:table-cell>
          <table:table-cell table:formula="of:=(2*[.F32]*[.G32])/([.F32]+[.G32])" office:value-type="float" office:value="0.450229473333138" calcext:value-type="float">
            <text:p>0.4502294733</text:p>
          </table:table-cell>
          <table:table-cell office:value-type="float" office:value="0.30640185" calcext:value-type="float">
            <text:p>0.30640185</text:p>
          </table:table-cell>
          <table:table-cell office:value-type="float" office:value="0.75410866" calcext:value-type="float">
            <text:p>0.75410866</text:p>
          </table:table-cell>
          <table:table-cell table:formula="of:=(2*[.I32]*[.J32])/([.I32]+[.J32])" office:value-type="float" office:value="0.435752944164638" calcext:value-type="float">
            <text:p>0.4357529442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formula="of:=(2*[.L32]*[.M32])/([.L32]+[.M32])" office:value-type="float" office:value="0.434152933983536" calcext:value-type="float">
            <text:p>0.43415293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27]" office:value-type="float" office:value="0.291563100932582" calcext:value-type="float">
            <text:p>0.2915631009</text:p>
          </table:table-cell>
          <table:table-cell table:formula="of:=[.K28]" office:value-type="float" office:value="0.362755985025703" calcext:value-type="float">
            <text:p>0.362755985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C33]*[.D33])/([.C33]+[.D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F33]*[.G33])/([.F33]+[.G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I33]*[.J33])/([.I33]+[.J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L33]*[.M33])/([.L33]+[.M33])" office:value-type="float" office:value="0.469563136790698" calcext:value-type="float">
            <text:p>0.469563136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27]" office:value-type="float" office:value="0.289808378672318" calcext:value-type="float">
            <text:p>0.2898083787</text:p>
          </table:table-cell>
          <table:table-cell table:formula="of:=[.N28]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39425768" calcext:value-type="float">
            <text:p>0.39425768</text:p>
          </table:table-cell>
          <table:table-cell office:value-type="float" office:value="0.26455802" calcext:value-type="float">
            <text:p>0.26455802</text:p>
          </table:table-cell>
          <table:table-cell table:formula="of:=(2*[.C34]*[.D34])/([.C34]+[.D34])" office:value-type="float" office:value="0.316641000481906" calcext:value-type="float">
            <text:p>0.3166410005</text:p>
          </table:table-cell>
          <table:table-cell office:value-type="float" office:value="0.39434405" calcext:value-type="float">
            <text:p>0.39434405</text:p>
          </table:table-cell>
          <table:table-cell office:value-type="float" office:value="0.31627278" calcext:value-type="float">
            <text:p>0.31627278</text:p>
          </table:table-cell>
          <table:table-cell table:formula="of:=(2*[.F34]*[.G34])/([.F34]+[.G34])" office:value-type="float" office:value="0.351019800558225" calcext:value-type="float">
            <text:p>0.3510198006</text:p>
          </table:table-cell>
          <table:table-cell office:value-type="float" office:value="0.39290136" calcext:value-type="float">
            <text:p>0.39290136</text:p>
          </table:table-cell>
          <table:table-cell office:value-type="float" office:value="0.36254967" calcext:value-type="float">
            <text:p>0.36254967</text:p>
          </table:table-cell>
          <table:table-cell table:formula="of:=(2*[.I34]*[.J34])/([.I34]+[.J34])" office:value-type="float" office:value="0.377115796401922" calcext:value-type="float">
            <text:p>0.3771157964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formula="of:=(2*[.L34]*[.M34])/([.L34]+[.M34])" office:value-type="float" office:value="0.383705923955174" calcext:value-type="float">
            <text:p>0.38370592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42941044" calcext:value-type="float">
            <text:p>0.42941044</text:p>
          </table:table-cell>
          <table:table-cell office:value-type="float" office:value="0.68920097" calcext:value-type="float">
            <text:p>0.68920097</text:p>
          </table:table-cell>
          <table:table-cell table:formula="of:=(2*[.C35]*[.D35])/([.C35]+[.D35])" office:value-type="float" office:value="0.529138339070092" calcext:value-type="float">
            <text:p>0.5291383391</text:p>
          </table:table-cell>
          <table:table-cell office:value-type="float" office:value="0.42897449" calcext:value-type="float">
            <text:p>0.42897449</text:p>
          </table:table-cell>
          <table:table-cell office:value-type="float" office:value="0.70195348" calcext:value-type="float">
            <text:p>0.70195348</text:p>
          </table:table-cell>
          <table:table-cell table:formula="of:=(2*[.F35]*[.G35])/([.F35]+[.G35])" office:value-type="float" office:value="0.532518682134505" calcext:value-type="float">
            <text:p>0.5325186821</text:p>
          </table:table-cell>
          <table:table-cell office:value-type="float" office:value="0.4233632" calcext:value-type="float">
            <text:p>0.4233632</text:p>
          </table:table-cell>
          <table:table-cell office:value-type="float" office:value="0.7066796" calcext:value-type="float">
            <text:p>0.7066796</text:p>
          </table:table-cell>
          <table:table-cell table:formula="of:=(2*[.I35]*[.J35])/([.I35]+[.J35])" office:value-type="float" office:value="0.529505850275264" calcext:value-type="float">
            <text:p>0.5295058503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formula="of:=(2*[.L35]*[.M35])/([.L35]+[.M35])" office:value-type="float" office:value="0.529290303238322" calcext:value-type="float">
            <text:p>0.5292903032</text:p>
          </table:table-cell>
          <table:table-cell table:number-columns-repeated="2"/>
          <table:table-cell office:value-type="string" calcext:value-type="string">
            <text:p>Macro F1 (NBC)</text:p>
          </table:table-cell>
          <table:table-cell office:value-type="string" calcext:value-type="string">
            <text:p>Micro F1 (NBC)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46360834" calcext:value-type="float">
            <text:p>0.46360834</text:p>
          </table:table-cell>
          <table:table-cell office:value-type="float" office:value="0.49803022" calcext:value-type="float">
            <text:p>0.49803022</text:p>
          </table:table-cell>
          <table:table-cell table:formula="of:=(2*[.C36]*[.D36])/([.C36]+[.D36])" office:value-type="float" office:value="0.480203213906137" calcext:value-type="float">
            <text:p>0.4802032139</text:p>
          </table:table-cell>
          <table:table-cell office:value-type="float" office:value="0.46038697" calcext:value-type="float">
            <text:p>0.46038697</text:p>
          </table:table-cell>
          <table:table-cell office:value-type="float" office:value="0.53033557" calcext:value-type="float">
            <text:p>0.53033557</text:p>
          </table:table-cell>
          <table:table-cell table:formula="of:=(2*[.F36]*[.G36])/([.F36]+[.G36])" office:value-type="float" office:value="0.492891957733238" calcext:value-type="float">
            <text:p>0.4928919577</text:p>
          </table:table-cell>
          <table:table-cell office:value-type="float" office:value="0.45941859" calcext:value-type="float">
            <text:p>0.45941859</text:p>
          </table:table-cell>
          <table:table-cell office:value-type="float" office:value="0.53128871" calcext:value-type="float">
            <text:p>0.53128871</text:p>
          </table:table-cell>
          <table:table-cell table:formula="of:=(2*[.I36]*[.J36])/([.I36]+[.J36])" office:value-type="float" office:value="0.492746767952793" calcext:value-type="float">
            <text:p>0.492746768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formula="of:=(2*[.L36]*[.M36])/([.L36]+[.M36])" office:value-type="float" office:value="0.518024698303157" calcext:value-type="float">
            <text:p>0.518024698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55]" office:value-type="float" office:value="0.356736623102692" calcext:value-type="float">
            <text:p>0.3567366231</text:p>
          </table:table-cell>
          <table:table-cell table:formula="of:=[.E56]" office:value-type="float" office:value="0.555165737471628" calcext:value-type="float">
            <text:p>0.5551657375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C37]*[.D37])/([.C37]+[.D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F37]*[.G37])/([.F37]+[.G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I37]*[.J37])/([.I37]+[.J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L37]*[.M37])/([.L37]+[.M37])" office:value-type="float" office:value="0.685476758093899" calcext:value-type="float">
            <text:p>0.685476758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55]" office:value-type="float" office:value="0.366870907659201" calcext:value-type="float">
            <text:p>0.3668709077</text:p>
          </table:table-cell>
          <table:table-cell table:formula="of:=[.H56]" office:value-type="float" office:value="0.567518857060442" calcext:value-type="float">
            <text:p>0.5675188571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C38]*[.D38])/([.C38]+[.D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F38]*[.G38])/([.F38]+[.G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I38]*[.J38])/([.I38]+[.J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L38]*[.M38])/([.L38]+[.M38])" office:value-type="float" office:value="0.0253338850683588" calcext:value-type="float">
            <text:p>0.02533388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55]" office:value-type="float" office:value="0.373865918052937" calcext:value-type="float">
            <text:p>0.3738659181</text:p>
          </table:table-cell>
          <table:table-cell table:formula="of:=[.K56]" office:value-type="float" office:value="0.577739629690096" calcext:value-type="float">
            <text:p>0.5777396297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C39]*[.D39])/([.C39]+[.D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F39]*[.G39])/([.F39]+[.G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I39]*[.J39])/([.I39]+[.J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L39]*[.M39])/([.L39]+[.M39])" office:value-type="float" office:value="0.291929014670711" calcext:value-type="float">
            <text:p>0.291929014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55]" office:value-type="float" office:value="0.385622143616747" calcext:value-type="float">
            <text:p>0.3856221436</text:p>
          </table:table-cell>
          <table:table-cell table:formula="of:=[.N56]" office:value-type="float" office:value="0.584095774375602" calcext:value-type="float">
            <text:p>0.5840957744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33132601" calcext:value-type="float">
            <text:p>0.33132601</text:p>
          </table:table-cell>
          <table:table-cell office:value-type="float" office:value="0.67027442" calcext:value-type="float">
            <text:p>0.67027442</text:p>
          </table:table-cell>
          <table:table-cell table:formula="of:=(2*[.C40]*[.D40])/([.C40]+[.D40])" office:value-type="float" office:value="0.443448989301381" calcext:value-type="float">
            <text:p>0.4434489893</text:p>
          </table:table-cell>
          <table:table-cell office:value-type="float" office:value="0.31991292" calcext:value-type="float">
            <text:p>0.31991292</text:p>
          </table:table-cell>
          <table:table-cell office:value-type="float" office:value="0.68542266" calcext:value-type="float">
            <text:p>0.68542266</text:p>
          </table:table-cell>
          <table:table-cell table:formula="of:=(2*[.F40]*[.G40])/([.F40]+[.G40])" office:value-type="float" office:value="0.436223623150326" calcext:value-type="float">
            <text:p>0.4362236232</text:p>
          </table:table-cell>
          <table:table-cell office:value-type="float" office:value="0.3173198" calcext:value-type="float">
            <text:p>0.3173198</text:p>
          </table:table-cell>
          <table:table-cell office:value-type="float" office:value="0.68580876" calcext:value-type="float">
            <text:p>0.68580876</text:p>
          </table:table-cell>
          <table:table-cell table:formula="of:=(2*[.I40]*[.J40])/([.I40]+[.J40])" office:value-type="float" office:value="0.433883965105027" calcext:value-type="float">
            <text:p>0.4338839651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formula="of:=(2*[.L40]*[.M40])/([.L40]+[.M40])" office:value-type="float" office:value="0.432223267112096" calcext:value-type="float">
            <text:p>0.432223267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3" calcext:value-type="float">
            <text:p>0.3</text:p>
          </table:table-cell>
          <table:table-cell office:value-type="float" office:value="0.00023867" calcext:value-type="float">
            <text:p>0.00023867</text:p>
          </table:table-cell>
          <table:table-cell table:formula="of:=(2*[.C41]*[.D41])/([.C41]+[.D41])" office:value-type="float" office:value="0.000476960546088217" calcext:value-type="float">
            <text:p>0.0004769605</text:p>
          </table:table-cell>
          <table:table-cell office:value-type="float" office:value="0.43333333" calcext:value-type="float">
            <text:p>0.43333333</text:p>
          </table:table-cell>
          <table:table-cell office:value-type="float" office:value="0.0005659" calcext:value-type="float">
            <text:p>0.0005659</text:p>
          </table:table-cell>
          <table:table-cell table:formula="of:=(2*[.F41]*[.G41])/([.F41]+[.G41])" office:value-type="float" office:value="0.00113032388394421" calcext:value-type="float">
            <text:p>0.0011303239</text:p>
          </table:table-cell>
          <table:table-cell office:value-type="float" office:value="0.54761905" calcext:value-type="float">
            <text:p>0.54761905</text:p>
          </table:table-cell>
          <table:table-cell office:value-type="float" office:value="0.00156628" calcext:value-type="float">
            <text:p>0.00156628</text:p>
          </table:table-cell>
          <table:table-cell table:formula="of:=(2*[.I41]*[.J41])/([.I41]+[.J41])" office:value-type="float" office:value="0.00312362591926481" calcext:value-type="float">
            <text:p>0.0031236259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formula="of:=(2*[.L41]*[.M41])/([.L41]+[.M41])" office:value-type="float" office:value="0.0129136237142956" calcext:value-type="float">
            <text:p>0.01291362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C42]*[.D42])/([.C42]+[.D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F42]*[.G42])/([.F42]+[.G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I42]*[.J42])/([.I42]+[.J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L42]*[.M42])/([.L42]+[.M42])" office:value-type="float" office:value="0.0510895863228795" calcext:value-type="float">
            <text:p>0.051089586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20959073" calcext:value-type="float">
            <text:p>0.20959073</text:p>
          </table:table-cell>
          <table:table-cell office:value-type="float" office:value="0.59550304" calcext:value-type="float">
            <text:p>0.59550304</text:p>
          </table:table-cell>
          <table:table-cell table:formula="of:=(2*[.C43]*[.D43])/([.C43]+[.D43])" office:value-type="float" office:value="0.310055602270576" calcext:value-type="float">
            <text:p>0.3100556023</text:p>
          </table:table-cell>
          <table:table-cell office:value-type="float" office:value="0.19345947" calcext:value-type="float">
            <text:p>0.19345947</text:p>
          </table:table-cell>
          <table:table-cell office:value-type="float" office:value="0.61857925" calcext:value-type="float">
            <text:p>0.61857925</text:p>
          </table:table-cell>
          <table:table-cell table:formula="of:=(2*[.F43]*[.G43])/([.F43]+[.G43])" office:value-type="float" office:value="0.294739674132774" calcext:value-type="float">
            <text:p>0.2947396741</text:p>
          </table:table-cell>
          <table:table-cell office:value-type="float" office:value="0.18971355" calcext:value-type="float">
            <text:p>0.18971355</text:p>
          </table:table-cell>
          <table:table-cell office:value-type="float" office:value="0.62897648" calcext:value-type="float">
            <text:p>0.62897648</text:p>
          </table:table-cell>
          <table:table-cell table:formula="of:=(2*[.I43]*[.J43])/([.I43]+[.J43])" office:value-type="float" office:value="0.291503148969101" calcext:value-type="float">
            <text:p>0.291503149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formula="of:=(2*[.L43]*[.M43])/([.L43]+[.M43])" office:value-type="float" office:value="0.290035358758958" calcext:value-type="float">
            <text:p>0.290035358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01549293" calcext:value-type="float">
            <text:p>0.01549293</text:p>
          </table:table-cell>
          <table:table-cell table:formula="of:=(2*[.C44]*[.D44])/([.C44]+[.D44])" office:value-type="float" office:value="0.0301088056801254" calcext:value-type="float">
            <text:p>0.0301088057</text:p>
          </table:table-cell>
          <table:table-cell office:value-type="float" office:value="0.52609307" calcext:value-type="float">
            <text:p>0.52609307</text:p>
          </table:table-cell>
          <table:table-cell office:value-type="float" office:value="0.02069551" calcext:value-type="float">
            <text:p>0.02069551</text:p>
          </table:table-cell>
          <table:table-cell table:formula="of:=(2*[.F44]*[.G44])/([.F44]+[.G44])" office:value-type="float" office:value="0.0398244030302012" calcext:value-type="float">
            <text:p>0.039824403</text:p>
          </table:table-cell>
          <table:table-cell office:value-type="float" office:value="0.55616134" calcext:value-type="float">
            <text:p>0.55616134</text:p>
          </table:table-cell>
          <table:table-cell office:value-type="float" office:value="0.02379349" calcext:value-type="float">
            <text:p>0.02379349</text:p>
          </table:table-cell>
          <table:table-cell table:formula="of:=(2*[.I44]*[.J44])/([.I44]+[.J44])" office:value-type="float" office:value="0.0456346549667553" calcext:value-type="float">
            <text:p>0.045634655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formula="of:=(2*[.L44]*[.M44])/([.L44]+[.M44])" office:value-type="float" office:value="0.046147810084882" calcext:value-type="float">
            <text:p>0.046147810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5]*[.D45])/([.C45]+[.D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5]*[.G45])/([.F45]+[.G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5]*[.J45])/([.I45]+[.J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5]*[.M45])/([.L45]+[.M45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6]*[.D46])/([.C46]+[.D46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6]*[.G46])/([.F46]+[.G46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6]*[.J46])/([.I46]+[.J46])" office:value-type="string" office:string-value="#DIV/0!" calcext:value-type="error">
            <text:p>#DIV/0!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formula="of:=(2*[.L46]*[.M46])/([.L46]+[.M46])" office:value-type="float" office:value="0.00151515891127167" calcext:value-type="float">
            <text:p>0.001515158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9208396" calcext:value-type="float">
            <text:p>0.99208396</text:p>
          </table:table-cell>
          <table:table-cell office:value-type="float" office:value="0.52972644" calcext:value-type="float">
            <text:p>0.52972644</text:p>
          </table:table-cell>
          <table:table-cell table:formula="of:=(2*[.C47]*[.D47])/([.C47]+[.D47])" office:value-type="float" office:value="0.690668304424654" calcext:value-type="float">
            <text:p>0.6906683044</text:p>
          </table:table-cell>
          <table:table-cell office:value-type="float" office:value="0.99181811" calcext:value-type="float">
            <text:p>0.99181811</text:p>
          </table:table-cell>
          <table:table-cell office:value-type="float" office:value="0.53532647" calcext:value-type="float">
            <text:p>0.53532647</text:p>
          </table:table-cell>
          <table:table-cell table:formula="of:=(2*[.F47]*[.G47])/([.F47]+[.G47])" office:value-type="float" office:value="0.695345410856085" calcext:value-type="float">
            <text:p>0.6953454109</text:p>
          </table:table-cell>
          <table:table-cell office:value-type="float" office:value="0.99172135" calcext:value-type="float">
            <text:p>0.99172135</text:p>
          </table:table-cell>
          <table:table-cell office:value-type="float" office:value="0.54938691" calcext:value-type="float">
            <text:p>0.54938691</text:p>
          </table:table-cell>
          <table:table-cell table:formula="of:=(2*[.I47]*[.J47])/([.I47]+[.J47])" office:value-type="float" office:value="0.707073918424821" calcext:value-type="float">
            <text:p>0.7070739184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formula="of:=(2*[.L47]*[.M47])/([.L47]+[.M47])" office:value-type="float" office:value="0.707509255684002" calcext:value-type="float">
            <text:p>0.707509255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24886356" calcext:value-type="float">
            <text:p>0.24886356</text:p>
          </table:table-cell>
          <table:table-cell office:value-type="float" office:value="0.58867864" calcext:value-type="float">
            <text:p>0.58867864</text:p>
          </table:table-cell>
          <table:table-cell table:formula="of:=(2*[.C48]*[.D48])/([.C48]+[.D48])" office:value-type="float" office:value="0.349834699783147" calcext:value-type="float">
            <text:p>0.3498346998</text:p>
          </table:table-cell>
          <table:table-cell office:value-type="float" office:value="0.24228111" calcext:value-type="float">
            <text:p>0.24228111</text:p>
          </table:table-cell>
          <table:table-cell office:value-type="float" office:value="0.59549212" calcext:value-type="float">
            <text:p>0.59549212</text:p>
          </table:table-cell>
          <table:table-cell table:formula="of:=(2*[.F48]*[.G48])/([.F48]+[.G48])" office:value-type="float" office:value="0.344428508010105" calcext:value-type="float">
            <text:p>0.344428508</text:p>
          </table:table-cell>
          <table:table-cell office:value-type="float" office:value="0.23991312" calcext:value-type="float">
            <text:p>0.23991312</text:p>
          </table:table-cell>
          <table:table-cell office:value-type="float" office:value="0.59839566" calcext:value-type="float">
            <text:p>0.59839566</text:p>
          </table:table-cell>
          <table:table-cell table:formula="of:=(2*[.I48]*[.J48])/([.I48]+[.J48])" office:value-type="float" office:value="0.342506181994322" calcext:value-type="float">
            <text:p>0.342506182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formula="of:=(2*[.L48]*[.M48])/([.L48]+[.M48])" office:value-type="float" office:value="0.340732821631733" calcext:value-type="float">
            <text:p>0.340732821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9]*[.D49])/([.C49]+[.D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9]*[.G49])/([.F49]+[.G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9]*[.J49])/([.I49]+[.J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9]*[.M49])/([.L49]+[.M49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68428571" calcext:value-type="float">
            <text:p>0.68428571</text:p>
          </table:table-cell>
          <table:table-cell office:value-type="float" office:value="0.00221135" calcext:value-type="float">
            <text:p>0.00221135</text:p>
          </table:table-cell>
          <table:table-cell table:formula="of:=(2*[.C50]*[.D50])/([.C50]+[.D50])" office:value-type="float" office:value="0.00440845356222939" calcext:value-type="float">
            <text:p>0.0044084536</text:p>
          </table:table-cell>
          <table:table-cell office:value-type="float" office:value="0.67287879" calcext:value-type="float">
            <text:p>0.67287879</text:p>
          </table:table-cell>
          <table:table-cell office:value-type="float" office:value="0.00457443" calcext:value-type="float">
            <text:p>0.00457443</text:p>
          </table:table-cell>
          <table:table-cell table:formula="of:=(2*[.F50]*[.G50])/([.F50]+[.G50])" office:value-type="float" office:value="0.00908708330691734" calcext:value-type="float">
            <text:p>0.0090870833</text:p>
          </table:table-cell>
          <table:table-cell office:value-type="float" office:value="0.66312576" calcext:value-type="float">
            <text:p>0.66312576</text:p>
          </table:table-cell>
          <table:table-cell office:value-type="float" office:value="0.00719301" calcext:value-type="float">
            <text:p>0.00719301</text:p>
          </table:table-cell>
          <table:table-cell table:formula="of:=(2*[.I50]*[.J50])/([.I50]+[.J50])" office:value-type="float" office:value="0.0142316474979139" calcext:value-type="float">
            <text:p>0.0142316475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formula="of:=(2*[.L50]*[.M50])/([.L50]+[.M50])" office:value-type="float" office:value="0.0190764529249295" calcext:value-type="float">
            <text:p>0.019076452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C51]*[.D51])/([.C51]+[.D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F51]*[.G51])/([.F51]+[.G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I51]*[.J51])/([.I51]+[.J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L51]*[.M51])/([.L51]+[.M51])" office:value-type="float" office:value="0.0144454930569013" calcext:value-type="float">
            <text:p>0.014445493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88560048" calcext:value-type="float">
            <text:p>0.88560048</text:p>
          </table:table-cell>
          <table:table-cell office:value-type="float" office:value="0.52616968" calcext:value-type="float">
            <text:p>0.52616968</text:p>
          </table:table-cell>
          <table:table-cell table:formula="of:=(2*[.C52]*[.D52])/([.C52]+[.D52])" office:value-type="float" office:value="0.660130288020036" calcext:value-type="float">
            <text:p>0.660130288</text:p>
          </table:table-cell>
          <table:table-cell office:value-type="float" office:value="0.8762274" calcext:value-type="float">
            <text:p>0.8762274</text:p>
          </table:table-cell>
          <table:table-cell office:value-type="float" office:value="0.58179281" calcext:value-type="float">
            <text:p>0.58179281</text:p>
          </table:table-cell>
          <table:table-cell table:formula="of:=(2*[.F52]*[.G52])/([.F52]+[.G52])" office:value-type="float" office:value="0.699280843637955" calcext:value-type="float">
            <text:p>0.6992808436</text:p>
          </table:table-cell>
          <table:table-cell office:value-type="float" office:value="0.87578221" calcext:value-type="float">
            <text:p>0.87578221</text:p>
          </table:table-cell>
          <table:table-cell office:value-type="float" office:value="0.58221609" calcext:value-type="float">
            <text:p>0.58221609</text:p>
          </table:table-cell>
          <table:table-cell table:formula="of:=(2*[.I52]*[.J52])/([.I52]+[.J52])" office:value-type="float" office:value="0.699444565878793" calcext:value-type="float">
            <text:p>0.6994445659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formula="of:=(2*[.L52]*[.M52])/([.L52]+[.M52])" office:value-type="float" office:value="0.714632647557214" calcext:value-type="float">
            <text:p>0.714632647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53633145" calcext:value-type="float">
            <text:p>0.53633145</text:p>
          </table:table-cell>
          <table:table-cell office:value-type="float" office:value="0.11860708" calcext:value-type="float">
            <text:p>0.11860708</text:p>
          </table:table-cell>
          <table:table-cell table:formula="of:=(2*[.C53]*[.D53])/([.C53]+[.D53])" office:value-type="float" office:value="0.19425550424302" calcext:value-type="float">
            <text:p>0.1942555042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17760958" calcext:value-type="float">
            <text:p>0.17760958</text:p>
          </table:table-cell>
          <table:table-cell table:formula="of:=(2*[.F53]*[.G53])/([.F53]+[.G53])" office:value-type="float" office:value="0.265968121288856" calcext:value-type="float">
            <text:p>0.2659681213</text:p>
          </table:table-cell>
          <table:table-cell office:value-type="float" office:value="0.52091403" calcext:value-type="float">
            <text:p>0.52091403</text:p>
          </table:table-cell>
          <table:table-cell office:value-type="float" office:value="0.2324172" calcext:value-type="float">
            <text:p>0.2324172</text:p>
          </table:table-cell>
          <table:table-cell table:formula="of:=(2*[.I53]*[.J53])/([.I53]+[.J53])" office:value-type="float" office:value="0.32142403094935" calcext:value-type="float">
            <text:p>0.3214240309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formula="of:=(2*[.L53]*[.M53])/([.L53]+[.M53])" office:value-type="float" office:value="0.369486463708034" calcext:value-type="float">
            <text:p>0.36948646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47932292" calcext:value-type="float">
            <text:p>0.47932292</text:p>
          </table:table-cell>
          <table:table-cell office:value-type="float" office:value="0.10293849" calcext:value-type="float">
            <text:p>0.10293849</text:p>
          </table:table-cell>
          <table:table-cell table:formula="of:=(2*[.C54]*[.D54])/([.C54]+[.D54])" office:value-type="float" office:value="0.169479813567555" calcext:value-type="float">
            <text:p>0.1694798136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F54]*[.G54])/([.F54]+[.G54])" office:value-type="float" office:value="0.178783320768623" calcext:value-type="float">
            <text:p>0.1787833208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I54]*[.J54])/([.I54]+[.J54])" office:value-type="float" office:value="0.178783320768623" calcext:value-type="float">
            <text:p>0.1787833208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formula="of:=(2*[.L54]*[.M54])/([.L54]+[.M54])" office:value-type="float" office:value="0.183581960613648" calcext:value-type="float">
            <text:p>0.183581960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C55]*[.D55])/([.C55]+[.D55])" office:value-type="float" office:value="0.356736623102692" calcext:value-type="float">
            <text:p>0.356736623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F55]*[.G55])/([.F55]+[.G55])" office:value-type="float" office:value="0.366870907659201" calcext:value-type="float">
            <text:p>0.3668709077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I55]*[.J55])/([.I55]+[.J55])" office:value-type="float" office:value="0.373865918052937" calcext:value-type="float">
            <text:p>0.373865918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L55]*[.M55])/([.L55]+[.M55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C56]*[.D56])/([.C56]+[.D56])" office:value-type="float" office:value="0.555165737471628" calcext:value-type="float">
            <text:p>0.5551657375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F56]*[.G56])/([.F56]+[.G56])" office:value-type="float" office:value="0.567518857060442" calcext:value-type="float">
            <text:p>0.567518857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I56]*[.J56])/([.I56]+[.J56])" office:value-type="float" office:value="0.577739629690096" calcext:value-type="float">
            <text:p>0.5777396297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L56]*[.M56])/([.L56]+[.M56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4" table:number-rows-repeated="1048515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errorChecking" table:style-name="ta1">
        <office:forms form:automatic-focus="false" form:apply-design-mode="false"/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工作表1.AB3:工作表1.AD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信心值分析.L12:信心值分析.N3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歧義度.H3:歧義度.J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egree.N30:Degree.P5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yped.Q3:Typed.S2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l.K88:nol.M11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nbc.K3:nbc.M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8" number:min-integer-digits="0" number:grouping="true"/>
    </number:number-style>
    <number:number-style style:name="N138">
      <number:number number:decimal-places="8" number:min-integer-digits="1" number:grouping="true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00/00/00</text:date>, <text:time style:data-style-name="N2" text:time-value="0000-00-00T10:34:07.916312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7-27T14:30:42.657920000</dc:date>
    <meta:editing-duration>P1DT2H46M55S</meta:editing-duration>
    <meta:editing-cycles>38</meta:editing-cycles>
    <meta:generator>LibreOffice/4.1.5.3$MacOSX_x86 LibreOffice_project/1c1366bba2ba2b554cd2ca4d87c06da81c05d24</meta:generator>
    <meta:document-statistic meta:table-count="8" meta:cell-count="518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393cm" svg:y="3.954cm" style:legend-expansion="high" chart:style-name="ch2"/>
        <chart:plot-area chart:style-name="ch3" table:cell-range-address="信心值分析.A7:信心值分析.A10 信心值分析.B11:信心值分析.B11 信心值分析.D7:信心值分析.D11 信心值分析.G7:信心值分析.G10" chart:data-source-has-labels="both" svg:x="1.318cm" svg:y="0.855cm" svg:width="9.437cm" svg:height="7.001cm">
          <chartooo:coordinate-region svg:x="2.264cm" svg:y="1.055cm" svg:width="8.241cm" svg:height="6.154cm"/>
          <chart:axis chart:dimension="x" chart:name="primary-x" chart:style-name="ch4" chartooo:axis-type="auto">
            <chartooo:date-scale/>
            <chart:title svg:x="4.431cm" svg:y="8.036cm" chart:style-name="ch5">
              <text:p>Confidence Threshold</text:p>
            </chart:title>
            <chart:categories table:cell-range-address="信心值分析.A7:信心值分析.A10"/>
          </chart:axis>
          <chart:axis chart:dimension="y" chart:name="primary-y" chart:style-name="ch4">
            <chart:title svg:x="0.451cm" svg:y="5.057cm" chart:style-name="ch6">
              <text:p>F1 Score</text:p>
            </chart:title>
            <chart:grid chart:style-name="ch7" chart:class="major"/>
          </chart:axis>
          <chart:series chart:style-name="ch8" chart:values-cell-range-address="信心值分析.D7:信心值分析.D10" chart:label-cell-address="信心值分析.B11:信心值分析.B11" chart:class="chart:line">
            <chart:data-point chart:repeated="4"/>
          </chart:series>
          <chart:series chart:style-name="ch9" chart:values-cell-range-address="信心值分析.G7:信心值分析.G10" chart:label-cell-address="信心值分析.D11:信心值分析.D1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信心值分析.B11:信心值分析.B11</svg:desc>
                </draw:g>
              </table:table-cell>
              <table:table-cell office:value-type="string">
                <text:p>Micro F1, Degree=1</text:p>
                <draw:g>
                  <svg:desc>信心值分析.D11:信心值分析.D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信心值分析.A7:信心值分析.A10</svg:desc>
                </draw:g>
              </table:table-cell>
              <table:table-cell office:value-type="float" office:value="0.185672530483015">
                <text:p>0.185672530483015</text:p>
                <draw:g>
                  <svg:desc>信心值分析.D7:信心值分析.D10</svg:desc>
                </draw:g>
              </table:table-cell>
              <table:table-cell office:value-type="float" office:value="0.29734778097602">
                <text:p>0.29734778097602</text:p>
                <draw:g>
                  <svg:desc>信心值分析.G7:信心值分析.G10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8326191357075">
                <text:p>0.178326191357075</text:p>
              </table:table-cell>
              <table:table-cell office:value-type="float" office:value="0.296545243967195">
                <text:p>0.296545243967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207765570244">
                <text:p>0.17207765570244</text:p>
              </table:table-cell>
              <table:table-cell office:value-type="float" office:value="0.269363509871708">
                <text:p>0.2693635098717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7061134975576">
                <text:p>0.147061134975576</text:p>
              </table:table-cell>
              <table:table-cell office:value-type="float" office:value="0.187962377165069">
                <text:p>0.187962377165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legend chart:legend-position="end" svg:x="11.394cm" svg:y="3.948cm" style:legend-expansion="high" chart:style-name="ch2"/>
        <chart:plot-area chart:style-name="ch3" table:cell-range-address="歧義度.M3:歧義度.O6" chart:data-source-has-labels="both" svg:x="1.318cm" svg:y="0.851cm" svg:width="9.438cm" svg:height="6.993cm">
          <chartooo:coordinate-region svg:x="2.065cm" svg:y="1.051cm" svg:width="8.441cm" svg:height="6.146cm"/>
          <chart:axis chart:dimension="x" chart:name="primary-x" chart:style-name="ch4" chartooo:axis-type="auto">
            <chartooo:date-scale/>
            <chart:title svg:x="4.551cm" svg:y="8.023cm" chart:style-name="ch5">
              <text:p>Reliability Threshold</text:p>
            </chart:title>
            <chart:categories table:cell-range-address="歧義度.M4:歧義度.M6"/>
          </chart:axis>
          <chart:axis chart:dimension="y" chart:name="primary-y" chart:style-name="ch4">
            <chart:title svg:x="0.451cm" svg:y="5.049cm" chart:style-name="ch6">
              <text:p>F1 Score</text:p>
            </chart:title>
            <chart:grid chart:style-name="ch7" chart:class="major"/>
          </chart:axis>
          <chart:series chart:style-name="ch8" chart:values-cell-range-address="歧義度.N4:歧義度.N6" chart:label-cell-address="歧義度.N3:歧義度.N3" chart:class="chart:line">
            <chart:data-point chart:repeated="3"/>
          </chart:series>
          <chart:series chart:style-name="ch9" chart:values-cell-range-address="歧義度.O4:歧義度.O6" chart:label-cell-address="歧義度.O3:歧義度.O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歧義度.N3:歧義度.N3</svg:desc>
                </draw:g>
              </table:table-cell>
              <table:table-cell office:value-type="string">
                <text:p>Micro F1, Degree=1</text:p>
                <draw:g>
                  <svg:desc>歧義度.O3:歧義度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歧義度.M4:歧義度.M6</svg:desc>
                </draw:g>
              </table:table-cell>
              <table:table-cell office:value-type="float" office:value="0.185672530483015">
                <text:p>0.185672530483015</text:p>
                <draw:g>
                  <svg:desc>歧義度.N4:歧義度.N6</svg:desc>
                </draw:g>
              </table:table-cell>
              <table:table-cell office:value-type="float" office:value="0.29734778097602">
                <text:p>0.29734778097602</text:p>
                <draw:g>
                  <svg:desc>歧義度.O4:歧義度.O6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34027692720838">
                <text:p>0.234027692720838</text:p>
              </table:table-cell>
              <table:table-cell office:value-type="float" office:value="0.502740209493378">
                <text:p>0.5027402094933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42077548897816">
                <text:p>0.142077548897816</text:p>
              </table:table-cell>
              <table:table-cell office:value-type="float" office:value="0.500425332130628">
                <text:p>0.500425332130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2.582cm" svg:y="3.45cm" style:legend-expansion="high" chart:style-name="ch2"/>
        <chart:plot-area chart:style-name="ch3" table:cell-range-address="Degree.C58:Degree.G63" chart:data-source-has-labels="both" svg:x="0.769cm" svg:y="0.851cm" svg:width="11.175cm" svg:height="6.993cm">
          <chartooo:coordinate-region svg:x="1.516cm" svg:y="1.05cm" svg:width="10.327cm" svg:height="6.147cm"/>
          <chart:axis chart:dimension="x" chart:name="primary-x" chart:style-name="ch4" chartooo:axis-type="auto">
            <chartooo:date-scale/>
            <chart:title svg:x="5.039cm" svg:y="8.023cm" chart:style-name="ch5">
              <text:p>Ambiguity Degree</text:p>
            </chart:title>
            <chart:categories table:cell-range-address="Degree.C59:Degree.C63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Degree.D59:Degree.D63" chart:label-cell-address="Degree.D58:Degree.D58" chart:class="chart:line">
            <chart:data-point chart:repeated="5"/>
          </chart:series>
          <chart:series chart:style-name="ch8" chart:values-cell-range-address="Degree.E59:Degree.E63" chart:label-cell-address="Degree.E58:Degree.E58" chart:class="chart:line">
            <chart:data-point chart:repeated="5"/>
          </chart:series>
          <chart:series chart:style-name="ch9" chart:values-cell-range-address="Degree.F59:Degree.F63" chart:label-cell-address="Degree.F58:Degree.F58" chart:class="chart:line">
            <chart:data-point chart:repeated="5"/>
          </chart:series>
          <chart:series chart:style-name="ch10" chart:values-cell-range-address="Degree.G59:Degree.G63" chart:label-cell-address="Degree.G58:Degree.G5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</text:p>
                <draw:g>
                  <svg:desc>Degree.D58:Degree.D58</svg:desc>
                </draw:g>
              </table:table-cell>
              <table:table-cell office:value-type="string">
                <text:p>Micro F1</text:p>
                <draw:g>
                  <svg:desc>Degree.E58:Degree.E58</svg:desc>
                </draw:g>
              </table:table-cell>
              <table:table-cell office:value-type="string">
                <text:p>Macro Recall</text:p>
                <draw:g>
                  <svg:desc>Degree.F58:Degree.F58</svg:desc>
                </draw:g>
              </table:table-cell>
              <table:table-cell office:value-type="string">
                <text:p>Micro Recall</text:p>
                <draw:g>
                  <svg:desc>Degree.G58:Degree.G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egree.C59:Degree.C63</svg:desc>
                </draw:g>
              </table:table-cell>
              <table:table-cell office:value-type="float" office:value="0.185672530483015">
                <text:p>0.185672530483015</text:p>
                <draw:g>
                  <svg:desc>Degree.D59:Degree.D63</svg:desc>
                </draw:g>
              </table:table-cell>
              <table:table-cell office:value-type="float" office:value="0.29734778097602">
                <text:p>0.29734778097602</text:p>
                <draw:g>
                  <svg:desc>Degree.E59:Degree.E63</svg:desc>
                </draw:g>
              </table:table-cell>
              <table:table-cell office:value-type="float" office:value="0.45085499">
                <text:p>0.45085499</text:p>
                <draw:g>
                  <svg:desc>Degree.F59:Degree.F63</svg:desc>
                </draw:g>
              </table:table-cell>
              <table:table-cell office:value-type="float" office:value="0.4356432">
                <text:p>0.4356432</text:p>
                <draw:g>
                  <svg:desc>Degree.G59:Degree.G6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  <table:table-cell office:value-type="float" office:value="0.60033193">
                <text:p>0.60033193</text:p>
              </table:table-cell>
              <table:table-cell office:value-type="float" office:value="0.48699692">
                <text:p>0.486996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  <table:table-cell office:value-type="float" office:value="0.64089402">
                <text:p>0.64089402</text:p>
              </table:table-cell>
              <table:table-cell office:value-type="float" office:value="0.51763129">
                <text:p>0.517631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  <table:table-cell office:value-type="float" office:value="0.66763251">
                <text:p>0.66763251</text:p>
              </table:table-cell>
              <table:table-cell office:value-type="float" office:value="0.54091755">
                <text:p>0.540917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  <table:table-cell office:value-type="float" office:value="0.70398844">
                <text:p>0.70398844</text:p>
              </table:table-cell>
              <table:table-cell office:value-type="float" office:value="0.56034827">
                <text:p>0.56034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2 3 0 1" chart:style-name="ch1">
        <chart:legend chart:legend-position="end" svg:x="12.076cm" svg:y="3.454cm" style:legend-expansion="high" chart:style-name="ch2"/>
        <chart:plot-area chart:style-name="ch3" table:cell-range-address="Typed.B31:Typed.F36" chart:data-source-has-labels="both" svg:x="1.319cm" svg:y="0.855cm" svg:width="10.117cm" svg:height="6.996cm">
          <chartooo:coordinate-region svg:x="2.265cm" svg:y="1.054cm" svg:width="9.07cm" svg:height="6.15cm"/>
          <chart:axis chart:dimension="x" chart:name="primary-x" chart:style-name="ch4" chartooo:axis-type="auto">
            <chartooo:date-scale/>
            <chart:title svg:x="5.06cm" svg:y="8.031cm" chart:style-name="ch5">
              <text:p>Ambiguity Degree</text:p>
            </chart:title>
            <chart:categories table:cell-range-address="Typed.B32:Typed.B36"/>
          </chart:axis>
          <chart:axis chart:dimension="y" chart:name="primary-y" chart:style-name="ch4">
            <chart:title svg:x="0.451cm" svg:y="5.055cm" chart:style-name="ch6">
              <text:p>F1 Score</text:p>
            </chart:title>
            <chart:grid chart:style-name="ch7" chart:class="major"/>
          </chart:axis>
          <chart:series chart:style-name="ch8" chart:values-cell-range-address="Typed.E32:Typed.E36" chart:label-cell-address="Typed.E31:Typed.E31" chart:class="chart:line">
            <chart:data-point chart:repeated="5"/>
          </chart:series>
          <chart:series chart:style-name="ch9" chart:values-cell-range-address="Typed.F32:Typed.F36" chart:label-cell-address="Typed.F31:Typed.F31" chart:class="chart:line">
            <chart:data-point chart:repeated="5"/>
          </chart:series>
          <chart:series chart:style-name="ch10" chart:values-cell-range-address="Typed.C32:Typed.C36" chart:label-cell-address="Typed.C31:Typed.C31" chart:class="chart:line">
            <chart:data-point chart:repeated="5"/>
          </chart:series>
          <chart:series chart:style-name="ch11" chart:values-cell-range-address="Typed.D32:Typed.D36" chart:label-cell-address="Typed.D31:Typed.D3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Type)</text:p>
                <draw:g>
                  <svg:desc>Typed.E31:Typed.E31</svg:desc>
                </draw:g>
              </table:table-cell>
              <table:table-cell office:value-type="string">
                <text:p>Micro F1 (Type)</text:p>
                <draw:g>
                  <svg:desc>Typed.F31:Typed.F31</svg:desc>
                </draw:g>
              </table:table-cell>
              <table:table-cell office:value-type="string">
                <text:p>Macro F1</text:p>
                <draw:g>
                  <svg:desc>Typed.C31:Typed.C31</svg:desc>
                </draw:g>
              </table:table-cell>
              <table:table-cell office:value-type="string">
                <text:p>Micro F1</text:p>
                <draw:g>
                  <svg:desc>Typed.D31:Typed.D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yped.B32:Typed.B36</svg:desc>
                </draw:g>
              </table:table-cell>
              <table:table-cell office:value-type="float" office:value="0.281602497440218">
                <text:p>0.281602497440218</text:p>
                <draw:g>
                  <svg:desc>Typed.E32:Typed.E36</svg:desc>
                </draw:g>
              </table:table-cell>
              <table:table-cell office:value-type="float" office:value="0.389547339596556">
                <text:p>0.389547339596556</text:p>
                <draw:g>
                  <svg:desc>Typed.F32:Typed.F36</svg:desc>
                </draw:g>
              </table:table-cell>
              <table:table-cell office:value-type="float" office:value="0.185672530483015">
                <text:p>0.185672530483015</text:p>
                <draw:g>
                  <svg:desc>Typed.C32:Typed.C36</svg:desc>
                </draw:g>
              </table:table-cell>
              <table:table-cell office:value-type="float" office:value="0.29734778097602">
                <text:p>0.29734778097602</text:p>
                <draw:g>
                  <svg:desc>Typed.D32:Typed.D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8241575913689">
                <text:p>0.288241575913689</text:p>
              </table:table-cell>
              <table:table-cell office:value-type="float" office:value="0.33418350974853">
                <text:p>0.33418350974853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column-mapping="3 2 1 0" chart:style-name="ch1">
        <chart:legend chart:legend-position="end" svg:x="13.077cm" svg:y="3.449cm" style:legend-expansion="high" chart:style-name="ch2"/>
        <chart:plot-area chart:style-name="ch3" table:cell-range-address="nol.P7:nol.T11" chart:data-source-has-labels="both" svg:x="1.318cm" svg:y="0.851cm" svg:width="11.121cm" svg:height="6.992cm">
          <chartooo:coordinate-region svg:x="2.462cm" svg:y="1.051cm" svg:width="9.797cm" svg:height="6.145cm"/>
          <chart:axis chart:dimension="x" chart:name="primary-x" chart:style-name="ch4" chartooo:axis-type="auto">
            <chartooo:date-scale/>
            <chart:title svg:x="5.422cm" svg:y="8.022cm" chart:style-name="ch5">
              <text:p>Selection Threshold</text:p>
            </chart:title>
            <chart:categories table:cell-range-address="nol.P8:nol.P11"/>
          </chart:axis>
          <chart:axis chart:dimension="y" chart:name="primary-y" chart:style-name="ch4">
            <chart:title svg:x="0.451cm" svg:y="5.535cm" chart:style-name="ch6">
              <text:p>Macro F1 Score</text:p>
            </chart:title>
            <chart:grid chart:style-name="ch7" chart:class="major"/>
          </chart:axis>
          <chart:series chart:style-name="ch8" chart:values-cell-range-address="nol.T8:nol.T11" chart:label-cell-address="nol.T7:nol.T7" chart:class="chart:line">
            <chart:data-point chart:repeated="4"/>
          </chart:series>
          <chart:series chart:style-name="ch9" chart:values-cell-range-address="nol.S8:nol.S11" chart:label-cell-address="nol.S7:nol.S7" chart:class="chart:line">
            <chart:data-point chart:repeated="4"/>
          </chart:series>
          <chart:series chart:style-name="ch10" chart:values-cell-range-address="nol.R8:nol.R11" chart:label-cell-address="nol.R7:nol.R7" chart:class="chart:line">
            <chart:data-point chart:repeated="4"/>
          </chart:series>
          <chart:series chart:style-name="ch11" chart:values-cell-range-address="nol.Q8:nol.Q11" chart:label-cell-address="nol.Q7:nol.Q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=5</text:p>
                <draw:g>
                  <svg:desc>nol.T7:nol.T7</svg:desc>
                </draw:g>
              </table:table-cell>
              <table:table-cell office:value-type="string">
                <text:p>Degree=4</text:p>
                <draw:g>
                  <svg:desc>nol.S7:nol.S7</svg:desc>
                </draw:g>
              </table:table-cell>
              <table:table-cell office:value-type="string">
                <text:p>Degree=3</text:p>
                <draw:g>
                  <svg:desc>nol.R7:nol.R7</svg:desc>
                </draw:g>
              </table:table-cell>
              <table:table-cell office:value-type="string">
                <text:p>Degree=2</text:p>
                <draw:g>
                  <svg:desc>nol.Q7:nol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8:nol.P11</svg:desc>
                </draw:g>
              </table:table-cell>
              <table:table-cell office:value-type="float" office:value="0.283645090151346">
                <text:p>0.283645090151346</text:p>
                <draw:g>
                  <svg:desc>nol.T8:nol.T11</svg:desc>
                </draw:g>
              </table:table-cell>
              <table:table-cell office:value-type="float" office:value="0.286756359914146">
                <text:p>0.286756359914146</text:p>
                <draw:g>
                  <svg:desc>nol.S8:nol.S11</svg:desc>
                </draw:g>
              </table:table-cell>
              <table:table-cell office:value-type="float" office:value="0.285867724884005">
                <text:p>0.285867724884005</text:p>
                <draw:g>
                  <svg:desc>nol.R8:nol.R11</svg:desc>
                </draw:g>
              </table:table-cell>
              <table:table-cell office:value-type="float" office:value="0.287979714503626">
                <text:p>0.287979714503626</text:p>
                <draw:g>
                  <svg:desc>nol.Q8:nol.Q1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289676317669088">
                <text:p>0.28967631766908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86376281517909">
                <text:p>0.286376281517909</text:p>
              </table:table-cell>
              <table:table-cell office:value-type="float" office:value="0.289465663831115">
                <text:p>0.289465663831115</text:p>
              </table:table-cell>
              <table:table-cell office:value-type="float" office:value="0.288161265796735">
                <text:p>0.288161265796735</text:p>
              </table:table-cell>
              <table:table-cell office:value-type="float" office:value="0.288550157887458">
                <text:p>0.28855015788745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288241575913689">
                <text:p>0.288241575913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line" chart:column-mapping="3 2 1 0" chart:style-name="ch1">
        <chart:legend chart:legend-position="end" svg:x="13.078cm" svg:y="3.449cm" style:legend-expansion="high" chart:style-name="ch2"/>
        <chart:plot-area chart:style-name="ch3" table:cell-range-address="nol.P13:nol.T16 nol.Q7:nol.T7" chart:data-source-has-labels="both" svg:x="1.318cm" svg:y="0.851cm" svg:width="11.122cm" svg:height="6.992cm">
          <chartooo:coordinate-region svg:x="2.264cm" svg:y="1.05cm" svg:width="9.996cm" svg:height="6.146cm"/>
          <chart:axis chart:dimension="x" chart:name="primary-x" chart:style-name="ch4" chartooo:axis-type="auto">
            <chartooo:date-scale/>
            <chart:title svg:x="5.423cm" svg:y="8.022cm" chart:style-name="ch5">
              <text:p>Selection Threshold</text:p>
            </chart:title>
            <chart:categories table:cell-range-address="nol.P13:nol.P16"/>
          </chart:axis>
          <chart:axis chart:dimension="y" chart:name="primary-y" chart:style-name="ch6">
            <chart:title svg:x="0.451cm" svg:y="5.486cm" chart:style-name="ch7">
              <text:p>Micro F1 Score</text:p>
            </chart:title>
            <chart:grid chart:style-name="ch8" chart:class="major"/>
          </chart:axis>
          <chart:series chart:style-name="ch9" chart:values-cell-range-address="nol.T13:nol.T16" chart:label-cell-address="nol.T7:nol.T7" chart:class="chart:line">
            <chart:data-point chart:repeated="4"/>
          </chart:series>
          <chart:series chart:style-name="ch10" chart:values-cell-range-address="nol.S13:nol.S16" chart:label-cell-address="nol.S7:nol.S7" chart:class="chart:line">
            <chart:data-point chart:repeated="4"/>
          </chart:series>
          <chart:series chart:style-name="ch11" chart:values-cell-range-address="nol.R13:nol.R16" chart:label-cell-address="nol.R7:nol.R7" chart:class="chart:line">
            <chart:data-point chart:repeated="4"/>
          </chart:series>
          <chart:series chart:style-name="ch12" chart:values-cell-range-address="nol.Q13:nol.Q16" chart:label-cell-address="nol.Q7:nol.Q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=5</text:p>
                <draw:g>
                  <svg:desc>nol.T7:nol.T7</svg:desc>
                </draw:g>
              </table:table-cell>
              <table:table-cell office:value-type="string">
                <text:p>Degree=4</text:p>
                <draw:g>
                  <svg:desc>nol.S7:nol.S7</svg:desc>
                </draw:g>
              </table:table-cell>
              <table:table-cell office:value-type="string">
                <text:p>Degree=3</text:p>
                <draw:g>
                  <svg:desc>nol.R7:nol.R7</svg:desc>
                </draw:g>
              </table:table-cell>
              <table:table-cell office:value-type="string">
                <text:p>Degree=2</text:p>
                <draw:g>
                  <svg:desc>nol.Q7:nol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13:nol.P16</svg:desc>
                </draw:g>
              </table:table-cell>
              <table:table-cell office:value-type="float" office:value="0.341894109414164">
                <text:p>0.341894109414164</text:p>
                <draw:g>
                  <svg:desc>nol.T13:nol.T16</svg:desc>
                </draw:g>
              </table:table-cell>
              <table:table-cell office:value-type="float" office:value="0.344597010980254">
                <text:p>0.344597010980254</text:p>
                <draw:g>
                  <svg:desc>nol.S13:nol.S16</svg:desc>
                </draw:g>
              </table:table-cell>
              <table:table-cell office:value-type="float" office:value="0.343145490522649">
                <text:p>0.343145490522649</text:p>
                <draw:g>
                  <svg:desc>nol.R13:nol.R16</svg:desc>
                </draw:g>
              </table:table-cell>
              <table:table-cell office:value-type="float" office:value="0.35040975898926">
                <text:p>0.35040975898926</text:p>
                <draw:g>
                  <svg:desc>nol.Q13:nol.Q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64107418084876">
                <text:p>0.364107418084876</text:p>
              </table:table-cell>
              <table:table-cell office:value-type="float" office:value="0.362755985025703">
                <text:p>0.362755985025703</text:p>
              </table:table-cell>
              <table:table-cell office:value-type="float" office:value="0.359199937012893">
                <text:p>0.359199937012893</text:p>
              </table:table-cell>
              <table:table-cell office:value-type="float" office:value="0.360283583676866">
                <text:p>0.3602835836768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372718530058476">
                <text:p>0.372718530058476</text:p>
              </table:table-cell>
              <table:table-cell office:value-type="float" office:value="0.371104244748622">
                <text:p>0.371104244748622</text:p>
              </table:table-cell>
              <table:table-cell office:value-type="float" office:value="0.366070874633421">
                <text:p>0.366070874633421</text:p>
              </table:table-cell>
              <table:table-cell office:value-type="float" office:value="0.365726133554161">
                <text:p>0.36572613355416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33418350974853">
                <text:p>0.334183509748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6cm" svg:y="3.454cm" style:legend-expansion="high" chart:style-name="ch2"/>
        <chart:plot-area chart:style-name="ch3" table:cell-range-address="nbc.P36:nbc.R39 nbc.Q35:nbc.R35 nbc.Q29:nbc.R33" chart:data-source-has-labels="both" svg:x="1.319cm" svg:y="0.855cm" svg:width="10.137cm" svg:height="6.996cm">
          <chartooo:coordinate-region svg:x="2.265cm" svg:y="1.054cm" svg:width="9.09cm" svg:height="6.15cm"/>
          <chart:axis chart:dimension="x" chart:name="primary-x" chart:style-name="ch4" chartooo:axis-type="auto">
            <chartooo:date-scale/>
            <chart:title svg:x="5.07cm" svg:y="8.031cm" chart:style-name="ch5">
              <text:p>Ambiguity Degree</text:p>
            </chart:title>
            <chart:categories table:cell-range-address="nbc.P36:nbc.P39"/>
          </chart:axis>
          <chart:axis chart:dimension="y" chart:name="primary-y" chart:style-name="ch6">
            <chart:title svg:x="0.451cm" svg:y="5.055cm" chart:style-name="ch7">
              <text:p>F1 Score</text:p>
            </chart:title>
            <chart:grid chart:style-name="ch8" chart:class="major"/>
          </chart:axis>
          <chart:series chart:style-name="ch9" chart:values-cell-range-address="nbc.Q36:nbc.Q39" chart:label-cell-address="nbc.Q35:nbc.Q35" chart:class="chart:line">
            <chart:data-point chart:repeated="4"/>
          </chart:series>
          <chart:series chart:style-name="ch10" chart:values-cell-range-address="nbc.R36:nbc.R39" chart:label-cell-address="nbc.R35:nbc.R35" chart:class="chart:line">
            <chart:data-point chart:repeated="4"/>
          </chart:series>
          <chart:series chart:style-name="ch11" chart:values-cell-range-address="nbc.Q30:nbc.Q33" chart:label-cell-address="nbc.Q29:nbc.Q29" chart:class="chart:line">
            <chart:data-point chart:repeated="4"/>
          </chart:series>
          <chart:series chart:style-name="ch12" chart:values-cell-range-address="nbc.R30:nbc.R33" chart:label-cell-address="nbc.R29:nbc.R2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NBC)</text:p>
                <draw:g>
                  <svg:desc>nbc.Q35:nbc.Q35</svg:desc>
                </draw:g>
              </table:table-cell>
              <table:table-cell office:value-type="string">
                <text:p>Micro F1 (NBC)</text:p>
                <draw:g>
                  <svg:desc>nbc.R35:nbc.R35</svg:desc>
                </draw:g>
              </table:table-cell>
              <table:table-cell office:value-type="string">
                <text:p>Macro F1</text:p>
                <draw:g>
                  <svg:desc>nbc.Q29:nbc.Q29</svg:desc>
                </draw:g>
              </table:table-cell>
              <table:table-cell office:value-type="string">
                <text:p>Micro F1</text:p>
                <draw:g>
                  <svg:desc>nbc.R29:nbc.R2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bc.P36:nbc.P39</svg:desc>
                </draw:g>
              </table:table-cell>
              <table:table-cell office:value-type="float" office:value="0.356736623102692">
                <text:p>0.356736623102692</text:p>
                <draw:g>
                  <svg:desc>nbc.Q36:nbc.Q39</svg:desc>
                </draw:g>
              </table:table-cell>
              <table:table-cell office:value-type="float" office:value="0.555165737471628">
                <text:p>0.555165737471628</text:p>
                <draw:g>
                  <svg:desc>nbc.R36:nbc.R39</svg:desc>
                </draw:g>
              </table:table-cell>
              <table:table-cell office:value-type="float" office:value="0.289676317669088">
                <text:p>0.289676317669088</text:p>
                <draw:g>
                  <svg:desc>nbc.Q30:nbc.Q33</svg:desc>
                </draw:g>
              </table:table-cell>
              <table:table-cell office:value-type="float" office:value="0.360283583676866">
                <text:p>0.360283583676866</text:p>
                <draw:g>
                  <svg:desc>nbc.R30:nbc.R33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66870907659201">
                <text:p>0.366870907659201</text:p>
              </table:table-cell>
              <table:table-cell office:value-type="float" office:value="0.567518857060442">
                <text:p>0.56751885706044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359199937012893">
                <text:p>0.3591999370128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73865918052937">
                <text:p>0.373865918052937</text:p>
              </table:table-cell>
              <table:table-cell office:value-type="float" office:value="0.577739629690096">
                <text:p>0.577739629690096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362755985025703">
                <text:p>0.3627559850257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85622143616747">
                <text:p>0.385622143616747</text:p>
              </table:table-cell>
              <table:table-cell office:value-type="float" office:value="0.584095774375602">
                <text:p>0.584095774375602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364107418084876">
                <text:p>0.3641074180848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